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3366ff"/>
      <style:text-properties fo:color="#ffff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5586af"/>
      <style:text-properties fo:color="#ffff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7" table:default-cell-style-name="ce2"/>
        <table:table-column table:style-name="co1" table:number-columns-repeated="3" table:default-cell-style-name="ce4"/>
        <table:table-column table:style-name="co1" table:number-columns-repeated="57" table:default-cell-style-name="ce2"/>
        <table:table-column table:style-name="co1" table:default-cell-style-name="ce4"/>
        <table:table-column table:style-name="co1" table:number-columns-repeated="81" table:default-cell-style-name="ce2"/>
        <table:table-column table:style-name="co1" table:number-columns-repeated="2" table:default-cell-style-name="ce4"/>
        <table:table-column table:style-name="co1" table:number-columns-repeated="2" table:default-cell-style-name="ce2"/>
        <table:table-column table:style-name="co1" table:default-cell-style-name="ce4"/>
        <table:table-column table:style-name="co1" table:number-columns-repeated="3" table:default-cell-style-name="ce2"/>
        <table:table-column table:style-name="co1" table:default-cell-style-name="ce4"/>
        <table:table-column table:style-name="co1" table:number-columns-repeated="3" table:default-cell-style-name="ce2"/>
        <table:table-column table:style-name="co1" table:number-columns-repeated="2" table:default-cell-style-name="ce4"/>
        <table:table-column table:style-name="co1" table:number-columns-repeated="2" table:default-cell-style-name="ce2"/>
        <table:table-column table:style-name="co1" table:default-cell-style-name="ce4"/>
        <table:table-column table:style-name="co1" table:number-columns-repeated="8" table:default-cell-style-name="ce2"/>
        <table:table-column table:style-name="co1" table:number-columns-repeated="2" table:default-cell-style-name="ce4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Caso</text:p>
          </table:table-cell>
          <table:table-cell table:style-name="ce3" office:value-type="string" calcext:value-type="string">
            <text:p>Código Cliente</text:p>
          </table:table-cell>
          <table:table-cell table:style-name="ce3" office:value-type="string" calcext:value-type="string">
            <text:p>Processo</text:p>
          </table:table-cell>
          <table:table-cell table:style-name="ce3" office:value-type="string" calcext:value-type="string">
            <text:p>Ação</text:p>
          </table:table-cell>
          <table:table-cell table:style-name="ce3" office:value-type="string" calcext:value-type="string">
            <text:p>Área (LBCA)</text:p>
          </table:table-cell>
          <table:table-cell table:style-name="ce3" office:value-type="string" calcext:value-type="string">
            <text:p>Departamento do Cliente</text:p>
          </table:table-cell>
          <table:table-cell table:style-name="ce3" office:value-type="string" calcext:value-type="string">
            <text:p>Origem do Caso</text:p>
          </table:table-cell>
          <table:table-cell table:style-name="ce3" office:value-type="string" calcext:value-type="string">
            <text:p>Data de Cadastro</text:p>
          </table:table-cell>
          <table:table-cell table:style-name="ce3" office:value-type="string" calcext:value-type="string">
            <text:p>Data de Citação</text:p>
          </table:table-cell>
          <table:table-cell table:style-name="ce3" office:value-type="string" calcext:value-type="string">
            <text:p>Data de Distribuição</text:p>
          </table:table-cell>
          <table:table-cell table:style-name="ce3" office:value-type="string" calcext:value-type="string">
            <text:p>Data de Encerramento</text:p>
          </table:table-cell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Cliente (Nome Tratado)</text:p>
          </table:table-cell>
          <table:table-cell table:style-name="ce3" office:value-type="string" calcext:value-type="string">
            <text:p>Parte Autora</text:p>
          </table:table-cell>
          <table:table-cell table:style-name="ce3" office:value-type="string" calcext:value-type="string">
            <text:p>Parte Autora (Nome Tratado)</text:p>
          </table:table-cell>
          <table:table-cell table:style-name="ce3" office:value-type="string" calcext:value-type="string">
            <text:p>Parte Autora (CPF/CNPJ)</text:p>
          </table:table-cell>
          <table:table-cell table:style-name="ce3" office:value-type="string" calcext:value-type="string">
            <text:p>Co-Parte Autora</text:p>
          </table:table-cell>
          <table:table-cell table:style-name="ce3" office:value-type="string" calcext:value-type="string">
            <text:p>Parte Ré</text:p>
          </table:table-cell>
          <table:table-cell table:style-name="ce3" office:value-type="string" calcext:value-type="string">
            <text:p>Co-Parte Ré</text:p>
          </table:table-cell>
          <table:table-cell table:style-name="ce3" office:value-type="string" calcext:value-type="string">
            <text:p>Advogado da Parte</text:p>
          </table:table-cell>
          <table:table-cell table:style-name="ce3" office:value-type="string" calcext:value-type="string">
            <text:p>Título do Caso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Comarca</text:p>
          </table:table-cell>
          <table:table-cell table:style-name="ce3" office:value-type="string" calcext:value-type="string">
            <text:p>Fórum</text:p>
          </table:table-cell>
          <table:table-cell table:style-name="ce3" office:value-type="string" calcext:value-type="string">
            <text:p>Vara</text:p>
          </table:table-cell>
          <table:table-cell table:style-name="ce3" office:value-type="string" calcext:value-type="string">
            <text:p>Órgão</text:p>
          </table:table-cell>
          <table:table-cell table:style-name="ce3" office:value-type="string" calcext:value-type="string">
            <text:p>Assistência</text:p>
          </table:table-cell>
          <table:table-cell table:style-name="ce3" office:value-type="string" calcext:value-type="string">
            <text:p>Assistência - UF</text:p>
          </table:table-cell>
          <table:table-cell table:style-name="ce3" office:value-type="string" calcext:value-type="string">
            <text:p>Assistência - Cidade</text:p>
          </table:table-cell>
          <table:table-cell table:style-name="ce3" office:value-type="string" calcext:value-type="string">
            <text:p>Proatividade</text:p>
          </table:table-cell>
          <table:table-cell table:style-name="ce3" office:value-type="string" calcext:value-type="string">
            <text:p>Contato SAC</text:p>
          </table:table-cell>
          <table:table-cell table:style-name="ce3" office:value-type="string" calcext:value-type="string">
            <text:p>Causa Raiz 1</text:p>
          </table:table-cell>
          <table:table-cell table:style-name="ce3" office:value-type="string" calcext:value-type="string">
            <text:p>Causa Raiz 2</text:p>
          </table:table-cell>
          <table:table-cell table:style-name="ce3" office:value-type="string" calcext:value-type="string">
            <text:p>Causa Raiz 3</text:p>
          </table:table-cell>
          <table:table-cell table:style-name="ce3" office:value-type="string" calcext:value-type="string">
            <text:p>Causa Raiz 4</text:p>
          </table:table-cell>
          <table:table-cell table:style-name="ce3" office:value-type="string" calcext:value-type="string">
            <text:p>Causa Raiz 5</text:p>
          </table:table-cell>
          <table:table-cell table:style-name="ce3" office:value-type="string" calcext:value-type="string">
            <text:p>Causa Real 1</text:p>
          </table:table-cell>
          <table:table-cell table:style-name="ce3" office:value-type="string" calcext:value-type="string">
            <text:p>Causa Real 2</text:p>
          </table:table-cell>
          <table:table-cell table:style-name="ce3" office:value-type="string" calcext:value-type="string">
            <text:p>Causa Real 3</text:p>
          </table:table-cell>
          <table:table-cell table:style-name="ce3" office:value-type="string" calcext:value-type="string">
            <text:p>Causa Real 4</text:p>
          </table:table-cell>
          <table:table-cell table:style-name="ce3" office:value-type="string" calcext:value-type="string">
            <text:p>Causa Real 5</text:p>
          </table:table-cell>
          <table:table-cell table:style-name="ce3" office:value-type="string" calcext:value-type="string">
            <text:p>Causa Real 6</text:p>
          </table:table-cell>
          <table:table-cell table:style-name="ce3" office:value-type="string" calcext:value-type="string">
            <text:p>Causa de Fechamento 1</text:p>
          </table:table-cell>
          <table:table-cell table:style-name="ce3" office:value-type="string" calcext:value-type="string">
            <text:p>Causa de Fechamento 2</text:p>
          </table:table-cell>
          <table:table-cell table:style-name="ce3" office:value-type="string" calcext:value-type="string">
            <text:p>Causa de Fechamento 3</text:p>
          </table:table-cell>
          <table:table-cell table:style-name="ce3" office:value-type="string" calcext:value-type="string">
            <text:p>Causa de Fechamento 4</text:p>
          </table:table-cell>
          <table:table-cell table:style-name="ce3" office:value-type="string" calcext:value-type="string">
            <text:p>Causa de Fechamento 5</text:p>
          </table:table-cell>
          <table:table-cell table:style-name="ce3" office:value-type="string" calcext:value-type="string">
            <text:p>Produto Categoria 1</text:p>
          </table:table-cell>
          <table:table-cell table:style-name="ce3" office:value-type="string" calcext:value-type="string">
            <text:p>Produto Categoria 2</text:p>
          </table:table-cell>
          <table:table-cell table:style-name="ce3" office:value-type="string" calcext:value-type="string">
            <text:p>Produto Categoria 3</text:p>
          </table:table-cell>
          <table:table-cell table:style-name="ce3" office:value-type="string" calcext:value-type="string">
            <text:p>Produto Categoria 4</text:p>
          </table:table-cell>
          <table:table-cell table:style-name="ce3" office:value-type="string" calcext:value-type="string">
            <text:p>Produto Categoria 5</text:p>
          </table:table-cell>
          <table:table-cell table:style-name="ce3" office:value-type="string" calcext:value-type="string">
            <text:p>Controle Cliente</text:p>
          </table:table-cell>
          <table:table-cell table:style-name="ce3" office:value-type="string" calcext:value-type="string">
            <text:p>Centro de Custo do Cliente</text:p>
          </table:table-cell>
          <table:table-cell table:style-name="ce3" office:value-type="string" calcext:value-type="string">
            <text:p>Duplicidade (Revisao)</text:p>
          </table:table-cell>
          <table:table-cell table:style-name="ce3" office:value-type="string" calcext:value-type="string">
            <text:p>Status do Caso</text:p>
          </table:table-cell>
          <table:table-cell table:style-name="ce3" office:value-type="string" calcext:value-type="string">
            <text:p>Causa Raiz Juridica 1</text:p>
          </table:table-cell>
          <table:table-cell table:style-name="ce3" office:value-type="string" calcext:value-type="string">
            <text:p>Causa Raiz Juridica 2</text:p>
          </table:table-cell>
          <table:table-cell table:style-name="ce3" office:value-type="string" calcext:value-type="string">
            <text:p>Causa Raiz Juridica 3</text:p>
          </table:table-cell>
          <table:table-cell table:style-name="ce3" office:value-type="string" calcext:value-type="string">
            <text:p>Causa Raiz Juridica 4</text:p>
          </table:table-cell>
          <table:table-cell table:style-name="ce3" office:value-type="string" calcext:value-type="string">
            <text:p>Causa Raiz Juridica 5</text:p>
          </table:table-cell>
          <table:table-cell table:style-name="ce3" office:value-type="string" calcext:value-type="string">
            <text:p>Causa Real Juridica 1</text:p>
          </table:table-cell>
          <table:table-cell table:style-name="ce3" office:value-type="string" calcext:value-type="string">
            <text:p>Causa Real Juridica 2</text:p>
          </table:table-cell>
          <table:table-cell table:style-name="ce3" office:value-type="string" calcext:value-type="string">
            <text:p>Causa Real Juridica 3</text:p>
          </table:table-cell>
          <table:table-cell table:style-name="ce3" office:value-type="string" calcext:value-type="string">
            <text:p>Causa Real Juridica 4</text:p>
          </table:table-cell>
          <table:table-cell table:style-name="ce3" office:value-type="string" calcext:value-type="string">
            <text:p>Causa Real Juridica 5</text:p>
          </table:table-cell>
          <table:table-cell table:style-name="ce3" office:value-type="string" calcext:value-type="string">
            <text:p>Pedido 1 - Descrição</text:p>
          </table:table-cell>
          <table:table-cell table:style-name="ce3" office:value-type="string" calcext:value-type="string">
            <text:p>Pedido 1 - Data</text:p>
          </table:table-cell>
          <table:table-cell table:style-name="ce3" office:value-type="string" calcext:value-type="string">
            <text:p>Pedido 1 - Valor Inicial</text:p>
          </table:table-cell>
          <table:table-cell table:style-name="ce3" office:value-type="string" calcext:value-type="string">
            <text:p>Pedido 1 - Valor Pago</text:p>
          </table:table-cell>
          <table:table-cell table:style-name="ce3" office:value-type="string" calcext:value-type="string">
            <text:p>Pedido 1 - Meses Calculados</text:p>
          </table:table-cell>
          <table:table-cell table:style-name="ce3" office:value-type="string" calcext:value-type="string">
            <text:p>Pedido 1 - Indice Histórico</text:p>
          </table:table-cell>
          <table:table-cell table:style-name="ce3" office:value-type="string" calcext:value-type="string">
            <text:p>Pedido 1 - Indice Atual</text:p>
          </table:table-cell>
          <table:table-cell table:style-name="ce3" office:value-type="string" calcext:value-type="string">
            <text:p>Pedido 1 - Auditoria</text:p>
          </table:table-cell>
          <table:table-cell table:style-name="ce3" office:value-type="string" calcext:value-type="string">
            <text:p>Pedido 1 - Inicial + Atualização</text:p>
          </table:table-cell>
          <table:table-cell table:style-name="ce3" office:value-type="string" calcext:value-type="string">
            <text:p>Pedido 2 - Descrição</text:p>
          </table:table-cell>
          <table:table-cell table:style-name="ce3" office:value-type="string" calcext:value-type="string">
            <text:p>Pedido 2 - Data</text:p>
          </table:table-cell>
          <table:table-cell table:style-name="ce3" office:value-type="string" calcext:value-type="string">
            <text:p>Pedido 2 - Valor Inicial</text:p>
          </table:table-cell>
          <table:table-cell table:style-name="ce3" office:value-type="string" calcext:value-type="string">
            <text:p>Pedido 2 - Valor Pago</text:p>
          </table:table-cell>
          <table:table-cell table:style-name="ce3" office:value-type="string" calcext:value-type="string">
            <text:p>Pedido 2 - Meses Calculados</text:p>
          </table:table-cell>
          <table:table-cell table:style-name="ce3" office:value-type="string" calcext:value-type="string">
            <text:p>Pedido 2 - Indice Histórico</text:p>
          </table:table-cell>
          <table:table-cell table:style-name="ce3" office:value-type="string" calcext:value-type="string">
            <text:p>Pedido 2 - Indice Atual</text:p>
          </table:table-cell>
          <table:table-cell table:style-name="ce3" office:value-type="string" calcext:value-type="string">
            <text:p>Pedido 2 - Auditoria</text:p>
          </table:table-cell>
          <table:table-cell table:style-name="ce3" office:value-type="string" calcext:value-type="string">
            <text:p>Pedido 2 - Inicial + Atualização</text:p>
          </table:table-cell>
          <table:table-cell table:style-name="ce3" office:value-type="string" calcext:value-type="string">
            <text:p>Pedido 3 - Descrição</text:p>
          </table:table-cell>
          <table:table-cell table:style-name="ce3" office:value-type="string" calcext:value-type="string">
            <text:p>Pedido 3 - Data</text:p>
          </table:table-cell>
          <table:table-cell table:style-name="ce3" office:value-type="string" calcext:value-type="string">
            <text:p>Pedido 3 - Valor Inicial</text:p>
          </table:table-cell>
          <table:table-cell table:style-name="ce3" office:value-type="string" calcext:value-type="string">
            <text:p>Pedido 3 - Valor Pago</text:p>
          </table:table-cell>
          <table:table-cell table:style-name="ce3" office:value-type="string" calcext:value-type="string">
            <text:p>Pedido 3 - Meses Calculados</text:p>
          </table:table-cell>
          <table:table-cell table:style-name="ce3" office:value-type="string" calcext:value-type="string">
            <text:p>Pedido 3 - Indice Histórico</text:p>
          </table:table-cell>
          <table:table-cell table:style-name="ce3" office:value-type="string" calcext:value-type="string">
            <text:p>Pedido 3 - Indice Atual</text:p>
          </table:table-cell>
          <table:table-cell table:style-name="ce3" office:value-type="string" calcext:value-type="string">
            <text:p>Pedido 3 - Auditoria</text:p>
          </table:table-cell>
          <table:table-cell table:style-name="ce3" office:value-type="string" calcext:value-type="string">
            <text:p>Pedido 3 - Inicial + Atualização</text:p>
          </table:table-cell>
          <table:table-cell table:style-name="ce3" office:value-type="string" calcext:value-type="string">
            <text:p>Pedido 4 - Descrição</text:p>
          </table:table-cell>
          <table:table-cell table:style-name="ce3" office:value-type="string" calcext:value-type="string">
            <text:p>Pedido 4 - Data</text:p>
          </table:table-cell>
          <table:table-cell table:style-name="ce3" office:value-type="string" calcext:value-type="string">
            <text:p>Pedido 4 - Valor Inicial</text:p>
          </table:table-cell>
          <table:table-cell table:style-name="ce3" office:value-type="string" calcext:value-type="string">
            <text:p>Pedido 4 - Valor Pago</text:p>
          </table:table-cell>
          <table:table-cell table:style-name="ce3" office:value-type="string" calcext:value-type="string">
            <text:p>Pedido 4 - Meses Calculados</text:p>
          </table:table-cell>
          <table:table-cell table:style-name="ce3" office:value-type="string" calcext:value-type="string">
            <text:p>Pedido 4 - Indice Histórico</text:p>
          </table:table-cell>
          <table:table-cell table:style-name="ce3" office:value-type="string" calcext:value-type="string">
            <text:p>Pedido 4 - Indice Atual</text:p>
          </table:table-cell>
          <table:table-cell table:style-name="ce3" office:value-type="string" calcext:value-type="string">
            <text:p>Pedido 4 - Auditoria</text:p>
          </table:table-cell>
          <table:table-cell table:style-name="ce3" office:value-type="string" calcext:value-type="string">
            <text:p>Pedido 4 - Inicial + Atualização</text:p>
          </table:table-cell>
          <table:table-cell table:style-name="ce3" office:value-type="string" calcext:value-type="string">
            <text:p>Pedido 5 - Descrição</text:p>
          </table:table-cell>
          <table:table-cell table:style-name="ce3" office:value-type="string" calcext:value-type="string">
            <text:p>Pedido 5 - Data</text:p>
          </table:table-cell>
          <table:table-cell table:style-name="ce3" office:value-type="string" calcext:value-type="string">
            <text:p>Pedido 5 - Valor Inicial</text:p>
          </table:table-cell>
          <table:table-cell table:style-name="ce3" office:value-type="string" calcext:value-type="string">
            <text:p>Pedido 5 - Valor Pago</text:p>
          </table:table-cell>
          <table:table-cell table:style-name="ce3" office:value-type="string" calcext:value-type="string">
            <text:p>Pedido 5 - Meses Calculados</text:p>
          </table:table-cell>
          <table:table-cell table:style-name="ce3" office:value-type="string" calcext:value-type="string">
            <text:p>Pedido 5 - Indice Histórico</text:p>
          </table:table-cell>
          <table:table-cell table:style-name="ce3" office:value-type="string" calcext:value-type="string">
            <text:p>Pedido 5 - Indice Atual</text:p>
          </table:table-cell>
          <table:table-cell table:style-name="ce3" office:value-type="string" calcext:value-type="string">
            <text:p>Pedido 5 - Auditoria</text:p>
          </table:table-cell>
          <table:table-cell table:style-name="ce3" office:value-type="string" calcext:value-type="string">
            <text:p>Pedido 5 - Inicial + Atualização</text:p>
          </table:table-cell>
          <table:table-cell table:style-name="ce3" office:value-type="string" calcext:value-type="string">
            <text:p>Pedido 6 - Descrição</text:p>
          </table:table-cell>
          <table:table-cell table:style-name="ce3" office:value-type="string" calcext:value-type="string">
            <text:p>Pedido 6 - Data</text:p>
          </table:table-cell>
          <table:table-cell table:style-name="ce3" office:value-type="string" calcext:value-type="string">
            <text:p>Pedido 6 - Valor Inicial</text:p>
          </table:table-cell>
          <table:table-cell table:style-name="ce3" office:value-type="string" calcext:value-type="string">
            <text:p>Pedido 6 - Valor Pago</text:p>
          </table:table-cell>
          <table:table-cell table:style-name="ce3" office:value-type="string" calcext:value-type="string">
            <text:p>Pedido 6 - Meses Calculados</text:p>
          </table:table-cell>
          <table:table-cell table:style-name="ce3" office:value-type="string" calcext:value-type="string">
            <text:p>Pedido 6 - Indice Histórico</text:p>
          </table:table-cell>
          <table:table-cell table:style-name="ce3" office:value-type="string" calcext:value-type="string">
            <text:p>Pedido 6 - Indice Atual</text:p>
          </table:table-cell>
          <table:table-cell table:style-name="ce3" office:value-type="string" calcext:value-type="string">
            <text:p>Pedido 6 - Auditoria</text:p>
          </table:table-cell>
          <table:table-cell table:style-name="ce3" office:value-type="string" calcext:value-type="string">
            <text:p>Pedido 6 - Inicial + Atualização</text:p>
          </table:table-cell>
          <table:table-cell table:style-name="ce3" office:value-type="string" calcext:value-type="string">
            <text:p>Pedido 7 - Descrição</text:p>
          </table:table-cell>
          <table:table-cell table:style-name="ce3" office:value-type="string" calcext:value-type="string">
            <text:p>Pedido 7 - Data</text:p>
          </table:table-cell>
          <table:table-cell table:style-name="ce3" office:value-type="string" calcext:value-type="string">
            <text:p>Pedido 7 - Valor Inicial</text:p>
          </table:table-cell>
          <table:table-cell table:style-name="ce3" office:value-type="string" calcext:value-type="string">
            <text:p>Pedido 7 - Valor Pago</text:p>
          </table:table-cell>
          <table:table-cell table:style-name="ce3" office:value-type="string" calcext:value-type="string">
            <text:p>Pedido 7 - Meses Calculados</text:p>
          </table:table-cell>
          <table:table-cell table:style-name="ce3" office:value-type="string" calcext:value-type="string">
            <text:p>Pedido 7 - Indice Histórico</text:p>
          </table:table-cell>
          <table:table-cell table:style-name="ce3" office:value-type="string" calcext:value-type="string">
            <text:p>Pedido 7 - Indice Atual</text:p>
          </table:table-cell>
          <table:table-cell table:style-name="ce3" office:value-type="string" calcext:value-type="string">
            <text:p>Pedido 7 - Auditoria</text:p>
          </table:table-cell>
          <table:table-cell table:style-name="ce3" office:value-type="string" calcext:value-type="string">
            <text:p>Pedido 7 - Inicial + Atualização</text:p>
          </table:table-cell>
          <table:table-cell table:style-name="ce3" office:value-type="string" calcext:value-type="string">
            <text:p>Pedido 8 - Descrição</text:p>
          </table:table-cell>
          <table:table-cell table:style-name="ce3" office:value-type="string" calcext:value-type="string">
            <text:p>Pedido 8 - Data</text:p>
          </table:table-cell>
          <table:table-cell table:style-name="ce3" office:value-type="string" calcext:value-type="string">
            <text:p>Pedido 8 - Valor Inicial</text:p>
          </table:table-cell>
          <table:table-cell table:style-name="ce3" office:value-type="string" calcext:value-type="string">
            <text:p>Pedido 8 - Valor Pago</text:p>
          </table:table-cell>
          <table:table-cell table:style-name="ce3" office:value-type="string" calcext:value-type="string">
            <text:p>Pedido 8 - Meses Calculados</text:p>
          </table:table-cell>
          <table:table-cell table:style-name="ce3" office:value-type="string" calcext:value-type="string">
            <text:p>Pedido 8 - Indice Histórico</text:p>
          </table:table-cell>
          <table:table-cell table:style-name="ce3" office:value-type="string" calcext:value-type="string">
            <text:p>Pedido 8 - Indice Atual</text:p>
          </table:table-cell>
          <table:table-cell table:style-name="ce3" office:value-type="string" calcext:value-type="string">
            <text:p>Pedido 8 - Auditoria</text:p>
          </table:table-cell>
          <table:table-cell table:style-name="ce3" office:value-type="string" calcext:value-type="string">
            <text:p>Pedido 8 - Inicial + Atualização</text:p>
          </table:table-cell>
          <table:table-cell table:style-name="ce3" office:value-type="string" calcext:value-type="string">
            <text:p>Pedido - Inicial Somatória</text:p>
          </table:table-cell>
          <table:table-cell table:style-name="ce3" office:value-type="string" calcext:value-type="string">
            <text:p>Pedido - Inicial Somatória + Atualização (Trava)</text:p>
          </table:table-cell>
          <table:table-cell table:style-name="ce3" office:value-type="string" calcext:value-type="string">
            <text:p>Pedido - Inicial Somatória + Atualização</text:p>
          </table:table-cell>
          <table:table-cell table:style-name="ce3" office:value-type="string" calcext:value-type="string">
            <text:p>Pedido - Pago Somatória</text:p>
          </table:table-cell>
          <table:table-cell table:style-name="ce3" office:value-type="string" calcext:value-type="string">
            <text:p>Valor da Causa</text:p>
          </table:table-cell>
          <table:table-cell table:style-name="ce3" office:value-type="string" calcext:value-type="string">
            <text:p>Valor da Provisão</text:p>
          </table:table-cell>
          <table:table-cell table:style-name="ce3" office:value-type="string" calcext:value-type="string">
            <text:p>Risco Envolvido</text:p>
          </table:table-cell>
          <table:table-cell table:style-name="ce3" office:value-type="string" calcext:value-type="string">
            <text:p>Revisão do Pedido</text:p>
          </table:table-cell>
          <table:table-cell table:style-name="ce3" office:value-type="string" calcext:value-type="string">
            <text:p>Ultima Provisão</text:p>
          </table:table-cell>
          <table:table-cell table:style-name="ce3" office:value-type="string" calcext:value-type="string">
            <text:p>Caso (Possível Duplicidade)</text:p>
          </table:table-cell>
          <table:table-cell table:style-name="ce1" office:value-type="string" calcext:value-type="string">
            <text:p>Tarefa Perfil 1</text:p>
          </table:table-cell>
          <table:table-cell table:style-name="ce1" office:value-type="string" calcext:value-type="string">
            <text:p>Data Perfil 1</text:p>
          </table:table-cell>
          <table:table-cell table:style-name="ce3" office:value-type="string" calcext:value-type="string">
            <text:p>Data de Cumprimento - Perfil 1</text:p>
          </table:table-cell>
          <table:table-cell table:style-name="ce3" office:value-type="string" calcext:value-type="string">
            <text:p>Usuário Perfil 1</text:p>
          </table:table-cell>
          <table:table-cell table:style-name="ce1" office:value-type="string" calcext:value-type="string">
            <text:p>Tarefa Perfil 2</text:p>
          </table:table-cell>
          <table:table-cell table:style-name="ce1" office:value-type="string" calcext:value-type="string">
            <text:p>Data Perfil 2</text:p>
          </table:table-cell>
          <table:table-cell table:style-name="ce3" office:value-type="string" calcext:value-type="string">
            <text:p>Data de Cumprimento - Perfil 2</text:p>
          </table:table-cell>
          <table:table-cell table:style-name="ce3" office:value-type="string" calcext:value-type="string">
            <text:p>Usuário Perfil 2</text:p>
          </table:table-cell>
          <table:table-cell table:style-name="ce1" office:value-type="string" calcext:value-type="string">
            <text:p>Tarefa Perfil 3</text:p>
          </table:table-cell>
          <table:table-cell table:style-name="ce1" office:value-type="string" calcext:value-type="string">
            <text:p>Data Perfil 3</text:p>
          </table:table-cell>
          <table:table-cell table:style-name="ce3" office:value-type="string" calcext:value-type="string">
            <text:p>Data de Cumprimento - Perfil 3</text:p>
          </table:table-cell>
          <table:table-cell table:style-name="ce3" office:value-type="string" calcext:value-type="string">
            <text:p>Usuário Perfil 3</text:p>
          </table:table-cell>
          <table:table-cell table:style-name="ce1" office:value-type="string" calcext:value-type="string">
            <text:p>Tarefa Perfil 4</text:p>
          </table:table-cell>
          <table:table-cell table:style-name="ce1" office:value-type="string" calcext:value-type="string">
            <text:p>Data Perfil 4</text:p>
          </table:table-cell>
          <table:table-cell table:style-name="ce3" office:value-type="string" calcext:value-type="string">
            <text:p>Data de Cumprimento - Perfil 4</text:p>
          </table:table-cell>
          <table:table-cell table:style-name="ce3" office:value-type="string" calcext:value-type="string">
            <text:p>Usuário Perfil 4</text:p>
          </table:table-cell>
          <table:table-cell table:style-name="ce1" office:value-type="string" calcext:value-type="string">
            <text:p>Tarefa Perfil 5</text:p>
          </table:table-cell>
          <table:table-cell table:style-name="ce1" office:value-type="string" calcext:value-type="string">
            <text:p>Data Perfil 5</text:p>
          </table:table-cell>
          <table:table-cell table:style-name="ce3" office:value-type="string" calcext:value-type="string">
            <text:p>Data de Cumprimento - Perfil 5</text:p>
          </table:table-cell>
          <table:table-cell table:style-name="ce3" office:value-type="string" calcext:value-type="string">
            <text:p>Usuário Perfil 5</text:p>
          </table:table-cell>
          <table:table-cell table:style-name="ce1" office:value-type="string" calcext:value-type="string">
            <text:p>Tarefa Perfil 6</text:p>
          </table:table-cell>
          <table:table-cell table:style-name="ce1" office:value-type="string" calcext:value-type="string">
            <text:p>Data Perfil 6</text:p>
          </table:table-cell>
          <table:table-cell table:style-name="ce3" office:value-type="string" calcext:value-type="string">
            <text:p>Data de Cumprimento - Perfil 6</text:p>
          </table:table-cell>
          <table:table-cell table:style-name="ce3" office:value-type="string" calcext:value-type="string">
            <text:p>Usuário Perfil 6</text:p>
          </table:table-cell>
          <table:table-cell table:style-name="ce1" office:value-type="string" calcext:value-type="string">
            <text:p>Decide 1</text:p>
          </table:table-cell>
          <table:table-cell table:style-name="ce1" office:value-type="string" calcext:value-type="string">
            <text:p>Decide 2</text:p>
          </table:table-cell>
          <table:table-cell table:style-name="ce3" office:value-type="string" calcext:value-type="string">
            <text:p>Audiência 1 - Data</text:p>
          </table:table-cell>
          <table:table-cell table:style-name="ce3" office:value-type="string" calcext:value-type="string">
            <text:p>Audiência 1 - Hora</text:p>
          </table:table-cell>
          <table:table-cell table:style-name="ce3" office:value-type="string" calcext:value-type="string">
            <text:p>Audiência 2 - Data</text:p>
          </table:table-cell>
          <table:table-cell table:style-name="ce3" office:value-type="string" calcext:value-type="string">
            <text:p>Audiência 2 - Hora</text:p>
          </table:table-cell>
        </table:table-row>
        <table:table-row table:style-name="ro1">
          <table:table-cell office:value-type="float" office:value="3836437" calcext:value-type="float">
            <text:p>383643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53229-55.2024.8.21.0010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11/12/2024</text:p>
          </table:table-cell>
          <table:table-cell office:value-type="string" calcext:value-type="string">
            <text:p>28/10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NICOLAS AUTOMOVEIS LTDA</text:p>
          </table:table-cell>
          <table:table-cell office:value-type="string" calcext:value-type="string">
            <text:p>07.136.630/0001-3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SANTANDER BRASIL SA</text:p>
          </table:table-cell>
          <table:table-cell office:value-type="string" calcext:value-type="string">
            <text:p>Pablo Wolney dos Santos Martins</text:p>
          </table:table-cell>
          <table:table-cell office:value-type="string" calcext:value-type="string">
            <text:p>Webmotors x NICOLAS AUTOMOVEIS LTD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Caxias do Sul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6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22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28/10/2024</text:p>
          </table:table-cell>
          <table:table-cell office:value-type="float" office:value="50519.71" calcext:value-type="float">
            <text:p>50519,7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8.965657276" calcext:value-type="float">
            <text:p>98,965657276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54687.69" calcext:value-type="float">
            <text:p>54687,69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50519.71" calcext:value-type="float">
            <text:p>50519,71</text:p>
          </table:table-cell>
          <table:table-cell table:number-columns-repeated="2" office:value-type="float" office:value="54687.69" calcext:value-type="float">
            <text:p>54687,69</text:p>
          </table:table-cell>
          <table:table-cell office:value-type="float" office:value="0" calcext:value-type="float">
            <text:p>0</text:p>
          </table:table-cell>
          <table:table-cell office:value-type="float" office:value="50519.71" calcext:value-type="float">
            <text:p>50519,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1/12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2/01/2025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2/01/2025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05/02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Defesa apresentada</text:p>
          </table:table-cell>
          <table:table-cell office:value-type="string" calcext:value-type="string">
            <text:p>05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691321" calcext:value-type="float">
            <text:p>369132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006995-34.2024.8.16.0174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26/08/2024</text:p>
          </table:table-cell>
          <table:table-cell office:value-type="string" calcext:value-type="string">
            <text:p>30/07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VILMOR ASSIS GREGORIO</text:p>
          </table:table-cell>
          <table:table-cell office:value-type="string" calcext:value-type="string">
            <text:p>847.090.499-0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COOPERATIVA DE CREDITO DA REGIAO DO CONTESTADO CIVIA</text:p>
          </table:table-cell>
          <table:table-cell office:value-type="string" calcext:value-type="string">
            <text:p>VIRGILIO CESAR DE MELO</text:p>
          </table:table-cell>
          <table:table-cell office:value-type="string" calcext:value-type="string">
            <text:p>Webmotors x VILMOR ASSIS GREGORI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União da Vitória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30/07/2024</text:p>
          </table:table-cell>
          <table:table-cell office:value-type="float" office:value="15098.99" calcext:value-type="float">
            <text:p>15098,9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7.476835119" calcext:value-type="float">
            <text:p>97,476835119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7073.01" calcext:value-type="float">
            <text:p>17073,01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5098.99" calcext:value-type="float">
            <text:p>15098,99</text:p>
          </table:table-cell>
          <table:table-cell table:number-columns-repeated="2" office:value-type="float" office:value="17073.01" calcext:value-type="float">
            <text:p>17073,01</text:p>
          </table:table-cell>
          <table:table-cell office:value-type="float" office:value="0" calcext:value-type="float">
            <text:p>0</text:p>
          </table:table-cell>
          <table:table-cell office:value-type="float" office:value="15098.99" calcext:value-type="float">
            <text:p>15098,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26/08/2024</text:p>
          </table:table-cell>
          <table:table-cell office:value-type="string" calcext:value-type="string">
            <text:p>24/09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2/09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2/09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audiência de conciliação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style-name="ce4" office:value-type="string" calcext:value-type="string">
            <text:p>08/11/2024</text:p>
          </table:table-cell>
          <table:table-cell table:style-name="ce4" office:value-type="string" calcext:value-type="string">
            <text:p>15:20:00</text:p>
          </table:table-cell>
        </table:table-row>
        <table:table-row table:style-name="ro1">
          <table:table-cell office:value-type="float" office:value="3488431" calcext:value-type="float">
            <text:p>348843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260839-07.2023.8.13.0024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22/12/2023</text:p>
          </table:table-cell>
          <table:table-cell office:value-type="string" calcext:value-type="string">
            <text:p>21/10/2023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ARTUR COSTA PASSOS</text:p>
          </table:table-cell>
          <table:table-cell office:value-type="string" calcext:value-type="string">
            <text:p>128.741.737-0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KAUN PIMENTEL DA SILVA</text:p>
          </table:table-cell>
          <table:table-cell office:value-type="string" calcext:value-type="string">
            <text:p>MARISTELA DE OLIVEIRA COSTA</text:p>
          </table:table-cell>
          <table:table-cell office:value-type="string" calcext:value-type="string">
            <text:p>Webmotors x ARTUR COSTA PASSO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UNIDADE JURISDICIONAL CÍVEL - 16º JD</text:p>
          </table:table-cell>
          <table:table-cell office:value-type="string" calcext:value-type="string">
            <text:p>6ª UNIDADE JURISDICIONAL CÍVEL - 16º JD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1/10/2023</text:p>
          </table:table-cell>
          <table:table-cell office:value-type="float" office:value="25500" calcext:value-type="float">
            <text:p>25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4.686694572" calcext:value-type="float">
            <text:p>94,686694572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32180.23" calcext:value-type="float">
            <text:p>32180,23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5500" calcext:value-type="float">
            <text:p>25500</text:p>
          </table:table-cell>
          <table:table-cell table:number-columns-repeated="2" office:value-type="float" office:value="32180.23" calcext:value-type="float">
            <text:p>32180,23</text:p>
          </table:table-cell>
          <table:table-cell office:value-type="float" office:value="0" calcext:value-type="float">
            <text:p>0</text:p>
          </table:table-cell>
          <table:table-cell office:value-type="float" office:value="25500" calcext:value-type="float">
            <text:p>25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2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06/02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Requerido o julgamento antecipado</text:p>
          </table:table-cell>
          <table:table-cell office:value-type="string" calcext:value-type="string">
            <text:p>06/02/2025</text:p>
          </table:table-cell>
          <table:table-cell office:value-type="string" calcext:value-type="string">
            <text:p>00:00:00</text:p>
          </table:table-cell>
          <table:table-cell table:style-name="ce4" office:value-type="string" calcext:value-type="string">
            <text:p>09/12/2024</text:p>
          </table:table-cell>
          <table:table-cell table:style-name="ce4" office:value-type="string" calcext:value-type="string">
            <text:p>14:00:00</text:p>
          </table:table-cell>
        </table:table-row>
        <table:table-row table:style-name="ro1">
          <table:table-cell office:value-type="float" office:value="3853775" calcext:value-type="float">
            <text:p>385377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3005132-45.2024.8.06.0117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08/01/2025</text:p>
          </table:table-cell>
          <table:table-cell office:value-type="string" calcext:value-type="string">
            <text:p>17/12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DELTA VEICULOS MULTIMARCAS LTDA</text:p>
          </table:table-cell>
          <table:table-cell office:value-type="string" calcext:value-type="string">
            <text:p>42.365.719/0001-7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PAULO ROBERTO TAVARES DANTAS</text:p>
          </table:table-cell>
          <table:table-cell office:value-type="string" calcext:value-type="string">
            <text:p>Webmotors x DELTA VEICULOS MULTIMARCAS LTD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Maracanaú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2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22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08/01/2025</text:p>
          </table:table-cell>
          <table:table-cell office:value-type="float" office:value="12326.42" calcext:value-type="float">
            <text:p>12326,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.732739243" calcext:value-type="float">
            <text:p>102,732739243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2483.3" calcext:value-type="float">
            <text:p>12483,3</text:p>
          </table:table-cell>
          <table:table-cell office:value-type="string" calcext:value-type="string">
            <text:p>DANO MORAL</text:p>
          </table:table-cell>
          <table:table-cell table:style-name="ce4" office:value-type="string" calcext:value-type="string">
            <text:p>08/01/2025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.732739243" calcext:value-type="float">
            <text:p>102,732739243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5063.64" calcext:value-type="float">
            <text:p>5063,6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7326.42" calcext:value-type="float">
            <text:p>17326,42</text:p>
          </table:table-cell>
          <table:table-cell table:number-columns-repeated="2" office:value-type="float" office:value="17546.94" calcext:value-type="float">
            <text:p>17546,94</text:p>
          </table:table-cell>
          <table:table-cell office:value-type="float" office:value="0" calcext:value-type="float">
            <text:p>0</text:p>
          </table:table-cell>
          <table:table-cell office:value-type="float" office:value="17326.42" calcext:value-type="float">
            <text:p>17326,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8/01/2025</text:p>
          </table:table-cell>
          <table:table-cell office:value-type="string" calcext:value-type="string">
            <text:p>isabelle.coelh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4/01/2025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4/01/2025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14/01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apresentação de defesa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2806" calcext:value-type="float">
            <text:p>348280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02627-26.2020.8.24.0072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4/12/2023</text:p>
          </table:table-cell>
          <table:table-cell office:value-type="string" calcext:value-type="string">
            <text:p>29/07/2020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JOAO VICTOR COSTA</text:p>
          </table:table-cell>
          <table:table-cell office:value-type="string" calcext:value-type="string">
            <text:p>103.265.079-6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GEDEAO APOLONIO DA CUNHA</text:p>
          </table:table-cell>
          <table:table-cell office:value-type="string" calcext:value-type="string">
            <text:p>WILLIAN LOFY</text:p>
          </table:table-cell>
          <table:table-cell office:value-type="string" calcext:value-type="string">
            <text:p>Webmotors x JOAO VICTOR COST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ijucas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2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FRAUDE</text:p>
          </table:table-cell>
          <table:table-cell office:value-type="string" calcext:value-type="string">
            <text:p>OUTROS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9/07/2020</text:p>
          </table:table-cell>
          <table:table-cell office:value-type="float" office:value="41181" calcext:value-type="float">
            <text:p>4118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7.967259722" calcext:value-type="float">
            <text:p>67,967259722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96740.58" calcext:value-type="float">
            <text:p>96740,58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41181" calcext:value-type="float">
            <text:p>41181</text:p>
          </table:table-cell>
          <table:table-cell table:number-columns-repeated="2" office:value-type="float" office:value="96740.58" calcext:value-type="float">
            <text:p>96740,58</text:p>
          </table:table-cell>
          <table:table-cell office:value-type="float" office:value="0" calcext:value-type="float">
            <text:p>0</text:p>
          </table:table-cell>
          <table:table-cell office:value-type="float" office:value="41181" calcext:value-type="float">
            <text:p>41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4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Acordo com a corré</text:p>
          </table:table-cell>
          <table:table-cell office:value-type="string" calcext:value-type="string">
            <text:p>24/12/2024</text:p>
          </table:table-cell>
          <table:table-cell office:value-type="string" calcext:value-type="string">
            <text:p>00:00:00</text:p>
          </table:table-cell>
          <table:table-cell table:style-name="ce4" office:value-type="string" calcext:value-type="string">
            <text:p>12/09/2024</text:p>
          </table:table-cell>
          <table:table-cell table:style-name="ce4" office:value-type="string" calcext:value-type="string">
            <text:p>13:00:00</text:p>
          </table:table-cell>
        </table:table-row>
        <table:table-row table:style-name="ro1">
          <table:table-cell office:value-type="float" office:value="3482809" calcext:value-type="float">
            <text:p>348280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038315-86.2015.8.21.0010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4/12/2023</text:p>
          </table:table-cell>
          <table:table-cell office:value-type="string" calcext:value-type="string">
            <text:p>30/10/2015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JAIR PORFIRIO DOS SANTOS</text:p>
          </table:table-cell>
          <table:table-cell office:value-type="string" calcext:value-type="string">
            <text:p>067.225.738-6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SANTANDER BRASIL SA</text:p>
          </table:table-cell>
          <table:table-cell office:value-type="string" calcext:value-type="string">
            <text:p>JUAREZ MARCHET</text:p>
          </table:table-cell>
          <table:table-cell office:value-type="string" calcext:value-type="string">
            <text:p>Webmotors x JAIR PORFIRIO DOS SANTO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Caxias do Sul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1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30/10/20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0.89897" calcext:value-type="float">
            <text:p>50,89897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4290.49" calcext:value-type="float">
            <text:p>4290,49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290.49" calcext:value-type="float">
            <text:p>4290,4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4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4/08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4/08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Recursal</text:p>
          </table:table-cell>
          <table:table-cell office:value-type="string" calcext:value-type="string">
            <text:p>Aguardando julgamento de recurso para 2ª instância - GMB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853799" calcext:value-type="float">
            <text:p>385379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4425-62.2024.8.26.0115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08/01/2025</text:p>
          </table:table-cell>
          <table:table-cell office:value-type="string" calcext:value-type="string">
            <text:p>16/12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TIAGO LOURES MEDEIROS SILVA</text:p>
          </table:table-cell>
          <table:table-cell office:value-type="string" calcext:value-type="string">
            <text:p>324.401.768-1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ELUVEL VEICULOS LTDA</text:p>
          </table:table-cell>
          <table:table-cell office:value-type="string" calcext:value-type="string">
            <text:p>LAURA LETICIA GRANDIZOLI LIMA BOGAJO</text:p>
          </table:table-cell>
          <table:table-cell office:value-type="string" calcext:value-type="string">
            <text:p>Webmotors x TIAGO LOURES MEDEIROS SILV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mpo Limpo Paulista</text:p>
          </table:table-cell>
          <table:table-cell office:value-type="string" calcext:value-type="string">
            <text:p>FÓRUM DISTRITAL</text:p>
          </table:table-cell>
          <table:table-cell office:value-type="string" calcext:value-type="string">
            <text:p>2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22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08/01/2025</text:p>
          </table:table-cell>
          <table:table-cell office:value-type="float" office:value="2235" calcext:value-type="float">
            <text:p>2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.732739243" calcext:value-type="float">
            <text:p>102,732739243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2263.44" calcext:value-type="float">
            <text:p>2263,44</text:p>
          </table:table-cell>
          <table:table-cell office:value-type="string" calcext:value-type="string">
            <text:p>DANO MORAL</text:p>
          </table:table-cell>
          <table:table-cell table:style-name="ce4" office:value-type="string" calcext:value-type="string">
            <text:p>08/01/2025</text:p>
          </table:table-cell>
          <table:table-cell office:value-type="float" office:value="15900" calcext:value-type="float">
            <text:p>15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.732739243" calcext:value-type="float">
            <text:p>102,732739243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6102.36" calcext:value-type="float">
            <text:p>16102,36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8135" calcext:value-type="float">
            <text:p>18135</text:p>
          </table:table-cell>
          <table:table-cell table:number-columns-repeated="2" office:value-type="float" office:value="18365.8" calcext:value-type="float">
            <text:p>18365,8</text:p>
          </table:table-cell>
          <table:table-cell office:value-type="float" office:value="0" calcext:value-type="float">
            <text:p>0</text:p>
          </table:table-cell>
          <table:table-cell office:value-type="float" office:value="18135" calcext:value-type="float">
            <text:p>18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8/01/2025</text:p>
          </table:table-cell>
          <table:table-cell office:value-type="string" calcext:value-type="string">
            <text:p>isabelle.coelh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5/01/2025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5/01/2025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15/01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apresentação de defesa</text:p>
          </table:table-cell>
          <table:table-cell office:value-type="string" calcext:value-type="string">
            <text:p>21/01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691350" calcext:value-type="float">
            <text:p>369135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07830-73.2024.8.13.0382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26/08/2024</text:p>
          </table:table-cell>
          <table:table-cell office:value-type="string" calcext:value-type="string">
            <text:p>02/08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SD VEICULOS LTDA ME</text:p>
          </table:table-cell>
          <table:table-cell office:value-type="string" calcext:value-type="string">
            <text:p>03.781.998/0001-0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Fabio Maurilio Silva</text:p>
          </table:table-cell>
          <table:table-cell office:value-type="string" calcext:value-type="string">
            <text:p>Webmotors x SD VEICULOS LTDA M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Lavras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UJ - 1º JD.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2/08/2024</text:p>
          </table:table-cell>
          <table:table-cell office:value-type="float" office:value="13417.88" calcext:value-type="float">
            <text:p>13417,8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8.071443813" calcext:value-type="float">
            <text:p>98,071443813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4939.19" calcext:value-type="float">
            <text:p>14939,19</text:p>
          </table:table-cell>
          <table:table-cell office:value-type="string" calcext:value-type="string">
            <text:p>Obrigação de Fazer</text:p>
          </table:table-cell>
          <table:table-cell table:style-name="ce4" office:value-type="string" calcext:value-type="string">
            <text:p>14/11/2024</text:p>
          </table:table-cell>
          <table:table-cell table:number-columns-repeated="2" office:value-type="float" office:value="3914.58" calcext:value-type="float">
            <text:p>3914,58</text:p>
          </table:table-cell>
          <table:table-cell office:value-type="float" office:value="3" calcext:value-type="float">
            <text:p>3</text:p>
          </table:table-cell>
          <table:table-cell office:value-type="float" office:value="100.469935267" calcext:value-type="float">
            <text:p>100,469935267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4133.96" calcext:value-type="float">
            <text:p>4133,96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7332.46" calcext:value-type="float">
            <text:p>17332,46</text:p>
          </table:table-cell>
          <table:table-cell table:number-columns-repeated="2" office:value-type="float" office:value="19073.15" calcext:value-type="float">
            <text:p>19073,15</text:p>
          </table:table-cell>
          <table:table-cell office:value-type="float" office:value="3914.58" calcext:value-type="float">
            <text:p>3914,58</text:p>
          </table:table-cell>
          <table:table-cell office:value-type="float" office:value="13417.88" calcext:value-type="float">
            <text:p>13417,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26/08/2024</text:p>
          </table:table-cell>
          <table:table-cell office:value-type="string" calcext:value-type="string">
            <text:p>03/09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3/09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3/09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06/02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4" office:value-type="string" calcext:value-type="string">
            <text:p>13/11/2024</text:p>
          </table:table-cell>
          <table:table-cell office:value-type="string" calcext:value-type="string">
            <text:p>mayara.bueno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Execução</text:p>
          </table:table-cell>
          <table:table-cell office:value-type="string" calcext:value-type="string">
            <text:p>Pagamento do valor executado</text:p>
          </table:table-cell>
          <table:table-cell office:value-type="string" calcext:value-type="string">
            <text:p>06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3451" calcext:value-type="float">
            <text:p>348345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07075-22.2023.8.13.0079</text:p>
          </table:table-cell>
          <table:table-cell office:value-type="string" calcext:value-type="string">
            <text:p>Judicial –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5/12/2023</text:p>
          </table:table-cell>
          <table:table-cell office:value-type="string" calcext:value-type="string">
            <text:p>16/02/2023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SANTA CLARA VEICULOS LTDA</text:p>
          </table:table-cell>
          <table:table-cell office:value-type="string" calcext:value-type="string">
            <text:p>05.105.560/0001-2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GENILDO JOSE ALVES</text:p>
          </table:table-cell>
          <table:table-cell office:value-type="string" calcext:value-type="string">
            <text:p>Webmotors x SANTA CLARA VEICULOS LTD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ontagem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4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6/02/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9.804485152" calcext:value-type="float">
            <text:p>99,804485152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179.8" calcext:value-type="float">
            <text:p>19179,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5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9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9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Sentença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style-name="ce4" office:value-type="string" calcext:value-type="string">
            <text:p>04/04/2024</text:p>
          </table:table-cell>
          <table:table-cell table:style-name="ce4" office:value-type="string" calcext:value-type="string">
            <text:p>11:30:00</text:p>
          </table:table-cell>
        </table:table-row>
        <table:table-row table:style-name="ro1">
          <table:table-cell office:value-type="float" office:value="3691369" calcext:value-type="float">
            <text:p>3691369</text:p>
          </table:table-cell>
          <table:table-cell office:value-type="string" calcext:value-type="string">
            <text:p>CIV2780295</text:p>
          </table:table-cell>
          <table:table-cell office:value-type="string" calcext:value-type="string">
            <text:p>@5007606-13.2024.8.13.0261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26/08/2024</text:p>
          </table:table-cell>
          <table:table-cell office:value-type="string" calcext:value-type="string">
            <text:p>12/08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DENIS VEICULOS LTDA</text:p>
          </table:table-cell>
          <table:table-cell office:value-type="string" calcext:value-type="string">
            <text:p>35.640.098/0001-2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HELCIO LUIZ DE OLIVEIRA</text:p>
          </table:table-cell>
          <table:table-cell office:value-type="string" calcext:value-type="string">
            <text:p>Webmotors x DENIS VEICULOS LTD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Formiga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Unidade Jurisdicion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2/08/2024</text:p>
          </table:table-cell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8.071443813" calcext:value-type="float">
            <text:p>98,071443813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1356.47" calcext:value-type="float">
            <text:p>11356,47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number-columns-repeated="2" office:value-type="float" office:value="11356.47" calcext:value-type="float">
            <text:p>11356,47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26/08/2024</text:p>
          </table:table-cell>
          <table:table-cell office:value-type="string" calcext:value-type="string">
            <text:p>16/10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0/08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0/08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despacho saneador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595816" calcext:value-type="float">
            <text:p>359581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00696-93.2024.8.24.0218</text:p>
          </table:table-cell>
          <table:table-cell office:value-type="string" calcext:value-type="string">
            <text:p>Judicial - Obrigação de Fazer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09/05/2024</text:p>
          </table:table-cell>
          <table:table-cell office:value-type="string" calcext:value-type="string">
            <text:p>15/04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CARLOS ALBERTO SUZIN AUTOMOVEIS</text:p>
          </table:table-cell>
          <table:table-cell office:value-type="string" calcext:value-type="string">
            <text:p>07.880.613/0001-0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MARCELO GUERRA</text:p>
          </table:table-cell>
          <table:table-cell office:value-type="string" calcext:value-type="string">
            <text:p>Webmotors x CARLOS ALBERTO SUZIN AUTOMOVEI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atanduvas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VARA ÚNICA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5/04/202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5.544447383" calcext:value-type="float">
            <text:p>95,544447383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1859.52" calcext:value-type="float">
            <text:p>11859,52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11859.52" calcext:value-type="float">
            <text:p>11859,5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9/05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3/05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3/05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Defesa apresentada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76028" calcext:value-type="float">
            <text:p>347602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15983-24.2023.8.26.0161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07/12/2023</text:p>
          </table:table-cell>
          <table:table-cell office:value-type="string" calcext:value-type="string">
            <text:p>06/12/2023</text:p>
          </table:table-cell>
          <table:table-cell office:value-type="string" calcext:value-type="string">
            <text:p>28/11/2023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CLAYTON SANTOS BATISTA</text:p>
          </table:table-cell>
          <table:table-cell office:value-type="string" calcext:value-type="string">
            <text:p>421.468.708-6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GESSICA ARAUJO FARIAS</text:p>
          </table:table-cell>
          <table:table-cell office:value-type="string" calcext:value-type="string">
            <text:p>Webmotors x CLAYTON SANTOS BATIST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Diadema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1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PUBLICIDADE</text:p>
          </table:table-cell>
          <table:table-cell office:value-type="string" calcext:value-type="string">
            <text:p>Constatada Publicidade Enganos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8/11/202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5.160128045" calcext:value-type="float">
            <text:p>95,160128045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2448.66" calcext:value-type="float">
            <text:p>12448,66</text:p>
          </table:table-cell>
          <table:table-cell office:value-type="string" calcext:value-type="string">
            <text:p>DANO MATERIAL</text:p>
          </table:table-cell>
          <table:table-cell table:style-name="ce4" office:value-type="string" calcext:value-type="string">
            <text:p>28/11/2023</text:p>
          </table:table-cell>
          <table:table-cell office:value-type="float" office:value="7750" calcext:value-type="float">
            <text:p>77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5.160128045" calcext:value-type="float">
            <text:p>95,160128045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9647.71" calcext:value-type="float">
            <text:p>9647,71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7750" calcext:value-type="float">
            <text:p>17750</text:p>
          </table:table-cell>
          <table:table-cell table:number-columns-repeated="2" office:value-type="float" office:value="22096.37" calcext:value-type="float">
            <text:p>22096,37</text:p>
          </table:table-cell>
          <table:table-cell office:value-type="float" office:value="0" calcext:value-type="float">
            <text:p>0</text:p>
          </table:table-cell>
          <table:table-cell office:value-type="float" office:value="17750" calcext:value-type="float">
            <text:p>177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7/12/2023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7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7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21/01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Defesa apresentada</text:p>
          </table:table-cell>
          <table:table-cell office:value-type="string" calcext:value-type="string">
            <text:p>27/01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6360" calcext:value-type="float">
            <text:p>348636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08343-03.2023.8.24.0113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20/12/2023</text:p>
          </table:table-cell>
          <table:table-cell office:value-type="string" calcext:value-type="string">
            <text:p>25/09/2023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BALNECAR VEICULOS LTDA</text:p>
          </table:table-cell>
          <table:table-cell office:value-type="string" calcext:value-type="string">
            <text:p>49.787.695/0001-9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ALEXANDRE GONCALVES DE OLIVEIRA</text:p>
          </table:table-cell>
          <table:table-cell office:value-type="string" calcext:value-type="string">
            <text:p>Webmotors x BALNECAR VEICULOS LTD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amboriú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1ª VARA CÍVEL DA COMARCA DE CAMBORIÚ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5/09/2023</text:p>
          </table:table-cell>
          <table:table-cell office:value-type="float" office:value="30576.31" calcext:value-type="float">
            <text:p>30576,3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4.337645285" calcext:value-type="float">
            <text:p>94,337645285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39063.02" calcext:value-type="float">
            <text:p>39063,02</text:p>
          </table:table-cell>
          <table:table-cell office:value-type="string" calcext:value-type="string">
            <text:p>Obrigação de Fazer</text:p>
          </table:table-cell>
          <table:table-cell table:style-name="ce4" office:value-type="string" calcext:value-type="string">
            <text:p>17/09/2024</text:p>
          </table:table-cell>
          <table:table-cell table:number-columns-repeated="2" office:value-type="float" office:value="1578.49" calcext:value-type="float">
            <text:p>1578,49</text:p>
          </table:table-cell>
          <table:table-cell office:value-type="float" office:value="5" calcext:value-type="float">
            <text:p>5</text:p>
          </table:table-cell>
          <table:table-cell office:value-type="float" office:value="98.355851" calcext:value-type="float">
            <text:p>98,35585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735.84" calcext:value-type="float">
            <text:p>1735,84</text:p>
          </table:table-cell>
          <table:table-cell office:value-type="string" calcext:value-type="string">
            <text:p>Obrigação de Dar</text:p>
          </table:table-cell>
          <table:table-cell table:style-name="ce4" office:value-type="string" calcext:value-type="string">
            <text:p>06/01/2025</text:p>
          </table:table-cell>
          <table:table-cell table:number-columns-repeated="2" office:value-type="float" office:value="13652.7" calcext:value-type="float">
            <text:p>13652,7</text:p>
          </table:table-cell>
          <table:table-cell office:value-type="float" office:value="1" calcext:value-type="float">
            <text:p>1</text:p>
          </table:table-cell>
          <table:table-cell office:value-type="float" office:value="102.732739243" calcext:value-type="float">
            <text:p>102,732739243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3826.46" calcext:value-type="float">
            <text:p>13826,46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45807.5" calcext:value-type="float">
            <text:p>45807,5</text:p>
          </table:table-cell>
          <table:table-cell table:number-columns-repeated="2" office:value-type="float" office:value="54625.32" calcext:value-type="float">
            <text:p>54625,32</text:p>
          </table:table-cell>
          <table:table-cell office:value-type="float" office:value="15231.19" calcext:value-type="float">
            <text:p>15231,19</text:p>
          </table:table-cell>
          <table:table-cell office:value-type="float" office:value="30576.31" calcext:value-type="float">
            <text:p>30576,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0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12/2024</text:p>
          </table:table-cell>
          <table:table-cell office:value-type="string" calcext:value-type="string">
            <text:p>03/01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4" office:value-type="string" calcext:value-type="string">
            <text:p>17/09/2024</text:p>
          </table:table-cell>
          <table:table-cell office:value-type="string" calcext:value-type="string">
            <text:p>mayara.bueno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umprimento</text:p>
          </table:table-cell>
          <table:table-cell office:value-type="string" calcext:value-type="string">
            <text:p>Acórdão - Dano Moral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3437" calcext:value-type="float">
            <text:p>348343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009559-20.2021.8.16.0035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5/12/2023</text:p>
          </table:table-cell>
          <table:table-cell office:value-type="string" calcext:value-type="string">
            <text:p>26/07/2021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CEZAR DA ROCHA BARBOZA</text:p>
          </table:table-cell>
          <table:table-cell office:value-type="string" calcext:value-type="string">
            <text:p>031.137.849-80</text:p>
          </table:table-cell>
          <table:table-cell office:value-type="string" calcext:value-type="string">
            <text:p>ELISANGELA DE FATIMA JAREK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ANDERSON DA SILVA</text:p>
          </table:table-cell>
          <table:table-cell office:value-type="string" calcext:value-type="string">
            <text:p>ADRIANA SZABELSKI</text:p>
          </table:table-cell>
          <table:table-cell office:value-type="string" calcext:value-type="string">
            <text:p>Webmotors x CEZAR DA ROCHA BARBOZ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ão José dos Pinhais</text:p>
          </table:table-cell>
          <table:table-cell office:value-type="string" calcext:value-type="string">
            <text:p>FÓRUM REGIONAL DA FAZENDA PÚBLICA</text:p>
          </table:table-cell>
          <table:table-cell office:value-type="string" calcext:value-type="string">
            <text:p>VARA ÚNICA DA FAZENDA PÚBLICA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O VEÍCULO CLONADO/ROUBADO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6/07/2021</text:p>
          </table:table-cell>
          <table:table-cell office:value-type="float" office:value="164000" calcext:value-type="float">
            <text:p>16400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2.277403882" calcext:value-type="float">
            <text:p>92,277403882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261796.84" calcext:value-type="float">
            <text:p>261796,8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64000" calcext:value-type="float">
            <text:p>164000</text:p>
          </table:table-cell>
          <table:table-cell table:number-columns-repeated="2" office:value-type="float" office:value="261796.84" calcext:value-type="float">
            <text:p>261796,84</text:p>
          </table:table-cell>
          <table:table-cell office:value-type="float" office:value="0" calcext:value-type="float">
            <text:p>0</text:p>
          </table:table-cell>
          <table:table-cell office:value-type="float" office:value="164000" calcext:value-type="float">
            <text:p>16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5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7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7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2/12/2024</text:p>
          </table:table-cell>
          <table:table-cell office:value-type="string" calcext:value-type="string">
            <text:p>16/12/2024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2/12/202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Acórdão Favorável à GMB</text:p>
          </table:table-cell>
          <table:table-cell office:value-type="string" calcext:value-type="string">
            <text:p>16/12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642903" calcext:value-type="float">
            <text:p>364290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16185-14.2024.8.26.0016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25/06/2024</text:p>
          </table:table-cell>
          <table:table-cell office:value-type="string" calcext:value-type="string">
            <text:p>14/06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ANDREI CORNETTA</text:p>
          </table:table-cell>
          <table:table-cell office:value-type="string" calcext:value-type="string">
            <text:p>278.322.688-0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POLIANA CHINAMEREM MOREIRA KAMALU</text:p>
          </table:table-cell>
          <table:table-cell office:value-type="string" calcext:value-type="string">
            <text:p>Webmotors x ANDREI CORNETT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2ª 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4/06/2024</text:p>
          </table:table-cell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6.693616822" calcext:value-type="float">
            <text:p>96,693616822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33365.98" calcext:value-type="float">
            <text:p>33365,98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9000" calcext:value-type="float">
            <text:p>29000</text:p>
          </table:table-cell>
          <table:table-cell table:number-columns-repeated="2" office:value-type="float" office:value="33365.98" calcext:value-type="float">
            <text:p>33365,98</text:p>
          </table:table-cell>
          <table:table-cell office:value-type="float" office:value="0" calcext:value-type="float">
            <text:p>0</text:p>
          </table:table-cell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25/06/2024</text:p>
          </table:table-cell>
          <table:table-cell office:value-type="string" calcext:value-type="string">
            <text:p>06/03/2025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5/07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5/07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audiência de conciliação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817196" calcext:value-type="float">
            <text:p>381719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05591-12.2024.8.21.0047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27/11/2024</text:p>
          </table:table-cell>
          <table:table-cell office:value-type="string" calcext:value-type="string">
            <text:p>26/11/2024</text:p>
          </table:table-cell>
          <table:table-cell office:value-type="string" calcext:value-type="string">
            <text:p>24/10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LOBRAVE LOCADORA DE VEICULOS LTDA</text:p>
          </table:table-cell>
          <table:table-cell office:value-type="string" calcext:value-type="string">
            <text:p>08.707.075/0001-1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ALAN BUCKER</text:p>
          </table:table-cell>
          <table:table-cell office:value-type="string" calcext:value-type="string">
            <text:p>Webmotors x LOBRAVE LOCADORA DE VEICULOS LTD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Estrela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Adjunto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22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4/10/2024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8.965657276" calcext:value-type="float">
            <text:p>98,965657276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5371.53" calcext:value-type="float">
            <text:p>15371,53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4200" calcext:value-type="float">
            <text:p>14200</text:p>
          </table:table-cell>
          <table:table-cell table:number-columns-repeated="2" office:value-type="float" office:value="15371.53" calcext:value-type="float">
            <text:p>15371,53</text:p>
          </table:table-cell>
          <table:table-cell office:value-type="float" office:value="0" calcext:value-type="float">
            <text:p>0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7/11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3/1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3/1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05/12/2024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apresentação de defesa</text:p>
          </table:table-cell>
          <table:table-cell office:value-type="string" calcext:value-type="string">
            <text:p>24/01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5586" calcext:value-type="float">
            <text:p>349558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4426-10.2022.8.26.0441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08/01/2024</text:p>
          </table:table-cell>
          <table:table-cell office:value-type="string" calcext:value-type="string">
            <text:p>10/11/2022</text:p>
          </table:table-cell>
          <table:table-cell office:value-type="string" calcext:value-type="string">
            <text:p>08/11/2022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BRUNA CRUZ DO NASCIMENTO</text:p>
          </table:table-cell>
          <table:table-cell office:value-type="string" calcext:value-type="string">
            <text:p>324.291.128-8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ENATA TONOLLI</text:p>
          </table:table-cell>
          <table:table-cell office:value-type="string" calcext:value-type="string">
            <text:p>Webmotors x BRUNA CRUZ DO NASCIMENT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eruíbe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1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08/11/2022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9.707525857" calcext:value-type="float">
            <text:p>99,707525857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0496.53" calcext:value-type="float">
            <text:p>10496,53</text:p>
          </table:table-cell>
          <table:table-cell office:value-type="string" calcext:value-type="string">
            <text:p>DANO MORAL</text:p>
          </table:table-cell>
          <table:table-cell table:style-name="ce4" office:value-type="string" calcext:value-type="string">
            <text:p>08/11/2022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9.707525857" calcext:value-type="float">
            <text:p>99,707525857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0496.53" calcext:value-type="float">
            <text:p>10496,53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20993.06" calcext:value-type="float">
            <text:p>20993,06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8/01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apresentação de defesa</text:p>
          </table:table-cell>
          <table:table-cell office:value-type="string" calcext:value-type="string">
            <text:p>29/11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6416" calcext:value-type="float">
            <text:p>348641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1169-25.2023.8.26.0543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20/12/2023</text:p>
          </table:table-cell>
          <table:table-cell office:value-type="string" calcext:value-type="string">
            <text:p>23/05/2023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ANDERSON DA SILVA MONTEIRO</text:p>
          </table:table-cell>
          <table:table-cell office:value-type="string" calcext:value-type="string">
            <text:p>339.955.648-9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PICPAY SERVICOS S/A</text:p>
          </table:table-cell>
          <table:table-cell office:value-type="string" calcext:value-type="string">
            <text:p>EUZEBIO RODRIGUES DE MIRANDA</text:p>
          </table:table-cell>
          <table:table-cell office:value-type="string" calcext:value-type="string">
            <text:p>Webmotors x ANDERSON DA SILVA MONTEIR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JUIZADO ESPECIAL CÍVEL E CRIMINAL - CIC</text:p>
          </table:table-cell>
          <table:table-cell office:value-type="string" calcext:value-type="string">
            <text:p>VARA ÚNICA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3/05/2023</text:p>
          </table:table-cell>
          <table:table-cell office:value-type="float" office:value="52800" calcext:value-type="float">
            <text:p>528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8.846427252" calcext:value-type="float">
            <text:p>98,846427252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66579.14" calcext:value-type="float">
            <text:p>66579,1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52800" calcext:value-type="float">
            <text:p>52800</text:p>
          </table:table-cell>
          <table:table-cell table:number-columns-repeated="2" office:value-type="float" office:value="66579.14" calcext:value-type="float">
            <text:p>66579,14</text:p>
          </table:table-cell>
          <table:table-cell office:value-type="float" office:value="0" calcext:value-type="float">
            <text:p>0</text:p>
          </table:table-cell>
          <table:table-cell office:value-type="float" office:value="52800" calcext:value-type="float">
            <text:p>52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0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3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3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Sentença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5581" calcext:value-type="float">
            <text:p>349558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2827-79.2023.8.26.0286</text:p>
          </table:table-cell>
          <table:table-cell office:value-type="string" calcext:value-type="string">
            <text:p>Rescisória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07/01/2024</text:p>
          </table:table-cell>
          <table:table-cell office:value-type="string" calcext:value-type="string">
            <text:p>24/03/2023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GANDINI MOTOS LTDA</text:p>
          </table:table-cell>
          <table:table-cell office:value-type="string" calcext:value-type="string">
            <text:p>11.871.246/0001-55</text:p>
          </table:table-cell>
          <table:table-cell office:value-type="string" calcext:value-type="string">
            <text:p>EDUARDO GANDINI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FABIO RIBEIRO LIMA</text:p>
          </table:table-cell>
          <table:table-cell office:value-type="string" calcext:value-type="string">
            <text:p>Webmotors x GANDINI MOTOS LTD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tu</text:p>
          </table:table-cell>
          <table:table-cell table:number-columns-repeated="2" office:value-type="string" calcext:value-type="string">
            <text:p>1ª VARA CÍVEL DA COMARCA DE ITU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RELAÇÃO CONTRATUAL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5/03/2023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9.744602461" calcext:value-type="float">
            <text:p>99,74460246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6351.34" calcext:value-type="float">
            <text:p>6351,34</text:p>
          </table:table-cell>
          <table:table-cell office:value-type="string" calcext:value-type="string">
            <text:p>LUCRO CESSANTE</text:p>
          </table:table-cell>
          <table:table-cell table:style-name="ce4" office:value-type="string" calcext:value-type="string">
            <text:p>15/03/2023</text:p>
          </table:table-cell>
          <table:table-cell office:value-type="float" office:value="4367.88" calcext:value-type="float">
            <text:p>4367,8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9.744602461" calcext:value-type="float">
            <text:p>99,74460246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5548.38" calcext:value-type="float">
            <text:p>5548,38</text:p>
          </table:table-cell>
          <table:table-cell office:value-type="string" calcext:value-type="string">
            <text:p>Obrigação de Fazer</text:p>
          </table:table-cell>
          <table:table-cell table:style-name="ce4" office:value-type="string" calcext:value-type="string">
            <text:p>30/01/2024</text:p>
          </table:table-cell>
          <table:table-cell office:value-type="float" office:value="75.42" calcext:value-type="float">
            <text:p>75,4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6.42991244" calcext:value-type="float">
            <text:p>96,42991244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91.04" calcext:value-type="float">
            <text:p>91,04</text:p>
          </table:table-cell>
          <table:table-cell office:value-type="string" calcext:value-type="string">
            <text:p>Obrigação de Dar</text:p>
          </table:table-cell>
          <table:table-cell table:style-name="ce4" office:value-type="string" calcext:value-type="string">
            <text:p>18/12/2024</text:p>
          </table:table-cell>
          <table:table-cell office:value-type="float" office:value="699" calcext:value-type="float">
            <text:p>699</text:p>
          </table:table-cell>
          <table:table-cell office:value-type="float" office:value="710" calcext:value-type="float">
            <text:p>710</text:p>
          </table:table-cell>
          <table:table-cell office:value-type="float" office:value="2" calcext:value-type="float">
            <text:p>2</text:p>
          </table:table-cell>
          <table:table-cell office:value-type="float" office:value="101.776044425" calcext:value-type="float">
            <text:p>101,776044425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721.63" calcext:value-type="float">
            <text:p>721,63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0142.3" calcext:value-type="float">
            <text:p>10142,3</text:p>
          </table:table-cell>
          <table:table-cell table:number-columns-repeated="2" office:value-type="float" office:value="12712.39" calcext:value-type="float">
            <text:p>12712,39</text:p>
          </table:table-cell>
          <table:table-cell office:value-type="float" office:value="710" calcext:value-type="float">
            <text:p>710</text:p>
          </table:table-cell>
          <table:table-cell office:value-type="float" office:value="9367.88" calcext:value-type="float">
            <text:p>9367,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7/01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6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6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20/01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4" office:value-type="string" calcext:value-type="string">
            <text:p>17/01/2025</text:p>
          </table:table-cell>
          <table:table-cell office:value-type="string" calcext:value-type="string">
            <text:p>mayara.bueno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Recursal</text:p>
          </table:table-cell>
          <table:table-cell office:value-type="string" calcext:value-type="string">
            <text:p>aguardando deliberação sobre interposição de recurso</text:p>
          </table:table-cell>
          <table:table-cell office:value-type="string" calcext:value-type="string">
            <text:p>20/01/2025</text:p>
          </table:table-cell>
          <table:table-cell office:value-type="string" calcext:value-type="string">
            <text:p>00:00:00</text:p>
          </table:table-cell>
          <table:table-cell table:style-name="ce4" office:value-type="string" calcext:value-type="string">
            <text:p>09/08/2024</text:p>
          </table:table-cell>
          <table:table-cell table:style-name="ce4" office:value-type="string" calcext:value-type="string">
            <text:p>14:00:00</text:p>
          </table:table-cell>
        </table:table-row>
        <table:table-row table:style-name="ro1">
          <table:table-cell office:value-type="float" office:value="3491677" calcext:value-type="float">
            <text:p>349167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152889-36.2023.8.13.0024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28/12/2023</text:p>
          </table:table-cell>
          <table:table-cell office:value-type="string" calcext:value-type="string">
            <text:p>07/12/2023</text:p>
          </table:table-cell>
          <table:table-cell office:value-type="string" calcext:value-type="string">
            <text:p>12/07/2023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EDINO EDVALDO CAMPOS DIAS</text:p>
          </table:table-cell>
          <table:table-cell office:value-type="string" calcext:value-type="string">
            <text:p>031.635.726-0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SANTANDER SA</text:p>
          </table:table-cell>
          <table:table-cell office:value-type="string" calcext:value-type="string">
            <text:p>MARIANA MOL SILVA BARBOSA</text:p>
          </table:table-cell>
          <table:table-cell office:value-type="string" calcext:value-type="string">
            <text:p>Webmotors x EDINO EDVALDO CAMPOS DI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9ª UNIDADE JURISDICIONAL CÍVEL - 26º JD DA COMARCA DE BELO HORIZONTE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RELAÇÃO CONTRATUAL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01/08/2021</text:p>
          </table:table-cell>
          <table:table-cell office:value-type="float" office:value="6183.71" calcext:value-type="float">
            <text:p>6183,7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2.997167633" calcext:value-type="float">
            <text:p>92,997167633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9726.3" calcext:value-type="float">
            <text:p>9726,3</text:p>
          </table:table-cell>
          <table:table-cell office:value-type="string" calcext:value-type="string">
            <text:p>DANO MORAL</text:p>
          </table:table-cell>
          <table:table-cell table:style-name="ce4" office:value-type="string" calcext:value-type="string">
            <text:p>28/12/202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5.721572801" calcext:value-type="float">
            <text:p>95,72157280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2268.03" calcext:value-type="float">
            <text:p>12268,03</text:p>
          </table:table-cell>
          <table:table-cell office:value-type="string" calcext:value-type="string">
            <text:p>Multa</text:p>
          </table:table-cell>
          <table:table-cell table:style-name="ce4" office:value-type="string" calcext:value-type="string">
            <text:p>03/07/2024</text:p>
          </table:table-cell>
          <table:table-cell office:value-type="float" office:value="806.82" calcext:value-type="float">
            <text:p>806,8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7.476835119" calcext:value-type="float">
            <text:p>97,476835119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912.3" calcext:value-type="float">
            <text:p>912,3</text:p>
          </table:table-cell>
          <table:table-cell office:value-type="string" calcext:value-type="string">
            <text:p>Obrigação de Fazer</text:p>
          </table:table-cell>
          <table:table-cell table:style-name="ce4" office:value-type="string" calcext:value-type="string">
            <text:p>03/07/2024</text:p>
          </table:table-cell>
          <table:table-cell table:number-columns-repeated="2" office:value-type="float" office:value="806.82" calcext:value-type="float">
            <text:p>806,82</text:p>
          </table:table-cell>
          <table:table-cell office:value-type="float" office:value="7" calcext:value-type="float">
            <text:p>7</text:p>
          </table:table-cell>
          <table:table-cell office:value-type="float" office:value="97.476835119" calcext:value-type="float">
            <text:p>97,476835119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912.3" calcext:value-type="float">
            <text:p>912,3</text:p>
          </table:table-cell>
          <table:table-cell office:value-type="string" calcext:value-type="string">
            <text:p>Obrigação de Dar</text:p>
          </table:table-cell>
          <table:table-cell table:style-name="ce4" office:value-type="string" calcext:value-type="string">
            <text:p>26/12/2024</text:p>
          </table:table-cell>
          <table:table-cell table:number-columns-repeated="2" office:value-type="float" office:value="2666.29" calcext:value-type="float">
            <text:p>2666,29</text:p>
          </table:table-cell>
          <table:table-cell office:value-type="float" office:value="2" calcext:value-type="float">
            <text:p>2</text:p>
          </table:table-cell>
          <table:table-cell office:value-type="float" office:value="101.776044425" calcext:value-type="float">
            <text:p>101,776044425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2752.59" calcext:value-type="float">
            <text:p>2752,59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0463.64" calcext:value-type="float">
            <text:p>20463,64</text:p>
          </table:table-cell>
          <table:table-cell table:number-columns-repeated="2" office:value-type="float" office:value="26571.52" calcext:value-type="float">
            <text:p>26571,52</text:p>
          </table:table-cell>
          <table:table-cell office:value-type="float" office:value="3473.11" calcext:value-type="float">
            <text:p>3473,11</text:p>
          </table:table-cell>
          <table:table-cell office:value-type="float" office:value="16183.71" calcext:value-type="float">
            <text:p>16183,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8/12/2023</text:p>
          </table:table-cell>
          <table:table-cell office:value-type="string" calcext:value-type="string">
            <text:p>luana.doliveir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5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5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15/01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4" office:value-type="string" calcext:value-type="string">
            <text:p>26/12/2024</text:p>
          </table:table-cell>
          <table:table-cell office:value-type="string" calcext:value-type="string">
            <text:p>mayara.bueno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Execução</text:p>
          </table:table-cell>
          <table:table-cell office:value-type="string" calcext:value-type="string">
            <text:p>Pagamento do valor executado</text:p>
          </table:table-cell>
          <table:table-cell office:value-type="string" calcext:value-type="string">
            <text:p>29/01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717535" calcext:value-type="float">
            <text:p>371753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008327-36.2024.8.16.0174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25/09/2024</text:p>
          </table:table-cell>
          <table:table-cell office:value-type="string" calcext:value-type="string">
            <text:p>24/09/2024</text:p>
          </table:table-cell>
          <table:table-cell office:value-type="string" calcext:value-type="string">
            <text:p>12/09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DALBO VEICULOS LTDA ME</text:p>
          </table:table-cell>
          <table:table-cell office:value-type="string" calcext:value-type="string">
            <text:p>07.258.462/0001-5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JOAQUIM PEREIRA DA SILVA JUNIOR</text:p>
          </table:table-cell>
          <table:table-cell office:value-type="string" calcext:value-type="string">
            <text:p>Webmotors x DALBO VEICULOS LTDA M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União da Vitória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22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2/09/2024</text:p>
          </table:table-cell>
          <table:table-cell office:value-type="float" office:value="50703.98" calcext:value-type="float">
            <text:p>50703,9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8.355851" calcext:value-type="float">
            <text:p>98,35585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55758.49" calcext:value-type="float">
            <text:p>55758,49</text:p>
          </table:table-cell>
          <table:table-cell office:value-type="string" calcext:value-type="string">
            <text:p>Obrigação de Fazer</text:p>
          </table:table-cell>
          <table:table-cell table:style-name="ce4" office:value-type="string" calcext:value-type="string">
            <text:p>30/01/2025</text:p>
          </table:table-cell>
          <table:table-cell table:number-columns-repeated="2" office:value-type="float" office:value="1507.8" calcext:value-type="float">
            <text:p>1507,8</text:p>
          </table:table-cell>
          <table:table-cell office:value-type="float" office:value="1" calcext:value-type="float">
            <text:p>1</text:p>
          </table:table-cell>
          <table:table-cell office:value-type="float" office:value="102.732739243" calcext:value-type="float">
            <text:p>102,732739243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526.99" calcext:value-type="float">
            <text:p>1526,99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52211.78" calcext:value-type="float">
            <text:p>52211,78</text:p>
          </table:table-cell>
          <table:table-cell table:number-columns-repeated="2" office:value-type="float" office:value="57285.48" calcext:value-type="float">
            <text:p>57285,48</text:p>
          </table:table-cell>
          <table:table-cell office:value-type="float" office:value="1507.8" calcext:value-type="float">
            <text:p>1507,8</text:p>
          </table:table-cell>
          <table:table-cell office:value-type="float" office:value="50703.98" calcext:value-type="float">
            <text:p>50703,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25/09/2024</text:p>
          </table:table-cell>
          <table:table-cell office:value-type="string" calcext:value-type="string">
            <text:p>07/11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9/10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9/10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04/02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4" office:value-type="string" calcext:value-type="string">
            <text:p>24/01/2025</text:p>
          </table:table-cell>
          <table:table-cell office:value-type="string" calcext:value-type="string">
            <text:p>maria.queiroz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Recursal</text:p>
          </table:table-cell>
          <table:table-cell office:value-type="string" calcext:value-type="string">
            <text:p>Aguardando julgamento de recurso para 2ª instância - GMB</text:p>
          </table:table-cell>
          <table:table-cell office:value-type="string" calcext:value-type="string">
            <text:p>07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764664" calcext:value-type="float">
            <text:p>376466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Extrajudicial - Tacito Pereira Nobre</text:p>
          </table:table-cell>
          <table:table-cell office:value-type="string" calcext:value-type="string">
            <text:p>Notificação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06/11/2024</text:p>
          </table:table-cell>
          <table:table-cell office:value-type="string" calcext:value-type="string">
            <text:p>05/11/2024</text:p>
          </table:table-cell>
          <table:table-cell office:value-type="string" calcext:value-type="string">
            <text:p>21/10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TACITO PEREIRA NOBRE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EM PATRONO CONSTITUÍDO</text:p>
          </table:table-cell>
          <table:table-cell office:value-type="string" calcext:value-type="string">
            <text:p>Webmotors x TACITO PEREIRA NOBR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NOTIFICAÇÃO EXTRAJUDICIAL</text:p>
          </table:table-cell>
          <table:table-cell office:value-type="string" calcext:value-type="string">
            <text:p>Notificação Extrajudicial</text:p>
          </table:table-cell>
          <table:table-cell office:value-type="string" calcext:value-type="string">
            <text:p>ADMINISTRATIVO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21/10/20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8.965657276" calcext:value-type="float">
            <text:p>98,965657276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082.5" calcext:value-type="float">
            <text:p>1082,5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82.5" calcext:value-type="float">
            <text:p>1082,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6/11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4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4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8/11/2024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8/11/202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Proncon - Defesa Apresentada</text:p>
          </table:table-cell>
          <table:table-cell office:value-type="string" calcext:value-type="string">
            <text:p>18/11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717532" calcext:value-type="float">
            <text:p>371753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Notificação Extrajudicial- Ricardo Borges Dos Reis</text:p>
          </table:table-cell>
          <table:table-cell office:value-type="string" calcext:value-type="string">
            <text:p>Notificação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25/09/2024</text:p>
          </table:table-cell>
          <table:table-cell office:value-type="string" calcext:value-type="string">
            <text:p>24/09/2024</text:p>
          </table:table-cell>
          <table:table-cell office:value-type="string" calcext:value-type="string">
            <text:p>23/09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RICARDO BORGES DOS REIS</text:p>
          </table:table-cell>
          <table:table-cell office:value-type="string" calcext:value-type="string">
            <text:p>064.021.369-3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AFAEL SCHRODER</text:p>
          </table:table-cell>
          <table:table-cell office:value-type="string" calcext:value-type="string">
            <text:p>Webmotors x RICARDO BORGES DOS REI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1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22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23/09/20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8.355851" calcext:value-type="float">
            <text:p>98,35585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099.69" calcext:value-type="float">
            <text:p>1099,69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99.69" calcext:value-type="float">
            <text:p>1099,6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5/09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0/10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0/10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rocon</text:p>
          </table:table-cell>
          <table:table-cell office:value-type="string" calcext:value-type="string">
            <text:p>Aguardando manifestação do autor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544938" calcext:value-type="float">
            <text:p>354493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64327-94.2022.4.04.7000</text:p>
          </table:table-cell>
          <table:table-cell office:value-type="string" calcext:value-type="string">
            <text:p>Judicial – Obrigação de Fazer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08/03/2024</text:p>
          </table:table-cell>
          <table:table-cell office:value-type="string" calcext:value-type="string">
            <text:p>07/11/2022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JOELSON DA ROSA</text:p>
          </table:table-cell>
          <table:table-cell office:value-type="string" calcext:value-type="string">
            <text:p>802.780.009-9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SANTANDER SA</text:p>
          </table:table-cell>
          <table:table-cell office:value-type="string" calcext:value-type="string">
            <text:p>ALEXANDRE MANOEL CUNHA</text:p>
          </table:table-cell>
          <table:table-cell office:value-type="string" calcext:value-type="string">
            <text:p>Webmotors x JOELSON DA ROS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FÓRUM FEDERAL</text:p>
          </table:table-cell>
          <table:table-cell office:value-type="string" calcext:value-type="string">
            <text:p>1ª VARA FEDERAL</text:p>
          </table:table-cell>
          <table:table-cell office:value-type="string" calcext:value-type="string">
            <text:p>JUSTIÇA FEDERA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FRAUDE</text:p>
          </table:table-cell>
          <table:table-cell office:value-type="string" calcext:value-type="string">
            <text:p>FRAUDE NA DOCUMENTAÇÃO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07/11/2022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9.707525857" calcext:value-type="float">
            <text:p>99,707525857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26241.32" calcext:value-type="float">
            <text:p>26241,32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26241.32" calcext:value-type="float">
            <text:p>26241,3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1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Defesa apresentada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763847" calcext:value-type="float">
            <text:p>376384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19824-76.2024.8.26.0004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05/11/2024</text:p>
          </table:table-cell>
          <table:table-cell office:value-type="string" calcext:value-type="string">
            <text:p>04/11/2024</text:p>
          </table:table-cell>
          <table:table-cell office:value-type="string" calcext:value-type="string">
            <text:p>25/10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JEFFERSON APARECIDO DA COSTA</text:p>
          </table:table-cell>
          <table:table-cell office:value-type="string" calcext:value-type="string">
            <text:p>232.704.238-02</text:p>
          </table:table-cell>
          <table:table-cell office:value-type="string" calcext:value-type="string">
            <text:p>MONIQUE SILVA SANTOS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DECK COMERCIO DE VEICULOS LTDA</text:p>
          </table:table-cell>
          <table:table-cell office:value-type="string" calcext:value-type="string">
            <text:p>ALEXANDRO DE LIMA</text:p>
          </table:table-cell>
          <table:table-cell office:value-type="string" calcext:value-type="string">
            <text:p>Webmotors x JEFFERSON APARECIDO DA COST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ÓRUM REGIONAL IV - LAPA</text:p>
          </table:table-cell>
          <table:table-cell office:value-type="string" calcext:value-type="string">
            <text:p>4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5/10/2024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8.965657276" calcext:value-type="float">
            <text:p>98,965657276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6237.53" calcext:value-type="float">
            <text:p>16237,53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6237.53" calcext:value-type="float">
            <text:p>16237,53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5/11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3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3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apresentação de defesa</text:p>
          </table:table-cell>
          <table:table-cell office:value-type="string" calcext:value-type="string">
            <text:p>07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639169" calcext:value-type="float">
            <text:p>363916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24244-76.2024.8.21.0010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20/06/2024</text:p>
          </table:table-cell>
          <table:table-cell office:value-type="string" calcext:value-type="string">
            <text:p>19/06/2024</text:p>
          </table:table-cell>
          <table:table-cell office:value-type="string" calcext:value-type="string">
            <text:p>23/05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PIRES NEGOCIOS AUTOMOTIVOS LTDA</text:p>
          </table:table-cell>
          <table:table-cell office:value-type="string" calcext:value-type="string">
            <text:p>44.018.149/0001-7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SANTANDER BRASIL SA</text:p>
          </table:table-cell>
          <table:table-cell office:value-type="string" calcext:value-type="string">
            <text:p>CESAR AUGUSTO TOME</text:p>
          </table:table-cell>
          <table:table-cell office:value-type="string" calcext:value-type="string">
            <text:p>Webmotors x PIRES NEGOCIOS AUTOMOTIVOS LTD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Caxias do Sul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4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3/05/2024</text:p>
          </table:table-cell>
          <table:table-cell office:value-type="float" office:value="25496.62" calcext:value-type="float">
            <text:p>25496,6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5.840635169" calcext:value-type="float">
            <text:p>95,840635169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29870.28" calcext:value-type="float">
            <text:p>29870,28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5496.62" calcext:value-type="float">
            <text:p>25496,62</text:p>
          </table:table-cell>
          <table:table-cell table:number-columns-repeated="2" office:value-type="float" office:value="29870.28" calcext:value-type="float">
            <text:p>29870,28</text:p>
          </table:table-cell>
          <table:table-cell office:value-type="float" office:value="0" calcext:value-type="float">
            <text:p>0</text:p>
          </table:table-cell>
          <table:table-cell office:value-type="float" office:value="25496.62" calcext:value-type="float">
            <text:p>25496,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0/06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8/06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8/06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06/12/2024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despacho saneador</text:p>
          </table:table-cell>
          <table:table-cell office:value-type="string" calcext:value-type="string">
            <text:p>06/12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6474" calcext:value-type="float">
            <text:p>348647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4814-45.2023.8.26.0224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20/12/2023</text:p>
          </table:table-cell>
          <table:table-cell office:value-type="string" calcext:value-type="string">
            <text:p>13/02/2023</text:p>
          </table:table-cell>
          <table:table-cell office:value-type="string" calcext:value-type="string">
            <text:p>06/02/2023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CAMILA DA CRUZ LEITE E BRUNO AUGUSTO ROSA DE OLIVEIRA</text:p>
          </table:table-cell>
          <table:table-cell office:value-type="string" calcext:value-type="string">
            <text:p>388.920.798-75</text:p>
          </table:table-cell>
          <table:table-cell office:value-type="string" calcext:value-type="string">
            <text:p>CAMILA DA CRUZ LEITE</text:p>
          </table:table-cell>
          <table:table-cell office:value-type="string" calcext:value-type="string">
            <text:p>WEB MOTORS SA</text:p>
          </table:table-cell>
          <table:table-cell office:value-type="string" calcext:value-type="string">
            <text:p>AEROPORTO VISTORIA VEICULAR EIRELI</text:p>
          </table:table-cell>
          <table:table-cell office:value-type="string" calcext:value-type="string">
            <text:p>FRANCISCO ANTONIO DE FREITAS</text:p>
          </table:table-cell>
          <table:table-cell office:value-type="string" calcext:value-type="string">
            <text:p>Webmotors x CAMILA DA CRUZ LEITE E BRUNO AUGUSTO ROSA DE OLIVEIR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Guarulhos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3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6/02/2023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9.804485152" calcext:value-type="float">
            <text:p>99,804485152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38394.83" calcext:value-type="float">
            <text:p>38394,83</text:p>
          </table:table-cell>
          <table:table-cell office:value-type="string" calcext:value-type="string">
            <text:p>DANO MATERIAL</text:p>
          </table:table-cell>
          <table:table-cell table:style-name="ce4" office:value-type="string" calcext:value-type="string">
            <text:p>06/02/2023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9.804485152" calcext:value-type="float">
            <text:p>99,804485152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63991.39" calcext:value-type="float">
            <text:p>63991,39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2" office:value-type="float" office:value="102386.22" calcext:value-type="float">
            <text:p>102386,22</text:p>
          </table:table-cell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0/12/2023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22/01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audiência de instrução</text:p>
          </table:table-cell>
          <table:table-cell office:value-type="string" calcext:value-type="string">
            <text:p>27/01/2025</text:p>
          </table:table-cell>
          <table:table-cell office:value-type="string" calcext:value-type="string">
            <text:p>00:00:00</text:p>
          </table:table-cell>
          <table:table-cell table:style-name="ce4" office:value-type="string" calcext:value-type="string">
            <text:p>22/01/2025</text:p>
          </table:table-cell>
          <table:table-cell table:style-name="ce4" office:value-type="string" calcext:value-type="string">
            <text:p>15:00:00</text:p>
          </table:table-cell>
        </table:table-row>
        <table:table-row table:style-name="ro1">
          <table:table-cell office:value-type="float" office:value="3534038" calcext:value-type="float">
            <text:p>353403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00327-95.2024.4.03.6304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26/02/2024</text:p>
          </table:table-cell>
          <table:table-cell office:value-type="string" calcext:value-type="string">
            <text:p>07/02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JOSE JARDEL DE ASSIS RODRIGUES</text:p>
          </table:table-cell>
          <table:table-cell office:value-type="string" calcext:value-type="string">
            <text:p>052.106.024-9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CAIXA ECONOMICA FEDERAL</text:p>
          </table:table-cell>
          <table:table-cell office:value-type="string" calcext:value-type="string">
            <text:p>ANDERSON DO NASCIMENTO LERIANO</text:p>
          </table:table-cell>
          <table:table-cell office:value-type="string" calcext:value-type="string">
            <text:p>Webmotors x JOSE JARDEL DE ASSIS RODRIGUE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Jundiaí</text:p>
          </table:table-cell>
          <table:table-cell office:value-type="string" calcext:value-type="string">
            <text:p>JUSTIÇA FEDERAL</text:p>
          </table:table-cell>
          <table:table-cell office:value-type="string" calcext:value-type="string">
            <text:p>2ª VARA GABINETE JEF DE JUNDIAÍ</text:p>
          </table:table-cell>
          <table:table-cell office:value-type="string" calcext:value-type="string">
            <text:p>JUSTIÇA FEDERA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7/02/2024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6.497413378" calcext:value-type="float">
            <text:p>96,497413378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26302.98" calcext:value-type="float">
            <text:p>26302,98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2000" calcext:value-type="float">
            <text:p>22000</text:p>
          </table:table-cell>
          <table:table-cell table:number-columns-repeated="2" office:value-type="float" office:value="26302.98" calcext:value-type="float">
            <text:p>26302,98</text:p>
          </table:table-cell>
          <table:table-cell office:value-type="float" office:value="0" calcext:value-type="float">
            <text:p>0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6/02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7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7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Requerido o julgamento antecipado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style-name="ce4" office:value-type="string" calcext:value-type="string">
            <text:p>19/06/2024</text:p>
          </table:table-cell>
          <table:table-cell table:style-name="ce4" office:value-type="string" calcext:value-type="string">
            <text:p>12:00:00</text:p>
          </table:table-cell>
        </table:table-row>
        <table:table-row table:style-name="ro1">
          <table:table-cell office:value-type="float" office:value="3774567" calcext:value-type="float">
            <text:p>3774567</text:p>
          </table:table-cell>
          <table:table-cell office:value-type="string" calcext:value-type="string">
            <text:p>CIV2877569</text:p>
          </table:table-cell>
          <table:table-cell office:value-type="string" calcext:value-type="string">
            <text:p>@0827656-30.2024.8.19.0202</text:p>
          </table:table-cell>
          <table:table-cell office:value-type="string" calcext:value-type="string">
            <text:p>Judicial - Obrigação de Fazer +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13/11/2024</text:p>
          </table:table-cell>
          <table:table-cell office:value-type="string" calcext:value-type="string">
            <text:p>06/11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GOMESCAR MULTIMARCAS LTDA</text:p>
          </table:table-cell>
          <table:table-cell office:value-type="string" calcext:value-type="string">
            <text:p>14.861.197/0001-68</text:p>
          </table:table-cell>
          <table:table-cell office:value-type="string" calcext:value-type="string">
            <text:p>MARCOS ANTONIO VIEIRA DA SILVA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CREMILDA LUBE</text:p>
          </table:table-cell>
          <table:table-cell office:value-type="string" calcext:value-type="string">
            <text:p>Webmotors x GOMESCAR MULTIMARCAS LTD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FÓRUM REGIONAL - MADUREIRA</text:p>
          </table:table-cell>
          <table:table-cell office:value-type="string" calcext:value-type="string">
            <text:p>5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22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06/11/202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.469935267" calcext:value-type="float">
            <text:p>100,469935267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0560.41" calcext:value-type="float">
            <text:p>10560,41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10560.41" calcext:value-type="float">
            <text:p>10560,4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3/11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9/1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9/1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09/12/2024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apresentação de defesa</text:p>
          </table:table-cell>
          <table:table-cell office:value-type="string" calcext:value-type="string">
            <text:p>05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2812" calcext:value-type="float">
            <text:p>348281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39057-45.2023.8.21.0010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4/12/2023</text:p>
          </table:table-cell>
          <table:table-cell office:value-type="string" calcext:value-type="string">
            <text:p>22/08/2023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RAUL JONES MARCOLIN PINTO</text:p>
          </table:table-cell>
          <table:table-cell office:value-type="string" calcext:value-type="string">
            <text:p>507.838.310-7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JULIANO MATTE</text:p>
          </table:table-cell>
          <table:table-cell office:value-type="string" calcext:value-type="string">
            <text:p>Webmotors x RAUL JONES MARCOLIN PINT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Caxias do Sul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4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2/08/2023</text:p>
          </table:table-cell>
          <table:table-cell office:value-type="float" office:value="40399" calcext:value-type="float">
            <text:p>4039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4.469903149" calcext:value-type="float">
            <text:p>94,469903149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51980.33" calcext:value-type="float">
            <text:p>51980,33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40399" calcext:value-type="float">
            <text:p>40399</text:p>
          </table:table-cell>
          <table:table-cell table:number-columns-repeated="2" office:value-type="float" office:value="51980.33" calcext:value-type="float">
            <text:p>51980,33</text:p>
          </table:table-cell>
          <table:table-cell office:value-type="float" office:value="0" calcext:value-type="float">
            <text:p>0</text:p>
          </table:table-cell>
          <table:table-cell office:value-type="float" office:value="40399" calcext:value-type="float">
            <text:p>40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4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5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5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Requerido o julgamento antecipado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1734" calcext:value-type="float">
            <text:p>349173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3314-72.2021.8.26.0495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28/12/2023</text:p>
          </table:table-cell>
          <table:table-cell office:value-type="string" calcext:value-type="string">
            <text:p>02/12/2021</text:p>
          </table:table-cell>
          <table:table-cell office:value-type="string" calcext:value-type="string">
            <text:p>09/09/2021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ALEX RIBEIRO DE JESUS</text:p>
          </table:table-cell>
          <table:table-cell office:value-type="string" calcext:value-type="string">
            <text:p>272.139.908-0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JEYCE MORAES MACEDO</text:p>
          </table:table-cell>
          <table:table-cell office:value-type="string" calcext:value-type="string">
            <text:p>Webmotors x ALEX RIBEIRO DE JESU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Registro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3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9/09/2021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3.610948939" calcext:value-type="float">
            <text:p>93,610948939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34134.62" calcext:value-type="float">
            <text:p>34134,62</text:p>
          </table:table-cell>
          <table:table-cell office:value-type="string" calcext:value-type="string">
            <text:p>DANO MATERIAL</text:p>
          </table:table-cell>
          <table:table-cell table:style-name="ce4" office:value-type="string" calcext:value-type="string">
            <text:p>09/09/2021</text:p>
          </table:table-cell>
          <table:table-cell office:value-type="float" office:value="23200" calcext:value-type="float">
            <text:p>232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3.610948939" calcext:value-type="float">
            <text:p>93,610948939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35996.5" calcext:value-type="float">
            <text:p>35996,5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45200" calcext:value-type="float">
            <text:p>45200</text:p>
          </table:table-cell>
          <table:table-cell table:number-columns-repeated="2" office:value-type="float" office:value="70131.12" calcext:value-type="float">
            <text:p>70131,12</text:p>
          </table:table-cell>
          <table:table-cell office:value-type="float" office:value="0" calcext:value-type="float">
            <text:p>0</text:p>
          </table:table-cell>
          <table:table-cell office:value-type="float" office:value="45200" calcext:value-type="float">
            <text:p>45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8/12/2023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19/11/2024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Recursal</text:p>
          </table:table-cell>
          <table:table-cell office:value-type="string" calcext:value-type="string">
            <text:p>Aguardando julgamento de recurso para 3ª instância - GMB</text:p>
          </table:table-cell>
          <table:table-cell office:value-type="string" calcext:value-type="string">
            <text:p>18/12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829494" calcext:value-type="float">
            <text:p>3829494</text:p>
          </table:table-cell>
          <table:table-cell office:value-type="string" calcext:value-type="string">
            <text:p>CIV2891525</text:p>
          </table:table-cell>
          <table:table-cell office:value-type="string" calcext:value-type="string">
            <text:p>@1004951-70.2024.8.26.0457</text:p>
          </table:table-cell>
          <table:table-cell office:value-type="string" calcext:value-type="string">
            <text:p>Judicial –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04/12/2024</text:p>
          </table:table-cell>
          <table:table-cell office:value-type="string" calcext:value-type="string">
            <text:p>22/11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CNM VEICULOS LTDA ME</text:p>
          </table:table-cell>
          <table:table-cell office:value-type="string" calcext:value-type="string">
            <text:p>49.739.686/0001-26</text:p>
          </table:table-cell>
          <table:table-cell office:value-type="string" calcext:value-type="string">
            <text:p>CAUA HENRIQUE MORAES MARTINS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ISAIAS PEREIRA SANTOS</text:p>
          </table:table-cell>
          <table:table-cell office:value-type="string" calcext:value-type="string">
            <text:p>Webmotors x CNM VEICULOS LTDA M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irassununga</text:p>
          </table:table-cell>
          <table:table-cell office:value-type="string" calcext:value-type="string">
            <text:p>JUIZADO ESPECIAL CÍVEL E CRIMINAL</text:p>
          </table:table-cell>
          <table:table-cell office:value-type="string" calcext:value-type="string">
            <text:p>Juizado Especial Cível e Crimina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22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2/11/2024</text:p>
          </table:table-cell>
          <table:table-cell office:value-type="float" office:value="10282.77" calcext:value-type="float">
            <text:p>10282,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.469935267" calcext:value-type="float">
            <text:p>100,469935267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0859.03" calcext:value-type="float">
            <text:p>10859,03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0282.77" calcext:value-type="float">
            <text:p>10282,77</text:p>
          </table:table-cell>
          <table:table-cell table:number-columns-repeated="2" office:value-type="float" office:value="10859.03" calcext:value-type="float">
            <text:p>10859,03</text:p>
          </table:table-cell>
          <table:table-cell office:value-type="float" office:value="0" calcext:value-type="float">
            <text:p>0</text:p>
          </table:table-cell>
          <table:table-cell office:value-type="float" office:value="10282.77" calcext:value-type="float">
            <text:p>10282,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4/12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3/1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3/1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31/01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Defesa apresentada</text:p>
          </table:table-cell>
          <table:table-cell office:value-type="string" calcext:value-type="string">
            <text:p>07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663403" calcext:value-type="float">
            <text:p>3663403</text:p>
          </table:table-cell>
          <table:table-cell office:value-type="string" calcext:value-type="string">
            <text:p>CIV2715284</text:p>
          </table:table-cell>
          <table:table-cell office:value-type="string" calcext:value-type="string">
            <text:p>@1001316-81.2024.8.11.0010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19/07/2024</text:p>
          </table:table-cell>
          <table:table-cell office:value-type="string" calcext:value-type="string">
            <text:p>14/06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ANA BHEATRIZ NOVAES SALVIANO ME,</text:p>
          </table:table-cell>
          <table:table-cell office:value-type="string" calcext:value-type="string">
            <text:p>30.839.736/0001-1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ICARDO MARQUES DE ABREU</text:p>
          </table:table-cell>
          <table:table-cell office:value-type="string" calcext:value-type="string">
            <text:p>Webmotors x ANA BHEATRIZ NOVAES SALVIANO ME,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Jaciara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1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4/06/2024</text:p>
          </table:table-cell>
          <table:table-cell office:value-type="float" office:value="14089.01" calcext:value-type="float">
            <text:p>14089,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6.693616822" calcext:value-type="float">
            <text:p>96,693616822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6210.12" calcext:value-type="float">
            <text:p>16210,12</text:p>
          </table:table-cell>
          <table:table-cell office:value-type="string" calcext:value-type="string">
            <text:p>Obrigação de Fazer</text:p>
          </table:table-cell>
          <table:table-cell table:style-name="ce4" office:value-type="string" calcext:value-type="string">
            <text:p>26/11/2024</text:p>
          </table:table-cell>
          <table:table-cell table:number-columns-repeated="2" office:value-type="float" office:value="490.45" calcext:value-type="float">
            <text:p>490,45</text:p>
          </table:table-cell>
          <table:table-cell office:value-type="float" office:value="3" calcext:value-type="float">
            <text:p>3</text:p>
          </table:table-cell>
          <table:table-cell office:value-type="float" office:value="100.469935267" calcext:value-type="float">
            <text:p>100,469935267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517.94" calcext:value-type="float">
            <text:p>517,9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4579.46" calcext:value-type="float">
            <text:p>14579,46</text:p>
          </table:table-cell>
          <table:table-cell table:number-columns-repeated="2" office:value-type="float" office:value="16728.06" calcext:value-type="float">
            <text:p>16728,06</text:p>
          </table:table-cell>
          <table:table-cell office:value-type="float" office:value="490.45" calcext:value-type="float">
            <text:p>490,45</text:p>
          </table:table-cell>
          <table:table-cell office:value-type="float" office:value="14089.01" calcext:value-type="float">
            <text:p>14089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19/07/2024</text:p>
          </table:table-cell>
          <table:table-cell office:value-type="string" calcext:value-type="string">
            <text:p>02/09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9/07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9/07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11/12/2024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4" office:value-type="string" calcext:value-type="string">
            <text:p>26/11/2024</text:p>
          </table:table-cell>
          <table:table-cell office:value-type="string" calcext:value-type="string">
            <text:p>maria.queiroz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Recursal</text:p>
          </table:table-cell>
          <table:table-cell office:value-type="string" calcext:value-type="string">
            <text:p>aguardando deliberação sobre interposição de recurso</text:p>
          </table:table-cell>
          <table:table-cell office:value-type="string" calcext:value-type="string">
            <text:p>13/12/2024</text:p>
          </table:table-cell>
          <table:table-cell office:value-type="string" calcext:value-type="string">
            <text:p>00:00:00</text:p>
          </table:table-cell>
          <table:table-cell table:style-name="ce4" office:value-type="string" calcext:value-type="string">
            <text:p>02/09/2024</text:p>
          </table:table-cell>
          <table:table-cell table:style-name="ce4" office:value-type="string" calcext:value-type="string">
            <text:p>13:30:00</text:p>
          </table:table-cell>
        </table:table-row>
        <table:table-row table:style-name="ro1">
          <table:table-cell office:value-type="float" office:value="3493060" calcext:value-type="float">
            <text:p>349306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24361-55.2023.8.26.0100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29/12/2023</text:p>
          </table:table-cell>
          <table:table-cell office:value-type="string" calcext:value-type="string">
            <text:p>02/03/2023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JOSE EVERALDO GONCALVES DE ATAIDE</text:p>
          </table:table-cell>
          <table:table-cell office:value-type="string" calcext:value-type="string">
            <text:p>073.954.498-5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DANIEL DOS SANTOS GONCALEZ</text:p>
          </table:table-cell>
          <table:table-cell office:value-type="string" calcext:value-type="string">
            <text:p>BANCO BRADESCO S/A</text:p>
          </table:table-cell>
          <table:table-cell office:value-type="string" calcext:value-type="string">
            <text:p>RUY MOLINA LACERDA FRANCO JUNIOR</text:p>
          </table:table-cell>
          <table:table-cell office:value-type="string" calcext:value-type="string">
            <text:p>Webmotors x JOSE EVERALDO GONCALVES DE ATAID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ÓRUM CENTRAL - JOÃO MENDES JÚNIOR</text:p>
          </table:table-cell>
          <table:table-cell office:value-type="string" calcext:value-type="string">
            <text:p>13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1/03/2023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9.744602461" calcext:value-type="float">
            <text:p>99,74460246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38108.06" calcext:value-type="float">
            <text:p>38108,06</text:p>
          </table:table-cell>
          <table:table-cell office:value-type="string" calcext:value-type="string">
            <text:p>Restituição em Dobro</text:p>
          </table:table-cell>
          <table:table-cell table:style-name="ce4" office:value-type="string" calcext:value-type="string">
            <text:p>01/03/2023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9.744602461" calcext:value-type="float">
            <text:p>99,74460246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9654.04" calcext:value-type="float">
            <text:p>9654,0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37600" calcext:value-type="float">
            <text:p>37600</text:p>
          </table:table-cell>
          <table:table-cell table:number-columns-repeated="2" office:value-type="float" office:value="47762.1" calcext:value-type="float">
            <text:p>47762,1</text:p>
          </table:table-cell>
          <table:table-cell office:value-type="float" office:value="0" calcext:value-type="float">
            <text:p>0</text:p>
          </table:table-cell>
          <table:table-cell office:value-type="float" office:value="37600" calcext:value-type="float">
            <text:p>37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9/12/2023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7/1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7/1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27/12/2024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Defesa apresentada</text:p>
          </table:table-cell>
          <table:table-cell office:value-type="string" calcext:value-type="string">
            <text:p>27/12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4881" calcext:value-type="float">
            <text:p>348488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51204-83.2021.8.26.0114</text:p>
          </table:table-cell>
          <table:table-cell office:value-type="string" calcext:value-type="string">
            <text:p>Rescisória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18/12/2023</text:p>
          </table:table-cell>
          <table:table-cell office:value-type="string" calcext:value-type="string">
            <text:p>25/04/2023</text:p>
          </table:table-cell>
          <table:table-cell office:value-type="string" calcext:value-type="string">
            <text:p>14/12/2021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JOSE AFONSO MISTURA FERREIRA</text:p>
          </table:table-cell>
          <table:table-cell office:value-type="float" office:value="31010031805" calcext:value-type="float">
            <text:p>31010031805</text:p>
          </table:table-cell>
          <table:table-cell office:value-type="string" calcext:value-type="string">
            <text:p>CARLA CARVALHO CAMARGO FERREIRA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GISLAINE DE LIMA SALOMAO DO CARMO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x JOSE AFONSO MISTURA FERREIR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FÓRUM - CIDADE JUDICIÁRIA</text:p>
          </table:table-cell>
          <table:table-cell office:value-type="string" calcext:value-type="string">
            <text:p>4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FRAUDE</text:p>
          </table:table-cell>
          <table:table-cell office:value-type="string" calcext:value-type="string">
            <text:p>FRAUDE NA DOCUMENTAÇÃO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RESCISÃO DO CONTRATO</text:p>
          </table:table-cell>
          <table:table-cell office:value-type="string" calcext:value-type="string">
            <text:p>14/12/2021</text:p>
          </table:table-cell>
          <table:table-cell office:value-type="float" office:value="24034.87" calcext:value-type="float">
            <text:p>24034,8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3.625836057" calcext:value-type="float">
            <text:p>93,625836057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36492.62" calcext:value-type="float">
            <text:p>36492,62</text:p>
          </table:table-cell>
          <table:table-cell office:value-type="string" calcext:value-type="string">
            <text:p>DANO MATERIAL</text:p>
          </table:table-cell>
          <table:table-cell table:style-name="ce4" office:value-type="string" calcext:value-type="string">
            <text:p>14/12/2021</text:p>
          </table:table-cell>
          <table:table-cell office:value-type="float" office:value="42501.39" calcext:value-type="float">
            <text:p>42501,3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3.625836057" calcext:value-type="float">
            <text:p>93,625836057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64530.7" calcext:value-type="float">
            <text:p>64530,7</text:p>
          </table:table-cell>
          <table:table-cell office:value-type="string" calcext:value-type="string">
            <text:p>DANO MORAL</text:p>
          </table:table-cell>
          <table:table-cell table:style-name="ce4" office:value-type="string" calcext:value-type="string">
            <text:p>14/12/2021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3.625836057" calcext:value-type="float">
            <text:p>93,625836057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75915.99" calcext:value-type="float">
            <text:p>75915,99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16536.26" calcext:value-type="float">
            <text:p>116536,26</text:p>
          </table:table-cell>
          <table:table-cell table:number-columns-repeated="2" office:value-type="float" office:value="176939.31" calcext:value-type="float">
            <text:p>176939,31</text:p>
          </table:table-cell>
          <table:table-cell office:value-type="float" office:value="0" calcext:value-type="float">
            <text:p>0</text:p>
          </table:table-cell>
          <table:table-cell office:value-type="float" office:value="116536.26" calcext:value-type="float">
            <text:p>116536,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8/12/2023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Requerido o julgamento antecipado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3044" calcext:value-type="float">
            <text:p>349304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22012-85.2023.8.26.0001</text:p>
          </table:table-cell>
          <table:table-cell office:value-type="string" calcext:value-type="string">
            <text:p>Judicial - Obrigação de Fazer + Dano Materi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29/12/2023</text:p>
          </table:table-cell>
          <table:table-cell office:value-type="string" calcext:value-type="string">
            <text:p>26/06/2023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CAMILA BATISTA DOS SANTOS</text:p>
          </table:table-cell>
          <table:table-cell office:value-type="string" calcext:value-type="string">
            <text:p>450.850.448-5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 MOTORS SA</text:p>
          </table:table-cell>
          <table:table-cell office:value-type="string" calcext:value-type="string">
            <text:p>NU PAGAMENTOS SA</text:p>
          </table:table-cell>
          <table:table-cell office:value-type="string" calcext:value-type="string">
            <text:p>SEM PATRONO CONSTITUÍDO</text:p>
          </table:table-cell>
          <table:table-cell office:value-type="string" calcext:value-type="string">
            <text:p>Webmotors x CAMILA BATISTA DOS SANTO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ÓRUM REGIONAL I - SANTANA, CASA VERDE, VILA MARIA, TUCURUVI</text:p>
          </table:table-cell>
          <table:table-cell office:value-type="string" calcext:value-type="string">
            <text:p>2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29/12/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5.721572801" calcext:value-type="float">
            <text:p>95,72157280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907.05" calcext:value-type="float">
            <text:p>62907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9/12/2023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4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4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Requerido o julgamento antecipado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846073" calcext:value-type="float">
            <text:p>3846073</text:p>
          </table:table-cell>
          <table:table-cell office:value-type="string" calcext:value-type="string">
            <text:p>CIV2872708</text:p>
          </table:table-cell>
          <table:table-cell office:value-type="string" calcext:value-type="string">
            <text:p>@1034057-47.2024.8.26.0564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23/12/2024</text:p>
          </table:table-cell>
          <table:table-cell office:value-type="string" calcext:value-type="string">
            <text:p>20/12/2024</text:p>
          </table:table-cell>
          <table:table-cell office:value-type="string" calcext:value-type="string">
            <text:p>01/11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JANAINA LEONCIO SHIMAMOTO</text:p>
          </table:table-cell>
          <table:table-cell office:value-type="string" calcext:value-type="string">
            <text:p>351.936.318-6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EATRIZ CAETANO DA SILVA CUSTODIO</text:p>
          </table:table-cell>
          <table:table-cell office:value-type="string" calcext:value-type="string">
            <text:p>Webmotors x JANAINA LEONCIO SHIMAMOT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Bernardo do Campo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7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1/11/2024</text:p>
          </table:table-cell>
          <table:table-cell office:value-type="float" office:value="37900" calcext:value-type="float">
            <text:p>37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.469935267" calcext:value-type="float">
            <text:p>100,469935267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40023.97" calcext:value-type="float">
            <text:p>40023,97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37900" calcext:value-type="float">
            <text:p>37900</text:p>
          </table:table-cell>
          <table:table-cell table:number-columns-repeated="2" office:value-type="float" office:value="40023.97" calcext:value-type="float">
            <text:p>40023,97</text:p>
          </table:table-cell>
          <table:table-cell office:value-type="float" office:value="0" calcext:value-type="float">
            <text:p>0</text:p>
          </table:table-cell>
          <table:table-cell office:value-type="float" office:value="37900" calcext:value-type="float">
            <text:p>37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3/12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2/01/2025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2/01/2025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17/01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Defesa apresentada</text:p>
          </table:table-cell>
          <table:table-cell office:value-type="string" calcext:value-type="string">
            <text:p>17/01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854551" calcext:value-type="float">
            <text:p>385455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002318-56.2024.8.26.0505</text:p>
          </table:table-cell>
          <table:table-cell office:value-type="string" calcext:value-type="string">
            <text:p>Judicial –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09/01/2025</text:p>
          </table:table-cell>
          <table:table-cell office:value-type="string" calcext:value-type="string">
            <text:p>14/11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RAIMUNDO RODRIGUES DO NASCIMENTO SOBRINHO</text:p>
          </table:table-cell>
          <table:table-cell office:value-type="string" calcext:value-type="string">
            <text:p>140.205.328-2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EM PATRONO CONSTITUÍDO</text:p>
          </table:table-cell>
          <table:table-cell office:value-type="string" calcext:value-type="string">
            <text:p>Webmotors x RAIMUNDO RODRIGUES DO NASCIMENTO SOBRINH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Ribeirão Pires</text:p>
          </table:table-cell>
          <table:table-cell office:value-type="string" calcext:value-type="string">
            <text:p>JUIZADO ESPECIAL CÍVEL E CRIMINAL - CIC</text:p>
          </table:table-cell>
          <table:table-cell office:value-type="string" calcext:value-type="string">
            <text:p>VARA ÚNICA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22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9/01/2025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.732739243" calcext:value-type="float">
            <text:p>102,732739243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5063.64" calcext:value-type="float">
            <text:p>5063,64</text:p>
          </table:table-cell>
          <table:table-cell office:value-type="string" calcext:value-type="string">
            <text:p>Restituição em Dobro</text:p>
          </table:table-cell>
          <table:table-cell table:style-name="ce4" office:value-type="string" calcext:value-type="string">
            <text:p>09/01/2025</text:p>
          </table:table-cell>
          <table:table-cell office:value-type="float" office:value="420.3" calcext:value-type="float">
            <text:p>420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.732739243" calcext:value-type="float">
            <text:p>102,732739243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425.65" calcext:value-type="float">
            <text:p>425,65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5420.3" calcext:value-type="float">
            <text:p>5420,3</text:p>
          </table:table-cell>
          <table:table-cell table:number-columns-repeated="2" office:value-type="float" office:value="5489.29" calcext:value-type="float">
            <text:p>5489,29</text:p>
          </table:table-cell>
          <table:table-cell office:value-type="float" office:value="0" calcext:value-type="float">
            <text:p>0</text:p>
          </table:table-cell>
          <table:table-cell office:value-type="float" office:value="5839.92" calcext:value-type="float">
            <text:p>5839,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9/01/2025</text:p>
          </table:table-cell>
          <table:table-cell office:value-type="string" calcext:value-type="string">
            <text:p>isabelle.coelh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5/01/2025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5/01/2025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15/01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apresentação de defesa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767413" calcext:value-type="float">
            <text:p>376741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841842-41.2024.8.23.0010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08/11/2024</text:p>
          </table:table-cell>
          <table:table-cell office:value-type="string" calcext:value-type="string">
            <text:p>19/09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M B CUNHAREVENDA DE VEICULOS</text:p>
          </table:table-cell>
          <table:table-cell office:value-type="string" calcext:value-type="string">
            <text:p>13.186.427/0001-7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SANTANDER BRASIL SA</text:p>
          </table:table-cell>
          <table:table-cell office:value-type="string" calcext:value-type="string">
            <text:p>HELIANDRO BRANDAO DE LIMA</text:p>
          </table:table-cell>
          <table:table-cell office:value-type="string" calcext:value-type="string">
            <text:p>Webmotors x M B CUNHAREVENDA DE VEICULOS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1º 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19/09/2024</text:p>
          </table:table-cell>
          <table:table-cell office:value-type="float" office:value="16890" calcext:value-type="float">
            <text:p>168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8.355851" calcext:value-type="float">
            <text:p>98,35585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8573.71" calcext:value-type="float">
            <text:p>18573,71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6890" calcext:value-type="float">
            <text:p>16890</text:p>
          </table:table-cell>
          <table:table-cell table:number-columns-repeated="2" office:value-type="float" office:value="18573.71" calcext:value-type="float">
            <text:p>18573,71</text:p>
          </table:table-cell>
          <table:table-cell office:value-type="float" office:value="0" calcext:value-type="float">
            <text:p>0</text:p>
          </table:table-cell>
          <table:table-cell office:value-type="float" office:value="16890" calcext:value-type="float">
            <text:p>16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8/11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2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2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0/02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umprimento</text:p>
          </table:table-cell>
          <table:table-cell office:value-type="string" calcext:value-type="string">
            <text:p>Acordo- Dano Moral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1776" calcext:value-type="float">
            <text:p>349177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742041-04.2023.8.02.0001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28/12/2023</text:p>
          </table:table-cell>
          <table:table-cell office:value-type="string" calcext:value-type="string">
            <text:p>29/09/2023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R A N DE LIMA VEICULOS V R VEICULOS</text:p>
          </table:table-cell>
          <table:table-cell office:value-type="string" calcext:value-type="string">
            <text:p>39.690.743/0001-76</text:p>
          </table:table-cell>
          <table:table-cell office:value-type="string" calcext:value-type="string">
            <text:p>RICARDO ALEXANDRE NASCIMENTO DE LIMA</text:p>
          </table:table-cell>
          <table:table-cell office:value-type="string" calcext:value-type="string">
            <text:p>AYMORE CREDITO FINANCIAMENTO E INVESTIMENTO SA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JAMES OLIVEIRA FERNANDES</text:p>
          </table:table-cell>
          <table:table-cell office:value-type="string" calcext:value-type="string">
            <text:p>Webmotors x R A N DE LIMA VEICULOS V R VEICULO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9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01/03/2022</text:p>
          </table:table-cell>
          <table:table-cell office:value-type="float" office:value="2046.66" calcext:value-type="float">
            <text:p>2046,6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7.918909045" calcext:value-type="float">
            <text:p>97,918909045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2906.65" calcext:value-type="float">
            <text:p>2906,65</text:p>
          </table:table-cell>
          <table:table-cell office:value-type="string" calcext:value-type="string">
            <text:p>DANO MORAL</text:p>
          </table:table-cell>
          <table:table-cell table:style-name="ce4" office:value-type="string" calcext:value-type="string">
            <text:p>28/12/2023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5.721572801" calcext:value-type="float">
            <text:p>95,72157280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6134.02" calcext:value-type="float">
            <text:p>6134,02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7046.66" calcext:value-type="float">
            <text:p>7046,66</text:p>
          </table:table-cell>
          <table:table-cell table:number-columns-repeated="2" office:value-type="float" office:value="9040.67" calcext:value-type="float">
            <text:p>9040,67</text:p>
          </table:table-cell>
          <table:table-cell office:value-type="float" office:value="0" calcext:value-type="float">
            <text:p>0</text:p>
          </table:table-cell>
          <table:table-cell office:value-type="float" office:value="7046.66" calcext:value-type="float">
            <text:p>7046,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8/12/2023</text:p>
          </table:table-cell>
          <table:table-cell office:value-type="string" calcext:value-type="string">
            <text:p>luana.doliveir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3/02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3/02/2025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Improcedência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5405" calcext:value-type="float">
            <text:p>349540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4029-73.2017.8.26.0554</text:p>
          </table:table-cell>
          <table:table-cell office:value-type="string" calcext:value-type="string">
            <text:p>Judicial – Dano Materi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05/01/2024</text:p>
          </table:table-cell>
          <table:table-cell office:value-type="string" calcext:value-type="string">
            <text:p>23/10/2017</text:p>
          </table:table-cell>
          <table:table-cell office:value-type="string" calcext:value-type="string">
            <text:p>23/02/2017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ELIAS JUNIOR COMERCIO DE VEICULOS LTDA ME</text:p>
          </table:table-cell>
          <table:table-cell office:value-type="string" calcext:value-type="string">
            <text:p>15.519.379/0001-1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PEDRO CLAUDIO PELARIN</text:p>
          </table:table-cell>
          <table:table-cell office:value-type="string" calcext:value-type="string">
            <text:p>DIANA DE MELO REAL</text:p>
          </table:table-cell>
          <table:table-cell office:value-type="string" calcext:value-type="string">
            <text:p>Webmotors x ELIAS JUNIOR COMERCIO DE VEICULOS LTDA M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o André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3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O VEÍCULO CLONADO/ROUBADO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23/02/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7.074586941" calcext:value-type="float">
            <text:p>57,07458694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2000" calcext:value-type="float">
            <text:p>7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5/01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5/04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5/04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Requerido o julgamento antecipado</text:p>
          </table:table-cell>
          <table:table-cell office:value-type="string" calcext:value-type="string">
            <text:p>11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77237" calcext:value-type="float">
            <text:p>347723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98801-25.2023.8.26.0002</text:p>
          </table:table-cell>
          <table:table-cell office:value-type="string" calcext:value-type="string">
            <text:p>Judicial – Obrigação de Fazer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08/12/2023</text:p>
          </table:table-cell>
          <table:table-cell office:value-type="string" calcext:value-type="string">
            <text:p>30/11/2023</text:p>
          </table:table-cell>
          <table:table-cell office:value-type="string" calcext:value-type="string">
            <text:p>27/12/2023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CARLOS ALBERTO DIB</text:p>
          </table:table-cell>
          <table:table-cell office:value-type="string" calcext:value-type="string">
            <text:p>036.879.728-7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Webmotors x CARLOS ALBERTO DI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2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PUBLICIDADE</text:p>
          </table:table-cell>
          <table:table-cell office:value-type="string" calcext:value-type="string">
            <text:p>Constatada Publicidade Abusiv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7/11/2023</text:p>
          </table:table-cell>
          <table:table-cell office:value-type="float" office:value="48900" calcext:value-type="float">
            <text:p>489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5.160128045" calcext:value-type="float">
            <text:p>95,160128045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60873.96" calcext:value-type="float">
            <text:p>60873,96</text:p>
          </table:table-cell>
          <table:table-cell office:value-type="string" calcext:value-type="string">
            <text:p>Obrigação de Fazer</text:p>
          </table:table-cell>
          <table:table-cell table:style-name="ce4" office:value-type="string" calcext:value-type="string">
            <text:p>27/11/2023</text:p>
          </table:table-cell>
          <table:table-cell office:value-type="float" office:value="3761.53" calcext:value-type="float">
            <text:p>3761,5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5.160128045" calcext:value-type="float">
            <text:p>95,160128045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4682.6" calcext:value-type="float">
            <text:p>4682,6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52661.53" calcext:value-type="float">
            <text:p>52661,53</text:p>
          </table:table-cell>
          <table:table-cell table:number-columns-repeated="2" office:value-type="float" office:value="65556.56" calcext:value-type="float">
            <text:p>65556,56</text:p>
          </table:table-cell>
          <table:table-cell office:value-type="float" office:value="0" calcext:value-type="float">
            <text:p>0</text:p>
          </table:table-cell>
          <table:table-cell office:value-type="float" office:value="52800" calcext:value-type="float">
            <text:p>52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8/12/2023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3/12/2023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3/12/2023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6/08/2024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Extinção da Execução pelo cumprimento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6520" calcext:value-type="float">
            <text:p>348652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5123-08.2021.8.26.0266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20/12/2023</text:p>
          </table:table-cell>
          <table:table-cell office:value-type="string" calcext:value-type="string">
            <text:p>28/08/2023</text:p>
          </table:table-cell>
          <table:table-cell office:value-type="string" calcext:value-type="string">
            <text:p>07/02/2023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MARILIA CRISTINE ROSA LAEL ROCHA</text:p>
          </table:table-cell>
          <table:table-cell office:value-type="string" calcext:value-type="string">
            <text:p>360.491.758-1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TEND TUDO VEICULOS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x MARILIA CRISTINE ROSA LAEL ROCH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tanhaém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2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07/02/2023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9.804485152" calcext:value-type="float">
            <text:p>99,804485152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9598.71" calcext:value-type="float">
            <text:p>9598,71</text:p>
          </table:table-cell>
          <table:table-cell office:value-type="string" calcext:value-type="string">
            <text:p>DANO MORAL</text:p>
          </table:table-cell>
          <table:table-cell table:style-name="ce4" office:value-type="string" calcext:value-type="string">
            <text:p>07/02/2023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9.804485152" calcext:value-type="float">
            <text:p>99,804485152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9598.71" calcext:value-type="float">
            <text:p>9598,71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9197.42" calcext:value-type="float">
            <text:p>19197,42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0/12/2023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5/09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5/09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Defesa apresentada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735344" calcext:value-type="float">
            <text:p>373534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04098-94.2024.8.13.0411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15/10/2024</text:p>
          </table:table-cell>
          <table:table-cell office:value-type="string" calcext:value-type="string">
            <text:p>12/09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BRUNO PEREIRA PASSOS</text:p>
          </table:table-cell>
          <table:table-cell office:value-type="string" calcext:value-type="string">
            <text:p>100.808.816-1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EM PATRONO CONSTITUÍDO</text:p>
          </table:table-cell>
          <table:table-cell office:value-type="string" calcext:value-type="string">
            <text:p>Webmotors x BRUNO PEREIRA PASSO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atozinhos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1º JUIZADO ESPECIAL MATOZINHO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22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2/09/2024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8.355851" calcext:value-type="float">
            <text:p>98,35585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5395.61" calcext:value-type="float">
            <text:p>15395,61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table:number-columns-repeated="2" office:value-type="float" office:value="15395.61" calcext:value-type="float">
            <text:p>15395,61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15/10/2024</text:p>
          </table:table-cell>
          <table:table-cell office:value-type="string" calcext:value-type="string">
            <text:p>02/04/2025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4/01/2025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4/01/2025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audiência de conciliação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845085" calcext:value-type="float">
            <text:p>3845085</text:p>
          </table:table-cell>
          <table:table-cell office:value-type="string" calcext:value-type="string">
            <text:p>CIV2877407</text:p>
          </table:table-cell>
          <table:table-cell office:value-type="string" calcext:value-type="string">
            <text:p>@1096938-97.2024.8.26.0002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20/12/2024</text:p>
          </table:table-cell>
          <table:table-cell office:value-type="string" calcext:value-type="string">
            <text:p>06/11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LEONARDO DA SILVA GONCALVES</text:p>
          </table:table-cell>
          <table:table-cell office:value-type="string" calcext:value-type="string">
            <text:p>231.495.718-0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HUDSON REGIS SIQUEIRA</text:p>
          </table:table-cell>
          <table:table-cell office:value-type="string" calcext:value-type="string">
            <text:p>Webmotors x LEONARDO DA SILVA GONCALVE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ÓRUM REGIONAL II - SANTO AMARO</text:p>
          </table:table-cell>
          <table:table-cell office:value-type="string" calcext:value-type="string">
            <text:p>16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22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06/11/2024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.469935267" calcext:value-type="float">
            <text:p>100,469935267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26401.04" calcext:value-type="float">
            <text:p>26401,0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6401.04" calcext:value-type="float">
            <text:p>26401,04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0/12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2/01/2025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2/01/2025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02/01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apresentação de defesa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679137" calcext:value-type="float">
            <text:p>367913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06293-84.2024.8.21.0005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08/08/2024</text:p>
          </table:table-cell>
          <table:table-cell office:value-type="string" calcext:value-type="string">
            <text:p>27/04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FERNANDO VEICULOS LTDA</text:p>
          </table:table-cell>
          <table:table-cell office:value-type="string" calcext:value-type="string">
            <text:p>03.427.664/0001-2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SANTANDER AGENCIA 1047</text:p>
          </table:table-cell>
          <table:table-cell office:value-type="string" calcext:value-type="string">
            <text:p>ELLEN POZZA</text:p>
          </table:table-cell>
          <table:table-cell office:value-type="string" calcext:value-type="string">
            <text:p>Webmotors x FERNANDO VEICULOS LTD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ento Gonçalves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3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27/04/2024</text:p>
          </table:table-cell>
          <table:table-cell office:value-type="float" office:value="12932.5" calcext:value-type="float">
            <text:p>12932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5.544447383" calcext:value-type="float">
            <text:p>95,544447383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5337.32" calcext:value-type="float">
            <text:p>15337,32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2932.5" calcext:value-type="float">
            <text:p>12932,5</text:p>
          </table:table-cell>
          <table:table-cell table:number-columns-repeated="2" office:value-type="float" office:value="15337.32" calcext:value-type="float">
            <text:p>15337,32</text:p>
          </table:table-cell>
          <table:table-cell office:value-type="float" office:value="0" calcext:value-type="float">
            <text:p>0</text:p>
          </table:table-cell>
          <table:table-cell office:value-type="float" office:value="12932.5" calcext:value-type="float">
            <text:p>12932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8/08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5/08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5/08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Defesa apresentada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5701" calcext:value-type="float">
            <text:p>348570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12079-94.2021.8.26.0248</text:p>
          </table:table-cell>
          <table:table-cell office:value-type="string" calcext:value-type="string">
            <text:p>Rescisória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19/12/2023</text:p>
          </table:table-cell>
          <table:table-cell office:value-type="string" calcext:value-type="string">
            <text:p>01/08/2023</text:p>
          </table:table-cell>
          <table:table-cell office:value-type="string" calcext:value-type="string">
            <text:p>17/12/2021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GUSTAVO PAES DOS SANTOS</text:p>
          </table:table-cell>
          <table:table-cell office:value-type="string" calcext:value-type="string">
            <text:p>500.092.768-0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SANTANDER SA</text:p>
          </table:table-cell>
          <table:table-cell office:value-type="string" calcext:value-type="string">
            <text:p>DANILO ROGERIO PERES ORTIZ DE CAMARGO</text:p>
          </table:table-cell>
          <table:table-cell office:value-type="string" calcext:value-type="string">
            <text:p>Webmotors x GUSTAVO PAES DOS SANTO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ndaiatuba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Restituição Simples</text:p>
          </table:table-cell>
          <table:table-cell office:value-type="string" calcext:value-type="string">
            <text:p>17/12/2021</text:p>
          </table:table-cell>
          <table:table-cell office:value-type="float" office:value="22795" calcext:value-type="float">
            <text:p>2279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3.625836057" calcext:value-type="float">
            <text:p>93,625836057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34610.1" calcext:value-type="float">
            <text:p>34610,1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2795" calcext:value-type="float">
            <text:p>22795</text:p>
          </table:table-cell>
          <table:table-cell table:number-columns-repeated="2" office:value-type="float" office:value="34610.1" calcext:value-type="float">
            <text:p>34610,1</text:p>
          </table:table-cell>
          <table:table-cell office:value-type="float" office:value="0" calcext:value-type="float">
            <text:p>0</text:p>
          </table:table-cell>
          <table:table-cell office:value-type="float" office:value="22795" calcext:value-type="float">
            <text:p>22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9/12/2023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Defesa apresentada</text:p>
          </table:table-cell>
          <table:table-cell office:value-type="string" calcext:value-type="string">
            <text:p>16/12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773013" calcext:value-type="float">
            <text:p>3773013</text:p>
          </table:table-cell>
          <table:table-cell office:value-type="string" calcext:value-type="string">
            <text:p>CIV2831000</text:p>
          </table:table-cell>
          <table:table-cell office:value-type="string" calcext:value-type="string">
            <text:p>@5008979-84.2024.8.13.0324</text:p>
          </table:table-cell>
          <table:table-cell office:value-type="string" calcext:value-type="string">
            <text:p>Judicial - Obrigação de Fazer +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13/11/2024</text:p>
          </table:table-cell>
          <table:table-cell office:value-type="string" calcext:value-type="string">
            <text:p>26/09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FIALHO EMPREENDIMENTOS LTDA ME</text:p>
          </table:table-cell>
          <table:table-cell office:value-type="string" calcext:value-type="string">
            <text:p>01.838.019/0001-74</text:p>
          </table:table-cell>
          <table:table-cell office:value-type="string" calcext:value-type="string">
            <text:p>DANIEL OLIVEIRA FIALHO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MIGUEL OCTAVIO ALVES ROSA</text:p>
          </table:table-cell>
          <table:table-cell office:value-type="string" calcext:value-type="string">
            <text:p>Webmotors x FIALHO EMPREENDIMENTOS LTDA M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Itajubá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Unidade Jurisdicion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26/09/2024</text:p>
          </table:table-cell>
          <table:table-cell office:value-type="float" office:value="10458.97" calcext:value-type="float">
            <text:p>10458,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8.355851" calcext:value-type="float">
            <text:p>98,35585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1501.59" calcext:value-type="float">
            <text:p>11501,59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0458.97" calcext:value-type="float">
            <text:p>10458,97</text:p>
          </table:table-cell>
          <table:table-cell table:number-columns-repeated="2" office:value-type="float" office:value="11501.59" calcext:value-type="float">
            <text:p>11501,59</text:p>
          </table:table-cell>
          <table:table-cell office:value-type="float" office:value="0" calcext:value-type="float">
            <text:p>0</text:p>
          </table:table-cell>
          <table:table-cell office:value-type="float" office:value="10458.97" calcext:value-type="float">
            <text:p>10458,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13/11/2024</text:p>
          </table:table-cell>
          <table:table-cell office:value-type="string" calcext:value-type="string">
            <text:p>28/01/2025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5/1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5/1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31/01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Sentença</text:p>
          </table:table-cell>
          <table:table-cell office:value-type="string" calcext:value-type="string">
            <text:p>31/01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76065" calcext:value-type="float">
            <text:p>347606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44416-27.2023.8.26.0100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07/12/2023</text:p>
          </table:table-cell>
          <table:table-cell office:value-type="string" calcext:value-type="string">
            <text:p>24/11/2023</text:p>
          </table:table-cell>
          <table:table-cell office:value-type="string" calcext:value-type="string">
            <text:p>12/04/2023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LUCIANO SACHETTI MERHERE</text:p>
          </table:table-cell>
          <table:table-cell office:value-type="string" calcext:value-type="string">
            <text:p>254.367.788-7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GABRIELA RODRIGUES BURNIK</text:p>
          </table:table-cell>
          <table:table-cell office:value-type="string" calcext:value-type="string">
            <text:p>REJANNE MIZRAHI DENTES</text:p>
          </table:table-cell>
          <table:table-cell office:value-type="string" calcext:value-type="string">
            <text:p>Webmotors x LUCIANO SACHETTI MERHER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1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PUBLICIDADE</text:p>
          </table:table-cell>
          <table:table-cell office:value-type="string" calcext:value-type="string">
            <text:p>Constatada Publicidade Enganos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2/04/2023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9.794474762" calcext:value-type="float">
            <text:p>99,794474762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8889.67" calcext:value-type="float">
            <text:p>18889,67</text:p>
          </table:table-cell>
          <table:table-cell office:value-type="string" calcext:value-type="string">
            <text:p>DANO MATERIAL</text:p>
          </table:table-cell>
          <table:table-cell table:style-name="ce4" office:value-type="string" calcext:value-type="string">
            <text:p>12/04/2023</text:p>
          </table:table-cell>
          <table:table-cell office:value-type="float" office:value="95000" calcext:value-type="float">
            <text:p>950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9.794474762" calcext:value-type="float">
            <text:p>99,794474762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19634.61" calcext:value-type="float">
            <text:p>119634,61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10000" calcext:value-type="float">
            <text:p>110000</text:p>
          </table:table-cell>
          <table:table-cell table:number-columns-repeated="2" office:value-type="float" office:value="138524.28" calcext:value-type="float">
            <text:p>138524,28</text:p>
          </table:table-cell>
          <table:table-cell office:value-type="float" office:value="0" calcext:value-type="float">
            <text:p>0</text:p>
          </table:table-cell>
          <table:table-cell office:value-type="float" office:value="110000" calcext:value-type="float">
            <text:p>1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7/12/2023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12/2023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12/2023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0/10/2024</text:p>
          </table:table-cell>
          <table:table-cell office:value-type="string" calcext:value-type="string">
            <text:p>29/11/2024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0/10/202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Recursal</text:p>
          </table:table-cell>
          <table:table-cell office:value-type="string" calcext:value-type="string">
            <text:p>aguardando julgamento de recurso para 2ª instância - parte contrária</text:p>
          </table:table-cell>
          <table:table-cell office:value-type="string" calcext:value-type="string">
            <text:p>29/11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841706" calcext:value-type="float">
            <text:p>3841706</text:p>
          </table:table-cell>
          <table:table-cell office:value-type="string" calcext:value-type="string">
            <text:p>CIV 2909782</text:p>
          </table:table-cell>
          <table:table-cell office:value-type="string" calcext:value-type="string">
            <text:p>@0753584-29.2024.8.07.0001</text:p>
          </table:table-cell>
          <table:table-cell office:value-type="string" calcext:value-type="string">
            <text:p>Judicial - Obrigação de Fazer +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17/12/2024</text:p>
          </table:table-cell>
          <table:table-cell office:value-type="string" calcext:value-type="string">
            <text:p>06/12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ABITARE ARQUITETURA E ENGENHARIA LTDA ME</text:p>
          </table:table-cell>
          <table:table-cell office:value-type="string" calcext:value-type="string">
            <text:p>02.834.696/0001-8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EATRIZ TEIXEIRA DA SILVA</text:p>
          </table:table-cell>
          <table:table-cell office:value-type="string" calcext:value-type="string">
            <text:p>MARIANA COSTA MASCARENHAS LUSTOSA</text:p>
          </table:table-cell>
          <table:table-cell office:value-type="string" calcext:value-type="string">
            <text:p>Webmotors x ABITARE ARQUITETURA E ENGENHARIA LTDA M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21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22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06/12/2024</text:p>
          </table:table-cell>
          <table:table-cell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1.776044425" calcext:value-type="float">
            <text:p>101,776044425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516183.94" calcext:value-type="float">
            <text:p>516183,9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table:number-columns-repeated="2" office:value-type="float" office:value="516183.94" calcext:value-type="float">
            <text:p>516183,94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7/12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2/01/2025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2/01/2025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22/01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apresentação de defesa</text:p>
          </table:table-cell>
          <table:table-cell office:value-type="string" calcext:value-type="string">
            <text:p>07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576315" calcext:value-type="float">
            <text:p>357631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001075-06.2024.8.25.0085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16/04/2024</text:p>
          </table:table-cell>
          <table:table-cell office:value-type="string" calcext:value-type="string">
            <text:p>15/04/2024</text:p>
          </table:table-cell>
          <table:table-cell office:value-type="string" calcext:value-type="string">
            <text:p>08/03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MARCOS VINICIUS SANTANA CAMPOS</text:p>
          </table:table-cell>
          <table:table-cell office:value-type="string" calcext:value-type="string">
            <text:p>956.744.705-5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ARCOS VINICIUS SANTANA CAMPOS</text:p>
          </table:table-cell>
          <table:table-cell office:value-type="string" calcext:value-type="string">
            <text:p>Webmotors x MARCOS VINICIUS SANTANA CAMPO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racaju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7º 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08/03/2024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5.995626829" calcext:value-type="float">
            <text:p>95,995626829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35733.26" calcext:value-type="float">
            <text:p>35733,26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2" office:value-type="float" office:value="35733.26" calcext:value-type="float">
            <text:p>35733,26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16/04/2024</text:p>
          </table:table-cell>
          <table:table-cell office:value-type="string" calcext:value-type="string">
            <text:p>25/06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5/05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5/05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1/10/2024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1/10/202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Improcedência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735372" calcext:value-type="float">
            <text:p>3735372</text:p>
          </table:table-cell>
          <table:table-cell office:value-type="string" calcext:value-type="string">
            <text:p>CIV2846216</text:p>
          </table:table-cell>
          <table:table-cell office:value-type="string" calcext:value-type="string">
            <text:p>@1031253-09.2024.8.26.0564</text:p>
          </table:table-cell>
          <table:table-cell office:value-type="string" calcext:value-type="string">
            <text:p>Cautelar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15/10/2024</text:p>
          </table:table-cell>
          <table:table-cell office:value-type="string" calcext:value-type="string">
            <text:p>10/10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MARCIO FRANCO FLORIZI</text:p>
          </table:table-cell>
          <table:table-cell office:value-type="string" calcext:value-type="string">
            <text:p>290.300.898-1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BRADESCO SA</text:p>
          </table:table-cell>
          <table:table-cell office:value-type="string" calcext:value-type="string">
            <text:p>RENATA SERRA DE BERNARDIS</text:p>
          </table:table-cell>
          <table:table-cell office:value-type="string" calcext:value-type="string">
            <text:p>Webmotors x MARCIO FRANCO FLORIZI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Bernardo do Campo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2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22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10/10/20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8.965657276" calcext:value-type="float">
            <text:p>98,965657276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082.5" calcext:value-type="float">
            <text:p>1082,5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82.5" calcext:value-type="float">
            <text:p>1082,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5/10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0/10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0/10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Defesa apresentada</text:p>
          </table:table-cell>
          <table:table-cell office:value-type="string" calcext:value-type="string">
            <text:p>11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1640" calcext:value-type="float">
            <text:p>349164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5794-06.2020.8.26.0609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28/12/2023</text:p>
          </table:table-cell>
          <table:table-cell office:value-type="string" calcext:value-type="string">
            <text:p>01/10/2020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GUILHERME CAMARGO ANTONIO</text:p>
          </table:table-cell>
          <table:table-cell office:value-type="string" calcext:value-type="string">
            <text:p>502.544.958-8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ZONA NORTE MOTORS VEICULOS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ANA CAROLINA COSTA DE CARVALHO AGUIAR VIEIRA</text:p>
          </table:table-cell>
          <table:table-cell office:value-type="string" calcext:value-type="string">
            <text:p>Webmotors x GUILHERME CAMARGO ANTONI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aboão da Serra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2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15/09/20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1.386761885" calcext:value-type="float">
            <text:p>71,386761885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2207.77" calcext:value-type="float">
            <text:p>2207,77</text:p>
          </table:table-cell>
          <table:table-cell office:value-type="string" calcext:value-type="string">
            <text:p>DANO MORAL</text:p>
          </table:table-cell>
          <table:table-cell table:style-name="ce4" office:value-type="string" calcext:value-type="string">
            <text:p>28/12/2023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5.721572801" calcext:value-type="float">
            <text:p>95,72157280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36804.1" calcext:value-type="float">
            <text:p>36804,1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31000" calcext:value-type="float">
            <text:p>31000</text:p>
          </table:table-cell>
          <table:table-cell table:number-columns-repeated="2" office:value-type="float" office:value="39011.87" calcext:value-type="float">
            <text:p>39011,87</text:p>
          </table:table-cell>
          <table:table-cell office:value-type="float" office:value="0" calcext:value-type="float">
            <text:p>0</text:p>
          </table:table-cell>
          <table:table-cell office:value-type="float" office:value="31000" calcext:value-type="float">
            <text:p>3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8/12/2023</text:p>
          </table:table-cell>
          <table:table-cell office:value-type="string" calcext:value-type="string">
            <text:p>luana.doliveir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2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2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7/11/2024</text:p>
          </table:table-cell>
          <table:table-cell office:value-type="string" calcext:value-type="string">
            <text:p>30/12/2024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7/11/202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Recursal</text:p>
          </table:table-cell>
          <table:table-cell office:value-type="string" calcext:value-type="string">
            <text:p>aguardando julgamento de recurso para 2ª instância - parte contrária</text:p>
          </table:table-cell>
          <table:table-cell office:value-type="string" calcext:value-type="string">
            <text:p>30/12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642937" calcext:value-type="float">
            <text:p>364293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2406003900102459301</text:p>
          </table:table-cell>
          <table:table-cell office:value-type="string" calcext:value-type="string">
            <text:p>Notificação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25/06/2024</text:p>
          </table:table-cell>
          <table:table-cell office:value-type="string" calcext:value-type="string">
            <text:p>18/06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ROMERO SOBRAL SOARES FILHO</text:p>
          </table:table-cell>
          <table:table-cell office:value-type="string" calcext:value-type="string">
            <text:p>701.045.220-2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EM PATRONO CONSTITUÍDO</text:p>
          </table:table-cell>
          <table:table-cell office:value-type="string" calcext:value-type="string">
            <text:p>Webmotors x ROMERO SOBRAL SOARES FILH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PROGRAMA DE PROTEÇÃO E DEFESA DO CONSUMIDOR</text:p>
          </table:table-cell>
          <table:table-cell office:value-type="string" calcext:value-type="string">
            <text:p>PROCON</text:p>
          </table:table-cell>
          <table:table-cell office:value-type="string" calcext:value-type="string">
            <text:p>ADMINISTRATIVO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FRAUDE</text:p>
          </table:table-cell>
          <table:table-cell office:value-type="string" calcext:value-type="string">
            <text:p>OUTROS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18/06/2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6.693616822" calcext:value-type="float">
            <text:p>96,693616822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5/06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8/06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8/06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rocon</text:p>
          </table:table-cell>
          <table:table-cell office:value-type="string" calcext:value-type="string">
            <text:p>Aguardando manifestação do autor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512101" calcext:value-type="float">
            <text:p>351210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013081-92.2023.8.16.0194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29/01/2024</text:p>
          </table:table-cell>
          <table:table-cell office:value-type="string" calcext:value-type="string">
            <text:p>23/01/2024</text:p>
          </table:table-cell>
          <table:table-cell office:value-type="string" calcext:value-type="string">
            <text:p>23/08/2023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ALAIRTO JOSE PELOZZO</text:p>
          </table:table-cell>
          <table:table-cell office:value-type="string" calcext:value-type="string">
            <text:p>747.575.399-9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BMG SA</text:p>
          </table:table-cell>
          <table:table-cell office:value-type="string" calcext:value-type="string">
            <text:p>SAMUEL FREHLICH</text:p>
          </table:table-cell>
          <table:table-cell office:value-type="string" calcext:value-type="string">
            <text:p>Webmotors x ALAIRTO JOSE PELOZZ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FÓRUM CÍVEL II DA COMARCA DE CURITIBA</text:p>
          </table:table-cell>
          <table:table-cell office:value-type="string" calcext:value-type="string">
            <text:p>24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3/08/2023</text:p>
          </table:table-cell>
          <table:table-cell office:value-type="float" office:value="269600" calcext:value-type="float">
            <text:p>2696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4.469903149" calcext:value-type="float">
            <text:p>94,469903149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346887.23" calcext:value-type="float">
            <text:p>346887,23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69600" calcext:value-type="float">
            <text:p>269600</text:p>
          </table:table-cell>
          <table:table-cell table:number-columns-repeated="2" office:value-type="float" office:value="346887.23" calcext:value-type="float">
            <text:p>346887,23</text:p>
          </table:table-cell>
          <table:table-cell office:value-type="float" office:value="0" calcext:value-type="float">
            <text:p>0</text:p>
          </table:table-cell>
          <table:table-cell office:value-type="float" office:value="269600" calcext:value-type="float">
            <text:p>269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29/01/2024</text:p>
          </table:table-cell>
          <table:table-cell office:value-type="string" calcext:value-type="string">
            <text:p>17/05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despacho saneador</text:p>
          </table:table-cell>
          <table:table-cell office:value-type="string" calcext:value-type="string">
            <text:p>16/01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672140" calcext:value-type="float">
            <text:p>3672140</text:p>
          </table:table-cell>
          <table:table-cell office:value-type="string" calcext:value-type="string">
            <text:p>CIV2744493</text:p>
          </table:table-cell>
          <table:table-cell office:value-type="string" calcext:value-type="string">
            <text:p>@1001799-37.2024.8.26.0514</text:p>
          </table:table-cell>
          <table:table-cell office:value-type="string" calcext:value-type="string">
            <text:p>Judicial - Obrigação de Fazer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31/07/2024</text:p>
          </table:table-cell>
          <table:table-cell office:value-type="string" calcext:value-type="string">
            <text:p>30/07/2024</text:p>
          </table:table-cell>
          <table:table-cell office:value-type="string" calcext:value-type="string">
            <text:p>17/07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FELIPE GIROTTO ROCHA</text:p>
          </table:table-cell>
          <table:table-cell office:value-type="string" calcext:value-type="string">
            <text:p>299.337.848-11</text:p>
          </table:table-cell>
          <table:table-cell office:value-type="string" calcext:value-type="string">
            <text:p>JOAO VITOR DIAS GIROTTO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FACEBOOK SERVICOS ONLINE DO BRASIL LTDA</text:p>
          </table:table-cell>
          <table:table-cell office:value-type="string" calcext:value-type="string">
            <text:p>LILIA DIAS MARIANO</text:p>
          </table:table-cell>
          <table:table-cell office:value-type="string" calcext:value-type="string">
            <text:p>Webmotors x FELIPE GIROTTO ROCH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tupeva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 E CRIMINAL FORO DE ITUPEVA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FRAUDE</text:p>
          </table:table-cell>
          <table:table-cell office:value-type="string" calcext:value-type="string">
            <text:p>OUTROS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17/07/2024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7.476835119" calcext:value-type="float">
            <text:p>97,476835119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22614.77" calcext:value-type="float">
            <text:p>22614,77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22614.77" calcext:value-type="float">
            <text:p>22614,77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31/07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2/08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2/08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29/11/2024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despacho saneador</text:p>
          </table:table-cell>
          <table:table-cell office:value-type="string" calcext:value-type="string">
            <text:p>29/11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512121" calcext:value-type="float">
            <text:p>351212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24.01.0379.001.00140-3</text:p>
          </table:table-cell>
          <table:table-cell office:value-type="string" calcext:value-type="string">
            <text:p>Notificação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29/01/2024</text:p>
          </table:table-cell>
          <table:table-cell office:value-type="string" calcext:value-type="string">
            <text:p>16/01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PROCON VICOSA MG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LUANE ISADORA SOUZA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EM PATRONO CONSTITUÍDO</text:p>
          </table:table-cell>
          <table:table-cell office:value-type="string" calcext:value-type="string">
            <text:p>Webmotors x PROCON VICOSA M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Viçosa</text:p>
          </table:table-cell>
          <table:table-cell table:number-columns-repeated="2" office:value-type="string" calcext:value-type="string">
            <text:p>PROCON</text:p>
          </table:table-cell>
          <table:table-cell office:value-type="string" calcext:value-type="string">
            <text:p>ADMINISTRATIVO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16/01/20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6.42991244" calcext:value-type="float">
            <text:p>96,42991244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207.11" calcext:value-type="float">
            <text:p>1207,11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207.11" calcext:value-type="float">
            <text:p>1207,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9/01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6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6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rocon</text:p>
          </table:table-cell>
          <table:table-cell office:value-type="string" calcext:value-type="string">
            <text:p>Aguardando manifestação do autor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6420" calcext:value-type="float">
            <text:p>348642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001989-62.2014.8.17.1340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20/12/2023</text:p>
          </table:table-cell>
          <table:table-cell office:value-type="string" calcext:value-type="string">
            <text:p>16/10/201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FRANCIVALDO DE SIQUEIRA BATISTA</text:p>
          </table:table-cell>
          <table:table-cell office:value-type="string" calcext:value-type="string">
            <text:p>037.317.284-2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CATINGUEIRA AUTOMOTORES LTDA ME</text:p>
          </table:table-cell>
          <table:table-cell office:value-type="string" calcext:value-type="string">
            <text:p>RENIO LIBERO LEITE LIMA</text:p>
          </table:table-cell>
          <table:table-cell office:value-type="string" calcext:value-type="string">
            <text:p>Webmotors x FRANCIVALDO DE SIQUEIRA BAT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São José do Egito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1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6/10/2014</text:p>
          </table:table-cell>
          <table:table-cell office:value-type="float" office:value="112400" calcext:value-type="float">
            <text:p>112400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46.97261" calcext:value-type="float">
            <text:p>46,9726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552140.39" calcext:value-type="float">
            <text:p>552140,39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12400" calcext:value-type="float">
            <text:p>112400</text:p>
          </table:table-cell>
          <table:table-cell table:number-columns-repeated="2" office:value-type="float" office:value="552140.39" calcext:value-type="float">
            <text:p>552140,39</text:p>
          </table:table-cell>
          <table:table-cell office:value-type="float" office:value="0" calcext:value-type="float">
            <text:p>0</text:p>
          </table:table-cell>
          <table:table-cell office:value-type="float" office:value="112400" calcext:value-type="float">
            <text:p>112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0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Sentença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4966" calcext:value-type="float">
            <text:p>349496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3336-79.2021.8.26.0609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04/01/2024</text:p>
          </table:table-cell>
          <table:table-cell office:value-type="string" calcext:value-type="string">
            <text:p>02/02/2023</text:p>
          </table:table-cell>
          <table:table-cell office:value-type="string" calcext:value-type="string">
            <text:p>07/05/2021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DANILO FACHINI DE PAULA</text:p>
          </table:table-cell>
          <table:table-cell office:value-type="string" calcext:value-type="string">
            <text:p>483.406.198-1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 MOTORS SA</text:p>
          </table:table-cell>
          <table:table-cell office:value-type="string" calcext:value-type="string">
            <text:p>CANARIO VEICULOS COMERCIO DE AUTOMOVEIS LTDA</text:p>
          </table:table-cell>
          <table:table-cell office:value-type="string" calcext:value-type="string">
            <text:p>ROSANA MENDES COSTA</text:p>
          </table:table-cell>
          <table:table-cell office:value-type="string" calcext:value-type="string">
            <text:p>Webmotors x DANILO FACHINI DE PAUL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aboão da Serra</text:p>
          </table:table-cell>
          <table:table-cell office:value-type="string" calcext:value-type="string">
            <text:p>FÓRUM I</text:p>
          </table:table-cell>
          <table:table-cell office:value-type="string" calcext:value-type="string">
            <text:p>3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7/05/202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8.114353153" calcext:value-type="float">
            <text:p>88,114353153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6951.23" calcext:value-type="float">
            <text:p>16951,23</text:p>
          </table:table-cell>
          <table:table-cell office:value-type="string" calcext:value-type="string">
            <text:p>DANO MATERIAL</text:p>
          </table:table-cell>
          <table:table-cell table:style-name="ce4" office:value-type="string" calcext:value-type="string">
            <text:p>07/05/2021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8.114353153" calcext:value-type="float">
            <text:p>88,114353153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50853.69" calcext:value-type="float">
            <text:p>50853,69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67804.92" calcext:value-type="float">
            <text:p>67804,9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4/01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7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7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Defesa apresentada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677543" calcext:value-type="float">
            <text:p>3677543</text:p>
          </table:table-cell>
          <table:table-cell office:value-type="string" calcext:value-type="string">
            <text:p>CIV2758665</text:p>
          </table:table-cell>
          <table:table-cell office:value-type="string" calcext:value-type="string">
            <text:p>@1010759-51.2024.8.26.0006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07/08/2024</text:p>
          </table:table-cell>
          <table:table-cell office:value-type="string" calcext:value-type="string">
            <text:p>26/07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LUCAS MARTINS DANTAS ALVARENGA MACHADO COSTA</text:p>
          </table:table-cell>
          <table:table-cell office:value-type="string" calcext:value-type="string">
            <text:p>419.101.488-9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MARIA ROSA DE OLIVEIRA VEICULOS NOME FANTASIA DUARTE VEICULOS</text:p>
          </table:table-cell>
          <table:table-cell office:value-type="string" calcext:value-type="string">
            <text:p>CLODOALDO VIEIRA DE MELO</text:p>
          </table:table-cell>
          <table:table-cell office:value-type="string" calcext:value-type="string">
            <text:p>Webmotors x LUCAS MARTINS DANTAS ALVARENGA MACHADO COST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ÓRUM REGIONAL VI - PENHA DE FRANÇA</text:p>
          </table:table-cell>
          <table:table-cell office:value-type="string" calcext:value-type="string">
            <text:p>4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26/07/2024</text:p>
          </table:table-cell>
          <table:table-cell office:value-type="float" office:value="22950" calcext:value-type="float">
            <text:p>229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7.476835119" calcext:value-type="float">
            <text:p>97,476835119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25950.45" calcext:value-type="float">
            <text:p>25950,45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2950" calcext:value-type="float">
            <text:p>22950</text:p>
          </table:table-cell>
          <table:table-cell table:number-columns-repeated="2" office:value-type="float" office:value="25950.45" calcext:value-type="float">
            <text:p>25950,45</text:p>
          </table:table-cell>
          <table:table-cell office:value-type="float" office:value="0" calcext:value-type="float">
            <text:p>0</text:p>
          </table:table-cell>
          <table:table-cell office:value-type="float" office:value="22950" calcext:value-type="float">
            <text:p>229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7/08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6/08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6/08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apresentação de defesa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4973" calcext:value-type="float">
            <text:p>349497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17372-79.2023.8.26.0020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04/01/2024</text:p>
          </table:table-cell>
          <table:table-cell office:value-type="string" calcext:value-type="string">
            <text:p>23/10/2023</text:p>
          </table:table-cell>
          <table:table-cell office:value-type="string" calcext:value-type="string">
            <text:p>03/10/2023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ISRAEL CULATRELLI DE LIMA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G NOVATO COMERCIO DE VEICUOS ONLINE</text:p>
          </table:table-cell>
          <table:table-cell office:value-type="string" calcext:value-type="string">
            <text:p>ULYSSES CHAVES PORTELA</text:p>
          </table:table-cell>
          <table:table-cell office:value-type="string" calcext:value-type="string">
            <text:p>Webmotors x ISRAEL CULATRELLI DE LIM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ÓRUM REGIONAL XII - NOSSA SENHORA DO Ó</text:p>
          </table:table-cell>
          <table:table-cell office:value-type="string" calcext:value-type="string">
            <text:p>2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3/10/202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4.686694572" calcext:value-type="float">
            <text:p>94,686694572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2619.7" calcext:value-type="float">
            <text:p>12619,7</text:p>
          </table:table-cell>
          <table:table-cell office:value-type="string" calcext:value-type="string">
            <text:p>DANO MATERIAL</text:p>
          </table:table-cell>
          <table:table-cell table:style-name="ce4" office:value-type="string" calcext:value-type="string">
            <text:p>03/10/2023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4.686694572" calcext:value-type="float">
            <text:p>94,686694572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7571.82" calcext:value-type="float">
            <text:p>7571,82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20191.52" calcext:value-type="float">
            <text:p>20191,52</text:p>
          </table:table-cell>
          <table:table-cell office:value-type="float" office:value="0" calcext:value-type="float">
            <text:p>0</text:p>
          </table:table-cell>
          <table:table-cell office:value-type="float" office:value="18400" calcext:value-type="float">
            <text:p>18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4/01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1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1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2/12/2024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2/12/202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Improcedência</text:p>
          </table:table-cell>
          <table:table-cell office:value-type="string" calcext:value-type="string">
            <text:p>12/12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7136" calcext:value-type="float">
            <text:p>348713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001244-82.2022.8.16.0062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21/12/2023</text:p>
          </table:table-cell>
          <table:table-cell office:value-type="string" calcext:value-type="string">
            <text:p>01/08/2022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MARTINS VEICULOS LTDA</text:p>
          </table:table-cell>
          <table:table-cell office:value-type="string" calcext:value-type="string">
            <text:p>14.810.763/0001-02</text:p>
          </table:table-cell>
          <table:table-cell office:value-type="string" calcext:value-type="string">
            <text:p>LOREDI MARTINS DA SILVA MOURA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JEVERSON DORING</text:p>
          </table:table-cell>
          <table:table-cell office:value-type="string" calcext:value-type="string">
            <text:p>Webmotors x MARTINS VEICULOS LTD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apitão Leônidas Marques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1/08/2022</text:p>
          </table:table-cell>
          <table:table-cell office:value-type="float" office:value="15299" calcext:value-type="float">
            <text:p>1529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2.366400473" calcext:value-type="float">
            <text:p>102,366400473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20013.77" calcext:value-type="float">
            <text:p>20013,77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5299" calcext:value-type="float">
            <text:p>15299</text:p>
          </table:table-cell>
          <table:table-cell table:number-columns-repeated="2" office:value-type="float" office:value="20013.77" calcext:value-type="float">
            <text:p>20013,77</text:p>
          </table:table-cell>
          <table:table-cell office:value-type="float" office:value="0" calcext:value-type="float">
            <text:p>0</text:p>
          </table:table-cell>
          <table:table-cell office:value-type="float" office:value="15299" calcext:value-type="float">
            <text:p>15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1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7/06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7/06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8/11/2024</text:p>
          </table:table-cell>
          <table:table-cell office:value-type="string" calcext:value-type="string">
            <text:p>22/11/2024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umprimento</text:p>
          </table:table-cell>
          <table:table-cell office:value-type="string" calcext:value-type="string">
            <text:p>Acórdão - Obrigação de Fazer</text:p>
          </table:table-cell>
          <table:table-cell office:value-type="string" calcext:value-type="string">
            <text:p>20/12/2024</text:p>
          </table:table-cell>
          <table:table-cell office:value-type="string" calcext:value-type="string">
            <text:p>00:00:00</text:p>
          </table:table-cell>
          <table:table-cell table:style-name="ce4" office:value-type="string" calcext:value-type="string">
            <text:p>05/06/2024</text:p>
          </table:table-cell>
          <table:table-cell table:style-name="ce4" office:value-type="string" calcext:value-type="string">
            <text:p>14:30:00</text:p>
          </table:table-cell>
        </table:table-row>
        <table:table-row table:style-name="ro1">
          <table:table-cell office:value-type="float" office:value="3495078" calcext:value-type="float">
            <text:p>349507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33362-86.2022.8.26.0007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04/01/2024</text:p>
          </table:table-cell>
          <table:table-cell office:value-type="string" calcext:value-type="string">
            <text:p>01/12/2022</text:p>
          </table:table-cell>
          <table:table-cell office:value-type="string" calcext:value-type="string">
            <text:p>24/11/2022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PAULO ADRIANO OLIVEIRA BRANDAO</text:p>
          </table:table-cell>
          <table:table-cell office:value-type="string" calcext:value-type="string">
            <text:p>011.549.085-0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PAGSEGURO INTERNET IP SA</text:p>
          </table:table-cell>
          <table:table-cell office:value-type="string" calcext:value-type="string">
            <text:p>MAURO CEZA DE SOUZA</text:p>
          </table:table-cell>
          <table:table-cell office:value-type="string" calcext:value-type="string">
            <text:p>Webmotors x PAULO ADRIANO OLIVEIRA BRANDA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Vara do 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4/11/2022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9.707525857" calcext:value-type="float">
            <text:p>99,707525857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7056.86" calcext:value-type="float">
            <text:p>17056,86</text:p>
          </table:table-cell>
          <table:table-cell office:value-type="string" calcext:value-type="string">
            <text:p>Restituição Simples</text:p>
          </table:table-cell>
          <table:table-cell table:style-name="ce4" office:value-type="string" calcext:value-type="string">
            <text:p>24/11/2022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9.707525857" calcext:value-type="float">
            <text:p>99,707525857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7056.86" calcext:value-type="float">
            <text:p>17056,86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6000" calcext:value-type="float">
            <text:p>26000</text:p>
          </table:table-cell>
          <table:table-cell table:number-columns-repeated="2" office:value-type="float" office:value="34113.72" calcext:value-type="float">
            <text:p>34113,72</text:p>
          </table:table-cell>
          <table:table-cell office:value-type="float" office:value="0" calcext:value-type="float">
            <text:p>0</text:p>
          </table:table-cell>
          <table:table-cell office:value-type="float" office:value="26000" calcext:value-type="float">
            <text:p>2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4/01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6/01/2025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6/01/2025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6/01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6/01/2025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Improcedência</text:p>
          </table:table-cell>
          <table:table-cell office:value-type="string" calcext:value-type="string">
            <text:p>16/01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1724" calcext:value-type="float">
            <text:p>349172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32841-19.2021.8.13.0024</text:p>
          </table:table-cell>
          <table:table-cell office:value-type="string" calcext:value-type="string">
            <text:p>Judicial –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28/12/2023</text:p>
          </table:table-cell>
          <table:table-cell office:value-type="string" calcext:value-type="string">
            <text:p>12/03/2021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RODRIGO BRASILEIRO ASSUNCAO</text:p>
          </table:table-cell>
          <table:table-cell office:value-type="string" calcext:value-type="string">
            <text:p>295.533.346-8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ANDERSON LUIZ NOGUEIRA PONTAL ME</text:p>
          </table:table-cell>
          <table:table-cell office:value-type="string" calcext:value-type="string">
            <text:p>JADEL LEAL DA SILVA</text:p>
          </table:table-cell>
          <table:table-cell office:value-type="string" calcext:value-type="string">
            <text:p>MICHELI SALLUM DE SA</text:p>
          </table:table-cell>
          <table:table-cell office:value-type="string" calcext:value-type="string">
            <text:p>Webmotors x RODRIGO BRASILEIRO ASSUNCA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32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8/12/2023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5.721572801" calcext:value-type="float">
            <text:p>95,72157280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61340.16" calcext:value-type="float">
            <text:p>61340,16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table:number-columns-repeated="2" office:value-type="float" office:value="61340.16" calcext:value-type="float">
            <text:p>61340,16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8/12/2023</text:p>
          </table:table-cell>
          <table:table-cell office:value-type="string" calcext:value-type="string">
            <text:p>luana.doliveira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apresentação de defesa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5089" calcext:value-type="float">
            <text:p>349508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25135-25.2022.8.26.0002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04/01/2024</text:p>
          </table:table-cell>
          <table:table-cell office:value-type="string" calcext:value-type="string">
            <text:p>22/06/2022</text:p>
          </table:table-cell>
          <table:table-cell office:value-type="string" calcext:value-type="string">
            <text:p>23/04/2022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JEREMIAS SANSAO FERREIRA</text:p>
          </table:table-cell>
          <table:table-cell office:value-type="string" calcext:value-type="string">
            <text:p>282.386.708-2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ITAU UNIBANCO SA</text:p>
          </table:table-cell>
          <table:table-cell office:value-type="string" calcext:value-type="string">
            <text:p>DOLANNES DE ARAUJO NASCIMENTO</text:p>
          </table:table-cell>
          <table:table-cell office:value-type="string" calcext:value-type="string">
            <text:p>Webmotors x JEREMIAS SANSAO FERREIR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ORO REGIONAL II - SANTO AMARO</text:p>
          </table:table-cell>
          <table:table-cell office:value-type="string" calcext:value-type="string">
            <text:p>JUIZADO ESPECIAL CÍVEL ANEXO UNISA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23/04/2022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9.622698062" calcext:value-type="float">
            <text:p>99,622698062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33253.52" calcext:value-type="float">
            <text:p>33253,52</text:p>
          </table:table-cell>
          <table:table-cell office:value-type="string" calcext:value-type="string">
            <text:p>DANO MORAL</text:p>
          </table:table-cell>
          <table:table-cell table:style-name="ce4" office:value-type="string" calcext:value-type="string">
            <text:p>23/04/2022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9.622698062" calcext:value-type="float">
            <text:p>99,622698062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8313.38" calcext:value-type="float">
            <text:p>8313,38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2" office:value-type="float" office:value="41566.9" calcext:value-type="float">
            <text:p>41566,9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4/01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6/07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6/07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26/11/2024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6/11/202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Extinção sem julgamento do mérito</text:p>
          </table:table-cell>
          <table:table-cell office:value-type="string" calcext:value-type="string">
            <text:p>26/11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704706" calcext:value-type="float">
            <text:p>370470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024584-19.2024.8.16.0019</text:p>
          </table:table-cell>
          <table:table-cell office:value-type="string" calcext:value-type="string">
            <text:p>Judicial - Obrigação de Fazer +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09/09/2024</text:p>
          </table:table-cell>
          <table:table-cell office:value-type="string" calcext:value-type="string">
            <text:p>20/08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CALMON COMERCIO DE VEICULOS EIRELI</text:p>
          </table:table-cell>
          <table:table-cell office:value-type="string" calcext:value-type="string">
            <text:p>08.959.481/0001-7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DJALMA MAGALHAES COUTO NETO</text:p>
          </table:table-cell>
          <table:table-cell office:value-type="string" calcext:value-type="string">
            <text:p>Webmotors x CALMON COMERCIO DE VEICULOS EIRELI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onta Grossa</text:p>
          </table:table-cell>
          <table:table-cell office:value-type="string" calcext:value-type="string">
            <text:p>Juizado Especial Cível de Ponta Grossa</text:p>
          </table:table-cell>
          <table:table-cell office:value-type="string" calcext:value-type="string">
            <text:p>1º 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22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0/08/202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8.071443813" calcext:value-type="float">
            <text:p>98,071443813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1133.79" calcext:value-type="float">
            <text:p>11133,79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11133.79" calcext:value-type="float">
            <text:p>11133,7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09/09/2024</text:p>
          </table:table-cell>
          <table:table-cell office:value-type="string" calcext:value-type="string">
            <text:p>04/11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9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9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audiência de conciliação</text:p>
          </table:table-cell>
          <table:table-cell office:value-type="string" calcext:value-type="string">
            <text:p>04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636326" calcext:value-type="float">
            <text:p>363632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817194-90.2024.8.19.0209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17/06/2024</text:p>
          </table:table-cell>
          <table:table-cell office:value-type="string" calcext:value-type="string">
            <text:p>18/05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EMERSON FERRI</text:p>
          </table:table-cell>
          <table:table-cell office:value-type="string" calcext:value-type="string">
            <text:p>058.145.919-9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TRANSPORTADORA LANDLOG TRANSPORTES E LOGISTICA LTDA</text:p>
          </table:table-cell>
          <table:table-cell office:value-type="string" calcext:value-type="string">
            <text:p>ANDREIA FELIX DA SILVA</text:p>
          </table:table-cell>
          <table:table-cell office:value-type="string" calcext:value-type="string">
            <text:p>Webmotors x EMERSON FERRI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FÓRUM REGIONAL - BARRA DA TIJUCA</text:p>
          </table:table-cell>
          <table:table-cell office:value-type="string" calcext:value-type="string">
            <text:p>6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8/05/2024</text:p>
          </table:table-cell>
          <table:table-cell office:value-type="float" office:value="72000" calcext:value-type="float">
            <text:p>72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5.840635169" calcext:value-type="float">
            <text:p>95,840635169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84350.8" calcext:value-type="float">
            <text:p>84350,8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72000" calcext:value-type="float">
            <text:p>72000</text:p>
          </table:table-cell>
          <table:table-cell table:number-columns-repeated="2" office:value-type="float" office:value="84350.8" calcext:value-type="float">
            <text:p>84350,8</text:p>
          </table:table-cell>
          <table:table-cell office:value-type="float" office:value="0" calcext:value-type="float">
            <text:p>0</text:p>
          </table:table-cell>
          <table:table-cell office:value-type="float" office:value="72000" calcext:value-type="float">
            <text:p>7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7/06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5/06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5/06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Requerido o julgamento antecipado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5144" calcext:value-type="float">
            <text:p>349514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9525-24.2021.8.26.0011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05/01/2024</text:p>
          </table:table-cell>
          <table:table-cell office:value-type="string" calcext:value-type="string">
            <text:p>28/09/2021</text:p>
          </table:table-cell>
          <table:table-cell office:value-type="string" calcext:value-type="string">
            <text:p>02/09/2021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ANA LUIZA AMARAL BARBOSA</text:p>
          </table:table-cell>
          <table:table-cell office:value-type="string" calcext:value-type="string">
            <text:p>105.777.466-9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SANTANDER SA</text:p>
          </table:table-cell>
          <table:table-cell office:value-type="string" calcext:value-type="string">
            <text:p>GLEISON AP VERNILLO</text:p>
          </table:table-cell>
          <table:table-cell office:value-type="string" calcext:value-type="string">
            <text:p>Webmotors x ANA LUIZA AMARAL BARBOS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1ª VARA DO JUIZADO CÍVEL - VERGUEIRO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2/09/2021</text:p>
          </table:table-cell>
          <table:table-cell office:value-type="float" office:value="13400" calcext:value-type="float">
            <text:p>134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3.610948939" calcext:value-type="float">
            <text:p>93,610948939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20791.08" calcext:value-type="float">
            <text:p>20791,08</text:p>
          </table:table-cell>
          <table:table-cell office:value-type="string" calcext:value-type="string">
            <text:p>DANO MATERIAL</text:p>
          </table:table-cell>
          <table:table-cell table:style-name="ce4" office:value-type="string" calcext:value-type="string">
            <text:p>02/09/2021</text:p>
          </table:table-cell>
          <table:table-cell office:value-type="float" office:value="26800" calcext:value-type="float">
            <text:p>268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3.610948939" calcext:value-type="float">
            <text:p>93,610948939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41582.17" calcext:value-type="float">
            <text:p>41582,17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40200" calcext:value-type="float">
            <text:p>40200</text:p>
          </table:table-cell>
          <table:table-cell table:number-columns-repeated="2" office:value-type="float" office:value="62373.25" calcext:value-type="float">
            <text:p>62373,25</text:p>
          </table:table-cell>
          <table:table-cell office:value-type="float" office:value="0" calcext:value-type="float">
            <text:p>0</text:p>
          </table:table-cell>
          <table:table-cell office:value-type="float" office:value="40200" calcext:value-type="float">
            <text:p>4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5/01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8/08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8/08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1/10/2024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1/10/202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Improcedência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637719" calcext:value-type="float">
            <text:p>363771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14880-92.2024.8.26.0016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19/06/2024</text:p>
          </table:table-cell>
          <table:table-cell office:value-type="string" calcext:value-type="string">
            <text:p>18/06/2024</text:p>
          </table:table-cell>
          <table:table-cell office:value-type="string" calcext:value-type="string">
            <text:p>03/06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ROBERTA MARCELO OLIVEIRA</text:p>
          </table:table-cell>
          <table:table-cell office:value-type="string" calcext:value-type="string">
            <text:p>084.998.577-36</text:p>
          </table:table-cell>
          <table:table-cell office:value-type="string" calcext:value-type="string">
            <text:p>WERNE BRAGA DE LIMA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SANTANDER BRASIL SA</text:p>
          </table:table-cell>
          <table:table-cell office:value-type="string" calcext:value-type="string">
            <text:p>ADRIANO MENEZES HERMIDA MAIA</text:p>
          </table:table-cell>
          <table:table-cell office:value-type="string" calcext:value-type="string">
            <text:p>Webmotors x ROBERTA MARCELO OLIVEIR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ORO CENTRAL JUIZADOS ESPECIAIS CÍVEIS</text:p>
          </table:table-cell>
          <table:table-cell office:value-type="string" calcext:value-type="string">
            <text:p>2ª VARA DO JUIZADO ESPECIAL CÍVEL - VERGUEIRO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3/06/2024</text:p>
          </table:table-cell>
          <table:table-cell office:value-type="float" office:value="56480" calcext:value-type="float">
            <text:p>564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6.693616822" calcext:value-type="float">
            <text:p>96,693616822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64983.11" calcext:value-type="float">
            <text:p>64983,11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56480" calcext:value-type="float">
            <text:p>56480</text:p>
          </table:table-cell>
          <table:table-cell table:number-columns-repeated="2" office:value-type="float" office:value="64983.11" calcext:value-type="float">
            <text:p>64983,11</text:p>
          </table:table-cell>
          <table:table-cell office:value-type="float" office:value="0" calcext:value-type="float">
            <text:p>0</text:p>
          </table:table-cell>
          <table:table-cell office:value-type="float" office:value="56480" calcext:value-type="float">
            <text:p>56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19/06/2024</text:p>
          </table:table-cell>
          <table:table-cell office:value-type="string" calcext:value-type="string">
            <text:p>21/11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1/07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1/07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27/11/2024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Sentença</text:p>
          </table:table-cell>
          <table:table-cell office:value-type="string" calcext:value-type="string">
            <text:p>27/11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79555" calcext:value-type="float">
            <text:p>347955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50293-23.2023.8.24.0038</text:p>
          </table:table-cell>
          <table:table-cell office:value-type="string" calcext:value-type="string">
            <text:p>Judicial –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12/12/2023</text:p>
          </table:table-cell>
          <table:table-cell office:value-type="string" calcext:value-type="string">
            <text:p>04/12/2023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DAVID PETER REUMER MARINHO UTILITARIOS LTDA</text:p>
          </table:table-cell>
          <table:table-cell office:value-type="string" calcext:value-type="string">
            <text:p>34.574.048/0001-2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GUSTAVO MUHLBAUER</text:p>
          </table:table-cell>
          <table:table-cell office:value-type="string" calcext:value-type="string">
            <text:p>Webmotors x DAVID PETER REUMER MARINHO UTILITARIOS LTD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5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PRÁTICAS ABUSIVAS</text:p>
          </table:table-cell>
          <table:table-cell office:value-type="string" calcext:value-type="string">
            <text:p>VENDA CASA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4/12/202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5.721572801" calcext:value-type="float">
            <text:p>95,72157280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2268.03" calcext:value-type="float">
            <text:p>12268,03</text:p>
          </table:table-cell>
          <table:table-cell office:value-type="string" calcext:value-type="string">
            <text:p>Obrigação de Fazer</text:p>
          </table:table-cell>
          <table:table-cell table:style-name="ce4" office:value-type="string" calcext:value-type="string">
            <text:p>04/12/2023</text:p>
          </table:table-cell>
          <table:table-cell office:value-type="float" office:value="629.59" calcext:value-type="float">
            <text:p>629,5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5.721572801" calcext:value-type="float">
            <text:p>95,72157280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772.38" calcext:value-type="float">
            <text:p>772,38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0629.59" calcext:value-type="float">
            <text:p>10629,59</text:p>
          </table:table-cell>
          <table:table-cell table:number-columns-repeated="2" office:value-type="float" office:value="13040.41" calcext:value-type="float">
            <text:p>13040,41</text:p>
          </table:table-cell>
          <table:table-cell office:value-type="float" office:value="0" calcext:value-type="float">
            <text:p>0</text:p>
          </table:table-cell>
          <table:table-cell office:value-type="float" office:value="10629.52" calcext:value-type="float">
            <text:p>10629,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2/12/2023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3/12/2023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3/12/2023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Defesa apresentada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1771" calcext:value-type="float">
            <text:p>349177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17606-44.2023.8.13.0702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28/12/2023</text:p>
          </table:table-cell>
          <table:table-cell office:value-type="string" calcext:value-type="string">
            <text:p>31/03/2023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KANELINHA VEICULOS LTDA</text:p>
          </table:table-cell>
          <table:table-cell office:value-type="string" calcext:value-type="string">
            <text:p>14.279.276/0001-65</text:p>
          </table:table-cell>
          <table:table-cell office:value-type="string" calcext:value-type="string">
            <text:p>DERMEVAL GARCIA MIRANDA JUNIOR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JORGE FERNANDES NETO</text:p>
          </table:table-cell>
          <table:table-cell office:value-type="string" calcext:value-type="string">
            <text:p>Webmotors x KANELINHA VEICULOS LTD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berlândia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5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RELAÇÃO CONTRATUAL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28/09/2022</text:p>
          </table:table-cell>
          <table:table-cell office:value-type="float" office:value="1601.08" calcext:value-type="float">
            <text:p>1601,0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1.64983567" calcext:value-type="float">
            <text:p>101,64983567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2093.03" calcext:value-type="float">
            <text:p>2093,03</text:p>
          </table:table-cell>
          <table:table-cell office:value-type="string" calcext:value-type="string">
            <text:p>DANO MORAL</text:p>
          </table:table-cell>
          <table:table-cell table:style-name="ce4" office:value-type="string" calcext:value-type="string">
            <text:p>28/12/2023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5.721572801" calcext:value-type="float">
            <text:p>95,72157280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30670.08" calcext:value-type="float">
            <text:p>30670,08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6601.08" calcext:value-type="float">
            <text:p>26601,08</text:p>
          </table:table-cell>
          <table:table-cell table:number-columns-repeated="2" office:value-type="float" office:value="32763.11" calcext:value-type="float">
            <text:p>32763,11</text:p>
          </table:table-cell>
          <table:table-cell office:value-type="float" office:value="0" calcext:value-type="float">
            <text:p>0</text:p>
          </table:table-cell>
          <table:table-cell office:value-type="float" office:value="26601.08" calcext:value-type="float">
            <text:p>26601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8/12/2023</text:p>
          </table:table-cell>
          <table:table-cell office:value-type="string" calcext:value-type="string">
            <text:p>luana.doliveir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6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6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despacho saneador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709907" calcext:value-type="float">
            <text:p>370990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8122048-64.2024.8.05.0001</text:p>
          </table:table-cell>
          <table:table-cell office:value-type="string" calcext:value-type="string">
            <text:p>Judicial - Obrigação de Fazer +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16/09/2024</text:p>
          </table:table-cell>
          <table:table-cell office:value-type="string" calcext:value-type="string">
            <text:p>01/09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JOSE VICENTE ALVES NETO</text:p>
          </table:table-cell>
          <table:table-cell office:value-type="string" calcext:value-type="string">
            <text:p>959.164.665-8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XP SA</text:p>
          </table:table-cell>
          <table:table-cell office:value-type="string" calcext:value-type="string">
            <text:p>CRISTIANO DIAS SANTOS</text:p>
          </table:table-cell>
          <table:table-cell office:value-type="string" calcext:value-type="string">
            <text:p>Webmotors x JOSE VICENTE ALVES NET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4ª Vara Cível e Comercia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01/09/2024</text:p>
          </table:table-cell>
          <table:table-cell office:value-type="float" office:value="350000" calcext:value-type="float">
            <text:p>35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8.355851" calcext:value-type="float">
            <text:p>98,35585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384890.35" calcext:value-type="float">
            <text:p>384890,35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350000" calcext:value-type="float">
            <text:p>350000</text:p>
          </table:table-cell>
          <table:table-cell table:number-columns-repeated="2" office:value-type="float" office:value="384890.35" calcext:value-type="float">
            <text:p>384890,35</text:p>
          </table:table-cell>
          <table:table-cell office:value-type="float" office:value="0" calcext:value-type="float">
            <text:p>0</text:p>
          </table:table-cell>
          <table:table-cell office:value-type="float" office:value="350000" calcext:value-type="float">
            <text:p>3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6/09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4/09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4/09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Defesa apresentada</text:p>
          </table:table-cell>
          <table:table-cell office:value-type="string" calcext:value-type="string">
            <text:p>07/01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1774" calcext:value-type="float">
            <text:p>349177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03802-27.2023.8.24.0015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28/12/2023</text:p>
          </table:table-cell>
          <table:table-cell office:value-type="string" calcext:value-type="string">
            <text:p>05/05/2023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CELIO CAVALHEIRO</text:p>
          </table:table-cell>
          <table:table-cell office:value-type="string" calcext:value-type="string">
            <text:p>017.613.389-5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ARIELSON DA SILVA EVANGELISTA</text:p>
          </table:table-cell>
          <table:table-cell office:value-type="string" calcext:value-type="string">
            <text:p>JESSICA ANITA PACHECO DE MIRANDA LIMA</text:p>
          </table:table-cell>
          <table:table-cell office:value-type="string" calcext:value-type="string">
            <text:p>Webmotors x CELIO CAVALHEIRO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anoinhas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1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28/12/2021</text:p>
          </table:table-cell>
          <table:table-cell office:value-type="float" office:value="13900" calcext:value-type="float">
            <text:p>139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3.625836057" calcext:value-type="float">
            <text:p>93,625836057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21104.65" calcext:value-type="float">
            <text:p>21104,65</text:p>
          </table:table-cell>
          <table:table-cell office:value-type="string" calcext:value-type="string">
            <text:p>DANO MORAL</text:p>
          </table:table-cell>
          <table:table-cell table:style-name="ce4" office:value-type="string" calcext:value-type="string">
            <text:p>28/12/2023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5.721572801" calcext:value-type="float">
            <text:p>95,72157280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8402.05" calcext:value-type="float">
            <text:p>18402,05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8900" calcext:value-type="float">
            <text:p>28900</text:p>
          </table:table-cell>
          <table:table-cell table:number-columns-repeated="2" office:value-type="float" office:value="39506.7" calcext:value-type="float">
            <text:p>39506,7</text:p>
          </table:table-cell>
          <table:table-cell office:value-type="float" office:value="0" calcext:value-type="float">
            <text:p>0</text:p>
          </table:table-cell>
          <table:table-cell office:value-type="float" office:value="28900" calcext:value-type="float">
            <text:p>28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8/12/2023</text:p>
          </table:table-cell>
          <table:table-cell office:value-type="string" calcext:value-type="string">
            <text:p>luana.doliveira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Defesa apresentada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630466" calcext:value-type="float">
            <text:p>363046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7003496-59.2024.8.22.0010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10/06/2024</text:p>
          </table:table-cell>
          <table:table-cell office:value-type="string" calcext:value-type="string">
            <text:p>17/05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PARAIBA VEICULOS LTDA</text:p>
          </table:table-cell>
          <table:table-cell office:value-type="string" calcext:value-type="string">
            <text:p>46.867.048/0001-00</text:p>
          </table:table-cell>
          <table:table-cell office:value-type="string" calcext:value-type="string">
            <text:p>VALDIR EXPEDITO DA SILVA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FRANCISCA JUSARA DE MACEDO COELHO SILVA</text:p>
          </table:table-cell>
          <table:table-cell office:value-type="string" calcext:value-type="string">
            <text:p>Webmotors x PARAIBA VEICULOS LTD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lim de Moura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7/05/2024</text:p>
          </table:table-cell>
          <table:table-cell office:value-type="float" office:value="14360.92" calcext:value-type="float">
            <text:p>14360,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5.840635169" calcext:value-type="float">
            <text:p>95,840635169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6824.38" calcext:value-type="float">
            <text:p>16824,38</text:p>
          </table:table-cell>
          <table:table-cell office:value-type="string" calcext:value-type="string">
            <text:p>Obrigação de Fazer</text:p>
          </table:table-cell>
          <table:table-cell table:style-name="ce4" office:value-type="string" calcext:value-type="string">
            <text:p>19/09/2024</text:p>
          </table:table-cell>
          <table:table-cell table:number-columns-repeated="2" office:value-type="float" office:value="724.02" calcext:value-type="float">
            <text:p>724,02</text:p>
          </table:table-cell>
          <table:table-cell office:value-type="float" office:value="5" calcext:value-type="float">
            <text:p>5</text:p>
          </table:table-cell>
          <table:table-cell office:value-type="float" office:value="98.355851" calcext:value-type="float">
            <text:p>98,35585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796.2" calcext:value-type="float">
            <text:p>796,2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5084.94" calcext:value-type="float">
            <text:p>15084,94</text:p>
          </table:table-cell>
          <table:table-cell table:number-columns-repeated="2" office:value-type="float" office:value="17620.58" calcext:value-type="float">
            <text:p>17620,58</text:p>
          </table:table-cell>
          <table:table-cell office:value-type="float" office:value="724.02" calcext:value-type="float">
            <text:p>724,02</text:p>
          </table:table-cell>
          <table:table-cell office:value-type="float" office:value="14360.92" calcext:value-type="float">
            <text:p>14360,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10/06/2024</text:p>
          </table:table-cell>
          <table:table-cell office:value-type="string" calcext:value-type="string">
            <text:p>05/07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8/06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8/06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4" office:value-type="string" calcext:value-type="string">
            <text:p>18/09/2024</text:p>
          </table:table-cell>
          <table:table-cell office:value-type="string" calcext:value-type="string">
            <text:p>maria.queiroz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Recursal</text:p>
          </table:table-cell>
          <table:table-cell office:value-type="string" calcext:value-type="string">
            <text:p>Aguardando julgamento de recurso para 2ª instância - GMB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615870" calcext:value-type="float">
            <text:p>361587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1046-24.2024.8.26.0177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24/05/2024</text:p>
          </table:table-cell>
          <table:table-cell office:value-type="string" calcext:value-type="string">
            <text:p>23/05/2024</text:p>
          </table:table-cell>
          <table:table-cell office:value-type="string" calcext:value-type="string">
            <text:p>14/05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JULIANE LOBATO MENDES CAMARGO</text:p>
          </table:table-cell>
          <table:table-cell office:value-type="string" calcext:value-type="string">
            <text:p>492.423.758-2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GUILHERME GOMES DE SOUZA REIMBERG</text:p>
          </table:table-cell>
          <table:table-cell office:value-type="string" calcext:value-type="string">
            <text:p>Webmotors x JULIANE LOBATO MENDES CAMARG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mbu-Guaçu</text:p>
          </table:table-cell>
          <table:table-cell office:value-type="string" calcext:value-type="string">
            <text:p>JUIZADO ESPECIAL CÍVEL E CRIMINAL - CIC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4/05/2024</text:p>
          </table:table-cell>
          <table:table-cell office:value-type="float" office:value="22690" calcext:value-type="float">
            <text:p>2269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5.840635169" calcext:value-type="float">
            <text:p>95,840635169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26582.22" calcext:value-type="float">
            <text:p>26582,22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2690" calcext:value-type="float">
            <text:p>22690</text:p>
          </table:table-cell>
          <table:table-cell table:number-columns-repeated="2" office:value-type="float" office:value="26582.22" calcext:value-type="float">
            <text:p>26582,22</text:p>
          </table:table-cell>
          <table:table-cell office:value-type="float" office:value="0" calcext:value-type="float">
            <text:p>0</text:p>
          </table:table-cell>
          <table:table-cell office:value-type="float" office:value="22690" calcext:value-type="float">
            <text:p>22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sível Duplicidade: Parte Autora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24/05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8/05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8/05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0/10/2024</text:p>
          </table:table-cell>
          <table:table-cell office:value-type="string" calcext:value-type="string">
            <text:p>16/01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0/10/202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Recursal</text:p>
          </table:table-cell>
          <table:table-cell office:value-type="string" calcext:value-type="string">
            <text:p>aguardando julgamento de recurso para 2ª instância - parte contrária</text:p>
          </table:table-cell>
          <table:table-cell office:value-type="string" calcext:value-type="string">
            <text:p>16/01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637728" calcext:value-type="float">
            <text:p>363772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002536-59.2024.8.05.0088</text:p>
          </table:table-cell>
          <table:table-cell office:value-type="string" calcext:value-type="string">
            <text:p>Judicial - Obrigação de Fazer +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19/06/2024</text:p>
          </table:table-cell>
          <table:table-cell office:value-type="string" calcext:value-type="string">
            <text:p>10/06/2024</text:p>
          </table:table-cell>
          <table:table-cell office:value-type="string" calcext:value-type="string">
            <text:p>24/05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R CARVALHO VEICULOS LTDA</text:p>
          </table:table-cell>
          <table:table-cell office:value-type="string" calcext:value-type="string">
            <text:p>01.988.017/0001-6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ILLIANS REIS DOS SANTOS</text:p>
          </table:table-cell>
          <table:table-cell office:value-type="string" calcext:value-type="string">
            <text:p>Webmotors x R CARVALHO VEICULOS LTD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Guanambi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1ª Vara do Sistema dos Juizados Especiais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24/05/2024</text:p>
          </table:table-cell>
          <table:table-cell office:value-type="float" office:value="32232.96" calcext:value-type="float">
            <text:p>32232,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5.840635169" calcext:value-type="float">
            <text:p>95,840635169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37762.17" calcext:value-type="float">
            <text:p>37762,17</text:p>
          </table:table-cell>
          <table:table-cell office:value-type="string" calcext:value-type="string">
            <text:p>Obrigação de Fazer</text:p>
          </table:table-cell>
          <table:table-cell table:style-name="ce4" office:value-type="string" calcext:value-type="string">
            <text:p>01/11/2024</text:p>
          </table:table-cell>
          <table:table-cell table:number-columns-repeated="2" office:value-type="float" office:value="3128.24" calcext:value-type="float">
            <text:p>3128,24</text:p>
          </table:table-cell>
          <table:table-cell office:value-type="float" office:value="3" calcext:value-type="float">
            <text:p>3</text:p>
          </table:table-cell>
          <table:table-cell office:value-type="float" office:value="100.469935267" calcext:value-type="float">
            <text:p>100,469935267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3303.55" calcext:value-type="float">
            <text:p>3303,55</text:p>
          </table:table-cell>
          <table:table-cell office:value-type="string" calcext:value-type="string">
            <text:p>DANO MORAL</text:p>
          </table:table-cell>
          <table:table-cell table:style-name="ce4" office:value-type="string" calcext:value-type="string">
            <text:p>25/11/2024</text:p>
          </table:table-cell>
          <table:table-cell table:number-columns-repeated="2" office:value-type="float" office:value="6325.49" calcext:value-type="float">
            <text:p>6325,49</text:p>
          </table:table-cell>
          <table:table-cell office:value-type="float" office:value="3" calcext:value-type="float">
            <text:p>3</text:p>
          </table:table-cell>
          <table:table-cell office:value-type="float" office:value="100.469935267" calcext:value-type="float">
            <text:p>100,469935267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6679.98" calcext:value-type="float">
            <text:p>6679,98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41686.69" calcext:value-type="float">
            <text:p>41686,69</text:p>
          </table:table-cell>
          <table:table-cell table:number-columns-repeated="2" office:value-type="float" office:value="47745.7" calcext:value-type="float">
            <text:p>47745,7</text:p>
          </table:table-cell>
          <table:table-cell office:value-type="float" office:value="9453.73" calcext:value-type="float">
            <text:p>9453,73</text:p>
          </table:table-cell>
          <table:table-cell office:value-type="float" office:value="32232.96" calcext:value-type="float">
            <text:p>32232,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9/06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/06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/06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8/11/2024</text:p>
          </table:table-cell>
          <table:table-cell office:value-type="string" calcext:value-type="string">
            <text:p>21/11/2024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4" office:value-type="string" calcext:value-type="string">
            <text:p>01/11/2024</text:p>
          </table:table-cell>
          <table:table-cell office:value-type="string" calcext:value-type="string">
            <text:p>mayara.bueno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umprimento</text:p>
          </table:table-cell>
          <table:table-cell office:value-type="string" calcext:value-type="string">
            <text:p>Acórdão - Dano Moral</text:p>
          </table:table-cell>
          <table:table-cell office:value-type="string" calcext:value-type="string">
            <text:p>20/12/2024</text:p>
          </table:table-cell>
          <table:table-cell office:value-type="string" calcext:value-type="string">
            <text:p>00:00:00</text:p>
          </table:table-cell>
          <table:table-cell table:style-name="ce4" office:value-type="string" calcext:value-type="string">
            <text:p>09/09/2024</text:p>
          </table:table-cell>
          <table:table-cell table:style-name="ce4" office:value-type="string" calcext:value-type="string">
            <text:p>10:15:00</text:p>
          </table:table-cell>
        </table:table-row>
        <table:table-row table:style-name="ro1">
          <table:table-cell office:value-type="float" office:value="3484519" calcext:value-type="float">
            <text:p>348451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315142-18.2017.8.24.0038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8/12/2023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AUTOMAX VEICULOS LTDA</text:p>
          </table:table-cell>
          <table:table-cell office:value-type="string" calcext:value-type="string">
            <text:p>04.953.483/0001-0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GEISA CRISTIANE KUSTER</text:p>
          </table:table-cell>
          <table:table-cell office:value-type="string" calcext:value-type="string">
            <text:p>Webmotors x AUTOMAX VEICULOS LTD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4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PRÁTICAS ABUSIVAS</text:p>
          </table:table-cell>
          <table:table-cell office:value-type="string" calcext:value-type="string">
            <text:p>VENDA CASA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8/07/2017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55.597132285" calcext:value-type="float">
            <text:p>55,597132285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53082.59" calcext:value-type="float">
            <text:p>53082,59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53082.59" calcext:value-type="float">
            <text:p>53082,59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8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Recursal</text:p>
          </table:table-cell>
          <table:table-cell office:value-type="string" calcext:value-type="string">
            <text:p>aguardando julgamento de recurso para 2ª instância - parte contrária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3668" calcext:value-type="float">
            <text:p>348366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24487-43.2021.8.08.0024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5/12/2023</text:p>
          </table:table-cell>
          <table:table-cell office:value-type="string" calcext:value-type="string">
            <text:p>04/11/2021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EDER HEULLER</text:p>
          </table:table-cell>
          <table:table-cell office:value-type="string" calcext:value-type="string">
            <text:p>107.192.347-1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MARCO AURELIO BINOTO ME</text:p>
          </table:table-cell>
          <table:table-cell office:value-type="string" calcext:value-type="string">
            <text:p>LUIS HORMINDO FRANCA COSTA</text:p>
          </table:table-cell>
          <table:table-cell office:value-type="string" calcext:value-type="string">
            <text:p>Webmotors x EDER HEULLER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Juizado Especial Cível de Vitória</text:p>
          </table:table-cell>
          <table:table-cell office:value-type="string" calcext:value-type="string">
            <text:p>4º 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4/11/2021</text:p>
          </table:table-cell>
          <table:table-cell office:value-type="float" office:value="42380" calcext:value-type="float">
            <text:p>4238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3.607114635" calcext:value-type="float">
            <text:p>93,607114635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64825.63" calcext:value-type="float">
            <text:p>64825,63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42380" calcext:value-type="float">
            <text:p>42380</text:p>
          </table:table-cell>
          <table:table-cell table:number-columns-repeated="2" office:value-type="float" office:value="64825.63" calcext:value-type="float">
            <text:p>64825,63</text:p>
          </table:table-cell>
          <table:table-cell office:value-type="float" office:value="0" calcext:value-type="float">
            <text:p>0</text:p>
          </table:table-cell>
          <table:table-cell office:value-type="float" office:value="42380" calcext:value-type="float">
            <text:p>42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5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5/07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5/07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7/09/2024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7/09/202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Improcedência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744382" calcext:value-type="float">
            <text:p>3744382</text:p>
          </table:table-cell>
          <table:table-cell office:value-type="string" calcext:value-type="string">
            <text:p>CIV2853154</text:p>
          </table:table-cell>
          <table:table-cell office:value-type="string" calcext:value-type="string">
            <text:p>@5262784-92.2024.8.13.0024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24/10/2024</text:p>
          </table:table-cell>
          <table:table-cell office:value-type="string" calcext:value-type="string">
            <text:p>16/10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BOX 53 VENDAS E ALUGUEL DE VEICULOS LTDA</text:p>
          </table:table-cell>
          <table:table-cell office:value-type="string" calcext:value-type="string">
            <text:p>45.429.777/0001-04</text:p>
          </table:table-cell>
          <table:table-cell office:value-type="string" calcext:value-type="string">
            <text:p>VALERIA MARINA MIRANDA PENA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Andreza Martins Cabral</text:p>
          </table:table-cell>
          <table:table-cell office:value-type="string" calcext:value-type="string">
            <text:p>Webmotors x BOX 53 VENDAS E ALUGUEL DE VEICULOS LTD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7ª UNIDADE JURISDICIONAL CÍVEL - 21º JD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22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6/10/2024</text:p>
          </table:table-cell>
          <table:table-cell office:value-type="float" office:value="17522" calcext:value-type="float">
            <text:p>175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8.965657276" calcext:value-type="float">
            <text:p>98,965657276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8967.6" calcext:value-type="float">
            <text:p>18967,6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7522" calcext:value-type="float">
            <text:p>17522</text:p>
          </table:table-cell>
          <table:table-cell table:number-columns-repeated="2" office:value-type="float" office:value="18967.6" calcext:value-type="float">
            <text:p>18967,6</text:p>
          </table:table-cell>
          <table:table-cell office:value-type="float" office:value="0" calcext:value-type="float">
            <text:p>0</text:p>
          </table:table-cell>
          <table:table-cell office:value-type="float" office:value="17522" calcext:value-type="float">
            <text:p>175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4/10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2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2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22/11/2024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audiência de conciliação</text:p>
          </table:table-cell>
          <table:table-cell office:value-type="string" calcext:value-type="string">
            <text:p>25/11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572997" calcext:value-type="float">
            <text:p>357299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04128-64.2024.8.21.0005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11/04/2024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BENTO MOTORS</text:p>
          </table:table-cell>
          <table:table-cell office:value-type="string" calcext:value-type="string">
            <text:p>21.086.430/0001-4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MARCUS V BATTISTELLO</text:p>
          </table:table-cell>
          <table:table-cell office:value-type="string" calcext:value-type="string">
            <text:p>Webmotors x BENTO MOTOR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ento Gonçalves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2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22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1/04/202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5.544447383" calcext:value-type="float">
            <text:p>95,544447383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1859.52" calcext:value-type="float">
            <text:p>11859,52</text:p>
          </table:table-cell>
          <table:table-cell office:value-type="string" calcext:value-type="string">
            <text:p>Obrigação de Fazer</text:p>
          </table:table-cell>
          <table:table-cell table:style-name="ce4" office:value-type="string" calcext:value-type="string">
            <text:p>18/05/2023</text:p>
          </table:table-cell>
          <table:table-cell office:value-type="float" office:value="1173.32" calcext:value-type="float">
            <text:p>1173,3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8.846427252" calcext:value-type="float">
            <text:p>98,846427252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479.52" calcext:value-type="float">
            <text:p>1479,52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1173.32" calcext:value-type="float">
            <text:p>11173,32</text:p>
          </table:table-cell>
          <table:table-cell table:number-columns-repeated="2" office:value-type="float" office:value="13339.04" calcext:value-type="float">
            <text:p>13339,04</text:p>
          </table:table-cell>
          <table:table-cell office:value-type="float" office:value="0" calcext:value-type="float">
            <text:p>0</text:p>
          </table:table-cell>
          <table:table-cell office:value-type="float" office:value="11723.32" calcext:value-type="float">
            <text:p>11723,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1/04/2024</text:p>
          </table:table-cell>
          <table:table-cell office:value-type="string" calcext:value-type="string">
            <text:p>luana.doliveir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8/04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8/04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1/11/2024</text:p>
          </table:table-cell>
          <table:table-cell office:value-type="string" calcext:value-type="string">
            <text:p>31/01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1/11/202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Desistência do Autor</text:p>
          </table:table-cell>
          <table:table-cell office:value-type="string" calcext:value-type="string">
            <text:p>31/01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1247" calcext:value-type="float">
            <text:p>349124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13750-34.2023.8.26.0006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28/12/2023</text:p>
          </table:table-cell>
          <table:table-cell office:value-type="string" calcext:value-type="string">
            <text:p>14/12/2023</text:p>
          </table:table-cell>
          <table:table-cell office:value-type="string" calcext:value-type="string">
            <text:p>20/09/2023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DANIEL BARASINI</text:p>
          </table:table-cell>
          <table:table-cell office:value-type="string" calcext:value-type="string">
            <text:p>253.322.688-2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 MOTORS SA</text:p>
          </table:table-cell>
          <table:table-cell office:value-type="string" calcext:value-type="string">
            <text:p>MURILO MURILO COMERCIO DE VEICULOS TANABI LTDA</text:p>
          </table:table-cell>
          <table:table-cell office:value-type="string" calcext:value-type="string">
            <text:p>ADRIANA GOMES MARCENA</text:p>
          </table:table-cell>
          <table:table-cell office:value-type="string" calcext:value-type="string">
            <text:p>Webmotors x DANIEL BARASINI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ÓRUM REGIONAL VI - PENHA DE FRANÇA</text:p>
          </table:table-cell>
          <table:table-cell office:value-type="string" calcext:value-type="string">
            <text:p>3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0/09/202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4.337645285" calcext:value-type="float">
            <text:p>94,337645285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2775.58" calcext:value-type="float">
            <text:p>12775,58</text:p>
          </table:table-cell>
          <table:table-cell office:value-type="string" calcext:value-type="string">
            <text:p>Obrigação de Fazer</text:p>
          </table:table-cell>
          <table:table-cell table:style-name="ce4" office:value-type="string" calcext:value-type="string">
            <text:p>20/09/2023</text:p>
          </table:table-cell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4.337645285" calcext:value-type="float">
            <text:p>94,337645285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37049.19" calcext:value-type="float">
            <text:p>37049,19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39000" calcext:value-type="float">
            <text:p>39000</text:p>
          </table:table-cell>
          <table:table-cell table:number-columns-repeated="2" office:value-type="float" office:value="49824.77" calcext:value-type="float">
            <text:p>49824,77</text:p>
          </table:table-cell>
          <table:table-cell office:value-type="float" office:value="0" calcext:value-type="float">
            <text:p>0</text:p>
          </table:table-cell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sível Duplicidade: Parte Autora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28/12/2023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9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9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Defesa apresentada</text:p>
          </table:table-cell>
          <table:table-cell office:value-type="string" calcext:value-type="string">
            <text:p>30/01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718425" calcext:value-type="float">
            <text:p>371842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05717-03.2024.8.13.0074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26/09/2024</text:p>
          </table:table-cell>
          <table:table-cell office:value-type="string" calcext:value-type="string">
            <text:p>25/09/2024</text:p>
          </table:table-cell>
          <table:table-cell office:value-type="string" calcext:value-type="string">
            <text:p>12/09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JULIANO COUTO E CIA LTDA ME</text:p>
          </table:table-cell>
          <table:table-cell office:value-type="string" calcext:value-type="string">
            <text:p>07.474.637/0001-6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CLEBERSON DE OLIVEIRA VIEIRA</text:p>
          </table:table-cell>
          <table:table-cell office:value-type="string" calcext:value-type="string">
            <text:p>Webmotors x JULIANO COUTO E CIA LTDA M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om Despacho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1º JUIZADO ESPECIAL DA COMARCA DE BOM DESPACHO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12/09/2024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8.355851" calcext:value-type="float">
            <text:p>98,35585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21993.73" calcext:value-type="float">
            <text:p>21993,73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21993.73" calcext:value-type="float">
            <text:p>21993,73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26/09/2024</text:p>
          </table:table-cell>
          <table:table-cell office:value-type="string" calcext:value-type="string">
            <text:p>11/12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1/10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1/10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27/01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Requerido o julgamento antecipado</text:p>
          </table:table-cell>
          <table:table-cell office:value-type="string" calcext:value-type="string">
            <text:p>27/01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767356" calcext:value-type="float">
            <text:p>376735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23470-91.2024.8.26.0005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08/11/2024</text:p>
          </table:table-cell>
          <table:table-cell office:value-type="string" calcext:value-type="string">
            <text:p>17/09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FRANCISCO DAS CHAGAS TEIXERA DA SILVA</text:p>
          </table:table-cell>
          <table:table-cell office:value-type="string" calcext:value-type="string">
            <text:p>018.580.553-1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IANCA CAROLINA</text:p>
          </table:table-cell>
          <table:table-cell office:value-type="string" calcext:value-type="string">
            <text:p>CIBELE DOS SANTOS TADIM NEVES SPINDOLA</text:p>
          </table:table-cell>
          <table:table-cell office:value-type="string" calcext:value-type="string">
            <text:p>Webmotors x FRANCISCO DAS CHAGAS TEIXERA DA SILV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ÓRUM REGIONAL V – SÃO MIGUEL PAULISTA</text:p>
          </table:table-cell>
          <table:table-cell office:value-type="string" calcext:value-type="string">
            <text:p>2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7/09/2024</text:p>
          </table:table-cell>
          <table:table-cell office:value-type="float" office:value="27620" calcext:value-type="float">
            <text:p>276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8.355851" calcext:value-type="float">
            <text:p>98,35585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30373.35" calcext:value-type="float">
            <text:p>30373,35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7620" calcext:value-type="float">
            <text:p>27620</text:p>
          </table:table-cell>
          <table:table-cell table:number-columns-repeated="2" office:value-type="float" office:value="30373.35" calcext:value-type="float">
            <text:p>30373,35</text:p>
          </table:table-cell>
          <table:table-cell office:value-type="float" office:value="0" calcext:value-type="float">
            <text:p>0</text:p>
          </table:table-cell>
          <table:table-cell office:value-type="float" office:value="27620" calcext:value-type="float">
            <text:p>276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8/11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2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2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apresentação de defesa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872118" calcext:value-type="float">
            <text:p>387211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1193-59.2025.8.26.0001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30/01/2025</text:p>
          </table:table-cell>
          <table:table-cell office:value-type="string" calcext:value-type="string">
            <text:p>29/01/2025</text:p>
          </table:table-cell>
          <table:table-cell office:value-type="string" calcext:value-type="string">
            <text:p>17/01/2025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MATHEUS FARIA FERREIRA</text:p>
          </table:table-cell>
          <table:table-cell office:value-type="string" calcext:value-type="string">
            <text:p>480.460.178-3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BRADESCO SA</text:p>
          </table:table-cell>
          <table:table-cell office:value-type="string" calcext:value-type="string">
            <text:p>FRANCIS LARA RUIZ FRONER</text:p>
          </table:table-cell>
          <table:table-cell office:value-type="string" calcext:value-type="string">
            <text:p>Webmotors x MATHEUS FARIA FERREIR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ÓRUM REGIONAL I - SANTANA, CASA VERDE, VILA MARIA, TUCURUVI</text:p>
          </table:table-cell>
          <table:table-cell office:value-type="string" calcext:value-type="string">
            <text:p>9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22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7/01/2025</text:p>
          </table:table-cell>
          <table:table-cell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.732739243" calcext:value-type="float">
            <text:p>102,732739243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23292.72" calcext:value-type="float">
            <text:p>23292,72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3000" calcext:value-type="float">
            <text:p>23000</text:p>
          </table:table-cell>
          <table:table-cell table:number-columns-repeated="2" office:value-type="float" office:value="23292.72" calcext:value-type="float">
            <text:p>23292,72</text:p>
          </table:table-cell>
          <table:table-cell office:value-type="float" office:value="0" calcext:value-type="float">
            <text:p>0</text:p>
          </table:table-cell>
          <table:table-cell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30/01/2025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3/02/2025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3/02/2025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apresentação de defesa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615895" calcext:value-type="float">
            <text:p>361589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14927-40.2024.8.13.0701</text:p>
          </table:table-cell>
          <table:table-cell office:value-type="string" calcext:value-type="string">
            <text:p>Judicial - Obrigação de Fazer +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24/05/2024</text:p>
          </table:table-cell>
          <table:table-cell office:value-type="string" calcext:value-type="string">
            <text:p>23/05/2024</text:p>
          </table:table-cell>
          <table:table-cell office:value-type="string" calcext:value-type="string">
            <text:p>16/05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KMZ VEICULOS LTDA</text:p>
          </table:table-cell>
          <table:table-cell office:value-type="string" calcext:value-type="string">
            <text:p>15.682.508/0001-94</text:p>
          </table:table-cell>
          <table:table-cell office:value-type="string" calcext:value-type="string">
            <text:p>CARLOS LUCIO DE CAMARGO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ECYR PIERRE DE OLIVEIRA SOUZA</text:p>
          </table:table-cell>
          <table:table-cell office:value-type="string" calcext:value-type="string">
            <text:p>Webmotors x KMZ VEICULOS LTD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beraba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1ª UJ - 2º JD.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6/05/2024</text:p>
          </table:table-cell>
          <table:table-cell office:value-type="float" office:value="10989" calcext:value-type="float">
            <text:p>1098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5.840635169" calcext:value-type="float">
            <text:p>95,840635169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2874.04" calcext:value-type="float">
            <text:p>12874,0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12874.04" calcext:value-type="float">
            <text:p>12874,04</text:p>
          </table:table-cell>
          <table:table-cell office:value-type="float" office:value="0" calcext:value-type="float">
            <text:p>0</text:p>
          </table:table-cell>
          <table:table-cell office:value-type="float" office:value="10989" calcext:value-type="float">
            <text:p>109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4/05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3/06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3/06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27/11/2024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Sentença</text:p>
          </table:table-cell>
          <table:table-cell office:value-type="string" calcext:value-type="string">
            <text:p>17/01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649485" calcext:value-type="float">
            <text:p>364948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009452-94.2024.8.26.0001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03/07/2024</text:p>
          </table:table-cell>
          <table:table-cell office:value-type="string" calcext:value-type="string">
            <text:p>27/06/2024</text:p>
          </table:table-cell>
          <table:table-cell office:value-type="string" calcext:value-type="string">
            <text:p>18/06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MATHEUS NERY PACHECO</text:p>
          </table:table-cell>
          <table:table-cell office:value-type="string" calcext:value-type="string">
            <text:p>419.773.298-8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MARLENE DA SILVA DOS ANJOS</text:p>
          </table:table-cell>
          <table:table-cell office:value-type="string" calcext:value-type="string">
            <text:p>SEM PATRONO CONSTITUÍDO</text:p>
          </table:table-cell>
          <table:table-cell office:value-type="string" calcext:value-type="string">
            <text:p>Webmotors x MATHEUS NERY PACHEC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ÓRUM REGIONAL I - SANTANA</text:p>
          </table:table-cell>
          <table:table-cell office:value-type="string" calcext:value-type="string">
            <text:p>1ª 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18/06/2024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6.693616822" calcext:value-type="float">
            <text:p>96,693616822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2531.21" calcext:value-type="float">
            <text:p>2531,21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2531.21" calcext:value-type="float">
            <text:p>2531,21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3/07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0/07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0/07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0/10/2024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0/10/202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Improcedência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2675" calcext:value-type="float">
            <text:p>349267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7806-27.2021.8.26.0554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29/12/2023</text:p>
          </table:table-cell>
          <table:table-cell office:value-type="string" calcext:value-type="string">
            <text:p>27/04/2021</text:p>
          </table:table-cell>
          <table:table-cell office:value-type="string" calcext:value-type="string">
            <text:p>19/04/2021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YURI GRANATA DELALIBERA</text:p>
          </table:table-cell>
          <table:table-cell office:value-type="string" calcext:value-type="string">
            <text:p>390.406.998-5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4 IRANI RODRIGUES DE LIMA CAETANO</text:p>
          </table:table-cell>
          <table:table-cell office:value-type="string" calcext:value-type="string">
            <text:p>Fatima Maria Granata</text:p>
          </table:table-cell>
          <table:table-cell office:value-type="string" calcext:value-type="string">
            <text:p>Webmotors x YURI GRANATA DELALIBER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o André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2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19/04/2021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6.803618514" calcext:value-type="float">
            <text:p>86,803618514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41582.07" calcext:value-type="float">
            <text:p>41582,07</text:p>
          </table:table-cell>
          <table:table-cell office:value-type="string" calcext:value-type="string">
            <text:p>Obrigação de Fazer</text:p>
          </table:table-cell>
          <table:table-cell table:style-name="ce4" office:value-type="string" calcext:value-type="string">
            <text:p>19/04/2021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6.803618514" calcext:value-type="float">
            <text:p>86,803618514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8316.41" calcext:value-type="float">
            <text:p>8316,41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8800" calcext:value-type="float">
            <text:p>28800</text:p>
          </table:table-cell>
          <table:table-cell table:number-columns-repeated="2" office:value-type="float" office:value="49898.48" calcext:value-type="float">
            <text:p>49898,48</text:p>
          </table:table-cell>
          <table:table-cell office:value-type="float" office:value="0" calcext:value-type="float">
            <text:p>0</text:p>
          </table:table-cell>
          <table:table-cell office:value-type="float" office:value="28800" calcext:value-type="float">
            <text:p>28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9/12/2023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Defesa apresentada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649505" calcext:value-type="float">
            <text:p>364950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2406021300100020301</text:p>
          </table:table-cell>
          <table:table-cell office:value-type="string" calcext:value-type="string">
            <text:p>CIP Eletrônica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03/07/2024</text:p>
          </table:table-cell>
          <table:table-cell office:value-type="string" calcext:value-type="string">
            <text:p>28/06/2024</text:p>
          </table:table-cell>
          <table:table-cell office:value-type="string" calcext:value-type="string">
            <text:p>07/06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NICOLAS AUTOMOVEIS LTDA</text:p>
          </table:table-cell>
          <table:table-cell office:value-type="string" calcext:value-type="string">
            <text:p>03.347.828/0001-0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EM PATRONO CONSTITUÍDO</text:p>
          </table:table-cell>
          <table:table-cell office:value-type="string" calcext:value-type="string">
            <text:p>Webmotors x NICOLAS AUTOMOVEIS LTD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Caxias do Sul</text:p>
          </table:table-cell>
          <table:table-cell table:number-columns-repeated="2" office:value-type="string" calcext:value-type="string">
            <text:p>PROCON</text:p>
          </table:table-cell>
          <table:table-cell office:value-type="string" calcext:value-type="string">
            <text:p>ADMINISTRATIVO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07/05/2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5.840635169" calcext:value-type="float">
            <text:p>95,840635169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3/07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8/07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8/07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rocon</text:p>
          </table:table-cell>
          <table:table-cell office:value-type="string" calcext:value-type="string">
            <text:p>Aguardando manifestação do órgão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767378" calcext:value-type="float">
            <text:p>376737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3208-07.2024.8.26.0075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08/11/2024</text:p>
          </table:table-cell>
          <table:table-cell office:value-type="string" calcext:value-type="string">
            <text:p>25/09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ANDERSON DE FRANCA SILVA</text:p>
          </table:table-cell>
          <table:table-cell office:value-type="string" calcext:value-type="string">
            <text:p>472.250.228-5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VINI MULTIMARCAS E SERVICOS LTDA</text:p>
          </table:table-cell>
          <table:table-cell office:value-type="string" calcext:value-type="string">
            <text:p>HELLEN PRATES RUFATO</text:p>
          </table:table-cell>
          <table:table-cell office:value-type="string" calcext:value-type="string">
            <text:p>Webmotors x ANDERSON DE FRANCA SILV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Bertioga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25/09/2024</text:p>
          </table:table-cell>
          <table:table-cell office:value-type="float" office:value="33018.6" calcext:value-type="float">
            <text:p>33018,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8.355851" calcext:value-type="float">
            <text:p>98,35585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36310.12" calcext:value-type="float">
            <text:p>36310,12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33018.6" calcext:value-type="float">
            <text:p>33018,6</text:p>
          </table:table-cell>
          <table:table-cell table:number-columns-repeated="2" office:value-type="float" office:value="36310.12" calcext:value-type="float">
            <text:p>36310,12</text:p>
          </table:table-cell>
          <table:table-cell office:value-type="float" office:value="0" calcext:value-type="float">
            <text:p>0</text:p>
          </table:table-cell>
          <table:table-cell office:value-type="float" office:value="33018.6" calcext:value-type="float">
            <text:p>33018,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8/11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2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2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Defesa apresentada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5944" calcext:value-type="float">
            <text:p>348594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1250-68.2017.8.26.0224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19/12/2023</text:p>
          </table:table-cell>
          <table:table-cell office:value-type="string" calcext:value-type="string">
            <text:p>15/07/2022</text:p>
          </table:table-cell>
          <table:table-cell office:value-type="string" calcext:value-type="string">
            <text:p>18/01/2017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LETICIA GALLO DA COSTA LEITE</text:p>
          </table:table-cell>
          <table:table-cell office:value-type="string" calcext:value-type="string">
            <text:p>964.379.871-20</text:p>
          </table:table-cell>
          <table:table-cell office:value-type="string" calcext:value-type="string">
            <text:p>FABIO DA COSTA LEITE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SANTANDER BRASIL SA</text:p>
          </table:table-cell>
          <table:table-cell office:value-type="string" calcext:value-type="string">
            <text:p>FERNANDA CONDE NAPOLITANO LOTTI</text:p>
          </table:table-cell>
          <table:table-cell office:value-type="string" calcext:value-type="string">
            <text:p>Webmotors x LETICIA GALLO DA COSTA LEIT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Guarulhos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2ª Vara do 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RELAÇÃO CONTRATUAL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18/01/2017</text:p>
          </table:table-cell>
          <table:table-cell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6.711632493" calcext:value-type="float">
            <text:p>56,711632493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322044.93" calcext:value-type="float">
            <text:p>322044,93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table:number-columns-repeated="2" office:value-type="float" office:value="322044.93" calcext:value-type="float">
            <text:p>322044,93</text:p>
          </table:table-cell>
          <table:table-cell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9/12/2023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5/06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5/06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Resultado de Audiência</text:p>
          </table:table-cell>
          <table:table-cell office:value-type="string" calcext:value-type="string">
            <text:p>22/01/2025</text:p>
          </table:table-cell>
          <table:table-cell office:value-type="string" calcext:value-type="string">
            <text:p>00:00:00</text:p>
          </table:table-cell>
          <table:table-cell table:style-name="ce4" office:value-type="string" calcext:value-type="string">
            <text:p>09/09/2024</text:p>
          </table:table-cell>
          <table:table-cell table:style-name="ce4" office:value-type="string" calcext:value-type="string">
            <text:p>09:30:00</text:p>
          </table:table-cell>
        </table:table-row>
        <table:table-row table:style-name="ro1">
          <table:table-cell office:value-type="float" office:value="3490603" calcext:value-type="float">
            <text:p>349060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33869-21.2023.8.26.0554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27/12/2023</text:p>
          </table:table-cell>
          <table:table-cell office:value-type="string" calcext:value-type="string">
            <text:p>18/12/2023</text:p>
          </table:table-cell>
          <table:table-cell office:value-type="string" calcext:value-type="string">
            <text:p>13/12/2023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SERGIO MICHELINI</text:p>
          </table:table-cell>
          <table:table-cell office:value-type="string" calcext:value-type="string">
            <text:p>058.563.748-2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BRADESCO S/A</text:p>
          </table:table-cell>
          <table:table-cell office:value-type="string" calcext:value-type="string">
            <text:p>LETICIA TENORIO CELISBERTO</text:p>
          </table:table-cell>
          <table:table-cell office:value-type="string" calcext:value-type="string">
            <text:p>Webmotors x SERGIO MICHELINI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o André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6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O VEÍCULO CLONADO/ROUBADO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13/12/2023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5.721572801" calcext:value-type="float">
            <text:p>95,72157280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24536.06" calcext:value-type="float">
            <text:p>24536,06</text:p>
          </table:table-cell>
          <table:table-cell office:value-type="string" calcext:value-type="string">
            <text:p>DANO MATERIAL</text:p>
          </table:table-cell>
          <table:table-cell table:style-name="ce4" office:value-type="string" calcext:value-type="string">
            <text:p>13/12/2023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5.721572801" calcext:value-type="float">
            <text:p>95,72157280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61340.16" calcext:value-type="float">
            <text:p>61340,16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table:number-columns-repeated="2" office:value-type="float" office:value="85876.22" calcext:value-type="float">
            <text:p>85876,22</text:p>
          </table:table-cell>
          <table:table-cell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7/12/2023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7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7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Defesa apresentada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672168" calcext:value-type="float">
            <text:p>367216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806312-93.2024.8.19.0007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31/07/2024</text:p>
          </table:table-cell>
          <table:table-cell office:value-type="string" calcext:value-type="string">
            <text:p>22/07/2024</text:p>
          </table:table-cell>
          <table:table-cell office:value-type="string" calcext:value-type="string">
            <text:p>09/07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ANGELICA KARDEC DE SOUZA</text:p>
          </table:table-cell>
          <table:table-cell office:value-type="string" calcext:value-type="string">
            <text:p>056.312.247-1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SANTANDER BRASIL SA</text:p>
          </table:table-cell>
          <table:table-cell office:value-type="string" calcext:value-type="string">
            <text:p>NICOLE ERMIDA MARQUES</text:p>
          </table:table-cell>
          <table:table-cell office:value-type="string" calcext:value-type="string">
            <text:p>Webmotors x ANGELICA KARDEC DE SOUZ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Barra Mansa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22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9/07/2024</text:p>
          </table:table-cell>
          <table:table-cell office:value-type="float" office:value="10135.94" calcext:value-type="float">
            <text:p>10135,9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7.476835119" calcext:value-type="float">
            <text:p>97,476835119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1461.1" calcext:value-type="float">
            <text:p>11461,1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0135.94" calcext:value-type="float">
            <text:p>10135,94</text:p>
          </table:table-cell>
          <table:table-cell table:number-columns-repeated="2" office:value-type="float" office:value="11461.1" calcext:value-type="float">
            <text:p>11461,1</text:p>
          </table:table-cell>
          <table:table-cell office:value-type="float" office:value="0" calcext:value-type="float">
            <text:p>0</text:p>
          </table:table-cell>
          <table:table-cell office:value-type="float" office:value="10135.94" calcext:value-type="float">
            <text:p>10135,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31/07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2/08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2/08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04/02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audiência de instrução</text:p>
          </table:table-cell>
          <table:table-cell office:value-type="string" calcext:value-type="string">
            <text:p>07/02/2025</text:p>
          </table:table-cell>
          <table:table-cell office:value-type="string" calcext:value-type="string">
            <text:p>00:00:00</text:p>
          </table:table-cell>
          <table:table-cell table:style-name="ce4" office:value-type="string" calcext:value-type="string">
            <text:p>04/02/2025</text:p>
          </table:table-cell>
          <table:table-cell table:style-name="ce4" office:value-type="string" calcext:value-type="string">
            <text:p>12:10:00</text:p>
          </table:table-cell>
        </table:table-row>
        <table:table-row table:style-name="ro1">
          <table:table-cell office:value-type="float" office:value="3700884" calcext:value-type="float">
            <text:p>3700884</text:p>
          </table:table-cell>
          <table:table-cell office:value-type="string" calcext:value-type="string">
            <text:p>CIV2789192</text:p>
          </table:table-cell>
          <table:table-cell office:value-type="string" calcext:value-type="string">
            <text:p>@1012206-60.2024.8.26.0625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06/09/2024</text:p>
          </table:table-cell>
          <table:table-cell office:value-type="string" calcext:value-type="string">
            <text:p>21/08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ANDRE PETRIS GOLLNER</text:p>
          </table:table-cell>
          <table:table-cell office:value-type="string" calcext:value-type="string">
            <text:p>182.905.198-9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P D MOTOS COMERCIO DE MOTOS E VEICULOS LTDA</text:p>
          </table:table-cell>
          <table:table-cell office:value-type="string" calcext:value-type="string">
            <text:p>PATRICIA DE ABREU LEITE MACHADO</text:p>
          </table:table-cell>
          <table:table-cell office:value-type="string" calcext:value-type="string">
            <text:p>Webmotors x ANDRE PETRIS GOLLNE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aubaté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1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22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21/08/2024</text:p>
          </table:table-cell>
          <table:table-cell office:value-type="float" office:value="156889.33" calcext:value-type="float">
            <text:p>156889,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8.071443813" calcext:value-type="float">
            <text:p>98,071443813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74677.35" calcext:value-type="float">
            <text:p>174677,35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56889.33" calcext:value-type="float">
            <text:p>156889,33</text:p>
          </table:table-cell>
          <table:table-cell table:number-columns-repeated="2" office:value-type="float" office:value="174677.35" calcext:value-type="float">
            <text:p>174677,35</text:p>
          </table:table-cell>
          <table:table-cell office:value-type="float" office:value="0" calcext:value-type="float">
            <text:p>0</text:p>
          </table:table-cell>
          <table:table-cell office:value-type="float" office:value="156889.33" calcext:value-type="float">
            <text:p>156889,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6/09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9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9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09/12/2024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despacho saneador</text:p>
          </table:table-cell>
          <table:table-cell office:value-type="string" calcext:value-type="string">
            <text:p>09/12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880916" calcext:value-type="float">
            <text:p>388091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Processo 0815603/2024</text:p>
          </table:table-cell>
          <table:table-cell office:value-type="string" calcext:value-type="string">
            <text:p>Notificação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07/02/2025</text:p>
          </table:table-cell>
          <table:table-cell office:value-type="string" calcext:value-type="string">
            <text:p>28/12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PROCON SP</text:p>
          </table:table-cell>
          <table:table-cell office:value-type="string" calcext:value-type="string">
            <text:p>00.000.000/0000-0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EM PATRONO CONSTITUÍDO</text:p>
          </table:table-cell>
          <table:table-cell office:value-type="string" calcext:value-type="string">
            <text:p>Webmotors x PROCON SP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PROCON</text:p>
          </table:table-cell>
          <table:table-cell office:value-type="string" calcext:value-type="string">
            <text:p>FUNDAÇÃO DE PROTEÇÃO E DEFESA DO CONSUMIDOR - DIRETORIA DE ATENDIMENTO E ORIENTAÇÃO AO CONSUMIDOR</text:p>
          </table:table-cell>
          <table:table-cell office:value-type="string" calcext:value-type="string">
            <text:p>ADMINISTRATIVO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22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28/12/20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1.776044425" calcext:value-type="float">
            <text:p>101,776044425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032.37" calcext:value-type="float">
            <text:p>1032,37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32.37" calcext:value-type="float">
            <text:p>1032,3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7/02/2025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adastro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78178" calcext:value-type="float">
            <text:p>347817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2096-87.2023.8.26.0220</text:p>
          </table:table-cell>
          <table:table-cell office:value-type="string" calcext:value-type="string">
            <text:p>Judicial –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11/12/2023</text:p>
          </table:table-cell>
          <table:table-cell office:value-type="string" calcext:value-type="string">
            <text:p>17/11/2023</text:p>
          </table:table-cell>
          <table:table-cell office:value-type="string" calcext:value-type="string">
            <text:p>09/05/2023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L C DE OLIVEIRA ESPINDOLA COMERCIO DE AUTOMOVEIS</text:p>
          </table:table-cell>
          <table:table-cell office:value-type="string" calcext:value-type="string">
            <text:p>35.565.722/0001-7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 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LUIS FELIPE BITTENCOURT CRISTINO</text:p>
          </table:table-cell>
          <table:table-cell office:value-type="string" calcext:value-type="string">
            <text:p>Webmotors x L C DE OLIVEIRA ESPINDOLA COMERCIO DE AUTOMOVEI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Guaratinguetá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4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09/05/2023</text:p>
          </table:table-cell>
          <table:table-cell office:value-type="float" office:value="2345" calcext:value-type="float">
            <text:p>2345</text:p>
          </table:table-cell>
          <table:table-cell office:value-type="float" office:value="78.82" calcext:value-type="float">
            <text:p>78,82</text:p>
          </table:table-cell>
          <table:table-cell office:value-type="float" office:value="21" calcext:value-type="float">
            <text:p>21</text:p>
          </table:table-cell>
          <table:table-cell office:value-type="float" office:value="98.846427252" calcext:value-type="float">
            <text:p>98,846427252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2956.97" calcext:value-type="float">
            <text:p>2956,97</text:p>
          </table:table-cell>
          <table:table-cell office:value-type="string" calcext:value-type="string">
            <text:p>DANO MORAL</text:p>
          </table:table-cell>
          <table:table-cell table:style-name="ce4" office:value-type="string" calcext:value-type="string">
            <text:p>09/05/2023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8.846427252" calcext:value-type="float">
            <text:p>98,846427252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25219.37" calcext:value-type="float">
            <text:p>25219,37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2345" calcext:value-type="float">
            <text:p>22345</text:p>
          </table:table-cell>
          <table:table-cell table:number-columns-repeated="2" office:value-type="float" office:value="28176.34" calcext:value-type="float">
            <text:p>28176,34</text:p>
          </table:table-cell>
          <table:table-cell office:value-type="float" office:value="78.82" calcext:value-type="float">
            <text:p>78,82</text:p>
          </table:table-cell>
          <table:table-cell office:value-type="float" office:value="22345" calcext:value-type="float">
            <text:p>22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11/12/2023</text:p>
          </table:table-cell>
          <table:table-cell office:value-type="string" calcext:value-type="string">
            <text:p>21/03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4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4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31/01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4" office:value-type="string" calcext:value-type="string">
            <text:p>22/03/2024</text:p>
          </table:table-cell>
          <table:table-cell office:value-type="string" calcext:value-type="string">
            <text:p>isabelle.coelho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Requerido o julgamento antecipado</text:p>
          </table:table-cell>
          <table:table-cell office:value-type="string" calcext:value-type="string">
            <text:p>31/01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632845" calcext:value-type="float">
            <text:p>363284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 Notificação Extrajudicial - Autor MM Renta Car</text:p>
          </table:table-cell>
          <table:table-cell office:value-type="string" calcext:value-type="string">
            <text:p>Notificação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13/06/2024</text:p>
          </table:table-cell>
          <table:table-cell office:value-type="string" calcext:value-type="string">
            <text:p>12/06/2024</text:p>
          </table:table-cell>
          <table:table-cell office:value-type="string" calcext:value-type="string">
            <text:p>31/05/2024</text:p>
          </table:table-cell>
          <table:table-cell table:style-name="ce4" office:value-type="string" calcext:value-type="string">
            <text:p>05/07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M E M RENTA CAR</text:p>
          </table:table-cell>
          <table:table-cell office:value-type="string" calcext:value-type="string">
            <text:p>00.912.481/0001-0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LEONARDO LACERDA</text:p>
          </table:table-cell>
          <table:table-cell office:value-type="string" calcext:value-type="string">
            <text:p>Webmotors x M E M RENTA CA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1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fício</text:p>
          </table:table-cell>
          <table:table-cell table:number-columns-repeated="1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31/05/20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5.840635169" calcext:value-type="float">
            <text:p>95,840635169</text:p>
          </table:table-cell>
          <table:table-cell office:value-type="float" office:value="97.476835119" calcext:value-type="float">
            <text:p>97,476835119</text:p>
          </table:table-cell>
          <table:table-cell office:value-type="string" calcext:value-type="string">
            <text:p>Calculado</text:p>
          </table:table-cell>
          <table:table-cell office:value-type="float" office:value="1037.41" calcext:value-type="float">
            <text:p>1037,41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37.41" calcext:value-type="float">
            <text:p>1037,4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3/06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5/07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5/07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5/07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5/07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05/07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ARQUIVAMENTO-PROCON</text:p>
          </table:table-cell>
          <table:table-cell office:value-type="string" calcext:value-type="string">
            <text:p>05/07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615968" calcext:value-type="float">
            <text:p>361596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Proc. Adm. 215287/2024: Karla Souza dos Santos</text:p>
          </table:table-cell>
          <table:table-cell office:value-type="string" calcext:value-type="string">
            <text:p>CIP Eletrônica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24/05/2024</text:p>
          </table:table-cell>
          <table:table-cell office:value-type="string" calcext:value-type="string">
            <text:p>14/04/2024</text:p>
          </table:table-cell>
          <table:table-cell table:style-name="ce4" office:value-type="string" calcext:value-type="string">
            <text:p>16/07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KARLA SOUZA DOS SANTOS</text:p>
          </table:table-cell>
          <table:table-cell office:value-type="string" calcext:value-type="string">
            <text:p>362.437.258-0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EM PATRONO CONSTITUÍDO</text:p>
          </table:table-cell>
          <table:table-cell office:value-type="string" calcext:value-type="string">
            <text:p>Webmotors x KARLA SOUZA DOS SANTO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PROGRAMA DE PROTEÇÃO E DEFESA DO CONSUMIDOR</text:p>
          </table:table-cell>
          <table:table-cell office:value-type="string" calcext:value-type="string">
            <text:p>PROCON</text:p>
          </table:table-cell>
          <table:table-cell office:value-type="string" calcext:value-type="string">
            <text:p>ADMINISTRATIVO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fício</text:p>
          </table:table-cell>
          <table:table-cell table:number-columns-repeated="1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14/04/2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5.544447383" calcext:value-type="float">
            <text:p>95,544447383</text:p>
          </table:table-cell>
          <table:table-cell office:value-type="float" office:value="97.476835119" calcext:value-type="float">
            <text:p>97,476835119</text:p>
          </table:table-cell>
          <table:table-cell office:value-type="string" calcext:value-type="string">
            <text:p>Calcul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4/05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1/05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1/05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5/07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5/07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16/07/2024</text:p>
          </table:table-cell>
          <table:table-cell table:style-name="ce4" office:value-type="string" calcext:value-type="string">
            <text:p>15/07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ARQUIVAMENTO-PROCON</text:p>
          </table:table-cell>
          <table:table-cell office:value-type="string" calcext:value-type="string">
            <text:p>15/07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5459" calcext:value-type="float">
            <text:p>349545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11329-84.2021.8.26.0477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05/01/2024</text:p>
          </table:table-cell>
          <table:table-cell office:value-type="string" calcext:value-type="string">
            <text:p>02/09/2021</text:p>
          </table:table-cell>
          <table:table-cell office:value-type="string" calcext:value-type="string">
            <text:p>09/08/2021</text:p>
          </table:table-cell>
          <table:table-cell table:style-name="ce4" office:value-type="string" calcext:value-type="string">
            <text:p>28/02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DEIVISON GRACIANO DA COST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LILIAN DE FRANCA BRESSANE DA COSTA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CICERA MARIA DA SILVA MELO</text:p>
          </table:table-cell>
          <table:table-cell office:value-type="string" calcext:value-type="string">
            <text:p>Webmotors x DEIVISON GRACIANO DA COST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raia Grande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 e Crimina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09/08/202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2.997167633" calcext:value-type="float">
            <text:p>92,997167633</text:p>
          </table:table-cell>
          <table:table-cell office:value-type="float" office:value="96.497413378" calcext:value-type="float">
            <text:p>96,497413378</text:p>
          </table:table-cell>
          <table:table-cell office:value-type="string" calcext:value-type="string">
            <text:p>Calculado</text:p>
          </table:table-cell>
          <table:table-cell office:value-type="float" office:value="13489.3" calcext:value-type="float">
            <text:p>13489,3</text:p>
          </table:table-cell>
          <table:table-cell office:value-type="string" calcext:value-type="string">
            <text:p>DANO MORAL</text:p>
          </table:table-cell>
          <table:table-cell table:style-name="ce4" office:value-type="string" calcext:value-type="string">
            <text:p>09/08/2021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2.997167633" calcext:value-type="float">
            <text:p>92,997167633</text:p>
          </table:table-cell>
          <table:table-cell office:value-type="float" office:value="96.497413378" calcext:value-type="float">
            <text:p>96,497413378</text:p>
          </table:table-cell>
          <table:table-cell office:value-type="string" calcext:value-type="string">
            <text:p>Calculado</text:p>
          </table:table-cell>
          <table:table-cell office:value-type="float" office:value="26978.59" calcext:value-type="float">
            <text:p>26978,59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2" office:value-type="float" office:value="40467.89" calcext:value-type="float">
            <text:p>40467,89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5/01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8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8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28/02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8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28/02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Acórdão Favorável à GMB</text:p>
          </table:table-cell>
          <table:table-cell office:value-type="string" calcext:value-type="string">
            <text:p>06/03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1862" calcext:value-type="float">
            <text:p>348186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001413-10.2022.8.19.0087</text:p>
          </table:table-cell>
          <table:table-cell office:value-type="string" calcext:value-type="string">
            <text:p>Judicial - Obrigação de Fazer +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3/12/2023</text:p>
          </table:table-cell>
          <table:table-cell office:value-type="string" calcext:value-type="string">
            <text:p>22/12/2021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LAUDEIR MARIA DE JESUS</text:p>
          </table:table-cell>
          <table:table-cell office:value-type="string" calcext:value-type="string">
            <text:p>013.928.857-0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OLZAN AUTOMOVEIS DE CAMPINHO EIRELI</text:p>
          </table:table-cell>
          <table:table-cell office:value-type="string" calcext:value-type="string">
            <text:p>NELCELIR LACERDA AZEVEDO MAIA DOS SANTOS</text:p>
          </table:table-cell>
          <table:table-cell office:value-type="string" calcext:value-type="string">
            <text:p>Webmotors x LAUDEIR MARIA DE JESU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São Gonçalo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1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22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2/12/2021</text:p>
          </table:table-cell>
          <table:table-cell office:value-type="float" office:value="20014.6" calcext:value-type="float">
            <text:p>20014,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3.625836057" calcext:value-type="float">
            <text:p>93,625836057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30388.56" calcext:value-type="float">
            <text:p>30388,56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0014.6" calcext:value-type="float">
            <text:p>20014,6</text:p>
          </table:table-cell>
          <table:table-cell table:number-columns-repeated="2" office:value-type="float" office:value="30388.56" calcext:value-type="float">
            <text:p>30388,56</text:p>
          </table:table-cell>
          <table:table-cell office:value-type="float" office:value="0" calcext:value-type="float">
            <text:p>0</text:p>
          </table:table-cell>
          <table:table-cell office:value-type="float" office:value="20014.6" calcext:value-type="float">
            <text:p>20014,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3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2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2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apresentação de defesa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880921" calcext:value-type="float">
            <text:p>3880921</text:p>
          </table:table-cell>
          <table:table-cell office:value-type="string" calcext:value-type="string">
            <text:p>CIV2962489</text:p>
          </table:table-cell>
          <table:table-cell office:value-type="string" calcext:value-type="string">
            <text:p>@5003684-97.2025.8.08.0024</text:p>
          </table:table-cell>
          <table:table-cell office:value-type="string" calcext:value-type="string">
            <text:p>Cautelar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07/02/2025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VM REPRESENTACAO E COMERCIO DE VEICULO LTDA</text:p>
          </table:table-cell>
          <table:table-cell office:value-type="string" calcext:value-type="string">
            <text:p>36.421.626/0001-1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LENITA ALVAREZ DA SILVA TEIXEIRA</text:p>
          </table:table-cell>
          <table:table-cell office:value-type="string" calcext:value-type="string">
            <text:p>Webmotors x VM REPRESENTACAO E COMERCIO DE VEICULO LTD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11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03/02/202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7/02/2025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adastro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562273" calcext:value-type="float">
            <text:p>356227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01304-79.2024.8.13.0515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28/03/2024</text:p>
          </table:table-cell>
          <table:table-cell office:value-type="string" calcext:value-type="string">
            <text:p>14/03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JR MELO VEICULOS LTDA ME</text:p>
          </table:table-cell>
          <table:table-cell office:value-type="string" calcext:value-type="string">
            <text:p>09.555.351/0001-33</text:p>
          </table:table-cell>
          <table:table-cell office:value-type="string" calcext:value-type="string">
            <text:p>JAMIL REZENDE MELO JUNIOR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MARCOS FERREIRA DE ANDRADE</text:p>
          </table:table-cell>
          <table:table-cell office:value-type="string" calcext:value-type="string">
            <text:p>Webmotors x JR MELO VEICULOS LTDA M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Piumhi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1º 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4/03/2024</text:p>
          </table:table-cell>
          <table:table-cell office:value-type="float" office:value="20559.2" calcext:value-type="float">
            <text:p>20559,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5.995626829" calcext:value-type="float">
            <text:p>95,995626829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24488.24" calcext:value-type="float">
            <text:p>24488,2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0559.2" calcext:value-type="float">
            <text:p>20559,2</text:p>
          </table:table-cell>
          <table:table-cell table:number-columns-repeated="2" office:value-type="float" office:value="24488.24" calcext:value-type="float">
            <text:p>24488,24</text:p>
          </table:table-cell>
          <table:table-cell office:value-type="float" office:value="0" calcext:value-type="float">
            <text:p>0</text:p>
          </table:table-cell>
          <table:table-cell office:value-type="float" office:value="20559.2" calcext:value-type="float">
            <text:p>20559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28/03/2024</text:p>
          </table:table-cell>
          <table:table-cell office:value-type="string" calcext:value-type="string">
            <text:p>17/04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4/04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4/04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Sentença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style-name="ce4" office:value-type="string" calcext:value-type="string">
            <text:p>15/05/2024</text:p>
          </table:table-cell>
          <table:table-cell table:style-name="ce4" office:value-type="string" calcext:value-type="string">
            <text:p>13:00:00</text:p>
          </table:table-cell>
        </table:table-row>
        <table:table-row table:style-name="ro1">
          <table:table-cell office:value-type="float" office:value="3488178" calcext:value-type="float">
            <text:p>348817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802916-27.2023.8.19.0207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22/12/2023</text:p>
          </table:table-cell>
          <table:table-cell office:value-type="string" calcext:value-type="string">
            <text:p>27/03/2023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DAVID DE MEDEIROS BRUNO</text:p>
          </table:table-cell>
          <table:table-cell office:value-type="string" calcext:value-type="string">
            <text:p>052.494.787-2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GIGACAR COMERCIO DE VEICULOS LTDA</text:p>
          </table:table-cell>
          <table:table-cell office:value-type="string" calcext:value-type="string">
            <text:p>RAYSSA CHAVES CALDEIRA</text:p>
          </table:table-cell>
          <table:table-cell office:value-type="string" calcext:value-type="string">
            <text:p>Webmotors x DAVID DE MEDEIROS BRUN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FÓRUM REGIONAL - ILHA DO GOVERNADOR</text:p>
          </table:table-cell>
          <table:table-cell office:value-type="string" calcext:value-type="string">
            <text:p>1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7/03/2023</text:p>
          </table:table-cell>
          <table:table-cell office:value-type="float" office:value="26590" calcext:value-type="float">
            <text:p>2659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9.744602461" calcext:value-type="float">
            <text:p>99,74460246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33776.44" calcext:value-type="float">
            <text:p>33776,4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6590" calcext:value-type="float">
            <text:p>26590</text:p>
          </table:table-cell>
          <table:table-cell table:number-columns-repeated="2" office:value-type="float" office:value="33776.44" calcext:value-type="float">
            <text:p>33776,44</text:p>
          </table:table-cell>
          <table:table-cell office:value-type="float" office:value="0" calcext:value-type="float">
            <text:p>0</text:p>
          </table:table-cell>
          <table:table-cell office:value-type="float" office:value="26590" calcext:value-type="float">
            <text:p>265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2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Recursal</text:p>
          </table:table-cell>
          <table:table-cell office:value-type="string" calcext:value-type="string">
            <text:p>aguardando julgamento de recurso para 2ª instância - parte contrária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2804" calcext:value-type="float">
            <text:p>348280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013805-92.2022.8.16.0045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4/12/2023</text:p>
          </table:table-cell>
          <table:table-cell office:value-type="string" calcext:value-type="string">
            <text:p>24/10/2022</text:p>
          </table:table-cell>
          <table:table-cell table:style-name="ce4" office:value-type="string" calcext:value-type="string">
            <text:p>20/03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VENDA JA VEICULOS LTDA REPRESENTADO POR VICTOR HUGO RODRIGUES</text:p>
          </table:table-cell>
          <table:table-cell office:value-type="string" calcext:value-type="string">
            <text:p>41.982.035/0001-5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SANTANDER BRASIL SA</text:p>
          </table:table-cell>
          <table:table-cell office:value-type="string" calcext:value-type="string">
            <text:p>EVANDRO LUIZ DA SILVA BUENO DE OLIVEIRA</text:p>
          </table:table-cell>
          <table:table-cell office:value-type="string" calcext:value-type="string">
            <text:p>Webmotors x VENDA JA VEICULOS LTDA REPRESENTADO POR VICTOR HUGO RODRIGU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rapongas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Acordo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Dano moral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4/10/2022</text:p>
          </table:table-cell>
          <table:table-cell office:value-type="float" office:value="11940.34" calcext:value-type="float">
            <text:p>11940,34</text:p>
          </table:table-cell>
          <table:table-cell office:value-type="float" office:value="3781" calcext:value-type="float">
            <text:p>3781</text:p>
          </table:table-cell>
          <table:table-cell office:value-type="float" office:value="17" calcext:value-type="float">
            <text:p>17</text:p>
          </table:table-cell>
          <table:table-cell office:value-type="float" office:value="100.684162231" calcext:value-type="float">
            <text:p>100,684162231</text:p>
          </table:table-cell>
          <table:table-cell office:value-type="float" office:value="95.995626829" calcext:value-type="float">
            <text:p>95,995626829</text:p>
          </table:table-cell>
          <table:table-cell office:value-type="string" calcext:value-type="string">
            <text:p>Calculado</text:p>
          </table:table-cell>
          <table:table-cell office:value-type="float" office:value="13319.65" calcext:value-type="float">
            <text:p>13319,65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1940.34" calcext:value-type="float">
            <text:p>11940,34</text:p>
          </table:table-cell>
          <table:table-cell table:number-columns-repeated="2" office:value-type="float" office:value="13319.65" calcext:value-type="float">
            <text:p>13319,65</text:p>
          </table:table-cell>
          <table:table-cell office:value-type="float" office:value="3781" calcext:value-type="float">
            <text:p>3781</text:p>
          </table:table-cell>
          <table:table-cell office:value-type="float" office:value="11940.34" calcext:value-type="float">
            <text:p>11940,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4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20/03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20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Peticionado o cumprimento integral do acordo</text:p>
          </table:table-cell>
          <table:table-cell office:value-type="string" calcext:value-type="string">
            <text:p>20/03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8181" calcext:value-type="float">
            <text:p>348818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01857-20.2023.8.13.0400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22/12/2023</text:p>
          </table:table-cell>
          <table:table-cell office:value-type="string" calcext:value-type="string">
            <text:p>05/05/2023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MARTINS VEICULOS LOCACOES LTDA</text:p>
          </table:table-cell>
          <table:table-cell office:value-type="string" calcext:value-type="string">
            <text:p>38.035.777/0001-64</text:p>
          </table:table-cell>
          <table:table-cell office:value-type="string" calcext:value-type="string">
            <text:p>FERNANDO ANTUNES MARTINS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EM PATRONO CONSTITUÍDO</text:p>
          </table:table-cell>
          <table:table-cell office:value-type="string" calcext:value-type="string">
            <text:p>Webmotors x MARTINS VEICULOS LOCACOES LTD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2º 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5/05/2023</text:p>
          </table:table-cell>
          <table:table-cell office:value-type="float" office:value="11458.78" calcext:value-type="float">
            <text:p>11458,7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8.846427252" calcext:value-type="float">
            <text:p>98,846427252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4449.16" calcext:value-type="float">
            <text:p>14449,16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1458.78" calcext:value-type="float">
            <text:p>11458,78</text:p>
          </table:table-cell>
          <table:table-cell table:number-columns-repeated="2" office:value-type="float" office:value="14449.16" calcext:value-type="float">
            <text:p>14449,16</text:p>
          </table:table-cell>
          <table:table-cell office:value-type="float" office:value="0" calcext:value-type="float">
            <text:p>0</text:p>
          </table:table-cell>
          <table:table-cell office:value-type="float" office:value="11458.78" calcext:value-type="float">
            <text:p>11458,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2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6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6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Sentença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4814" calcext:value-type="float">
            <text:p>349481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5434-24.2022.8.26.0020</text:p>
          </table:table-cell>
          <table:table-cell office:value-type="string" calcext:value-type="string">
            <text:p>Rescisória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04/01/2024</text:p>
          </table:table-cell>
          <table:table-cell office:value-type="string" calcext:value-type="string">
            <text:p>15/07/2022</text:p>
          </table:table-cell>
          <table:table-cell office:value-type="string" calcext:value-type="string">
            <text:p>03/05/2022</text:p>
          </table:table-cell>
          <table:table-cell table:style-name="ce4" office:value-type="string" calcext:value-type="string">
            <text:p>05/09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DOUGLAS NEVES PEREIRA</text:p>
          </table:table-cell>
          <table:table-cell office:value-type="string" calcext:value-type="string">
            <text:p>046.165.185-8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JORGE RODRIGUES DE OLIVEIRA CIA LTDA</text:p>
          </table:table-cell>
          <table:table-cell office:value-type="string" calcext:value-type="string">
            <text:p>ALINE FERREIRA DE OLIVEIRA</text:p>
          </table:table-cell>
          <table:table-cell office:value-type="string" calcext:value-type="string">
            <text:p>Webmotors x DOUGLAS NEVES PEREIR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JUSTIÇA COMUM CÍVEL</text:p>
          </table:table-cell>
          <table:table-cell office:value-type="string" calcext:value-type="string">
            <text:p>6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3/05/202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1.027378105" calcext:value-type="float">
            <text:p>101,027378105</text:p>
          </table:table-cell>
          <table:table-cell office:value-type="float" office:value="98.355851" calcext:value-type="float">
            <text:p>98,355851</text:p>
          </table:table-cell>
          <table:table-cell office:value-type="string" calcext:value-type="string">
            <text:p>Calculado</text:p>
          </table:table-cell>
          <table:table-cell office:value-type="float" office:value="12461.52" calcext:value-type="float">
            <text:p>12461,52</text:p>
          </table:table-cell>
          <table:table-cell office:value-type="string" calcext:value-type="string">
            <text:p>RESCISÃO DO CONTRATO</text:p>
          </table:table-cell>
          <table:table-cell table:style-name="ce4" office:value-type="string" calcext:value-type="string">
            <text:p>03/05/2022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1.027378105" calcext:value-type="float">
            <text:p>101,027378105</text:p>
          </table:table-cell>
          <table:table-cell office:value-type="float" office:value="98.355851" calcext:value-type="float">
            <text:p>98,355851</text:p>
          </table:table-cell>
          <table:table-cell office:value-type="string" calcext:value-type="string">
            <text:p>Calculado</text:p>
          </table:table-cell>
          <table:table-cell office:value-type="float" office:value="21184.59" calcext:value-type="float">
            <text:p>21184,59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7000" calcext:value-type="float">
            <text:p>27000</text:p>
          </table:table-cell>
          <table:table-cell table:number-columns-repeated="2" office:value-type="float" office:value="33646.11" calcext:value-type="float">
            <text:p>33646,11</text:p>
          </table:table-cell>
          <table:table-cell office:value-type="float" office:value="0" calcext:value-type="float">
            <text:p>0</text:p>
          </table:table-cell>
          <table:table-cell office:value-type="float" office:value="27000" calcext:value-type="float">
            <text:p>2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4/01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4/07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4/07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4/07/2024</text:p>
          </table:table-cell>
          <table:table-cell office:value-type="string" calcext:value-type="string">
            <text:p>05/09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4/07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05/09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Acórdão Favorável à GMB</text:p>
          </table:table-cell>
          <table:table-cell office:value-type="string" calcext:value-type="string">
            <text:p>25/09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603487" calcext:value-type="float">
            <text:p>360348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6269-83.2023.8.26.0082</text:p>
          </table:table-cell>
          <table:table-cell office:value-type="string" calcext:value-type="string">
            <text:p>Judicial –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20/05/2024</text:p>
          </table:table-cell>
          <table:table-cell office:value-type="string" calcext:value-type="string">
            <text:p>29/12/2023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ROBERTO CARLOS DE MIRANDA SANTOS</text:p>
          </table:table-cell>
          <table:table-cell office:value-type="string" calcext:value-type="string">
            <text:p>090.049.838-2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Aymore Credito Financiamento e Investimento SA</text:p>
          </table:table-cell>
          <table:table-cell office:value-type="string" calcext:value-type="string">
            <text:p>EDUARDO VITAL CHAVES</text:p>
          </table:table-cell>
          <table:table-cell office:value-type="string" calcext:value-type="string">
            <text:p>Webmotors x ROBERTO CARLOS DE MIRANDA SANTO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Boituva</text:p>
          </table:table-cell>
          <table:table-cell office:value-type="string" calcext:value-type="string">
            <text:p>COMARCA DE BOITUVA</text:p>
          </table:table-cell>
          <table:table-cell office:value-type="string" calcext:value-type="string">
            <text:p>2ª VARA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O VEÍCULO CLONADO/ROUBADO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9/12/2023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5.721572801" calcext:value-type="float">
            <text:p>95,72157280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24536.06" calcext:value-type="float">
            <text:p>24536,06</text:p>
          </table:table-cell>
          <table:table-cell office:value-type="string" calcext:value-type="string">
            <text:p>Obrigação de Fazer</text:p>
          </table:table-cell>
          <table:table-cell table:style-name="ce4" office:value-type="string" calcext:value-type="string">
            <text:p>17/09/2024</text:p>
          </table:table-cell>
          <table:table-cell table:number-columns-repeated="2" office:value-type="float" office:value="19.7" calcext:value-type="float">
            <text:p>19,7</text:p>
          </table:table-cell>
          <table:table-cell office:value-type="float" office:value="5" calcext:value-type="float">
            <text:p>5</text:p>
          </table:table-cell>
          <table:table-cell office:value-type="float" office:value="98.355851" calcext:value-type="float">
            <text:p>98,35585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21.66" calcext:value-type="float">
            <text:p>21,66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0019.7" calcext:value-type="float">
            <text:p>20019,7</text:p>
          </table:table-cell>
          <table:table-cell table:number-columns-repeated="2" office:value-type="float" office:value="24557.72" calcext:value-type="float">
            <text:p>24557,72</text:p>
          </table:table-cell>
          <table:table-cell office:value-type="float" office:value="19.7" calcext:value-type="float">
            <text:p>19,7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0/05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4/05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4/05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07/02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4" office:value-type="string" calcext:value-type="string">
            <text:p>17/09/2024</text:p>
          </table:table-cell>
          <table:table-cell office:value-type="string" calcext:value-type="string">
            <text:p>nicolas.vieira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Requerido o julgamento antecipado</text:p>
          </table:table-cell>
          <table:table-cell office:value-type="string" calcext:value-type="string">
            <text:p>07/02/2025</text:p>
          </table:table-cell>
          <table:table-cell office:value-type="string" calcext:value-type="string">
            <text:p>00:00:00</text:p>
          </table:table-cell>
          <table:table-cell table:style-name="ce4" office:value-type="string" calcext:value-type="string">
            <text:p>17/09/2024</text:p>
          </table:table-cell>
          <table:table-cell table:style-name="ce4" office:value-type="string" calcext:value-type="string">
            <text:p>10:00:00</text:p>
          </table:table-cell>
        </table:table-row>
        <table:table-row table:style-name="ro1">
          <table:table-cell office:value-type="float" office:value="3482834" calcext:value-type="float">
            <text:p>348283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000616-35.2023.8.17.2001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4/12/2023</text:p>
          </table:table-cell>
          <table:table-cell office:value-type="string" calcext:value-type="string">
            <text:p>04/01/2023</text:p>
          </table:table-cell>
          <table:table-cell table:style-name="ce4" office:value-type="string" calcext:value-type="string">
            <text:p>20/03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EDGAR EPITACIO BEZERRA LEITE</text:p>
          </table:table-cell>
          <table:table-cell office:value-type="string" calcext:value-type="string">
            <text:p>064.900.754-9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SANTANDER BRASIL SA</text:p>
          </table:table-cell>
          <table:table-cell office:value-type="string" calcext:value-type="string">
            <text:p>LOUISE DANTAS DE ANDRADE</text:p>
          </table:table-cell>
          <table:table-cell office:value-type="string" calcext:value-type="string">
            <text:p>Webmotors x EDGAR EPITACIO BEZERRA LEIT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TRIBUNAL DE JUSTIÇA DE PERNAMBUCO</text:p>
          </table:table-cell>
          <table:table-cell office:value-type="string" calcext:value-type="string">
            <text:p>5ª VARA CÍVEL DA CAPITAL - SEÇÃO A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xtinção sem mérito</text:p>
          </table:table-cell>
          <table:table-cell office:value-type="string" calcext:value-type="string">
            <text:p>Demais hipóteses do art. 267 CPC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4/01/2023</text:p>
          </table:table-cell>
          <table:table-cell office:value-type="float" office:value="145000" calcext:value-type="float">
            <text:p>145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9.595334949" calcext:value-type="float">
            <text:p>99,595334949</text:p>
          </table:table-cell>
          <table:table-cell office:value-type="float" office:value="95.995626829" calcext:value-type="float">
            <text:p>95,995626829</text:p>
          </table:table-cell>
          <table:table-cell office:value-type="string" calcext:value-type="string">
            <text:p>Calculado</text:p>
          </table:table-cell>
          <table:table-cell office:value-type="float" office:value="159325.51" calcext:value-type="float">
            <text:p>159325,51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45000" calcext:value-type="float">
            <text:p>145000</text:p>
          </table:table-cell>
          <table:table-cell table:number-columns-repeated="2" office:value-type="float" office:value="159325.51" calcext:value-type="float">
            <text:p>159325,51</text:p>
          </table:table-cell>
          <table:table-cell office:value-type="float" office:value="0" calcext:value-type="float">
            <text:p>0</text:p>
          </table:table-cell>
          <table:table-cell office:value-type="float" office:value="145000" calcext:value-type="float">
            <text:p>14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4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9/03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20/03/2024</text:p>
          </table:table-cell>
          <table:table-cell table:style-name="ce4" office:value-type="string" calcext:value-type="string">
            <text:p>19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Extinção sem julgamento do mérito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817698" calcext:value-type="float">
            <text:p>381769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827791-42.2024.8.19.0202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27/11/2024</text:p>
          </table:table-cell>
          <table:table-cell office:value-type="string" calcext:value-type="string">
            <text:p>07/11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GOMESCAR MULTIMARCAS LTDA</text:p>
          </table:table-cell>
          <table:table-cell office:value-type="string" calcext:value-type="string">
            <text:p>14.861.197/0001-68</text:p>
          </table:table-cell>
          <table:table-cell office:value-type="string" calcext:value-type="string">
            <text:p>MARCOS ANTONIO VIEIRA DA SILVA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PATRICIA BORGES CIODARO</text:p>
          </table:table-cell>
          <table:table-cell office:value-type="string" calcext:value-type="string">
            <text:p>Webmotors x GOMESCAR MULTIMARCAS LTD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15º JUIZADO ESPECIAL CÍVEL DA REGIONAL DE MADUREIRA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22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7/11/202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.469935267" calcext:value-type="float">
            <text:p>100,469935267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0560.41" calcext:value-type="float">
            <text:p>10560,41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10560.41" calcext:value-type="float">
            <text:p>10560,4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27/11/2024</text:p>
          </table:table-cell>
          <table:table-cell office:value-type="string" calcext:value-type="string">
            <text:p>17/12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9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9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18/12/2024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Sentença</text:p>
          </table:table-cell>
          <table:table-cell office:value-type="string" calcext:value-type="string">
            <text:p>18/12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5316" calcext:value-type="float">
            <text:p>349531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26714-66.2021.8.26.0576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05/01/2024</text:p>
          </table:table-cell>
          <table:table-cell office:value-type="string" calcext:value-type="string">
            <text:p>31/05/2021</text:p>
          </table:table-cell>
          <table:table-cell office:value-type="string" calcext:value-type="string">
            <text:p>25/05/2021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JAQUELINE MARIA BERETTA</text:p>
          </table:table-cell>
          <table:table-cell office:value-type="string" calcext:value-type="string">
            <text:p>431.973.418-1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AMERICO VEICULOS</text:p>
          </table:table-cell>
          <table:table-cell office:value-type="string" calcext:value-type="string">
            <text:p>WILSON ANTONIO TROIANO</text:p>
          </table:table-cell>
          <table:table-cell office:value-type="string" calcext:value-type="string">
            <text:p>Webmotors x JAQUELINE MARIA BERETT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José do Rio Preto</text:p>
          </table:table-cell>
          <table:table-cell office:value-type="string" calcext:value-type="string">
            <text:p>FÓRUM II</text:p>
          </table:table-cell>
          <table:table-cell office:value-type="string" calcext:value-type="string">
            <text:p>2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25/05/2021</text:p>
          </table:table-cell>
          <table:table-cell office:value-type="float" office:value="19600" calcext:value-type="float">
            <text:p>196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8.114353153" calcext:value-type="float">
            <text:p>88,114353153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33224.41" calcext:value-type="float">
            <text:p>33224,41</text:p>
          </table:table-cell>
          <table:table-cell office:value-type="string" calcext:value-type="string">
            <text:p>DANO MORAL</text:p>
          </table:table-cell>
          <table:table-cell table:style-name="ce4" office:value-type="string" calcext:value-type="string">
            <text:p>25/05/202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8.114353153" calcext:value-type="float">
            <text:p>88,114353153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6951.23" calcext:value-type="float">
            <text:p>16951,23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9600" calcext:value-type="float">
            <text:p>29600</text:p>
          </table:table-cell>
          <table:table-cell table:number-columns-repeated="2" office:value-type="float" office:value="50175.64" calcext:value-type="float">
            <text:p>50175,64</text:p>
          </table:table-cell>
          <table:table-cell office:value-type="float" office:value="0" calcext:value-type="float">
            <text:p>0</text:p>
          </table:table-cell>
          <table:table-cell office:value-type="float" office:value="29600" calcext:value-type="float">
            <text:p>29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5/01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2/04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2/04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Defesa apresentada</text:p>
          </table:table-cell>
          <table:table-cell office:value-type="string" calcext:value-type="string">
            <text:p>28/01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5582" calcext:value-type="float">
            <text:p>349558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10269-61.2022.8.26.0309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07/01/2024</text:p>
          </table:table-cell>
          <table:table-cell office:value-type="string" calcext:value-type="string">
            <text:p>12/08/2022</text:p>
          </table:table-cell>
          <table:table-cell office:value-type="string" calcext:value-type="string">
            <text:p>10/06/2022</text:p>
          </table:table-cell>
          <table:table-cell table:style-name="ce4" office:value-type="string" calcext:value-type="string">
            <text:p>25/04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JOSE ANTONIO VICENTE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ODICELIA REGINA VICENTE COELHO</text:p>
          </table:table-cell>
          <table:table-cell office:value-type="string" calcext:value-type="string">
            <text:p>Webmotors x JOSE ANTONIO VICENT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Jundiaí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5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xtinção sem mérito</text:p>
          </table:table-cell>
          <table:table-cell office:value-type="string" calcext:value-type="string">
            <text:p>Desistênci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0/06/2022</text:p>
          </table:table-cell>
          <table:table-cell office:value-type="float" office:value="24240" calcext:value-type="float">
            <text:p>2424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1.552720471" calcext:value-type="float">
            <text:p>101,552720471</text:p>
          </table:table-cell>
          <table:table-cell office:value-type="float" office:value="95.544447383" calcext:value-type="float">
            <text:p>95,544447383</text:p>
          </table:table-cell>
          <table:table-cell office:value-type="string" calcext:value-type="string">
            <text:p>Calculado</text:p>
          </table:table-cell>
          <table:table-cell office:value-type="float" office:value="27823.15" calcext:value-type="float">
            <text:p>27823,15</text:p>
          </table:table-cell>
          <table:table-cell office:value-type="string" calcext:value-type="string">
            <text:p>DANO MATERIAL</text:p>
          </table:table-cell>
          <table:table-cell table:style-name="ce4" office:value-type="string" calcext:value-type="string">
            <text:p>10/06/2022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1.552720471" calcext:value-type="float">
            <text:p>101,552720471</text:p>
          </table:table-cell>
          <table:table-cell office:value-type="float" office:value="95.544447383" calcext:value-type="float">
            <text:p>95,544447383</text:p>
          </table:table-cell>
          <table:table-cell office:value-type="string" calcext:value-type="string">
            <text:p>Calculado</text:p>
          </table:table-cell>
          <table:table-cell office:value-type="float" office:value="28695.5" calcext:value-type="float">
            <text:p>28695,5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49240" calcext:value-type="float">
            <text:p>49240</text:p>
          </table:table-cell>
          <table:table-cell table:number-columns-repeated="2" office:value-type="float" office:value="56518.65" calcext:value-type="float">
            <text:p>56518,65</text:p>
          </table:table-cell>
          <table:table-cell office:value-type="float" office:value="0" calcext:value-type="float">
            <text:p>0</text:p>
          </table:table-cell>
          <table:table-cell office:value-type="float" office:value="49240" calcext:value-type="float">
            <text:p>49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7/01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4/04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4/04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25/04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5/04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25/04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Extinção sem julgamento do mérito</text:p>
          </table:table-cell>
          <table:table-cell office:value-type="string" calcext:value-type="string">
            <text:p>25/04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8248" calcext:value-type="float">
            <text:p>348824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0403-40.2022.8.26.0176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22/12/2023</text:p>
          </table:table-cell>
          <table:table-cell office:value-type="string" calcext:value-type="string">
            <text:p>18/01/2021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RAQUEL ALMEIDA DE OLIVEIRA</text:p>
          </table:table-cell>
          <table:table-cell office:value-type="string" calcext:value-type="string">
            <text:p>164.911.688-8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LUIZ CARLOS FARIA TORRES</text:p>
          </table:table-cell>
          <table:table-cell office:value-type="string" calcext:value-type="string">
            <text:p>ANDRE FONSECA MOYA</text:p>
          </table:table-cell>
          <table:table-cell office:value-type="string" calcext:value-type="string">
            <text:p>Webmotors x RAQUEL ALMEIDA DE OLIVEIR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mbu das Artes</text:p>
          </table:table-cell>
          <table:table-cell office:value-type="string" calcext:value-type="string">
            <text:p>Juizado Especial Cível de Embu das Artes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8/01/2021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0.175192922" calcext:value-type="float">
            <text:p>80,175192922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28715.57" calcext:value-type="float">
            <text:p>28715,57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28715.57" calcext:value-type="float">
            <text:p>28715,57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2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7/09/2024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7/09/202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Recursal</text:p>
          </table:table-cell>
          <table:table-cell office:value-type="string" calcext:value-type="string">
            <text:p>aguardando julgamento de recurso para 2ª instância - parte contrária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5588" calcext:value-type="float">
            <text:p>349558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1059-60.2023.8.26.0370</text:p>
          </table:table-cell>
          <table:table-cell office:value-type="string" calcext:value-type="string">
            <text:p>Judicial –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08/01/2024</text:p>
          </table:table-cell>
          <table:table-cell office:value-type="string" calcext:value-type="string">
            <text:p>18/10/2023</text:p>
          </table:table-cell>
          <table:table-cell office:value-type="string" calcext:value-type="string">
            <text:p>16/10/2023</text:p>
          </table:table-cell>
          <table:table-cell table:style-name="ce4" office:value-type="string" calcext:value-type="string">
            <text:p>20/12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RENEI LIMA NASCIMENTO</text:p>
          </table:table-cell>
          <table:table-cell office:value-type="string" calcext:value-type="string">
            <text:p>015.628.095-7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DUI VEICULOS LETICIA SANGHETIN</text:p>
          </table:table-cell>
          <table:table-cell office:value-type="string" calcext:value-type="string">
            <text:p>RICARDO FAJAN TONELLI</text:p>
          </table:table-cell>
          <table:table-cell office:value-type="string" calcext:value-type="string">
            <text:p>Webmotors x RENEI LIMA NASCIMENT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onte Azul Paulista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6/10/202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4.686694572" calcext:value-type="float">
            <text:p>94,686694572</text:p>
          </table:table-cell>
          <table:table-cell office:value-type="float" office:value="101.776044425" calcext:value-type="float">
            <text:p>101,776044425</text:p>
          </table:table-cell>
          <table:table-cell office:value-type="string" calcext:value-type="string">
            <text:p>Calculado</text:p>
          </table:table-cell>
          <table:table-cell office:value-type="float" office:value="12253.54" calcext:value-type="float">
            <text:p>12253,54</text:p>
          </table:table-cell>
          <table:table-cell office:value-type="string" calcext:value-type="string">
            <text:p>Restituição Simples</text:p>
          </table:table-cell>
          <table:table-cell table:style-name="ce4" office:value-type="string" calcext:value-type="string">
            <text:p>16/10/2023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4.686694572" calcext:value-type="float">
            <text:p>94,686694572</text:p>
          </table:table-cell>
          <table:table-cell office:value-type="float" office:value="101.776044425" calcext:value-type="float">
            <text:p>101,776044425</text:p>
          </table:table-cell>
          <table:table-cell office:value-type="string" calcext:value-type="string">
            <text:p>Calculado</text:p>
          </table:table-cell>
          <table:table-cell office:value-type="float" office:value="14704.24" calcext:value-type="float">
            <text:p>14704,2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2000" calcext:value-type="float">
            <text:p>22000</text:p>
          </table:table-cell>
          <table:table-cell table:number-columns-repeated="2" office:value-type="float" office:value="26957.78" calcext:value-type="float">
            <text:p>26957,78</text:p>
          </table:table-cell>
          <table:table-cell office:value-type="float" office:value="0" calcext:value-type="float">
            <text:p>0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8/01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1/11/2024</text:p>
          </table:table-cell>
          <table:table-cell office:value-type="string" calcext:value-type="string">
            <text:p>26/11/2024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1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20/12/2024</text:p>
          </table:table-cell>
          <table:table-cell table:style-name="ce4" office:value-type="string" calcext:value-type="string">
            <text:p>26/11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Extinção sem julgamento do mérito</text:p>
          </table:table-cell>
          <table:table-cell office:value-type="string" calcext:value-type="string">
            <text:p>24/01/2025</text:p>
          </table:table-cell>
          <table:table-cell office:value-type="string" calcext:value-type="string">
            <text:p>00:00:00</text:p>
          </table:table-cell>
          <table:table-cell table:style-name="ce4" office:value-type="string" calcext:value-type="string">
            <text:p>29/02/2024</text:p>
          </table:table-cell>
          <table:table-cell table:style-name="ce4" office:value-type="string" calcext:value-type="string">
            <text:p>13:40:00</text:p>
          </table:table-cell>
        </table:table-row>
        <table:table-row table:style-name="ro1">
          <table:table-cell office:value-type="float" office:value="3495589" calcext:value-type="float">
            <text:p>349558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1298-90.2022.8.26.0405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08/01/2024</text:p>
          </table:table-cell>
          <table:table-cell office:value-type="string" calcext:value-type="string">
            <text:p>08/02/2023</text:p>
          </table:table-cell>
          <table:table-cell office:value-type="string" calcext:value-type="string">
            <text:p>22/01/2022</text:p>
          </table:table-cell>
          <table:table-cell table:style-name="ce4" office:value-type="string" calcext:value-type="string">
            <text:p>09/02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ELAYNE DA SILVA ROCHA</text:p>
          </table:table-cell>
          <table:table-cell office:value-type="string" calcext:value-type="string">
            <text:p>060.781.623-6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 MOTORS SA</text:p>
          </table:table-cell>
          <table:table-cell office:value-type="string" calcext:value-type="string">
            <text:p>ITAU UNIBANCO SA</text:p>
          </table:table-cell>
          <table:table-cell office:value-type="string" calcext:value-type="string">
            <text:p>ESSIO GRASSI DE ABREU</text:p>
          </table:table-cell>
          <table:table-cell office:value-type="string" calcext:value-type="string">
            <text:p>Webmotors x ELAYNE DA SILVA ROCH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Osasco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2/01/2022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4.440380831" calcext:value-type="float">
            <text:p>94,440380831</text:p>
          </table:table-cell>
          <table:table-cell office:value-type="float" office:value="96.497413378" calcext:value-type="float">
            <text:p>96,497413378</text:p>
          </table:table-cell>
          <table:table-cell office:value-type="string" calcext:value-type="string">
            <text:p>Calculado</text:p>
          </table:table-cell>
          <table:table-cell office:value-type="float" office:value="25544.53" calcext:value-type="float">
            <text:p>25544,53</text:p>
          </table:table-cell>
          <table:table-cell office:value-type="string" calcext:value-type="string">
            <text:p>DANO MATERIAL</text:p>
          </table:table-cell>
          <table:table-cell table:style-name="ce4" office:value-type="string" calcext:value-type="string">
            <text:p>22/01/2022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4.440380831" calcext:value-type="float">
            <text:p>94,440380831</text:p>
          </table:table-cell>
          <table:table-cell office:value-type="float" office:value="96.497413378" calcext:value-type="float">
            <text:p>96,497413378</text:p>
          </table:table-cell>
          <table:table-cell office:value-type="string" calcext:value-type="string">
            <text:p>Calculado</text:p>
          </table:table-cell>
          <table:table-cell office:value-type="float" office:value="25544.53" calcext:value-type="float">
            <text:p>25544,53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51089.06" calcext:value-type="float">
            <text:p>51089,06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8/01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7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7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7/02/2024</text:p>
          </table:table-cell>
          <table:table-cell office:value-type="string" calcext:value-type="string">
            <text:p>09/02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7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09/02/2024</text:p>
          </table:table-cell>
          <table:table-cell table:style-name="ce4" office:value-type="string" calcext:value-type="string">
            <text:p>07/02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Improcedência</text:p>
          </table:table-cell>
          <table:table-cell office:value-type="string" calcext:value-type="string">
            <text:p>09/02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5400" calcext:value-type="float">
            <text:p>348540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824756-50.2022.8.20.5106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9/12/2023</text:p>
          </table:table-cell>
          <table:table-cell office:value-type="string" calcext:value-type="string">
            <text:p>16/12/2022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J I P VEICULOS ME MOSSORO VEICULOS</text:p>
          </table:table-cell>
          <table:table-cell office:value-type="string" calcext:value-type="string">
            <text:p>70.035.803/0001-6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AYMORE FINANCEIRA (ATUAL SANTANDER FINANCIAMENTOS)</text:p>
          </table:table-cell>
          <table:table-cell office:value-type="string" calcext:value-type="string">
            <text:p>LEONARDO DE OLIVEIRA FREIRES</text:p>
          </table:table-cell>
          <table:table-cell office:value-type="string" calcext:value-type="string">
            <text:p>Webmotors x J I P VEICULOS ME MOSSORO VEICULO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Juizado Especial Cível de Mossoró</text:p>
          </table:table-cell>
          <table:table-cell office:value-type="string" calcext:value-type="string">
            <text:p>2º 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6/12/2022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9.149163712" calcext:value-type="float">
            <text:p>99,149163712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26181.31" calcext:value-type="float">
            <text:p>26181,31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26181.31" calcext:value-type="float">
            <text:p>26181,31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9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8/04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8/04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8/04/2024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Execução</text:p>
          </table:table-cell>
          <table:table-cell office:value-type="string" calcext:value-type="string">
            <text:p>Pagamento do valor executado</text:p>
          </table:table-cell>
          <table:table-cell office:value-type="string" calcext:value-type="string">
            <text:p>22/01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545051" calcext:value-type="float">
            <text:p>354505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PROCON 2402010500100293-3</text:p>
          </table:table-cell>
          <table:table-cell office:value-type="string" calcext:value-type="string">
            <text:p>Reclamação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08/03/2024</text:p>
          </table:table-cell>
          <table:table-cell office:value-type="string" calcext:value-type="string">
            <text:p>28/02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LEONARDO EMERICH BARRETO CATULADEIRA</text:p>
          </table:table-cell>
          <table:table-cell office:value-type="string" calcext:value-type="string">
            <text:p>098.828.087-6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EM PATRONO CONSTITUÍDO</text:p>
          </table:table-cell>
          <table:table-cell office:value-type="string" calcext:value-type="string">
            <text:p>Webmotors x LEONARDO EMERICH BARRETO CATULADEIR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Nova Friburgo</text:p>
          </table:table-cell>
          <table:table-cell office:value-type="string" calcext:value-type="string">
            <text:p>PROGRAMA DE PROTEÇÃO E DEFESA DO CONSUMIDOR</text:p>
          </table:table-cell>
          <table:table-cell office:value-type="string" calcext:value-type="string">
            <text:p>PROCON</text:p>
          </table:table-cell>
          <table:table-cell office:value-type="string" calcext:value-type="string">
            <text:p>ADMINISTRATIVO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28/02/20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6.497413378" calcext:value-type="float">
            <text:p>96,497413378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195.59" calcext:value-type="float">
            <text:p>1195,59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195.59" calcext:value-type="float">
            <text:p>1195,5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1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5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5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despacho saneador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5150" calcext:value-type="float">
            <text:p>349515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2156-27.2022.8.26.0016</text:p>
          </table:table-cell>
          <table:table-cell office:value-type="string" calcext:value-type="string">
            <text:p>Judicial – Dano Materi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05/01/2024</text:p>
          </table:table-cell>
          <table:table-cell office:value-type="string" calcext:value-type="string">
            <text:p>06/06/2022</text:p>
          </table:table-cell>
          <table:table-cell office:value-type="string" calcext:value-type="string">
            <text:p>10/02/2022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CAIO FELIPE SOUZA MENDES</text:p>
          </table:table-cell>
          <table:table-cell office:value-type="string" calcext:value-type="string">
            <text:p>380.064.538-6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MADIVEL DISTRIBUIDORA DE VEICULOS LTDA</text:p>
          </table:table-cell>
          <table:table-cell office:value-type="string" calcext:value-type="string">
            <text:p>HENRIQUE STANISCI MALHEIROS</text:p>
          </table:table-cell>
          <table:table-cell office:value-type="string" calcext:value-type="string">
            <text:p>Webmotors x CAIO FELIPE SOUZA MENDE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2ª 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Restituição Simples</text:p>
          </table:table-cell>
          <table:table-cell office:value-type="string" calcext:value-type="string">
            <text:p>10/02/2022</text:p>
          </table:table-cell>
          <table:table-cell office:value-type="float" office:value="44000" calcext:value-type="float">
            <text:p>4400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6.159195762" calcext:value-type="float">
            <text:p>96,159195762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64103.34" calcext:value-type="float">
            <text:p>64103,3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44000" calcext:value-type="float">
            <text:p>44000</text:p>
          </table:table-cell>
          <table:table-cell table:number-columns-repeated="2" office:value-type="float" office:value="64103.34" calcext:value-type="float">
            <text:p>64103,34</text:p>
          </table:table-cell>
          <table:table-cell office:value-type="float" office:value="0" calcext:value-type="float">
            <text:p>0</text:p>
          </table:table-cell>
          <table:table-cell office:value-type="float" office:value="44000" calcext:value-type="float">
            <text:p>4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5/01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Defesa apresentada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3445" calcext:value-type="float">
            <text:p>348344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818828-67.2023.8.19.0206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5/12/2023</text:p>
          </table:table-cell>
          <table:table-cell office:value-type="string" calcext:value-type="string">
            <text:p>23/08/2023</text:p>
          </table:table-cell>
          <table:table-cell table:style-name="ce4" office:value-type="string" calcext:value-type="string">
            <text:p>30/08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JONATHAN PEREIRA DE SOUSA</text:p>
          </table:table-cell>
          <table:table-cell office:value-type="string" calcext:value-type="string">
            <text:p>164.038.347-6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NU PAGAMENTOS SA NUBANK</text:p>
          </table:table-cell>
          <table:table-cell office:value-type="string" calcext:value-type="string">
            <text:p>JONATHAN PEREIRA DE SOUSA</text:p>
          </table:table-cell>
          <table:table-cell office:value-type="string" calcext:value-type="string">
            <text:p>Webmotors x JONATHAN PEREIRA DE SOU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2º 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3/08/2023</text:p>
          </table:table-cell>
          <table:table-cell office:value-type="float" office:value="12720" calcext:value-type="float">
            <text:p>127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4.469903149" calcext:value-type="float">
            <text:p>94,469903149</text:p>
          </table:table-cell>
          <table:table-cell office:value-type="float" office:value="98.071443813" calcext:value-type="float">
            <text:p>98,071443813</text:p>
          </table:table-cell>
          <table:table-cell office:value-type="string" calcext:value-type="string">
            <text:p>Calculado</text:p>
          </table:table-cell>
          <table:table-cell office:value-type="float" office:value="14789.53" calcext:value-type="float">
            <text:p>14789,53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2720" calcext:value-type="float">
            <text:p>12720</text:p>
          </table:table-cell>
          <table:table-cell table:number-columns-repeated="2" office:value-type="float" office:value="14789.53" calcext:value-type="float">
            <text:p>14789,53</text:p>
          </table:table-cell>
          <table:table-cell office:value-type="float" office:value="0" calcext:value-type="float">
            <text:p>0</text:p>
          </table:table-cell>
          <table:table-cell office:value-type="float" office:value="12720" calcext:value-type="float">
            <text:p>12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5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6/05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6/05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1/07/2024</text:p>
          </table:table-cell>
          <table:table-cell office:value-type="string" calcext:value-type="string">
            <text:p>30/08/2024</text:p>
          </table:table-cell>
          <table:table-cell office:value-type="string" calcext:value-type="string">
            <text:p>karina.vian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1/07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30/08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Acórdão Favorável à GMB</text:p>
          </table:table-cell>
          <table:table-cell office:value-type="string" calcext:value-type="string">
            <text:p>30/08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3448" calcext:value-type="float">
            <text:p>348344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821097-85.2023.8.19.0204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5/12/2023</text:p>
          </table:table-cell>
          <table:table-cell office:value-type="string" calcext:value-type="string">
            <text:p>07/08/2023</text:p>
          </table:table-cell>
          <table:table-cell table:style-name="ce4" office:value-type="string" calcext:value-type="string">
            <text:p>23/02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ELVIS MOTTA DE ARAUJO</text:p>
          </table:table-cell>
          <table:table-cell office:value-type="string" calcext:value-type="string">
            <text:p>057.533.487-8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TACITO ALEXANDRE DE CARVALHO E SILVA</text:p>
          </table:table-cell>
          <table:table-cell office:value-type="string" calcext:value-type="string">
            <text:p>ALESSANDRO RAMALHETE DE ALMEIDA</text:p>
          </table:table-cell>
          <table:table-cell office:value-type="string" calcext:value-type="string">
            <text:p>Webmotors x ELVIS MOTTA DE ARAUJ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17º JUIZADO ESPECIAL CÍVEL DA REGIONAL DE BANGU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xtinção sem mérito</text:p>
          </table:table-cell>
          <table:table-cell office:value-type="string" calcext:value-type="string">
            <text:p>Ausência de comparecimento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7/08/2023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4.469903149" calcext:value-type="float">
            <text:p>94,469903149</text:p>
          </table:table-cell>
          <table:table-cell office:value-type="float" office:value="96.497413378" calcext:value-type="float">
            <text:p>96,497413378</text:p>
          </table:table-cell>
          <table:table-cell office:value-type="string" calcext:value-type="string">
            <text:p>Calculado</text:p>
          </table:table-cell>
          <table:table-cell office:value-type="float" office:value="43309.99" calcext:value-type="float">
            <text:p>43309,99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43309.99" calcext:value-type="float">
            <text:p>43309,99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5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9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9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2/2024</text:p>
          </table:table-cell>
          <table:table-cell office:value-type="string" calcext:value-type="string">
            <text:p>29/01/2024</text:p>
          </table:table-cell>
          <table:table-cell office:value-type="string" calcext:value-type="string">
            <text:p>anna.dode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23/02/2024</text:p>
          </table:table-cell>
          <table:table-cell table:style-name="ce4" office:value-type="string" calcext:value-type="string">
            <text:p>29/01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o trânsito em julgado da sentença sem julgamento de mérito favorável à GMB - 1ª instância</text:p>
          </table:table-cell>
          <table:table-cell office:value-type="string" calcext:value-type="string">
            <text:p>29/01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76621" calcext:value-type="float">
            <text:p>347662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810770-18.2023.8.19.0031</text:p>
          </table:table-cell>
          <table:table-cell office:value-type="string" calcext:value-type="string">
            <text:p>Judicial –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07/12/2023</text:p>
          </table:table-cell>
          <table:table-cell office:value-type="string" calcext:value-type="string">
            <text:p>20/12/2023</text:p>
          </table:table-cell>
          <table:table-cell office:value-type="string" calcext:value-type="string">
            <text:p>17/08/2023</text:p>
          </table:table-cell>
          <table:table-cell table:style-name="ce4" office:value-type="string" calcext:value-type="string">
            <text:p>29/04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FREDERICO LEONARDO COSTA CUNHA ME</text:p>
          </table:table-cell>
          <table:table-cell office:value-type="string" calcext:value-type="string">
            <text:p>40.604.791/0001-8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NATALIE LETRA VIEIRA</text:p>
          </table:table-cell>
          <table:table-cell office:value-type="string" calcext:value-type="string">
            <text:p>Webmotors x FREDERICO LEONARDO COSTA CUNHA M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Maricá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PUBLICIDADE</text:p>
          </table:table-cell>
          <table:table-cell office:value-type="string" calcext:value-type="string">
            <text:p>Constatada Publicidade Enganos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Condenação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Dano moral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7/08/2023</text:p>
          </table:table-cell>
          <table:table-cell office:value-type="float" office:value="20000" calcext:value-type="float">
            <text:p>20000</text:p>
          </table:table-cell>
          <table:table-cell office:value-type="float" office:value="8557.33" calcext:value-type="float">
            <text:p>8557,33</text:p>
          </table:table-cell>
          <table:table-cell office:value-type="float" office:value="8" calcext:value-type="float">
            <text:p>8</text:p>
          </table:table-cell>
          <table:table-cell office:value-type="float" office:value="94.469903149" calcext:value-type="float">
            <text:p>94,469903149</text:p>
          </table:table-cell>
          <table:table-cell office:value-type="float" office:value="95.544447383" calcext:value-type="float">
            <text:p>95,544447383</text:p>
          </table:table-cell>
          <table:table-cell office:value-type="string" calcext:value-type="string">
            <text:p>Calculado</text:p>
          </table:table-cell>
          <table:table-cell office:value-type="float" office:value="21845.69" calcext:value-type="float">
            <text:p>21845,69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21845.69" calcext:value-type="float">
            <text:p>21845,69</text:p>
          </table:table-cell>
          <table:table-cell office:value-type="float" office:value="8557.33" calcext:value-type="float">
            <text:p>8557,33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07/12/2023</text:p>
          </table:table-cell>
          <table:table-cell office:value-type="string" calcext:value-type="string">
            <text:p>25/01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3/12/2023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3/12/2023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29/04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0/04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29/04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Peticionado o cumprimento da integral condenação</text:p>
          </table:table-cell>
          <table:table-cell office:value-type="string" calcext:value-type="string">
            <text:p>29/04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0694" calcext:value-type="float">
            <text:p>349069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02707-81.2023.8.13.0236</text:p>
          </table:table-cell>
          <table:table-cell office:value-type="string" calcext:value-type="string">
            <text:p>Judicial –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27/12/2023</text:p>
          </table:table-cell>
          <table:table-cell office:value-type="string" calcext:value-type="string">
            <text:p>19/12/2023</text:p>
          </table:table-cell>
          <table:table-cell office:value-type="string" calcext:value-type="string">
            <text:p>13/12/2023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AFONSO HENRIQUE CAMOES VIEITO PADILHA</text:p>
          </table:table-cell>
          <table:table-cell office:value-type="string" calcext:value-type="string">
            <text:p>583.278.436-7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GOOGLE BRASIL INTERNET LTDA</text:p>
          </table:table-cell>
          <table:table-cell office:value-type="string" calcext:value-type="string">
            <text:p>LUCIANO FERREIRA LOPES</text:p>
          </table:table-cell>
          <table:table-cell office:value-type="string" calcext:value-type="string">
            <text:p>Webmotors x AFONSO HENRIQUE CAMOES VIEITO PADILH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Elói Mendes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 e Crimina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OUTROS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3/12/2023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5.721572801" calcext:value-type="float">
            <text:p>95,72157280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4721.64" calcext:value-type="float">
            <text:p>14721,6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float" office:value="14721.64" calcext:value-type="float">
            <text:p>14721,64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27/12/2023</text:p>
          </table:table-cell>
          <table:table-cell office:value-type="string" calcext:value-type="string">
            <text:p>22/01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8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8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audiência de conciliação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style-name="ce4" office:value-type="string" calcext:value-type="string">
            <text:p>21/08/2024</text:p>
          </table:table-cell>
          <table:table-cell table:style-name="ce4" office:value-type="string" calcext:value-type="string">
            <text:p>16:00:00</text:p>
          </table:table-cell>
        </table:table-row>
        <table:table-row table:style-name="ro1">
          <table:table-cell office:value-type="float" office:value="3691376" calcext:value-type="float">
            <text:p>369137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9028-54.2024.8.26.0609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26/08/2024</text:p>
          </table:table-cell>
          <table:table-cell office:value-type="string" calcext:value-type="string">
            <text:p>20/08/2024</text:p>
          </table:table-cell>
          <table:table-cell table:style-name="ce4" office:value-type="string" calcext:value-type="string">
            <text:p>08/11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JULIANA DE LIMA LEAL</text:p>
          </table:table-cell>
          <table:table-cell office:value-type="string" calcext:value-type="string">
            <text:p>313.274.308-9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FABIANA SIMOES FLORIANO</text:p>
          </table:table-cell>
          <table:table-cell office:value-type="string" calcext:value-type="string">
            <text:p>Webmotors x JULIANA DE LIMA LEAL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aboão da Serra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0/08/2024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8.071443813" calcext:value-type="float">
            <text:p>98,071443813</text:p>
          </table:table-cell>
          <table:table-cell office:value-type="float" office:value="100.469935267" calcext:value-type="float">
            <text:p>100,469935267</text:p>
          </table:table-cell>
          <table:table-cell office:value-type="string" calcext:value-type="string">
            <text:p>Calculado</text:p>
          </table:table-cell>
          <table:table-cell office:value-type="float" office:value="20048.62" calcext:value-type="float">
            <text:p>20048,62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9000" calcext:value-type="float">
            <text:p>19000</text:p>
          </table:table-cell>
          <table:table-cell table:number-columns-repeated="2" office:value-type="float" office:value="20048.62" calcext:value-type="float">
            <text:p>20048,62</text:p>
          </table:table-cell>
          <table:table-cell office:value-type="float" office:value="0" calcext:value-type="float">
            <text:p>0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6/08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2/09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2/09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8/11/2024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8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08/11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Improcedência</text:p>
          </table:table-cell>
          <table:table-cell office:value-type="string" calcext:value-type="string">
            <text:p>26/11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588322" calcext:value-type="float">
            <text:p>358832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02671-06.2024.8.21.0002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30/04/2024</text:p>
          </table:table-cell>
          <table:table-cell office:value-type="string" calcext:value-type="string">
            <text:p>15/04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ANDRE PEREIRA MILANO DO CANTO</text:p>
          </table:table-cell>
          <table:table-cell office:value-type="string" calcext:value-type="string">
            <text:p>10.230.463/0001-0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SANTANDER BRASIL SA</text:p>
          </table:table-cell>
          <table:table-cell office:value-type="string" calcext:value-type="string">
            <text:p>ALISSA RAMOS MILANO DO CANTO</text:p>
          </table:table-cell>
          <table:table-cell office:value-type="string" calcext:value-type="string">
            <text:p>Webmotors x ANDRE PEREIRA MILANO DO CANT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legrete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1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5/04/2024</text:p>
          </table:table-cell>
          <table:table-cell office:value-type="float" office:value="62157.04" calcext:value-type="float">
            <text:p>62157,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5.544447383" calcext:value-type="float">
            <text:p>95,544447383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73715.27" calcext:value-type="float">
            <text:p>73715,27</text:p>
          </table:table-cell>
          <table:table-cell office:value-type="string" calcext:value-type="string">
            <text:p>Obrigação de Fazer</text:p>
          </table:table-cell>
          <table:table-cell table:style-name="ce4" office:value-type="string" calcext:value-type="string">
            <text:p>05/08/2024</text:p>
          </table:table-cell>
          <table:table-cell table:number-columns-repeated="2" office:value-type="float" office:value="52.58" calcext:value-type="float">
            <text:p>52,58</text:p>
          </table:table-cell>
          <table:table-cell office:value-type="float" office:value="6" calcext:value-type="float">
            <text:p>6</text:p>
          </table:table-cell>
          <table:table-cell office:value-type="float" office:value="98.071443813" calcext:value-type="float">
            <text:p>98,071443813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58.54" calcext:value-type="float">
            <text:p>58,5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62209.62" calcext:value-type="float">
            <text:p>62209,62</text:p>
          </table:table-cell>
          <table:table-cell table:number-columns-repeated="2" office:value-type="float" office:value="73773.81" calcext:value-type="float">
            <text:p>73773,81</text:p>
          </table:table-cell>
          <table:table-cell office:value-type="float" office:value="52.58" calcext:value-type="float">
            <text:p>52,58</text:p>
          </table:table-cell>
          <table:table-cell office:value-type="float" office:value="62157.04" calcext:value-type="float">
            <text:p>62157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30/04/2024</text:p>
          </table:table-cell>
          <table:table-cell office:value-type="string" calcext:value-type="string">
            <text:p>29/05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8/05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8/05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14/01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4" office:value-type="string" calcext:value-type="string">
            <text:p>16/07/2024</text:p>
          </table:table-cell>
          <table:table-cell office:value-type="string" calcext:value-type="string">
            <text:p>mayara.bueno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Sentença</text:p>
          </table:table-cell>
          <table:table-cell office:value-type="string" calcext:value-type="string">
            <text:p>14/01/2025</text:p>
          </table:table-cell>
          <table:table-cell office:value-type="string" calcext:value-type="string">
            <text:p>00:00:00</text:p>
          </table:table-cell>
          <table:table-cell table:style-name="ce4" office:value-type="string" calcext:value-type="string">
            <text:p>31/07/2024</text:p>
          </table:table-cell>
          <table:table-cell table:style-name="ce4" office:value-type="string" calcext:value-type="string">
            <text:p>17:30:00</text:p>
          </table:table-cell>
        </table:table-row>
        <table:table-row table:style-name="ro1">
          <table:table-cell office:value-type="float" office:value="3487448" calcext:value-type="float">
            <text:p>348744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06022-24.2023.8.13.0073</text:p>
          </table:table-cell>
          <table:table-cell office:value-type="string" calcext:value-type="string">
            <text:p>Judicial –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21/12/2023</text:p>
          </table:table-cell>
          <table:table-cell office:value-type="string" calcext:value-type="string">
            <text:p>27/11/2023</text:p>
          </table:table-cell>
          <table:table-cell office:value-type="string" calcext:value-type="string">
            <text:p>22/11/2023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NORTE VEICULOS LTDA</text:p>
          </table:table-cell>
          <table:table-cell office:value-type="string" calcext:value-type="string">
            <text:p>21.595.988/0001-5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CLAUDIA EMILENE DE OLIVEIRA PONCIANO</text:p>
          </table:table-cell>
          <table:table-cell office:value-type="string" calcext:value-type="string">
            <text:p>Webmotors x NORTE VEICULOS LTD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Diamantina</text:p>
          </table:table-cell>
          <table:table-cell office:value-type="string" calcext:value-type="string">
            <text:p>1 ª JUIZADO ESPECIAL CIVEL</text:p>
          </table:table-cell>
          <table:table-cell office:value-type="string" calcext:value-type="string">
            <text:p>UNIDADE JURISDICIONAL DA COMARCA DE BOCAIÚVA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2/11/2023</text:p>
          </table:table-cell>
          <table:table-cell office:value-type="float" office:value="20000" calcext:value-type="float">
            <text:p>20000</text:p>
          </table:table-cell>
          <table:table-cell office:value-type="float" office:value="781.48" calcext:value-type="float">
            <text:p>781,48</text:p>
          </table:table-cell>
          <table:table-cell office:value-type="float" office:value="15" calcext:value-type="float">
            <text:p>15</text:p>
          </table:table-cell>
          <table:table-cell office:value-type="float" office:value="95.160128045" calcext:value-type="float">
            <text:p>95,160128045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24897.33" calcext:value-type="float">
            <text:p>24897,33</text:p>
          </table:table-cell>
          <table:table-cell office:value-type="string" calcext:value-type="string">
            <text:p>Obrigação de Dar</text:p>
          </table:table-cell>
          <table:table-cell table:style-name="ce4" office:value-type="string" calcext:value-type="string">
            <text:p>25/11/2024</text:p>
          </table:table-cell>
          <table:table-cell table:number-columns-repeated="2" office:value-type="float" office:value="6658.8" calcext:value-type="float">
            <text:p>6658,8</text:p>
          </table:table-cell>
          <table:table-cell office:value-type="float" office:value="3" calcext:value-type="float">
            <text:p>3</text:p>
          </table:table-cell>
          <table:table-cell office:value-type="float" office:value="100.469935267" calcext:value-type="float">
            <text:p>100,469935267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7031.97" calcext:value-type="float">
            <text:p>7031,97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6658.8" calcext:value-type="float">
            <text:p>26658,8</text:p>
          </table:table-cell>
          <table:table-cell table:number-columns-repeated="2" office:value-type="float" office:value="31929.3" calcext:value-type="float">
            <text:p>31929,3</text:p>
          </table:table-cell>
          <table:table-cell office:value-type="float" office:value="7440.28" calcext:value-type="float">
            <text:p>7440,28</text:p>
          </table:table-cell>
          <table:table-cell office:value-type="float" office:value="20376.91" calcext:value-type="float">
            <text:p>20376,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1/12/2023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3/11/2024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1/2025</text:p>
          </table:table-cell>
          <table:table-cell table:style-name="ce4" office:value-type="string" calcext:value-type="string">
            <text:p>14/01/2025</text:p>
          </table:table-cell>
          <table:table-cell office:value-type="string" calcext:value-type="string">
            <text:p>mayara.bueno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Execução</text:p>
          </table:table-cell>
          <table:table-cell office:value-type="string" calcext:value-type="string">
            <text:p>Pagamento do valor executado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0:00:00</text:p>
          </table:table-cell>
          <table:table-cell table:style-name="ce4" office:value-type="string" calcext:value-type="string">
            <text:p>25/01/2024</text:p>
          </table:table-cell>
          <table:table-cell table:style-name="ce4" office:value-type="string" calcext:value-type="string">
            <text:p>15:30:00</text:p>
          </table:table-cell>
        </table:table-row>
        <table:table-row table:style-name="ro1">
          <table:table-cell office:value-type="float" office:value="3484760" calcext:value-type="float">
            <text:p>348476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43834-82.2023.8.26.0114</text:p>
          </table:table-cell>
          <table:table-cell office:value-type="string" calcext:value-type="string">
            <text:p>Judicial –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18/12/2023</text:p>
          </table:table-cell>
          <table:table-cell office:value-type="string" calcext:value-type="string">
            <text:p>22/09/2023</text:p>
          </table:table-cell>
          <table:table-cell office:value-type="string" calcext:value-type="string">
            <text:p>10/09/2023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EDUARDO TADEU BARACAT FILHO</text:p>
          </table:table-cell>
          <table:table-cell office:value-type="string" calcext:value-type="string">
            <text:p>357.724.448-8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BANCO SANTANDER SA</text:p>
          </table:table-cell>
          <table:table-cell office:value-type="string" calcext:value-type="string">
            <text:p>WEB MOTORS SA</text:p>
          </table:table-cell>
          <table:table-cell office:value-type="string" calcext:value-type="string">
            <text:p>EDUARDO BARACAT FILHO</text:p>
          </table:table-cell>
          <table:table-cell office:value-type="string" calcext:value-type="string">
            <text:p>Webmotors x EDUARDO TADEU BARACAT FILH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1º 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OUTROS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0/09/2023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4.337645285" calcext:value-type="float">
            <text:p>94,337645285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25551.17" calcext:value-type="float">
            <text:p>25551,17</text:p>
          </table:table-cell>
          <table:table-cell office:value-type="string" calcext:value-type="string">
            <text:p>DANO MATERIAL</text:p>
          </table:table-cell>
          <table:table-cell table:style-name="ce4" office:value-type="string" calcext:value-type="string">
            <text:p>07/08/2024</text:p>
          </table:table-cell>
          <table:table-cell table:number-columns-repeated="2" office:value-type="float" office:value="545" calcext:value-type="float">
            <text:p>545</text:p>
          </table:table-cell>
          <table:table-cell office:value-type="float" office:value="6" calcext:value-type="float">
            <text:p>6</text:p>
          </table:table-cell>
          <table:table-cell office:value-type="float" office:value="98.071443813" calcext:value-type="float">
            <text:p>98,071443813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606.79" calcext:value-type="float">
            <text:p>606,79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0545" calcext:value-type="float">
            <text:p>20545</text:p>
          </table:table-cell>
          <table:table-cell table:number-columns-repeated="2" office:value-type="float" office:value="26157.96" calcext:value-type="float">
            <text:p>26157,96</text:p>
          </table:table-cell>
          <table:table-cell office:value-type="float" office:value="545" calcext:value-type="float">
            <text:p>545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8/12/2023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4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4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8/08/2024</text:p>
          </table:table-cell>
          <table:table-cell office:value-type="string" calcext:value-type="string">
            <text:p>26/12/2024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2/09/2024</text:p>
          </table:table-cell>
          <table:table-cell table:style-name="ce4" office:value-type="string" calcext:value-type="string">
            <text:p>05/07/2024</text:p>
          </table:table-cell>
          <table:table-cell office:value-type="string" calcext:value-type="string">
            <text:p>mayara.bueno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Extinção da Execução pelo cumprimento</text:p>
          </table:table-cell>
          <table:table-cell office:value-type="string" calcext:value-type="string">
            <text:p>26/12/2024</text:p>
          </table:table-cell>
          <table:table-cell office:value-type="string" calcext:value-type="string">
            <text:p>00:00:00</text:p>
          </table:table-cell>
          <table:table-cell table:style-name="ce4" office:value-type="string" calcext:value-type="string">
            <text:p>26/01/2024</text:p>
          </table:table-cell>
          <table:table-cell table:style-name="ce4" office:value-type="string" calcext:value-type="string">
            <text:p>10:30:00</text:p>
          </table:table-cell>
        </table:table-row>
        <table:table-row table:style-name="ro1">
          <table:table-cell office:value-type="float" office:value="3854539" calcext:value-type="float">
            <text:p>385453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4376-30.2024.8.26.0306</text:p>
          </table:table-cell>
          <table:table-cell office:value-type="string" calcext:value-type="string">
            <text:p>Judicial –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09/01/2025</text:p>
          </table:table-cell>
          <table:table-cell office:value-type="string" calcext:value-type="string">
            <text:p>09/12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WALTER ZANUSSO</text:p>
          </table:table-cell>
          <table:table-cell office:value-type="string" calcext:value-type="string">
            <text:p>534.906.738-9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MAVIA NIDIA ZANUSSO</text:p>
          </table:table-cell>
          <table:table-cell office:value-type="string" calcext:value-type="string">
            <text:p>Webmotors x WALTER ZANUSS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José Bonifácio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OUTROS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9/01/2025</text:p>
          </table:table-cell>
          <table:table-cell office:value-type="float" office:value="56480" calcext:value-type="float">
            <text:p>564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.732739243" calcext:value-type="float">
            <text:p>102,732739243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57198.82" calcext:value-type="float">
            <text:p>57198,82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56480" calcext:value-type="float">
            <text:p>56480</text:p>
          </table:table-cell>
          <table:table-cell table:number-columns-repeated="2" office:value-type="float" office:value="57198.82" calcext:value-type="float">
            <text:p>57198,82</text:p>
          </table:table-cell>
          <table:table-cell office:value-type="float" office:value="0" calcext:value-type="float">
            <text:p>0</text:p>
          </table:table-cell>
          <table:table-cell office:value-type="float" office:value="56480" calcext:value-type="float">
            <text:p>56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9/01/2025</text:p>
          </table:table-cell>
          <table:table-cell office:value-type="string" calcext:value-type="string">
            <text:p>isabelle.coelh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4/01/2025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4/01/2025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21/01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Defesa apresentada</text:p>
          </table:table-cell>
          <table:table-cell office:value-type="string" calcext:value-type="string">
            <text:p>24/01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868210" calcext:value-type="float">
            <text:p>386821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NOTIFICAÇÃO EXTRAJUDICIAL</text:p>
          </table:table-cell>
          <table:table-cell office:value-type="string" calcext:value-type="string">
            <text:p>Notificação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24/01/2025</text:p>
          </table:table-cell>
          <table:table-cell office:value-type="string" calcext:value-type="string">
            <text:p>14/01/2025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RANIEL SOUTO ORNELAS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EM PATRONO CONSTITUÍDO</text:p>
          </table:table-cell>
          <table:table-cell office:value-type="string" calcext:value-type="string">
            <text:p>Webmotors x RANIEL SOUTO ORNELA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NOTIFICAÇÃO EXTRAJUDICIAL</text:p>
          </table:table-cell>
          <table:table-cell office:value-type="string" calcext:value-type="string">
            <text:p>Notificação Extrajudicial</text:p>
          </table:table-cell>
          <table:table-cell office:value-type="string" calcext:value-type="string">
            <text:p>ADMINISTRATIVO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OUTROS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24/01/2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.732739243" calcext:value-type="float">
            <text:p>102,732739243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4/01/2025</text:p>
          </table:table-cell>
          <table:table-cell office:value-type="string" calcext:value-type="string">
            <text:p>isabelle.coelh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6/02/2025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6/02/2025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06/02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rocon</text:p>
          </table:table-cell>
          <table:table-cell office:value-type="string" calcext:value-type="string">
            <text:p>Aguardando manifestação do autor</text:p>
          </table:table-cell>
          <table:table-cell office:value-type="string" calcext:value-type="string">
            <text:p>06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767398" calcext:value-type="float">
            <text:p>376739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003439-54.2024.8.26.0268</text:p>
          </table:table-cell>
          <table:table-cell office:value-type="string" calcext:value-type="string">
            <text:p>Judicial – Dano Materi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08/11/2024</text:p>
          </table:table-cell>
          <table:table-cell office:value-type="string" calcext:value-type="string">
            <text:p>23/09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CLAUDIA CAMARGO DA CRUZ</text:p>
          </table:table-cell>
          <table:table-cell office:value-type="string" calcext:value-type="string">
            <text:p>271.656.468-09</text:p>
          </table:table-cell>
          <table:table-cell office:value-type="string" calcext:value-type="string">
            <text:p>ROBSON DA SILVA SANTOS SM E OUTROS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ESDRAS LEAO SANTOS</text:p>
          </table:table-cell>
          <table:table-cell office:value-type="string" calcext:value-type="string">
            <text:p>SEM PATRONO CONSTITUÍDO</text:p>
          </table:table-cell>
          <table:table-cell office:value-type="string" calcext:value-type="string">
            <text:p>Webmotors x CLAUDIA CAMARGO DA CRUZ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tapecerica da Serra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2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23/09/202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8.355851" calcext:value-type="float">
            <text:p>98,35585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0996.87" calcext:value-type="float">
            <text:p>10996,87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10996.87" calcext:value-type="float">
            <text:p>10996,87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8/11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2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2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Aguardando apresentação de defesa</text:p>
          </table:table-cell>
          <table:table-cell office:value-type="string" calcext:value-type="string">
            <text:p>04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4732" calcext:value-type="float">
            <text:p>349473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126314-96.2022.8.26.0100</text:p>
          </table:table-cell>
          <table:table-cell office:value-type="string" calcext:value-type="string">
            <text:p>Judicial – Dano Materi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04/01/2024</text:p>
          </table:table-cell>
          <table:table-cell office:value-type="string" calcext:value-type="string">
            <text:p>11/03/2023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MOTO CARLOS LTDA</text:p>
          </table:table-cell>
          <table:table-cell office:value-type="string" calcext:value-type="string">
            <text:p>02.524.869/0001-60</text:p>
          </table:table-cell>
          <table:table-cell office:value-type="string" calcext:value-type="string">
            <text:p>CARLOS SAMPAIO FERRAZ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ARTHUR FAUSTINO FERREIRA DE LIMA</text:p>
          </table:table-cell>
          <table:table-cell office:value-type="string" calcext:value-type="string">
            <text:p>Webmotors x MOTO CARLOS LTD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ÓRUM CENTRAL CÍVEL</text:p>
          </table:table-cell>
          <table:table-cell office:value-type="string" calcext:value-type="string">
            <text:p>30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3" office:value-type="string" calcext:value-type="string">
            <text:p>***</text:p>
          </table:table-cell>
          <table:table-cell office:value-type="string" calcext:value-type="string">
            <text:p>COBRANÇA INDEVIDA</text:p>
          </table:table-cell>
          <table:table-cell table:number-columns-repeated="17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6/11/2022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9.707525857" calcext:value-type="float">
            <text:p>99,707525857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65603.3" calcext:value-type="float">
            <text:p>65603,3</text:p>
          </table:table-cell>
          <table:table-cell office:value-type="string" calcext:value-type="string">
            <text:p>Obrigação de Fazer</text:p>
          </table:table-cell>
          <table:table-cell table:style-name="ce4" office:value-type="string" calcext:value-type="string">
            <text:p>09/09/2024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98.355851" calcext:value-type="float">
            <text:p>98,355851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879.75" calcext:value-type="float">
            <text:p>879,75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50800" calcext:value-type="float">
            <text:p>50800</text:p>
          </table:table-cell>
          <table:table-cell table:number-columns-repeated="2" office:value-type="float" office:value="66483.05" calcext:value-type="float">
            <text:p>66483,05</text:p>
          </table:table-cell>
          <table:table-cell office:value-type="float" office:value="800" calcext:value-type="float">
            <text:p>800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4/01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5/02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style-name="ce4" office:value-type="string" calcext:value-type="string">
            <text:p>06/09/2024</text:p>
          </table:table-cell>
          <table:table-cell office:value-type="string" calcext:value-type="string">
            <text:p>mayara.bueno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umprimento</text:p>
          </table:table-cell>
          <table:table-cell office:value-type="string" calcext:value-type="string">
            <text:p>Acórdão - Obrigação de Fazer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845079" calcext:value-type="float">
            <text:p>3845079</text:p>
          </table:table-cell>
          <table:table-cell office:value-type="string" calcext:value-type="string">
            <text:p>CIV2834900</text:p>
          </table:table-cell>
          <table:table-cell office:value-type="string" calcext:value-type="string">
            <text:p>@5051799-77.2024.8.13.0079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20/12/2024</text:p>
          </table:table-cell>
          <table:table-cell office:value-type="string" calcext:value-type="string">
            <text:p>30/09/2024</text:p>
          </table:table-cell>
          <table:table-cell table:style-name="ce4" office:value-type="string" calcext:value-type="string">
            <text:p>23/01/2025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ANA CAROLINA MOURA COSTA</text:p>
          </table:table-cell>
          <table:table-cell office:value-type="string" calcext:value-type="string">
            <text:p>074.996.516-9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WESLLEY FIGUEIREDO DE MIRANDA</text:p>
          </table:table-cell>
          <table:table-cell office:value-type="string" calcext:value-type="string">
            <text:p>RAFAEL CALDAS PERON</text:p>
          </table:table-cell>
          <table:table-cell office:value-type="string" calcext:value-type="string">
            <text:p>Webmotors x ANA CAROLINA MOURA COST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ontagem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2ª UNIDADE JURISDICIONAL - JESP - 4º JD CONTAGEM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xtinção sem mérito</text:p>
          </table:table-cell>
          <table:table-cell office:value-type="string" calcext:value-type="string">
            <text:p>Demais hipóteses do art. 267 CPC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30/09/2024</text:p>
          </table:table-cell>
          <table:table-cell office:value-type="float" office:value="52900" calcext:value-type="float">
            <text:p>52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8.355851" calcext:value-type="float">
            <text:p>98,355851</text:p>
          </table:table-cell>
          <table:table-cell office:value-type="float" office:value="102.732739243" calcext:value-type="float">
            <text:p>102,732739243</text:p>
          </table:table-cell>
          <table:table-cell office:value-type="string" calcext:value-type="string">
            <text:p>Calculado</text:p>
          </table:table-cell>
          <table:table-cell office:value-type="float" office:value="57464.24" calcext:value-type="float">
            <text:p>57464,2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52900" calcext:value-type="float">
            <text:p>52900</text:p>
          </table:table-cell>
          <table:table-cell table:number-columns-repeated="2" office:value-type="float" office:value="57464.24" calcext:value-type="float">
            <text:p>57464,24</text:p>
          </table:table-cell>
          <table:table-cell office:value-type="float" office:value="0" calcext:value-type="float">
            <text:p>0</text:p>
          </table:table-cell>
          <table:table-cell office:value-type="float" office:value="52900" calcext:value-type="float">
            <text:p>52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0/12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7/1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7/1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7/12/2024</text:p>
          </table:table-cell>
          <table:table-cell office:value-type="string" calcext:value-type="string">
            <text:p>22/01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7/1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23/01/2025</text:p>
          </table:table-cell>
          <table:table-cell table:style-name="ce4" office:value-type="string" calcext:value-type="string">
            <text:p>22/01/2025</text:p>
          </table:table-cell>
          <table:table-cell office:value-type="string" calcext:value-type="string">
            <text:p>isabelle.coelho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Extinção sem julgamento do mérito</text:p>
          </table:table-cell>
          <table:table-cell office:value-type="string" calcext:value-type="string">
            <text:p>22/01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542010" calcext:value-type="float">
            <text:p>354201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Notificação - Procon - TNF 187/2024</text:p>
          </table:table-cell>
          <table:table-cell office:value-type="string" calcext:value-type="string">
            <text:p>Notificação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06/03/2024</text:p>
          </table:table-cell>
          <table:table-cell office:value-type="string" calcext:value-type="string">
            <text:p>23/02/2024</text:p>
          </table:table-cell>
          <table:table-cell table:style-name="ce4" office:value-type="string" calcext:value-type="string">
            <text:p>26/04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PROCON OSASCO SP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ERGIO SANTORO DE CASTRO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EM PATRONO CONSTITUÍDO</text:p>
          </table:table-cell>
          <table:table-cell office:value-type="string" calcext:value-type="string">
            <text:p>Webmotors x PROCON OSASCO SP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Osasco</text:p>
          </table:table-cell>
          <table:table-cell table:number-columns-repeated="2" office:value-type="string" calcext:value-type="string">
            <text:p>PROCON</text:p>
          </table:table-cell>
          <table:table-cell office:value-type="string" calcext:value-type="string">
            <text:p>ADMINISTRATIVO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fício</text:p>
          </table:table-cell>
          <table:table-cell table:number-columns-repeated="1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23/02/2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6.497413378" calcext:value-type="float">
            <text:p>96,497413378</text:p>
          </table:table-cell>
          <table:table-cell office:value-type="float" office:value="95.544447383" calcext:value-type="float">
            <text:p>95,544447383</text:p>
          </table:table-cell>
          <table:table-cell office:value-type="string" calcext:value-type="string">
            <text:p>Calcul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6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7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7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6/04/2024</text:p>
          </table:table-cell>
          <table:table-cell office:value-type="string" calcext:value-type="string">
            <text:p>25/04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6/04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26/04/2024</text:p>
          </table:table-cell>
          <table:table-cell table:style-name="ce4" office:value-type="string" calcext:value-type="string">
            <text:p>25/04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Procon</text:p>
          </table:table-cell>
          <table:table-cell office:value-type="string" calcext:value-type="string">
            <text:p>Aguardando manifestação do órgão</text:p>
          </table:table-cell>
          <table:table-cell office:value-type="string" calcext:value-type="string">
            <text:p>25/04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526857" calcext:value-type="float">
            <text:p>352685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Protocolo 0070676/2024</text:p>
          </table:table-cell>
          <table:table-cell office:value-type="string" calcext:value-type="string">
            <text:p>Reclamação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16/02/2024</text:p>
          </table:table-cell>
          <table:table-cell office:value-type="string" calcext:value-type="string">
            <text:p>14/02/2024</text:p>
          </table:table-cell>
          <table:table-cell table:style-name="ce4" office:value-type="string" calcext:value-type="string">
            <text:p>27/05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ERASMO CERQUEIRA FIUZA</text:p>
          </table:table-cell>
          <table:table-cell office:value-type="string" calcext:value-type="string">
            <text:p>949.916.348-4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EM PATRONO CONSTITUÍDO</text:p>
          </table:table-cell>
          <table:table-cell office:value-type="string" calcext:value-type="string">
            <text:p>Webmotors x ERASMO CERQUEIRA FIUZ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PROCON</text:p>
          </table:table-cell>
          <table:table-cell office:value-type="string" calcext:value-type="string">
            <text:p>FUNDAÇÃO DE PROTEÇÃO E DEFESA DO CONSUMIDOR - DIRETORIA DE ATENDIMENTO E ORIENTAÇÃO AO CONSUMIDOR</text:p>
          </table:table-cell>
          <table:table-cell office:value-type="string" calcext:value-type="string">
            <text:p>ADMINISTRATIVO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OUTROS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Procon sem Acordo</text:p>
          </table:table-cell>
          <table:table-cell table:number-columns-repeated="1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4/02/20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6.497413378" calcext:value-type="float">
            <text:p>96,497413378</text:p>
          </table:table-cell>
          <table:table-cell office:value-type="float" office:value="95.840635169" calcext:value-type="float">
            <text:p>95,840635169</text:p>
          </table:table-cell>
          <table:table-cell office:value-type="string" calcext:value-type="string">
            <text:p>Calculado</text:p>
          </table:table-cell>
          <table:table-cell office:value-type="float" office:value="1022.99" calcext:value-type="float">
            <text:p>1022,99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22.99" calcext:value-type="float">
            <text:p>1022,9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6/02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27/05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7/05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27/05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ARQUIVAMENTO-PROCON</text:p>
          </table:table-cell>
          <table:table-cell office:value-type="string" calcext:value-type="string">
            <text:p>27/05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764670" calcext:value-type="float">
            <text:p>3764670</text:p>
          </table:table-cell>
          <table:table-cell office:value-type="string" calcext:value-type="string">
            <text:p>CIV2864874</text:p>
          </table:table-cell>
          <table:table-cell office:value-type="string" calcext:value-type="string">
            <text:p>@1033356-86.2024.8.26.0564</text:p>
          </table:table-cell>
          <table:table-cell office:value-type="string" calcext:value-type="string">
            <text:p>Judicial - Obrigação de Fazer +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06/11/2024</text:p>
          </table:table-cell>
          <table:table-cell office:value-type="string" calcext:value-type="string">
            <text:p>05/11/2024</text:p>
          </table:table-cell>
          <table:table-cell office:value-type="string" calcext:value-type="string">
            <text:p>29/10/2024</text:p>
          </table:table-cell>
          <table:table-cell table:style-name="ce4" office:value-type="string" calcext:value-type="string">
            <text:p>27/11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OSNI A DE ANTONIO JUNIOR</text:p>
          </table:table-cell>
          <table:table-cell office:value-type="string" calcext:value-type="string">
            <text:p>213.205.728-1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CARLA IONE DE OLIVEIRA</text:p>
          </table:table-cell>
          <table:table-cell office:value-type="string" calcext:value-type="string">
            <text:p>CLEBIA CRISTINA MARIZ BRONSARTO</text:p>
          </table:table-cell>
          <table:table-cell office:value-type="string" calcext:value-type="string">
            <text:p>Webmotors x OSNI A DE ANTONIO JUNIO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Bernardo do Campo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VARA ÚNICA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xtinção sem mérito</text:p>
          </table:table-cell>
          <table:table-cell office:value-type="string" calcext:value-type="string">
            <text:p>Demais hipóteses do art. 267 CPC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29/10/202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.965657276" calcext:value-type="float">
            <text:p>98,965657276</text:p>
          </table:table-cell>
          <table:table-cell office:value-type="float" office:value="100.469935267" calcext:value-type="float">
            <text:p>100,469935267</text:p>
          </table:table-cell>
          <table:table-cell office:value-type="string" calcext:value-type="string">
            <text:p>Calculado</text:p>
          </table:table-cell>
          <table:table-cell office:value-type="float" office:value="10253.52" calcext:value-type="float">
            <text:p>10253,52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10253.52" calcext:value-type="float">
            <text:p>10253,5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6/11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7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7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27/11/2024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7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27/11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Extinção sem julgamento do mérito</text:p>
          </table:table-cell>
          <table:table-cell office:value-type="string" calcext:value-type="string">
            <text:p>27/11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615954" calcext:value-type="float">
            <text:p>361595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 Proc. Adm. 253045/2024: MICHEL CANTAGALO</text:p>
          </table:table-cell>
          <table:table-cell office:value-type="string" calcext:value-type="string">
            <text:p>CIP Eletrônica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24/05/2024</text:p>
          </table:table-cell>
          <table:table-cell office:value-type="string" calcext:value-type="string">
            <text:p>22/04/2024</text:p>
          </table:table-cell>
          <table:table-cell table:style-name="ce4" office:value-type="string" calcext:value-type="string">
            <text:p>16/07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FUNDACAO DE PROTECAO E DEFESA DO CONSUMIDOR PROCON SP</text:p>
          </table:table-cell>
          <table:table-cell office:value-type="string" calcext:value-type="string">
            <text:p>57.659.583/0001-84</text:p>
          </table:table-cell>
          <table:table-cell office:value-type="string" calcext:value-type="string">
            <text:p>MICHEL CANTAGALO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EM PATRONO CONSTITUÍDO</text:p>
          </table:table-cell>
          <table:table-cell office:value-type="string" calcext:value-type="string">
            <text:p>Webmotors x FUNDACAO DE PROTECAO E DEFESA DO CONSUMIDOR PROCON SP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PROGRAMA DE PROTEÇÃO E DEFESA DO CONSUMIDOR</text:p>
          </table:table-cell>
          <table:table-cell office:value-type="string" calcext:value-type="string">
            <text:p>PROCON</text:p>
          </table:table-cell>
          <table:table-cell office:value-type="string" calcext:value-type="string">
            <text:p>ADMINISTRATIVO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fício</text:p>
          </table:table-cell>
          <table:table-cell table:number-columns-repeated="1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22/04/2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5.544447383" calcext:value-type="float">
            <text:p>95,544447383</text:p>
          </table:table-cell>
          <table:table-cell office:value-type="float" office:value="97.476835119" calcext:value-type="float">
            <text:p>97,476835119</text:p>
          </table:table-cell>
          <table:table-cell office:value-type="string" calcext:value-type="string">
            <text:p>Calcul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sível Duplicidade: Parte Autora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24/05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1/05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1/05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5/07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5/07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16/07/2024</text:p>
          </table:table-cell>
          <table:table-cell table:style-name="ce4" office:value-type="string" calcext:value-type="string">
            <text:p>15/07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ARQUIVAMENTO-PROCON</text:p>
          </table:table-cell>
          <table:table-cell office:value-type="string" calcext:value-type="string">
            <text:p>15/07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5460" calcext:value-type="float">
            <text:p>349546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19670-12.2021.8.26.0506</text:p>
          </table:table-cell>
          <table:table-cell office:value-type="string" calcext:value-type="string">
            <text:p>Judicial – Dano Materi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05/01/2024</text:p>
          </table:table-cell>
          <table:table-cell office:value-type="string" calcext:value-type="string">
            <text:p>25/11/2021</text:p>
          </table:table-cell>
          <table:table-cell office:value-type="string" calcext:value-type="string">
            <text:p>07/06/2021</text:p>
          </table:table-cell>
          <table:table-cell table:style-name="ce4" office:value-type="string" calcext:value-type="string">
            <text:p>15/07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ALESSANDRO PELICULA</text:p>
          </table:table-cell>
          <table:table-cell office:value-type="string" calcext:value-type="string">
            <text:p>266.691.038-5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C6 SA</text:p>
          </table:table-cell>
          <table:table-cell office:value-type="string" calcext:value-type="string">
            <text:p>SAMUEL PASQUINI</text:p>
          </table:table-cell>
          <table:table-cell office:value-type="string" calcext:value-type="string">
            <text:p>Webmotors x ALESSANDRO PELICUL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3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07/06/2021</text:p>
          </table:table-cell>
          <table:table-cell office:value-type="float" office:value="67500" calcext:value-type="float">
            <text:p>675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1.727041633" calcext:value-type="float">
            <text:p>91,727041633</text:p>
          </table:table-cell>
          <table:table-cell office:value-type="float" office:value="97.476835119" calcext:value-type="float">
            <text:p>97,476835119</text:p>
          </table:table-cell>
          <table:table-cell office:value-type="string" calcext:value-type="string">
            <text:p>Calculado</text:p>
          </table:table-cell>
          <table:table-cell office:value-type="float" office:value="98271.68" calcext:value-type="float">
            <text:p>98271,68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67500" calcext:value-type="float">
            <text:p>67500</text:p>
          </table:table-cell>
          <table:table-cell table:number-columns-repeated="2" office:value-type="float" office:value="98271.68" calcext:value-type="float">
            <text:p>98271,68</text:p>
          </table:table-cell>
          <table:table-cell office:value-type="float" office:value="0" calcext:value-type="float">
            <text:p>0</text:p>
          </table:table-cell>
          <table:table-cell office:value-type="float" office:value="67500" calcext:value-type="float">
            <text:p>67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5/01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4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4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5/07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5/07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15/07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Acórdão Favorável à GMB</text:p>
          </table:table-cell>
          <table:table-cell office:value-type="string" calcext:value-type="string">
            <text:p>12/09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8434" calcext:value-type="float">
            <text:p>348843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801716-56.2023.8.19.0054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22/12/2023</text:p>
          </table:table-cell>
          <table:table-cell office:value-type="string" calcext:value-type="string">
            <text:p>27/01/2023</text:p>
          </table:table-cell>
          <table:table-cell table:style-name="ce4" office:value-type="string" calcext:value-type="string">
            <text:p>20/03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VALDIR FERNANDES DE MORAES</text:p>
          </table:table-cell>
          <table:table-cell office:value-type="string" calcext:value-type="string">
            <text:p>383.978.707-6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ICARDO AUGUSTO CARDOSO</text:p>
          </table:table-cell>
          <table:table-cell office:value-type="string" calcext:value-type="string">
            <text:p>Webmotors x VALDIR FERNANDES DE MORAE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São João de Meriti</text:p>
          </table:table-cell>
          <table:table-cell table:number-columns-repeated="2" office:value-type="string" calcext:value-type="string">
            <text:p>2º JUIZADO ESPECIAL CÍVEL DA COMARCA DE SÃO JOÃO DE MERITI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Condenação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Dano moral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7/01/2023</text:p>
          </table:table-cell>
          <table:table-cell office:value-type="float" office:value="20000" calcext:value-type="float">
            <text:p>20000</text:p>
          </table:table-cell>
          <table:table-cell office:value-type="float" office:value="190.2" calcext:value-type="float">
            <text:p>190,2</text:p>
          </table:table-cell>
          <table:table-cell office:value-type="float" office:value="14" calcext:value-type="float">
            <text:p>14</text:p>
          </table:table-cell>
          <table:table-cell office:value-type="float" office:value="99.595334949" calcext:value-type="float">
            <text:p>99,595334949</text:p>
          </table:table-cell>
          <table:table-cell office:value-type="float" office:value="95.995626829" calcext:value-type="float">
            <text:p>95,995626829</text:p>
          </table:table-cell>
          <table:table-cell office:value-type="string" calcext:value-type="string">
            <text:p>Calculado</text:p>
          </table:table-cell>
          <table:table-cell office:value-type="float" office:value="21975.93" calcext:value-type="float">
            <text:p>21975,93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21975.93" calcext:value-type="float">
            <text:p>21975,93</text:p>
          </table:table-cell>
          <table:table-cell office:value-type="float" office:value="190.2" calcext:value-type="float">
            <text:p>190,2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2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9/03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20/03/2024</text:p>
          </table:table-cell>
          <table:table-cell table:style-name="ce4" office:value-type="string" calcext:value-type="string">
            <text:p>19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Peticionado o cumprimento da integral condenação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841240" calcext:value-type="float">
            <text:p>384124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Investig. Preliminar - 2444032000100262301</text:p>
          </table:table-cell>
          <table:table-cell office:value-type="string" calcext:value-type="string">
            <text:p>Reclamação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17/12/2024</text:p>
          </table:table-cell>
          <table:table-cell office:value-type="string" calcext:value-type="string">
            <text:p>27/11/2024</text:p>
          </table:table-cell>
          <table:table-cell table:style-name="ce4" office:value-type="string" calcext:value-type="string">
            <text:p>23/01/2025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GOLD COMERCIO VAREJISTA DE VEICULOS LTDA</text:p>
          </table:table-cell>
          <table:table-cell office:value-type="string" calcext:value-type="string">
            <text:p>01.952.995/0001-5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EM PATRONO CONSTITUÍDO</text:p>
          </table:table-cell>
          <table:table-cell office:value-type="string" calcext:value-type="string">
            <text:p>Webmotors x GOLD COMERCIO VAREJISTA DE VEICULOS LTD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açador</text:p>
          </table:table-cell>
          <table:table-cell office:value-type="string" calcext:value-type="string">
            <text:p>PROCON</text:p>
          </table:table-cell>
          <table:table-cell office:value-type="string" calcext:value-type="string">
            <text:p>PROCON MUNICIPAL CAÇADOR</text:p>
          </table:table-cell>
          <table:table-cell office:value-type="string" calcext:value-type="string">
            <text:p>ADMINISTRATIVO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fício/Processo Administrativo</text:p>
          </table:table-cell>
          <table:table-cell table:number-columns-repeated="1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27/11/20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.469935267" calcext:value-type="float">
            <text:p>100,469935267</text:p>
          </table:table-cell>
          <table:table-cell office:value-type="float" office:value="102.732739243" calcext:value-type="float">
            <text:p>102,732739243</text:p>
          </table:table-cell>
          <table:table-cell office:value-type="string" calcext:value-type="string">
            <text:p>Calculado</text:p>
          </table:table-cell>
          <table:table-cell office:value-type="float" office:value="1042.97" calcext:value-type="float">
            <text:p>1042,97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42.97" calcext:value-type="float">
            <text:p>1042,9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7/12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/01/2025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/01/2025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21/01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/01/2025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23/01/2025</text:p>
          </table:table-cell>
          <table:table-cell table:style-name="ce4" office:value-type="string" calcext:value-type="string">
            <text:p>21/01/2025</text:p>
          </table:table-cell>
          <table:table-cell office:value-type="string" calcext:value-type="string">
            <text:p>isabelle.coelho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ARQUIVAMENTO-PROCON</text:p>
          </table:table-cell>
          <table:table-cell office:value-type="string" calcext:value-type="string">
            <text:p>21/01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8436" calcext:value-type="float">
            <text:p>348843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01362-05.2022.8.24.0141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22/12/2023</text:p>
          </table:table-cell>
          <table:table-cell office:value-type="string" calcext:value-type="string">
            <text:p>20/05/2022</text:p>
          </table:table-cell>
          <table:table-cell table:style-name="ce4" office:value-type="string" calcext:value-type="string">
            <text:p>06/08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TARIK VEICULOS LTDA</text:p>
          </table:table-cell>
          <table:table-cell office:value-type="string" calcext:value-type="string">
            <text:p>33.375.959/0001-6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SANTANDER SA</text:p>
          </table:table-cell>
          <table:table-cell office:value-type="string" calcext:value-type="string">
            <text:p>VINICIUS ZAMBONETI</text:p>
          </table:table-cell>
          <table:table-cell office:value-type="string" calcext:value-type="string">
            <text:p>Webmotors x TARIK VEICULOS LTD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residente Getúlio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VARA ÚNICA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Acordo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Dano moral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0/05/2022</text:p>
          </table:table-cell>
          <table:table-cell office:value-type="float" office:value="26509.62" calcext:value-type="float">
            <text:p>26509,62</text:p>
          </table:table-cell>
          <table:table-cell office:value-type="float" office:value="4492.19" calcext:value-type="float">
            <text:p>4492,19</text:p>
          </table:table-cell>
          <table:table-cell office:value-type="float" office:value="27" calcext:value-type="float">
            <text:p>27</text:p>
          </table:table-cell>
          <table:table-cell office:value-type="float" office:value="101.027378105" calcext:value-type="float">
            <text:p>101,027378105</text:p>
          </table:table-cell>
          <table:table-cell office:value-type="float" office:value="98.071443813" calcext:value-type="float">
            <text:p>98,071443813</text:p>
          </table:table-cell>
          <table:table-cell office:value-type="string" calcext:value-type="string">
            <text:p>Calculado</text:p>
          </table:table-cell>
          <table:table-cell office:value-type="float" office:value="32682.16" calcext:value-type="float">
            <text:p>32682,16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6509.62" calcext:value-type="float">
            <text:p>26509,62</text:p>
          </table:table-cell>
          <table:table-cell table:number-columns-repeated="2" office:value-type="float" office:value="32682.16" calcext:value-type="float">
            <text:p>32682,16</text:p>
          </table:table-cell>
          <table:table-cell office:value-type="float" office:value="4492.19" calcext:value-type="float">
            <text:p>4492,19</text:p>
          </table:table-cell>
          <table:table-cell office:value-type="float" office:value="26509.62" calcext:value-type="float">
            <text:p>26509,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2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1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1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8/04/2024</text:p>
          </table:table-cell>
          <table:table-cell office:value-type="string" calcext:value-type="string">
            <text:p>06/08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8/04/2024</text:p>
          </table:table-cell>
          <table:table-cell table:style-name="ce4" office:value-type="string" calcext:value-type="string">
            <text:p>29/03/2024</text:p>
          </table:table-cell>
          <table:table-cell office:value-type="string" calcext:value-type="string">
            <text:p>isabelle.coelho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06/08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Peticionado o cumprimento integral do acordo</text:p>
          </table:table-cell>
          <table:table-cell office:value-type="string" calcext:value-type="string">
            <text:p>06/08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3069" calcext:value-type="float">
            <text:p>349306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4585-57.2023.8.26.0007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29/12/2023</text:p>
          </table:table-cell>
          <table:table-cell office:value-type="string" calcext:value-type="string">
            <text:p>15/09/2023</text:p>
          </table:table-cell>
          <table:table-cell office:value-type="string" calcext:value-type="string">
            <text:p>23/02/2023</text:p>
          </table:table-cell>
          <table:table-cell table:style-name="ce4" office:value-type="string" calcext:value-type="string">
            <text:p>28/06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DORALICE OSTOLIN DA SILVA</text:p>
          </table:table-cell>
          <table:table-cell office:value-type="string" calcext:value-type="string">
            <text:p>167.465.228-3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LUCAS GUILHERME CRISPIM</text:p>
          </table:table-cell>
          <table:table-cell office:value-type="string" calcext:value-type="string">
            <text:p>MARIA DE LOURDES MUNIZ</text:p>
          </table:table-cell>
          <table:table-cell office:value-type="string" calcext:value-type="string">
            <text:p>Webmotors x DORALICE OSTOLIN DA SILV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ÓRUM REGIONAL VII - ITAQUERA</text:p>
          </table:table-cell>
          <table:table-cell office:value-type="string" calcext:value-type="string">
            <text:p>5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23/02/2023</text:p>
          </table:table-cell>
          <table:table-cell office:value-type="float" office:value="61250" calcext:value-type="float">
            <text:p>612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9.804485152" calcext:value-type="float">
            <text:p>99,804485152</text:p>
          </table:table-cell>
          <table:table-cell office:value-type="float" office:value="96.693616822" calcext:value-type="float">
            <text:p>96,693616822</text:p>
          </table:table-cell>
          <table:table-cell office:value-type="string" calcext:value-type="string">
            <text:p>Calculado</text:p>
          </table:table-cell>
          <table:table-cell office:value-type="float" office:value="68835.4" calcext:value-type="float">
            <text:p>68835,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61250" calcext:value-type="float">
            <text:p>61250</text:p>
          </table:table-cell>
          <table:table-cell table:number-columns-repeated="2" office:value-type="float" office:value="68835.4" calcext:value-type="float">
            <text:p>68835,4</text:p>
          </table:table-cell>
          <table:table-cell office:value-type="float" office:value="0" calcext:value-type="float">
            <text:p>0</text:p>
          </table:table-cell>
          <table:table-cell office:value-type="float" office:value="61250" calcext:value-type="float">
            <text:p>6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9/12/2023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8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8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7/06/2024</text:p>
          </table:table-cell>
          <table:table-cell office:value-type="string" calcext:value-type="string">
            <text:p>28/06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7/06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28/06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Improcedência</text:p>
          </table:table-cell>
          <table:table-cell office:value-type="string" calcext:value-type="string">
            <text:p>19/07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2830" calcext:value-type="float">
            <text:p>348283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8134130-69.2020.8.05.0001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4/12/2023</text:p>
          </table:table-cell>
          <table:table-cell office:value-type="string" calcext:value-type="string">
            <text:p>27/11/2020</text:p>
          </table:table-cell>
          <table:table-cell table:style-name="ce4" office:value-type="string" calcext:value-type="string">
            <text:p>10/04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ANTONIO BARBOSA DE BARROS</text:p>
          </table:table-cell>
          <table:table-cell office:value-type="string" calcext:value-type="string">
            <text:p>247.311.728-4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SANTANDER BRASIL SA</text:p>
          </table:table-cell>
          <table:table-cell office:value-type="string" calcext:value-type="string">
            <text:p>LENISE LEME BORGES BARROS</text:p>
          </table:table-cell>
          <table:table-cell office:value-type="string" calcext:value-type="string">
            <text:p>Webmotors x ANTONIO BARBOSA DE BARRO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3ª VARA DE RELAÇÃO DE CONSUMO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O VEÍCULO CLONADO/ROUBADO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Término de Projeto</text:p>
          </table:table-cell>
          <table:table-cell table:number-columns-repeated="1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7/11/2020</text:p>
          </table:table-cell>
          <table:table-cell office:value-type="float" office:value="54500" calcext:value-type="float">
            <text:p>545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6.890811151" calcext:value-type="float">
            <text:p>76,890811151</text:p>
          </table:table-cell>
          <table:table-cell office:value-type="float" office:value="95.544447383" calcext:value-type="float">
            <text:p>95,544447383</text:p>
          </table:table-cell>
          <table:table-cell office:value-type="string" calcext:value-type="string">
            <text:p>Calculado</text:p>
          </table:table-cell>
          <table:table-cell office:value-type="float" office:value="95487.52" calcext:value-type="float">
            <text:p>95487,52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54500" calcext:value-type="float">
            <text:p>54500</text:p>
          </table:table-cell>
          <table:table-cell table:number-columns-repeated="2" office:value-type="float" office:value="95487.52" calcext:value-type="float">
            <text:p>95487,52</text:p>
          </table:table-cell>
          <table:table-cell office:value-type="float" office:value="0" calcext:value-type="float">
            <text:p>0</text:p>
          </table:table-cell>
          <table:table-cell office:value-type="float" office:value="54500" calcext:value-type="float">
            <text:p>54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4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20/03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10/04/2024</text:p>
          </table:table-cell>
          <table:table-cell table:style-name="ce4" office:value-type="string" calcext:value-type="string">
            <text:p>20/03/2024</text:p>
          </table:table-cell>
          <table:table-cell office:value-type="string" calcext:value-type="string">
            <text:p>valeria.santo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Extinção sem julgamento do mérito</text:p>
          </table:table-cell>
          <table:table-cell office:value-type="string" calcext:value-type="string">
            <text:p>20/03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691338" calcext:value-type="float">
            <text:p>369133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07840-20.2024.8.13.0382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26/08/2024</text:p>
          </table:table-cell>
          <table:table-cell office:value-type="string" calcext:value-type="string">
            <text:p>02/08/2024</text:p>
          </table:table-cell>
          <table:table-cell table:style-name="ce4" office:value-type="string" calcext:value-type="string">
            <text:p>20/01/2025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YES MOTOS LTDA</text:p>
          </table:table-cell>
          <table:table-cell office:value-type="string" calcext:value-type="string">
            <text:p>26.074.206/0001-50</text:p>
          </table:table-cell>
          <table:table-cell office:value-type="string" calcext:value-type="string">
            <text:p>MURILO LEMOS MENGEZ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Fabio Maurilio Silva</text:p>
          </table:table-cell>
          <table:table-cell office:value-type="string" calcext:value-type="string">
            <text:p>Webmotors x YES MOTOS LTD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Lavras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UJ - 1º JD.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Condenação</text:p>
          </table:table-cell>
          <table:table-cell office:value-type="string" calcext:value-type="string">
            <text:p>Obrigação De Fazer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2/08/2024</text:p>
          </table:table-cell>
          <table:table-cell office:value-type="float" office:value="11613.46" calcext:value-type="float">
            <text:p>11613,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8.071443813" calcext:value-type="float">
            <text:p>98,071443813</text:p>
          </table:table-cell>
          <table:table-cell office:value-type="float" office:value="102.732739243" calcext:value-type="float">
            <text:p>102,732739243</text:p>
          </table:table-cell>
          <table:table-cell office:value-type="string" calcext:value-type="string">
            <text:p>Calculado</text:p>
          </table:table-cell>
          <table:table-cell office:value-type="float" office:value="12773.72" calcext:value-type="float">
            <text:p>12773,72</text:p>
          </table:table-cell>
          <table:table-cell office:value-type="string" calcext:value-type="string">
            <text:p>Obrigação de Fazer</text:p>
          </table:table-cell>
          <table:table-cell table:style-name="ce4" office:value-type="string" calcext:value-type="string">
            <text:p>04/11/2024</text:p>
          </table:table-cell>
          <table:table-cell table:number-columns-repeated="2" office:value-type="float" office:value="1716.92" calcext:value-type="float">
            <text:p>1716,92</text:p>
          </table:table-cell>
          <table:table-cell office:value-type="float" office:value="2" calcext:value-type="float">
            <text:p>2</text:p>
          </table:table-cell>
          <table:table-cell office:value-type="float" office:value="100.469935267" calcext:value-type="float">
            <text:p>100,469935267</text:p>
          </table:table-cell>
          <table:table-cell office:value-type="float" office:value="102.732739243" calcext:value-type="float">
            <text:p>102,732739243</text:p>
          </table:table-cell>
          <table:table-cell office:value-type="string" calcext:value-type="string">
            <text:p>Calculado</text:p>
          </table:table-cell>
          <table:table-cell office:value-type="float" office:value="1790.7" calcext:value-type="float">
            <text:p>1790,7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3330.38" calcext:value-type="float">
            <text:p>13330,38</text:p>
          </table:table-cell>
          <table:table-cell table:number-columns-repeated="2" office:value-type="float" office:value="14564.42" calcext:value-type="float">
            <text:p>14564,42</text:p>
          </table:table-cell>
          <table:table-cell office:value-type="float" office:value="1716.92" calcext:value-type="float">
            <text:p>1716,92</text:p>
          </table:table-cell>
          <table:table-cell office:value-type="float" office:value="11613.46" calcext:value-type="float">
            <text:p>11613,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26/08/2024</text:p>
          </table:table-cell>
          <table:table-cell office:value-type="string" calcext:value-type="string">
            <text:p>03/09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3/09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3/09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0/10/2024</text:p>
          </table:table-cell>
          <table:table-cell office:value-type="string" calcext:value-type="string">
            <text:p>20/01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0/10/2024</text:p>
          </table:table-cell>
          <table:table-cell table:style-name="ce4" office:value-type="string" calcext:value-type="string">
            <text:p>04/11/2024</text:p>
          </table:table-cell>
          <table:table-cell office:value-type="string" calcext:value-type="string">
            <text:p>mayara.bueno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20/01/2025</text:p>
          </table:table-cell>
          <table:table-cell office:value-type="string" calcext:value-type="string">
            <text:p>isabelle.coelho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Extinção da Execução pelo cumprimento</text:p>
          </table:table-cell>
          <table:table-cell office:value-type="string" calcext:value-type="string">
            <text:p>20/01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1565" calcext:value-type="float">
            <text:p>349156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16707-34.2021.8.26.0602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28/12/2023</text:p>
          </table:table-cell>
          <table:table-cell office:value-type="string" calcext:value-type="string">
            <text:p>21/01/2021</text:p>
          </table:table-cell>
          <table:table-cell table:style-name="ce4" office:value-type="string" calcext:value-type="string">
            <text:p>09/02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LUIZ FELIPE GONCALVES DE CAMARGO</text:p>
          </table:table-cell>
          <table:table-cell office:value-type="string" calcext:value-type="string">
            <text:p>379.575.198-5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CANARIO VEICULOS COMERCIO DE AUTOMOVEIS LTDA</text:p>
          </table:table-cell>
          <table:table-cell office:value-type="string" calcext:value-type="string">
            <text:p>STEFFANI SANTANA ALMEIDA</text:p>
          </table:table-cell>
          <table:table-cell office:value-type="string" calcext:value-type="string">
            <text:p>Webmotors x LUIZ FELIPE GONCALVES DE CAMARG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2ª 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23/02/2021</text:p>
          </table:table-cell>
          <table:table-cell office:value-type="float" office:value="18900" calcext:value-type="float">
            <text:p>1890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2.243712899" calcext:value-type="float">
            <text:p>82,243712899</text:p>
          </table:table-cell>
          <table:table-cell office:value-type="float" office:value="96.497413378" calcext:value-type="float">
            <text:p>96,497413378</text:p>
          </table:table-cell>
          <table:table-cell office:value-type="string" calcext:value-type="string">
            <text:p>Calculado</text:p>
          </table:table-cell>
          <table:table-cell office:value-type="float" office:value="30158.77" calcext:value-type="float">
            <text:p>30158,77</text:p>
          </table:table-cell>
          <table:table-cell office:value-type="string" calcext:value-type="string">
            <text:p>DANO MORAL</text:p>
          </table:table-cell>
          <table:table-cell table:style-name="ce4" office:value-type="string" calcext:value-type="string">
            <text:p>28/12/202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5.721572801" calcext:value-type="float">
            <text:p>95,721572801</text:p>
          </table:table-cell>
          <table:table-cell office:value-type="float" office:value="96.497413378" calcext:value-type="float">
            <text:p>96,497413378</text:p>
          </table:table-cell>
          <table:table-cell office:value-type="string" calcext:value-type="string">
            <text:p>Calculado</text:p>
          </table:table-cell>
          <table:table-cell office:value-type="float" office:value="10282.67" calcext:value-type="float">
            <text:p>10282,67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8900" calcext:value-type="float">
            <text:p>28900</text:p>
          </table:table-cell>
          <table:table-cell table:number-columns-repeated="2" office:value-type="float" office:value="40441.44" calcext:value-type="float">
            <text:p>40441,44</text:p>
          </table:table-cell>
          <table:table-cell office:value-type="float" office:value="0" calcext:value-type="float">
            <text:p>0</text:p>
          </table:table-cell>
          <table:table-cell office:value-type="float" office:value="28900" calcext:value-type="float">
            <text:p>28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8/12/2023</text:p>
          </table:table-cell>
          <table:table-cell office:value-type="string" calcext:value-type="string">
            <text:p>luana.doliveir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2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2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2/02/2024</text:p>
          </table:table-cell>
          <table:table-cell office:value-type="string" calcext:value-type="string">
            <text:p>09/02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2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09/02/2024</text:p>
          </table:table-cell>
          <table:table-cell table:style-name="ce4" office:value-type="string" calcext:value-type="string">
            <text:p>28/12/2023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Improcedência</text:p>
          </table:table-cell>
          <table:table-cell office:value-type="string" calcext:value-type="string">
            <text:p>09/02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1770" calcext:value-type="float">
            <text:p>349177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000549-25.2023.8.16.0182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28/12/2023</text:p>
          </table:table-cell>
          <table:table-cell office:value-type="string" calcext:value-type="string">
            <text:p>11/01/2023</text:p>
          </table:table-cell>
          <table:table-cell table:style-name="ce4" office:value-type="string" calcext:value-type="string">
            <text:p>20/03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CZ MULTIMARCAS COMERCIO DE VEICULOS EIRELI</text:p>
          </table:table-cell>
          <table:table-cell office:value-type="string" calcext:value-type="string">
            <text:p>29.594.933/0001-36</text:p>
          </table:table-cell>
          <table:table-cell office:value-type="string" calcext:value-type="string">
            <text:p>ODAIR CESAR FELIX</text:p>
          </table:table-cell>
          <table:table-cell office:value-type="string" calcext:value-type="string">
            <text:p>BANCO SANTANDER SA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WALESKA NERY</text:p>
          </table:table-cell>
          <table:table-cell office:value-type="string" calcext:value-type="string">
            <text:p>Webmotors x CZ MULTIMARCAS COMERCIO DE VEICULOS EIRELI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1º 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Condenação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Dano material mais dano moral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20/06/2021</text:p>
          </table:table-cell>
          <table:table-cell office:value-type="float" office:value="26610.26" calcext:value-type="float">
            <text:p>26610,26</text:p>
          </table:table-cell>
          <table:table-cell office:value-type="float" office:value="14798.51" calcext:value-type="float">
            <text:p>14798,51</text:p>
          </table:table-cell>
          <table:table-cell office:value-type="float" office:value="33" calcext:value-type="float">
            <text:p>33</text:p>
          </table:table-cell>
          <table:table-cell office:value-type="float" office:value="91.727041633" calcext:value-type="float">
            <text:p>91,727041633</text:p>
          </table:table-cell>
          <table:table-cell office:value-type="float" office:value="95.995626829" calcext:value-type="float">
            <text:p>95,995626829</text:p>
          </table:table-cell>
          <table:table-cell office:value-type="string" calcext:value-type="string">
            <text:p>Calculado</text:p>
          </table:table-cell>
          <table:table-cell office:value-type="float" office:value="37038.62" calcext:value-type="float">
            <text:p>37038,62</text:p>
          </table:table-cell>
          <table:table-cell office:value-type="string" calcext:value-type="string">
            <text:p>DANO MORAL</text:p>
          </table:table-cell>
          <table:table-cell table:style-name="ce4" office:value-type="string" calcext:value-type="string">
            <text:p>28/12/2023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5.721572801" calcext:value-type="float">
            <text:p>95,721572801</text:p>
          </table:table-cell>
          <table:table-cell office:value-type="float" office:value="95.995626829" calcext:value-type="float">
            <text:p>95,995626829</text:p>
          </table:table-cell>
          <table:table-cell office:value-type="string" calcext:value-type="string">
            <text:p>Calculado</text:p>
          </table:table-cell>
          <table:table-cell office:value-type="float" office:value="20658.98" calcext:value-type="float">
            <text:p>20658,98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46610.26" calcext:value-type="float">
            <text:p>46610,26</text:p>
          </table:table-cell>
          <table:table-cell table:number-columns-repeated="2" office:value-type="float" office:value="57697.6" calcext:value-type="float">
            <text:p>57697,6</text:p>
          </table:table-cell>
          <table:table-cell office:value-type="float" office:value="14798.51" calcext:value-type="float">
            <text:p>14798,51</text:p>
          </table:table-cell>
          <table:table-cell office:value-type="float" office:value="46610.26" calcext:value-type="float">
            <text:p>46610,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8/12/2023</text:p>
          </table:table-cell>
          <table:table-cell office:value-type="string" calcext:value-type="string">
            <text:p>luana.doliveir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20/03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20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Peticionado o cumprimento da integral condenação</text:p>
          </table:table-cell>
          <table:table-cell office:value-type="string" calcext:value-type="string">
            <text:p>20/03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4510" calcext:value-type="float">
            <text:p>348451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32380-55.2022.8.24.0008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8/12/2023</text:p>
          </table:table-cell>
          <table:table-cell office:value-type="string" calcext:value-type="string">
            <text:p>14/09/2022</text:p>
          </table:table-cell>
          <table:table-cell table:style-name="ce4" office:value-type="string" calcext:value-type="string">
            <text:p>16/09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BLUSA COMERCIO DE IMPORTACAO E EXPORTACAO BLUMENAU LTDA</text:p>
          </table:table-cell>
          <table:table-cell office:value-type="string" calcext:value-type="string">
            <text:p>82.649.252/0001-0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SANTANDER BRASIL SA</text:p>
          </table:table-cell>
          <table:table-cell office:value-type="string" calcext:value-type="string">
            <text:p>ROBERTO GROSSENBACHER NETO</text:p>
          </table:table-cell>
          <table:table-cell office:value-type="string" calcext:value-type="string">
            <text:p>Webmotors x BLUSA COMERCIO DE IMPORTACAO E EXPORTACAO BLUMENAU LTD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lumenau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1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Condenação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Dano material mais dano moral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4/09/2022</text:p>
          </table:table-cell>
          <table:table-cell office:value-type="float" office:value="15000" calcext:value-type="float">
            <text:p>15000</text:p>
          </table:table-cell>
          <table:table-cell office:value-type="float" office:value="11837.95" calcext:value-type="float">
            <text:p>11837,95</text:p>
          </table:table-cell>
          <table:table-cell office:value-type="float" office:value="24" calcext:value-type="float">
            <text:p>24</text:p>
          </table:table-cell>
          <table:table-cell office:value-type="float" office:value="101.64983567" calcext:value-type="float">
            <text:p>101,64983567</text:p>
          </table:table-cell>
          <table:table-cell office:value-type="float" office:value="98.355851" calcext:value-type="float">
            <text:p>98,355851</text:p>
          </table:table-cell>
          <table:table-cell office:value-type="string" calcext:value-type="string">
            <text:p>Calculado</text:p>
          </table:table-cell>
          <table:table-cell office:value-type="float" office:value="17997.26" calcext:value-type="float">
            <text:p>17997,26</text:p>
          </table:table-cell>
          <table:table-cell office:value-type="string" calcext:value-type="string">
            <text:p>Obrigação de Fazer</text:p>
          </table:table-cell>
          <table:table-cell table:style-name="ce4" office:value-type="string" calcext:value-type="string">
            <text:p>12/08/2024</text:p>
          </table:table-cell>
          <table:table-cell table:number-columns-repeated="2" office:value-type="float" office:value="603.67" calcext:value-type="float">
            <text:p>603,67</text:p>
          </table:table-cell>
          <table:table-cell office:value-type="float" office:value="1" calcext:value-type="float">
            <text:p>1</text:p>
          </table:table-cell>
          <table:table-cell office:value-type="float" office:value="98.071443813" calcext:value-type="float">
            <text:p>98,071443813</text:p>
          </table:table-cell>
          <table:table-cell office:value-type="float" office:value="98.355851" calcext:value-type="float">
            <text:p>98,355851</text:p>
          </table:table-cell>
          <table:table-cell office:value-type="string" calcext:value-type="string">
            <text:p>Calculado</text:p>
          </table:table-cell>
          <table:table-cell office:value-type="float" office:value="611.47" calcext:value-type="float">
            <text:p>611,47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5603.67" calcext:value-type="float">
            <text:p>15603,67</text:p>
          </table:table-cell>
          <table:table-cell table:number-columns-repeated="2" office:value-type="float" office:value="18608.73" calcext:value-type="float">
            <text:p>18608,73</text:p>
          </table:table-cell>
          <table:table-cell office:value-type="float" office:value="12441.62" calcext:value-type="float">
            <text:p>12441,62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8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4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4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/05/2024</text:p>
          </table:table-cell>
          <table:table-cell office:value-type="string" calcext:value-type="string">
            <text:p>16/09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9/07/2024</text:p>
          </table:table-cell>
          <table:table-cell table:style-name="ce4" office:value-type="string" calcext:value-type="string">
            <text:p>12/08/2024</text:p>
          </table:table-cell>
          <table:table-cell office:value-type="string" calcext:value-type="string">
            <text:p>mayara.bueno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16/09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Peticionado o cumprimento da integral condenação</text:p>
          </table:table-cell>
          <table:table-cell office:value-type="string" calcext:value-type="string">
            <text:p>01/10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5583" calcext:value-type="float">
            <text:p>349558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1888-85.2022.8.26.0302</text:p>
          </table:table-cell>
          <table:table-cell office:value-type="string" calcext:value-type="string">
            <text:p>Judicial –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07/01/2024</text:p>
          </table:table-cell>
          <table:table-cell office:value-type="string" calcext:value-type="string">
            <text:p>22/03/2022</text:p>
          </table:table-cell>
          <table:table-cell office:value-type="string" calcext:value-type="string">
            <text:p>08/03/2022</text:p>
          </table:table-cell>
          <table:table-cell table:style-name="ce4" office:value-type="string" calcext:value-type="string">
            <text:p>28/02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TEIXEIRA COMERCIO DE VEICULOS EIRELI</text:p>
          </table:table-cell>
          <table:table-cell office:value-type="string" calcext:value-type="string">
            <text:p>09.688.212/0001-8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JOAO JOEL VENDRAMINI JUNIOR</text:p>
          </table:table-cell>
          <table:table-cell office:value-type="string" calcext:value-type="string">
            <text:p>Webmotors x TEIXEIRA COMERCIO DE VEICULOS EIRELI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Jaú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3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RELAÇÃO CONTRATUAL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8/03/2022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7.918909045" calcext:value-type="float">
            <text:p>97,918909045</text:p>
          </table:table-cell>
          <table:table-cell office:value-type="float" office:value="96.497413378" calcext:value-type="float">
            <text:p>96,497413378</text:p>
          </table:table-cell>
          <table:table-cell office:value-type="string" calcext:value-type="string">
            <text:p>Calculado</text:p>
          </table:table-cell>
          <table:table-cell office:value-type="float" office:value="6060.72" calcext:value-type="float">
            <text:p>6060,72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6060.72" calcext:value-type="float">
            <text:p>6060,72</text:p>
          </table:table-cell>
          <table:table-cell office:value-type="float" office:value="0" calcext:value-type="float">
            <text:p>0</text:p>
          </table:table-cell>
          <table:table-cell office:value-type="float" office:value="8348" calcext:value-type="float">
            <text:p>8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7/01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1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1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1/01/2024</text:p>
          </table:table-cell>
          <table:table-cell office:value-type="string" calcext:value-type="string">
            <text:p>10/06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1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28/02/2024</text:p>
          </table:table-cell>
          <table:table-cell table:style-name="ce4" office:value-type="string" calcext:value-type="string">
            <text:p>31/01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Improcedência</text:p>
          </table:table-cell>
          <table:table-cell office:value-type="string" calcext:value-type="string">
            <text:p>14/06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3439" calcext:value-type="float">
            <text:p>348343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0577-64.2023.8.26.0095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5/12/2023</text:p>
          </table:table-cell>
          <table:table-cell office:value-type="string" calcext:value-type="string">
            <text:p>04/04/2023</text:p>
          </table:table-cell>
          <table:table-cell table:style-name="ce4" office:value-type="string" calcext:value-type="string">
            <text:p>05/03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JEAN CARLOS GHELER ALTOMAR</text:p>
          </table:table-cell>
          <table:table-cell office:value-type="string" calcext:value-type="string">
            <text:p>272.344.228-4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ANA LUCIA GOBETE SWENSON GUILHERME</text:p>
          </table:table-cell>
          <table:table-cell office:value-type="string" calcext:value-type="string">
            <text:p>Webmotors x JEAN CARLOS GHELER ALTOMA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Brotas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4/04/2023</text:p>
          </table:table-cell>
          <table:table-cell office:value-type="float" office:value="41000" calcext:value-type="float">
            <text:p>41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9.794474762" calcext:value-type="float">
            <text:p>99,794474762</text:p>
          </table:table-cell>
          <table:table-cell office:value-type="float" office:value="95.995626829" calcext:value-type="float">
            <text:p>95,995626829</text:p>
          </table:table-cell>
          <table:table-cell office:value-type="string" calcext:value-type="string">
            <text:p>Calculado</text:p>
          </table:table-cell>
          <table:table-cell office:value-type="float" office:value="43777.58" calcext:value-type="float">
            <text:p>43777,58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41000" calcext:value-type="float">
            <text:p>41000</text:p>
          </table:table-cell>
          <table:table-cell table:number-columns-repeated="2" office:value-type="float" office:value="43777.58" calcext:value-type="float">
            <text:p>43777,58</text:p>
          </table:table-cell>
          <table:table-cell office:value-type="float" office:value="0" calcext:value-type="float">
            <text:p>0</text:p>
          </table:table-cell>
          <table:table-cell office:value-type="float" office:value="41000" calcext:value-type="float">
            <text:p>4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5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5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5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5/03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5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05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Improcedência</text:p>
          </table:table-cell>
          <table:table-cell office:value-type="string" calcext:value-type="string">
            <text:p>05/03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4954" calcext:value-type="float">
            <text:p>348495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3772-80.2023.8.26.0152</text:p>
          </table:table-cell>
          <table:table-cell office:value-type="string" calcext:value-type="string">
            <text:p>Judicial – Obrigação de Fazer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18/12/2023</text:p>
          </table:table-cell>
          <table:table-cell office:value-type="string" calcext:value-type="string">
            <text:p>10/04/2023</text:p>
          </table:table-cell>
          <table:table-cell office:value-type="string" calcext:value-type="string">
            <text:p>05/04/2023</text:p>
          </table:table-cell>
          <table:table-cell table:style-name="ce4" office:value-type="string" calcext:value-type="string">
            <text:p>16/08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ANTONIO PAULO XAVIER DE AZEVEDO MARQUES</text:p>
          </table:table-cell>
          <table:table-cell office:value-type="string" calcext:value-type="string">
            <text:p>077.352.168-2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Webmotors x ANTONIO PAULO XAVIER DE AZEVEDO MARQUE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otia</text:p>
          </table:table-cell>
          <table:table-cell office:value-type="string" calcext:value-type="string">
            <text:p>Fórum Cível de Cotia</text:p>
          </table:table-cell>
          <table:table-cell office:value-type="string" calcext:value-type="string">
            <text:p>1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Acordo</text:p>
          </table:table-cell>
          <table:table-cell office:value-type="string" calcext:value-type="string">
            <text:p>Obrigação de fazer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05/04/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9.794474762" calcext:value-type="float">
            <text:p>99,794474762</text:p>
          </table:table-cell>
          <table:table-cell office:value-type="float" office:value="98.071443813" calcext:value-type="float">
            <text:p>98,071443813</text:p>
          </table:table-cell>
          <table:table-cell office:value-type="string" calcext:value-type="string">
            <text:p>Calcul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8/12/2023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8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8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6/08/2024</text:p>
          </table:table-cell>
          <table:table-cell office:value-type="string" calcext:value-type="string">
            <text:p>09/09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6/08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16/08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Peticionado o cumprimento integral do acordo</text:p>
          </table:table-cell>
          <table:table-cell office:value-type="string" calcext:value-type="string">
            <text:p>09/09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3443" calcext:value-type="float">
            <text:p>348344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800583-67.2021.8.19.0209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5/12/2023</text:p>
          </table:table-cell>
          <table:table-cell office:value-type="string" calcext:value-type="string">
            <text:p>09/11/2021</text:p>
          </table:table-cell>
          <table:table-cell table:style-name="ce4" office:value-type="string" calcext:value-type="string">
            <text:p>20/03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RODRIGO TEIXEIRA MARCELOS</text:p>
          </table:table-cell>
          <table:table-cell office:value-type="string" calcext:value-type="string">
            <text:p>093.953.917-9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Eduardo Goes dos Santos</text:p>
          </table:table-cell>
          <table:table-cell office:value-type="string" calcext:value-type="string">
            <text:p>Webmotors x RODRIGO TEIXEIRA MARCELO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JUIZADO ESPECIAL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xtinção sem mérito</text:p>
          </table:table-cell>
          <table:table-cell office:value-type="string" calcext:value-type="string">
            <text:p>Demais hipóteses do art. 267 CPC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9/11/2021</text:p>
          </table:table-cell>
          <table:table-cell office:value-type="float" office:value="44000" calcext:value-type="float">
            <text:p>440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3.607114635" calcext:value-type="float">
            <text:p>93,607114635</text:p>
          </table:table-cell>
          <table:table-cell office:value-type="float" office:value="95.995626829" calcext:value-type="float">
            <text:p>95,995626829</text:p>
          </table:table-cell>
          <table:table-cell office:value-type="string" calcext:value-type="string">
            <text:p>Calculado</text:p>
          </table:table-cell>
          <table:table-cell office:value-type="float" office:value="57757.08" calcext:value-type="float">
            <text:p>57757,08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44000" calcext:value-type="float">
            <text:p>44000</text:p>
          </table:table-cell>
          <table:table-cell table:number-columns-repeated="2" office:value-type="float" office:value="57757.08" calcext:value-type="float">
            <text:p>57757,08</text:p>
          </table:table-cell>
          <table:table-cell office:value-type="float" office:value="0" calcext:value-type="float">
            <text:p>0</text:p>
          </table:table-cell>
          <table:table-cell office:value-type="float" office:value="44000" calcext:value-type="float">
            <text:p>4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5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9/03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20/03/2024</text:p>
          </table:table-cell>
          <table:table-cell table:style-name="ce4" office:value-type="string" calcext:value-type="string">
            <text:p>19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Extinção sem julgamento do mérito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3669" calcext:value-type="float">
            <text:p>348366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07226-62.2023.8.24.0020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5/12/2023</text:p>
          </table:table-cell>
          <table:table-cell office:value-type="string" calcext:value-type="string">
            <text:p>27/03/2023</text:p>
          </table:table-cell>
          <table:table-cell table:style-name="ce4" office:value-type="string" calcext:value-type="string">
            <text:p>23/02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TAINARA GOULART MONTEGUTE FREDERICO</text:p>
          </table:table-cell>
          <table:table-cell office:value-type="string" calcext:value-type="string">
            <text:p>099.445.509-7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AYMORE CREDITO, FINANCIAMENTO E INVESTIMENTO S/A - SANTANDER FINANCIAMENTOS</text:p>
          </table:table-cell>
          <table:table-cell office:value-type="string" calcext:value-type="string">
            <text:p>ANDRE LUIS TROMBIN SOARES</text:p>
          </table:table-cell>
          <table:table-cell office:value-type="string" calcext:value-type="string">
            <text:p>Webmotors x TAINARA GOULART MONTEGUTE FREDERICO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riciúma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3ª VARA CÍVEL DA COMARCA DE CRICIÚMA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xtinção sem mérito</text:p>
          </table:table-cell>
          <table:table-cell office:value-type="string" calcext:value-type="string">
            <text:p>Ilegitimidade de parte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7/03/2023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9.744602461" calcext:value-type="float">
            <text:p>99,744602461</text:p>
          </table:table-cell>
          <table:table-cell office:value-type="float" office:value="96.497413378" calcext:value-type="float">
            <text:p>96,497413378</text:p>
          </table:table-cell>
          <table:table-cell office:value-type="string" calcext:value-type="string">
            <text:p>Calculado</text:p>
          </table:table-cell>
          <table:table-cell office:value-type="float" office:value="21477.28" calcext:value-type="float">
            <text:p>21477,28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21477.28" calcext:value-type="float">
            <text:p>21477,28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5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2/2024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23/02/2024</text:p>
          </table:table-cell>
          <table:table-cell table:style-name="ce4" office:value-type="string" calcext:value-type="string">
            <text:p>15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Cadastro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15/12/2023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744379" calcext:value-type="float">
            <text:p>374437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3629-80.2024.8.26.0306</text:p>
          </table:table-cell>
          <table:table-cell office:value-type="string" calcext:value-type="string">
            <text:p>Judicial – Obrigação de Fazer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24/10/2024</text:p>
          </table:table-cell>
          <table:table-cell office:value-type="string" calcext:value-type="string">
            <text:p>19/10/2024</text:p>
          </table:table-cell>
          <table:table-cell office:value-type="string" calcext:value-type="string">
            <text:p>04/10/2024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WALTER ZANUSSO</text:p>
          </table:table-cell>
          <table:table-cell office:value-type="string" calcext:value-type="string">
            <text:p>534.906.738-9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STONE INSTITUICAO DE PAGAMENTO SA</text:p>
          </table:table-cell>
          <table:table-cell office:value-type="string" calcext:value-type="string">
            <text:p>MARIANA BENITE PIAO</text:p>
          </table:table-cell>
          <table:table-cell office:value-type="string" calcext:value-type="string">
            <text:p>Webmotors x WALTER ZANUSS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José Bonifácio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22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Abert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04/10/2024</text:p>
          </table:table-cell>
          <table:table-cell office:value-type="float" office:value="1412" calcext:value-type="float">
            <text:p>14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8.965657276" calcext:value-type="float">
            <text:p>98,965657276</text:p>
          </table:table-cell>
          <table:table-cell office:value-type="float" office:value="103.010117639" calcext:value-type="float">
            <text:p>103,010117639</text:p>
          </table:table-cell>
          <table:table-cell office:value-type="string" calcext:value-type="string">
            <text:p>Calculado</text:p>
          </table:table-cell>
          <table:table-cell office:value-type="float" office:value="1528.49" calcext:value-type="float">
            <text:p>1528,49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412" calcext:value-type="float">
            <text:p>1412</text:p>
          </table:table-cell>
          <table:table-cell table:number-columns-repeated="2" office:value-type="float" office:value="1528.49" calcext:value-type="float">
            <text:p>1528,49</text:p>
          </table:table-cell>
          <table:table-cell office:value-type="float" office:value="0" calcext:value-type="float">
            <text:p>0</text:p>
          </table:table-cell>
          <table:table-cell office:value-type="float" office:value="1412" calcext:value-type="float">
            <text:p>1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4/10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5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5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Conhecimento</text:p>
          </table:table-cell>
          <table:table-cell office:value-type="string" calcext:value-type="string">
            <text:p>Requerido o julgamento antecipado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5725" calcext:value-type="float">
            <text:p>348572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24978-52.2022.8.26.0196</text:p>
          </table:table-cell>
          <table:table-cell office:value-type="string" calcext:value-type="string">
            <text:p>Judicial –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19/12/2023</text:p>
          </table:table-cell>
          <table:table-cell office:value-type="string" calcext:value-type="string">
            <text:p>03/10/2022</text:p>
          </table:table-cell>
          <table:table-cell office:value-type="string" calcext:value-type="string">
            <text:p>30/09/2022</text:p>
          </table:table-cell>
          <table:table-cell table:style-name="ce4" office:value-type="string" calcext:value-type="string">
            <text:p>05/04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M H DOS REIS VEICULOS</text:p>
          </table:table-cell>
          <table:table-cell office:value-type="string" calcext:value-type="string">
            <text:p>17.196.511/0001-2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ICARDO CASSILHAS</text:p>
          </table:table-cell>
          <table:table-cell office:value-type="string" calcext:value-type="string">
            <text:p>Webmotors x M H DOS REIS VEICULO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Franca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4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OUTROS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Condenação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Dano moral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30/09/2022</text:p>
          </table:table-cell>
          <table:table-cell office:value-type="float" office:value="15000" calcext:value-type="float">
            <text:p>15000</text:p>
          </table:table-cell>
          <table:table-cell office:value-type="float" office:value="9247.73" calcext:value-type="float">
            <text:p>9247,73</text:p>
          </table:table-cell>
          <table:table-cell office:value-type="float" office:value="19" calcext:value-type="float">
            <text:p>19</text:p>
          </table:table-cell>
          <table:table-cell office:value-type="float" office:value="101.64983567" calcext:value-type="float">
            <text:p>101,64983567</text:p>
          </table:table-cell>
          <table:table-cell office:value-type="float" office:value="95.544447383" calcext:value-type="float">
            <text:p>95,544447383</text:p>
          </table:table-cell>
          <table:table-cell office:value-type="string" calcext:value-type="string">
            <text:p>Calculado</text:p>
          </table:table-cell>
          <table:table-cell office:value-type="float" office:value="16777.88" calcext:value-type="float">
            <text:p>16777,88</text:p>
          </table:table-cell>
          <table:table-cell office:value-type="string" calcext:value-type="string">
            <text:p>Obrigação de Fazer</text:p>
          </table:table-cell>
          <table:table-cell table:style-name="ce4" office:value-type="string" calcext:value-type="string">
            <text:p>11/03/2024</text:p>
          </table:table-cell>
          <table:table-cell office:value-type="float" office:value="9247.73" calcext:value-type="float">
            <text:p>9247,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.995626829" calcext:value-type="float">
            <text:p>95,995626829</text:p>
          </table:table-cell>
          <table:table-cell office:value-type="float" office:value="95.544447383" calcext:value-type="float">
            <text:p>95,544447383</text:p>
          </table:table-cell>
          <table:table-cell office:value-type="string" calcext:value-type="string">
            <text:p>Calculado</text:p>
          </table:table-cell>
          <table:table-cell office:value-type="float" office:value="9296.31" calcext:value-type="float">
            <text:p>9296,31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4247.73" calcext:value-type="float">
            <text:p>24247,73</text:p>
          </table:table-cell>
          <table:table-cell table:number-columns-repeated="2" office:value-type="float" office:value="26074.19" calcext:value-type="float">
            <text:p>26074,19</text:p>
          </table:table-cell>
          <table:table-cell office:value-type="float" office:value="9247.73" calcext:value-type="float">
            <text:p>9247,73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9/12/2023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7/02/2024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5/04/2024</text:p>
          </table:table-cell>
          <table:table-cell table:style-name="ce4" office:value-type="string" calcext:value-type="string">
            <text:p>05/03/2024</text:p>
          </table:table-cell>
          <table:table-cell office:value-type="string" calcext:value-type="string">
            <text:p>isabelle.coelho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05/04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Peticionado o cumprimento da integral condenação</text:p>
          </table:table-cell>
          <table:table-cell office:value-type="string" calcext:value-type="string">
            <text:p>22/07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6366" calcext:value-type="float">
            <text:p>348636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802140-12.2021.8.10.0057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20/12/2023</text:p>
          </table:table-cell>
          <table:table-cell office:value-type="string" calcext:value-type="string">
            <text:p>05/11/2021</text:p>
          </table:table-cell>
          <table:table-cell table:style-name="ce4" office:value-type="string" calcext:value-type="string">
            <text:p>22/07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FRANCISCO IGOR DE LIMA MELO COSTA</text:p>
          </table:table-cell>
          <table:table-cell office:value-type="string" calcext:value-type="string">
            <text:p>037.501.563-9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C CAR VEICULOS</text:p>
          </table:table-cell>
          <table:table-cell office:value-type="string" calcext:value-type="string">
            <text:p>DIOGO LIMA SOUZA</text:p>
          </table:table-cell>
          <table:table-cell office:value-type="string" calcext:value-type="string">
            <text:p>Webmotors x FRANCISCO IGOR DE LIMA MELO COST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anta Luzia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1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xtinção sem mérito</text:p>
          </table:table-cell>
          <table:table-cell office:value-type="string" calcext:value-type="string">
            <text:p>Demais hipóteses do art. 267 CPC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5/11/2021</text:p>
          </table:table-cell>
          <table:table-cell office:value-type="float" office:value="81000" calcext:value-type="float">
            <text:p>810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3.607114635" calcext:value-type="float">
            <text:p>93,607114635</text:p>
          </table:table-cell>
          <table:table-cell office:value-type="float" office:value="97.476835119" calcext:value-type="float">
            <text:p>97,476835119</text:p>
          </table:table-cell>
          <table:table-cell office:value-type="string" calcext:value-type="string">
            <text:p>Calculado</text:p>
          </table:table-cell>
          <table:table-cell office:value-type="float" office:value="111340.08" calcext:value-type="float">
            <text:p>111340,08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81000" calcext:value-type="float">
            <text:p>81000</text:p>
          </table:table-cell>
          <table:table-cell table:number-columns-repeated="2" office:value-type="float" office:value="111340.08" calcext:value-type="float">
            <text:p>111340,08</text:p>
          </table:table-cell>
          <table:table-cell office:value-type="float" office:value="0" calcext:value-type="float">
            <text:p>0</text:p>
          </table:table-cell>
          <table:table-cell office:value-type="float" office:value="81000" calcext:value-type="float">
            <text:p>8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0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5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5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22/07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2/07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22/07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Extinção sem julgamento do mérito</text:p>
          </table:table-cell>
          <table:table-cell office:value-type="string" calcext:value-type="string">
            <text:p>07/02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6370" calcext:value-type="float">
            <text:p>348637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824316-32.2022.8.23.0010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20/12/2023</text:p>
          </table:table-cell>
          <table:table-cell office:value-type="string" calcext:value-type="string">
            <text:p>05/08/2022</text:p>
          </table:table-cell>
          <table:table-cell table:style-name="ce4" office:value-type="string" calcext:value-type="string">
            <text:p>02/08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NETTAI VEICULOS LTDA</text:p>
          </table:table-cell>
          <table:table-cell office:value-type="string" calcext:value-type="string">
            <text:p>11.565.556/0001-4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ALEXANDER SENA DE OLIVEIRA</text:p>
          </table:table-cell>
          <table:table-cell office:value-type="string" calcext:value-type="string">
            <text:p>Webmotors x NETTAI VEICULOS LTD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4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Condenação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Dano moral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5/08/2022</text:p>
          </table:table-cell>
          <table:table-cell office:value-type="float" office:value="1869.5" calcext:value-type="float">
            <text:p>1869,5</text:p>
          </table:table-cell>
          <table:table-cell office:value-type="float" office:value="5319.03" calcext:value-type="float">
            <text:p>5319,03</text:p>
          </table:table-cell>
          <table:table-cell office:value-type="float" office:value="24" calcext:value-type="float">
            <text:p>24</text:p>
          </table:table-cell>
          <table:table-cell office:value-type="float" office:value="102.366400473" calcext:value-type="float">
            <text:p>102,366400473</text:p>
          </table:table-cell>
          <table:table-cell office:value-type="float" office:value="98.071443813" calcext:value-type="float">
            <text:p>98,071443813</text:p>
          </table:table-cell>
          <table:table-cell office:value-type="string" calcext:value-type="string">
            <text:p>Calculado</text:p>
          </table:table-cell>
          <table:table-cell office:value-type="float" office:value="2220.92" calcext:value-type="float">
            <text:p>2220,92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869.5" calcext:value-type="float">
            <text:p>1869,5</text:p>
          </table:table-cell>
          <table:table-cell table:number-columns-repeated="2" office:value-type="float" office:value="2220.92" calcext:value-type="float">
            <text:p>2220,92</text:p>
          </table:table-cell>
          <table:table-cell office:value-type="float" office:value="5319.03" calcext:value-type="float">
            <text:p>5319,03</text:p>
          </table:table-cell>
          <table:table-cell office:value-type="float" office:value="1869.5" calcext:value-type="float">
            <text:p>1869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0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2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2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2/03/2024</text:p>
          </table:table-cell>
          <table:table-cell office:value-type="string" calcext:value-type="string">
            <text:p>02/08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5/04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02/08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Peticionado o cumprimento da integral condenação</text:p>
          </table:table-cell>
          <table:table-cell office:value-type="string" calcext:value-type="string">
            <text:p>02/08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1623" calcext:value-type="float">
            <text:p>348162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820661-45.2015.8.20.5001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3/12/2023</text:p>
          </table:table-cell>
          <table:table-cell office:value-type="string" calcext:value-type="string">
            <text:p>14/07/2015</text:p>
          </table:table-cell>
          <table:table-cell table:style-name="ce4" office:value-type="string" calcext:value-type="string">
            <text:p>19/03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ANDRE FELIPE PIGNATARO FURTADO DE MENDONCA E MENEZES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ANDRE FELIPE PIGNATARO FURTADO DE MENDONCA E MENEZES</text:p>
          </table:table-cell>
          <table:table-cell office:value-type="string" calcext:value-type="string">
            <text:p>Webmotors x ANDRE FELIPE PIGNATARO FURTADO DE MENDONCA E MENEZE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4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Condenação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Dano material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01/06/2010</text:p>
          </table:table-cell>
          <table:table-cell office:value-type="float" office:value="3600" calcext:value-type="float">
            <text:p>3600</text:p>
          </table:table-cell>
          <table:table-cell office:value-type="float" office:value="2524.34" calcext:value-type="float">
            <text:p>2524,34</text:p>
          </table:table-cell>
          <table:table-cell office:value-type="float" office:value="165" calcext:value-type="float">
            <text:p>165</text:p>
          </table:table-cell>
          <table:table-cell office:value-type="float" office:value="36.34629" calcext:value-type="float">
            <text:p>36,34629</text:p>
          </table:table-cell>
          <table:table-cell office:value-type="float" office:value="95.995626829" calcext:value-type="float">
            <text:p>95,995626829</text:p>
          </table:table-cell>
          <table:table-cell office:value-type="string" calcext:value-type="string">
            <text:p>Calculado</text:p>
          </table:table-cell>
          <table:table-cell office:value-type="float" office:value="25196.47" calcext:value-type="float">
            <text:p>25196,47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float" office:value="25196.47" calcext:value-type="float">
            <text:p>25196,47</text:p>
          </table:table-cell>
          <table:table-cell office:value-type="float" office:value="2524.34" calcext:value-type="float">
            <text:p>2524,3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3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9/03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19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Peticionado o cumprimento da integral condenação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76082" calcext:value-type="float">
            <text:p>347608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2090-04.2023.8.26.0601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07/12/2023</text:p>
          </table:table-cell>
          <table:table-cell office:value-type="string" calcext:value-type="string">
            <text:p>17/11/2023</text:p>
          </table:table-cell>
          <table:table-cell office:value-type="string" calcext:value-type="string">
            <text:p>30/10/2023</text:p>
          </table:table-cell>
          <table:table-cell table:style-name="ce4" office:value-type="string" calcext:value-type="string">
            <text:p>30/07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JAQUELINE FORMAGIO NASCIMENTO</text:p>
          </table:table-cell>
          <table:table-cell office:value-type="string" calcext:value-type="string">
            <text:p>334.665.758-2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DIOGO RUFINO MACHADO</text:p>
          </table:table-cell>
          <table:table-cell office:value-type="string" calcext:value-type="string">
            <text:p>Webmotors x JAQUELINE FORMAGIO NASCIMENT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ocorro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1º 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PUBLICIDADE</text:p>
          </table:table-cell>
          <table:table-cell office:value-type="string" calcext:value-type="string">
            <text:p>Constatada Publicidade Enganos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30/10/202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4.686694572" calcext:value-type="float">
            <text:p>94,686694572</text:p>
          </table:table-cell>
          <table:table-cell office:value-type="float" office:value="97.476835119" calcext:value-type="float">
            <text:p>97,476835119</text:p>
          </table:table-cell>
          <table:table-cell office:value-type="string" calcext:value-type="string">
            <text:p>Calculado</text:p>
          </table:table-cell>
          <table:table-cell office:value-type="float" office:value="11221.19" calcext:value-type="float">
            <text:p>11221,19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11221.19" calcext:value-type="float">
            <text:p>11221,1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7/12/2023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8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8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30/07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0/07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30/07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Improcedência</text:p>
          </table:table-cell>
          <table:table-cell office:value-type="string" calcext:value-type="string">
            <text:p>30/07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6379" calcext:value-type="float">
            <text:p>348637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29132-92.2023.8.26.0224</text:p>
          </table:table-cell>
          <table:table-cell office:value-type="string" calcext:value-type="string">
            <text:p>Judicial –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20/12/2023</text:p>
          </table:table-cell>
          <table:table-cell office:value-type="string" calcext:value-type="string">
            <text:p>23/10/2023</text:p>
          </table:table-cell>
          <table:table-cell office:value-type="string" calcext:value-type="string">
            <text:p>20/06/2023</text:p>
          </table:table-cell>
          <table:table-cell table:style-name="ce4" office:value-type="string" calcext:value-type="string">
            <text:p>27/08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MH MOTOS ME</text:p>
          </table:table-cell>
          <table:table-cell office:value-type="string" calcext:value-type="string">
            <text:p>37.162.902/0001-34</text:p>
          </table:table-cell>
          <table:table-cell office:value-type="string" calcext:value-type="string">
            <text:p>FANCIELLE SOUZA SILVA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ALEXANDRE DE OLIVEIRA</text:p>
          </table:table-cell>
          <table:table-cell office:value-type="string" calcext:value-type="string">
            <text:p>Webmotors x MH MOTOS M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Guarulhos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8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Condenação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Dano moral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0/06/2023</text:p>
          </table:table-cell>
          <table:table-cell office:value-type="float" office:value="15000" calcext:value-type="float">
            <text:p>15000</text:p>
          </table:table-cell>
          <table:table-cell office:value-type="float" office:value="7119.92" calcext:value-type="float">
            <text:p>7119,92</text:p>
          </table:table-cell>
          <table:table-cell office:value-type="float" office:value="14" calcext:value-type="float">
            <text:p>14</text:p>
          </table:table-cell>
          <table:table-cell office:value-type="float" office:value="97.027652991" calcext:value-type="float">
            <text:p>97,027652991</text:p>
          </table:table-cell>
          <table:table-cell office:value-type="float" office:value="98.071443813" calcext:value-type="float">
            <text:p>98,071443813</text:p>
          </table:table-cell>
          <table:table-cell office:value-type="string" calcext:value-type="string">
            <text:p>Calculado</text:p>
          </table:table-cell>
          <table:table-cell office:value-type="float" office:value="17283.96" calcext:value-type="float">
            <text:p>17283,96</text:p>
          </table:table-cell>
          <table:table-cell office:value-type="string" calcext:value-type="string">
            <text:p>LUCRO CESSANTE</text:p>
          </table:table-cell>
          <table:table-cell table:style-name="ce4" office:value-type="string" calcext:value-type="string">
            <text:p>20/06/2023</text:p>
          </table:table-cell>
          <table:table-cell office:value-type="float" office:value="2161.93" calcext:value-type="float">
            <text:p>2161,9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7.027652991" calcext:value-type="float">
            <text:p>97,027652991</text:p>
          </table:table-cell>
          <table:table-cell office:value-type="float" office:value="98.071443813" calcext:value-type="float">
            <text:p>98,071443813</text:p>
          </table:table-cell>
          <table:table-cell office:value-type="string" calcext:value-type="string">
            <text:p>Calculado</text:p>
          </table:table-cell>
          <table:table-cell office:value-type="float" office:value="2491.11" calcext:value-type="float">
            <text:p>2491,11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7161.93" calcext:value-type="float">
            <text:p>17161,93</text:p>
          </table:table-cell>
          <table:table-cell table:number-columns-repeated="2" office:value-type="float" office:value="19775.07" calcext:value-type="float">
            <text:p>19775,07</text:p>
          </table:table-cell>
          <table:table-cell office:value-type="float" office:value="7119.92" calcext:value-type="float">
            <text:p>7119,92</text:p>
          </table:table-cell>
          <table:table-cell office:value-type="float" office:value="17161.93" calcext:value-type="float">
            <text:p>17161,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0/12/2023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3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3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3/03/2024</text:p>
          </table:table-cell>
          <table:table-cell office:value-type="string" calcext:value-type="string">
            <text:p>27/08/2024</text:p>
          </table:table-cell>
          <table:table-cell office:value-type="string" calcext:value-type="string">
            <text:p>karina.vian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7/08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27/08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Extinção da Execução pelo cumprimento</text:p>
          </table:table-cell>
          <table:table-cell office:value-type="string" calcext:value-type="string">
            <text:p>25/09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3513" calcext:value-type="float">
            <text:p>348351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023632-33.2017.8.19.0203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5/12/2023</text:p>
          </table:table-cell>
          <table:table-cell office:value-type="string" calcext:value-type="string">
            <text:p>08/06/2017</text:p>
          </table:table-cell>
          <table:table-cell table:style-name="ce4" office:value-type="string" calcext:value-type="string">
            <text:p>09/02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BRUNO MARTINS CARDOSO</text:p>
          </table:table-cell>
          <table:table-cell office:value-type="string" calcext:value-type="string">
            <text:p>056.604.867-1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ITAU UNIBANCO SA</text:p>
          </table:table-cell>
          <table:table-cell office:value-type="string" calcext:value-type="string">
            <text:p>IGOR LEONARDO SILVA GOMES</text:p>
          </table:table-cell>
          <table:table-cell office:value-type="string" calcext:value-type="string">
            <text:p>Webmotors x BRUNO MARTINS CARDOS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FÓRUM REGIONAL - JACAREPAGUÁ</text:p>
          </table:table-cell>
          <table:table-cell office:value-type="string" calcext:value-type="string">
            <text:p>4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O VEÍCULO CLONADO/ROUBADO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xtinção sem mérito</text:p>
          </table:table-cell>
          <table:table-cell office:value-type="string" calcext:value-type="string">
            <text:p>Demais hipóteses do art. 267 CPC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8/06/2017</text:p>
          </table:table-cell>
          <table:table-cell office:value-type="float" office:value="64000" calcext:value-type="float">
            <text:p>64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5.97214566" calcext:value-type="float">
            <text:p>55,97214566</text:p>
          </table:table-cell>
          <table:table-cell office:value-type="float" office:value="96.497413378" calcext:value-type="float">
            <text:p>96,497413378</text:p>
          </table:table-cell>
          <table:table-cell office:value-type="string" calcext:value-type="string">
            <text:p>Calculado</text:p>
          </table:table-cell>
          <table:table-cell office:value-type="float" office:value="198607.75" calcext:value-type="float">
            <text:p>198607,75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198607.75" calcext:value-type="float">
            <text:p>198607,75</text:p>
          </table:table-cell>
          <table:table-cell office:value-type="float" office:value="0" calcext:value-type="float">
            <text:p>0</text:p>
          </table:table-cell>
          <table:table-cell office:value-type="float" office:value="64000" calcext:value-type="float">
            <text:p>6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5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9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9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9/01/2024</text:p>
          </table:table-cell>
          <table:table-cell office:value-type="string" calcext:value-type="string">
            <text:p>09/02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9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09/02/2024</text:p>
          </table:table-cell>
          <table:table-cell table:style-name="ce4" office:value-type="string" calcext:value-type="string">
            <text:p>29/01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Extinção da Execução pelo cumprimento</text:p>
          </table:table-cell>
          <table:table-cell office:value-type="string" calcext:value-type="string">
            <text:p>09/02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619392" calcext:value-type="float">
            <text:p>361939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FA 35.210.001.24-0000434</text:p>
          </table:table-cell>
          <table:table-cell office:value-type="string" calcext:value-type="string">
            <text:p>CIP Eletrônica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29/05/2024</text:p>
          </table:table-cell>
          <table:table-cell office:value-type="string" calcext:value-type="string">
            <text:p>19/04/2024</text:p>
          </table:table-cell>
          <table:table-cell table:style-name="ce4" office:value-type="string" calcext:value-type="string">
            <text:p>30/07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PROCON ITANHAEM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PAULO CESAR ALVARENGA DE GODOI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EM PATRONO CONSTITUÍDO</text:p>
          </table:table-cell>
          <table:table-cell office:value-type="string" calcext:value-type="string">
            <text:p>Webmotors x PROCON ITANHAEM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tanhaém</text:p>
          </table:table-cell>
          <table:table-cell office:value-type="string" calcext:value-type="string">
            <text:p>PROGRAMA DE PROTEÇÃO E DEFESA DO CONSUMIDOR</text:p>
          </table:table-cell>
          <table:table-cell office:value-type="string" calcext:value-type="string">
            <text:p>PROCON</text:p>
          </table:table-cell>
          <table:table-cell office:value-type="string" calcext:value-type="string">
            <text:p>ADMINISTRATIVO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Procon sem Acordo</text:p>
          </table:table-cell>
          <table:table-cell table:number-columns-repeated="1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19/04/2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5.544447383" calcext:value-type="float">
            <text:p>95,544447383</text:p>
          </table:table-cell>
          <table:table-cell office:value-type="float" office:value="97.476835119" calcext:value-type="float">
            <text:p>97,476835119</text:p>
          </table:table-cell>
          <table:table-cell office:value-type="string" calcext:value-type="string">
            <text:p>Calcul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9/05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6/06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6/06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30/07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0/07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30/07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ARQUIVAMENTO-PROCON</text:p>
          </table:table-cell>
          <table:table-cell office:value-type="string" calcext:value-type="string">
            <text:p>30/07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771433" calcext:value-type="float">
            <text:p>377143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008628-46.2024.8.26.0451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13/11/2024</text:p>
          </table:table-cell>
          <table:table-cell office:value-type="string" calcext:value-type="string">
            <text:p>24/09/2024</text:p>
          </table:table-cell>
          <table:table-cell table:style-name="ce4" office:value-type="string" calcext:value-type="string">
            <text:p>27/01/2025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PAOLA RICCI VENTRIGLIO</text:p>
          </table:table-cell>
          <table:table-cell office:value-type="string" calcext:value-type="string">
            <text:p>322.894.658-4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EM PATRONO CONSTITUÍDO</text:p>
          </table:table-cell>
          <table:table-cell office:value-type="string" calcext:value-type="string">
            <text:p>Webmotors x PAOLA RICCI VENTRIGLI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JUIZADO ESPECIAL CÍVEL E CRIMINAL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4/09/2024</text:p>
          </table:table-cell>
          <table:table-cell office:value-type="float" office:value="24500" calcext:value-type="float">
            <text:p>24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8.355851" calcext:value-type="float">
            <text:p>98,355851</text:p>
          </table:table-cell>
          <table:table-cell office:value-type="float" office:value="102.732739243" calcext:value-type="float">
            <text:p>102,732739243</text:p>
          </table:table-cell>
          <table:table-cell office:value-type="string" calcext:value-type="string">
            <text:p>Calculado</text:p>
          </table:table-cell>
          <table:table-cell office:value-type="float" office:value="26613.87" calcext:value-type="float">
            <text:p>26613,87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4500" calcext:value-type="float">
            <text:p>24500</text:p>
          </table:table-cell>
          <table:table-cell table:number-columns-repeated="2" office:value-type="float" office:value="26613.87" calcext:value-type="float">
            <text:p>26613,87</text:p>
          </table:table-cell>
          <table:table-cell office:value-type="float" office:value="0" calcext:value-type="float">
            <text:p>0</text:p>
          </table:table-cell>
          <table:table-cell office:value-type="float" office:value="24500" calcext:value-type="float">
            <text:p>24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3/11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8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8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8/11/2024</text:p>
          </table:table-cell>
          <table:table-cell office:value-type="string" calcext:value-type="string">
            <text:p>24/01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8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27/01/2025</text:p>
          </table:table-cell>
          <table:table-cell table:style-name="ce4" office:value-type="string" calcext:value-type="string">
            <text:p>24/01/2025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Improcedência</text:p>
          </table:table-cell>
          <table:table-cell office:value-type="string" calcext:value-type="string">
            <text:p>24/01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642952" calcext:value-type="float">
            <text:p>364295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04296-48.2024.8.21.0011</text:p>
          </table:table-cell>
          <table:table-cell office:value-type="string" calcext:value-type="string">
            <text:p>Judicial - Obrigação de Fazer +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25/06/2024</text:p>
          </table:table-cell>
          <table:table-cell office:value-type="string" calcext:value-type="string">
            <text:p>28/05/2024</text:p>
          </table:table-cell>
          <table:table-cell table:style-name="ce4" office:value-type="string" calcext:value-type="string">
            <text:p>13/09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RODRIGO PRESTES GAYGER CIA LTDA</text:p>
          </table:table-cell>
          <table:table-cell office:value-type="string" calcext:value-type="string">
            <text:p>18.057.053/0001-04</text:p>
          </table:table-cell>
          <table:table-cell office:value-type="string" calcext:value-type="string">
            <text:p>RODRIGO PRESTES GAYGER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SANTANDER BRASIL SA</text:p>
          </table:table-cell>
          <table:table-cell office:value-type="string" calcext:value-type="string">
            <text:p>JOÃO BALBINO ALVES DE CAMPOS</text:p>
          </table:table-cell>
          <table:table-cell office:value-type="string" calcext:value-type="string">
            <text:p>Webmotors x RODRIGO PRESTES GAYGER CIA LTD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IVEL DA COMARCA DE CRUZ ALTA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1" office:value-type="string" calcext:value-type="string">
            <text:p>***</text:p>
          </table:table-cell>
          <table:table-cell table:style-name="ce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799.62" calcext:value-type="float">
            <text:p>48799,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25/06/2024</text:p>
          </table:table-cell>
          <table:table-cell office:value-type="string" calcext:value-type="string">
            <text:p>10/07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1/07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1/07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3/09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3/09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13/09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Improcedência</text:p>
          </table:table-cell>
          <table:table-cell office:value-type="string" calcext:value-type="string">
            <text:p>13/09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603465" calcext:value-type="float">
            <text:p>360346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PROCON SP 020168024</text:p>
          </table:table-cell>
          <table:table-cell office:value-type="string" calcext:value-type="string">
            <text:p>Notificação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20/05/2024</text:p>
          </table:table-cell>
          <table:table-cell office:value-type="string" calcext:value-type="string">
            <text:p>04/04/2024</text:p>
          </table:table-cell>
          <table:table-cell table:style-name="ce4" office:value-type="string" calcext:value-type="string">
            <text:p>12/06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FUNDACAO DE PROTECAO E DEFESA DO CONSUMIDOR PROCON SP</text:p>
          </table:table-cell>
          <table:table-cell office:value-type="string" calcext:value-type="string">
            <text:p>57.659.583/0001-8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EM PATRONO CONSTITUÍDO</text:p>
          </table:table-cell>
          <table:table-cell office:value-type="string" calcext:value-type="string">
            <text:p>Webmotors x FUNDACAO DE PROTECAO E DEFESA DO CONSUMIDOR PROCON SP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PROGRAMA DE PROTEÇÃO E DEFESA DO CONSUMIDOR</text:p>
          </table:table-cell>
          <table:table-cell office:value-type="string" calcext:value-type="string">
            <text:p>PROCON</text:p>
          </table:table-cell>
          <table:table-cell office:value-type="string" calcext:value-type="string">
            <text:p>ADMINISTRATIVO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OUTROS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Procon sem Acordo</text:p>
          </table:table-cell>
          <table:table-cell table:number-columns-repeated="1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1" office:value-type="string" calcext:value-type="string">
            <text:p>***</text:p>
          </table:table-cell>
          <table:table-cell table:style-name="ce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sível Duplicidade: Parte Autora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20/05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4/05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4/05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2/06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2/06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12/06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Proncon - Defesa Apresentada</text:p>
          </table:table-cell>
          <table:table-cell office:value-type="string" calcext:value-type="string">
            <text:p>12/06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5071" calcext:value-type="float">
            <text:p>349507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2541-84.2018.8.26.0704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04/01/2024</text:p>
          </table:table-cell>
          <table:table-cell office:value-type="string" calcext:value-type="string">
            <text:p>21/05/2018</text:p>
          </table:table-cell>
          <table:table-cell office:value-type="string" calcext:value-type="string">
            <text:p>18/04/2018</text:p>
          </table:table-cell>
          <table:table-cell table:style-name="ce4" office:value-type="string" calcext:value-type="string">
            <text:p>23/02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JOAO DINIZ DOS SANTOS</text:p>
          </table:table-cell>
          <table:table-cell office:value-type="string" calcext:value-type="string">
            <text:p>174.397.638-07</text:p>
          </table:table-cell>
          <table:table-cell office:value-type="string" calcext:value-type="string">
            <text:p>JANECLEIDE DA CONCEICAO DINIZ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ITAU UNIBANCO SA</text:p>
          </table:table-cell>
          <table:table-cell office:value-type="string" calcext:value-type="string">
            <text:p>SERGIO MURILO SABINO</text:p>
          </table:table-cell>
          <table:table-cell office:value-type="string" calcext:value-type="string">
            <text:p>Webmotors x JOAO DINIZ DOS SANTO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ÓRUM REGIONAL XV - BUTANTÃ</text:p>
          </table:table-cell>
          <table:table-cell office:value-type="string" calcext:value-type="string">
            <text:p>2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O VEÍCULO CLONADO/ROUBADO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18/04/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7.242112064" calcext:value-type="float">
            <text:p>57,242112064</text:p>
          </table:table-cell>
          <table:table-cell office:value-type="float" office:value="96.497413378" calcext:value-type="float">
            <text:p>96,497413378</text:p>
          </table:table-cell>
          <table:table-cell office:value-type="string" calcext:value-type="string">
            <text:p>Calcul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000" calcext:value-type="float">
            <text:p>5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4/01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9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9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9/02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9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23/02/2024</text:p>
          </table:table-cell>
          <table:table-cell table:style-name="ce4" office:value-type="string" calcext:value-type="string">
            <text:p>09/02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Acórdão Favorável à GMB</text:p>
          </table:table-cell>
          <table:table-cell office:value-type="string" calcext:value-type="string">
            <text:p>09/02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709850" calcext:value-type="float">
            <text:p>370985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Notifica??o Extrajudicial - InstaCarro</text:p>
          </table:table-cell>
          <table:table-cell office:value-type="string" calcext:value-type="string">
            <text:p>Notificação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16/09/2024</text:p>
          </table:table-cell>
          <table:table-cell office:value-type="string" calcext:value-type="string">
            <text:p>26/08/2024</text:p>
          </table:table-cell>
          <table:table-cell table:style-name="ce4" office:value-type="string" calcext:value-type="string">
            <text:p>30/12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INSTACARRO SERVICOS DE INTERMEDIACAO E COMERCIO DE VEICULOS LTDA</text:p>
          </table:table-cell>
          <table:table-cell office:value-type="string" calcext:value-type="string">
            <text:p>23.513.643/0001-3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MARCELO SCHMIDT</text:p>
          </table:table-cell>
          <table:table-cell office:value-type="string" calcext:value-type="string">
            <text:p>Webmotors x INSTACARRO SERVICOS DE INTERMEDIACAO E COMERCIO DE VEICULOS LTD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table:number-columns-repeated="2" office:value-type="string" calcext:value-type="string">
            <text:p>PROCON</text:p>
          </table:table-cell>
          <table:table-cell office:value-type="string" calcext:value-type="string">
            <text:p>ADMINISTRATIVO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fício</text:p>
          </table:table-cell>
          <table:table-cell table:number-columns-repeated="1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26/08/20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8.071443813" calcext:value-type="float">
            <text:p>98,071443813</text:p>
          </table:table-cell>
          <table:table-cell office:value-type="float" office:value="101.776044425" calcext:value-type="float">
            <text:p>101,776044425</text:p>
          </table:table-cell>
          <table:table-cell office:value-type="string" calcext:value-type="string">
            <text:p>Calculado</text:p>
          </table:table-cell>
          <table:table-cell office:value-type="float" office:value="1079.29" calcext:value-type="float">
            <text:p>1079,29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79.29" calcext:value-type="float">
            <text:p>1079,2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6/09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9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9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30/12/2024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0/1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30/12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ARQUIVAMENTO-PROCON</text:p>
          </table:table-cell>
          <table:table-cell office:value-type="string" calcext:value-type="string">
            <text:p>30/12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1710" calcext:value-type="float">
            <text:p>349171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92117-49.2019.8.13.0024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28/12/2023</text:p>
          </table:table-cell>
          <table:table-cell office:value-type="string" calcext:value-type="string">
            <text:p>26/06/2019</text:p>
          </table:table-cell>
          <table:table-cell table:style-name="ce4" office:value-type="string" calcext:value-type="string">
            <text:p>17/05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ADAO DAMASCENO DA SILVA</text:p>
          </table:table-cell>
          <table:table-cell office:value-type="string" calcext:value-type="string">
            <text:p>758.982.766-5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GLAUCIA PRESCILIANA L JERONYMO</text:p>
          </table:table-cell>
          <table:table-cell office:value-type="string" calcext:value-type="string">
            <text:p>MARIA APARECIDA DOS SANTOS</text:p>
          </table:table-cell>
          <table:table-cell office:value-type="string" calcext:value-type="string">
            <text:p>Webmotors x ADAO DAMASCENO DA SILV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29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19/09/2018</text:p>
          </table:table-cell>
          <table:table-cell office:value-type="float" office:value="23746.09" calcext:value-type="float">
            <text:p>23746,0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0.175739534" calcext:value-type="float">
            <text:p>60,175739534</text:p>
          </table:table-cell>
          <table:table-cell office:value-type="float" office:value="95.840635169" calcext:value-type="float">
            <text:p>95,840635169</text:p>
          </table:table-cell>
          <table:table-cell office:value-type="string" calcext:value-type="string">
            <text:p>Calculado</text:p>
          </table:table-cell>
          <table:table-cell office:value-type="float" office:value="63537.43" calcext:value-type="float">
            <text:p>63537,43</text:p>
          </table:table-cell>
          <table:table-cell office:value-type="string" calcext:value-type="string">
            <text:p>DANO MORAL</text:p>
          </table:table-cell>
          <table:table-cell table:style-name="ce4" office:value-type="string" calcext:value-type="string">
            <text:p>28/12/2023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5.721572801" calcext:value-type="float">
            <text:p>95,721572801</text:p>
          </table:table-cell>
          <table:table-cell office:value-type="float" office:value="95.840635169" calcext:value-type="float">
            <text:p>95,840635169</text:p>
          </table:table-cell>
          <table:table-cell office:value-type="string" calcext:value-type="string">
            <text:p>Calculado</text:p>
          </table:table-cell>
          <table:table-cell office:value-type="float" office:value="31539.18" calcext:value-type="float">
            <text:p>31539,18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53746.09" calcext:value-type="float">
            <text:p>53746,09</text:p>
          </table:table-cell>
          <table:table-cell table:number-columns-repeated="2" office:value-type="float" office:value="95076.61" calcext:value-type="float">
            <text:p>95076,61</text:p>
          </table:table-cell>
          <table:table-cell office:value-type="float" office:value="0" calcext:value-type="float">
            <text:p>0</text:p>
          </table:table-cell>
          <table:table-cell office:value-type="float" office:value="53746.09" calcext:value-type="float">
            <text:p>53746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8/12/2023</text:p>
          </table:table-cell>
          <table:table-cell office:value-type="string" calcext:value-type="string">
            <text:p>luana.doliveir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8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8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7/05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7/05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17/05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Acórdão Favorável à GMB</text:p>
          </table:table-cell>
          <table:table-cell office:value-type="string" calcext:value-type="string">
            <text:p>28/01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539487" calcext:value-type="float">
            <text:p>353948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10736-20.2024.8.26.0002</text:p>
          </table:table-cell>
          <table:table-cell office:value-type="string" calcext:value-type="string">
            <text:p>Judicial –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01/03/2024</text:p>
          </table:table-cell>
          <table:table-cell office:value-type="string" calcext:value-type="string">
            <text:p>16/02/2024</text:p>
          </table:table-cell>
          <table:table-cell table:style-name="ce4" office:value-type="string" calcext:value-type="string">
            <text:p>12/09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GERALDO JORGE FILHO</text:p>
          </table:table-cell>
          <table:table-cell office:value-type="string" calcext:value-type="string">
            <text:p>956.836.748-9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GERALDO JORGE FILHO</text:p>
          </table:table-cell>
          <table:table-cell office:value-type="string" calcext:value-type="string">
            <text:p>Webmotors x GERALDO JORGE FILH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Juizado Especial Cível de Santo Amaro</text:p>
          </table:table-cell>
          <table:table-cell office:value-type="string" calcext:value-type="string">
            <text:p>2º 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Condenação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Dano material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6/02/2024</text:p>
          </table:table-cell>
          <table:table-cell office:value-type="float" office:value="20239.9" calcext:value-type="float">
            <text:p>20239,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6.497413378" calcext:value-type="float">
            <text:p>96,497413378</text:p>
          </table:table-cell>
          <table:table-cell office:value-type="float" office:value="98.355851" calcext:value-type="float">
            <text:p>98,355851</text:p>
          </table:table-cell>
          <table:table-cell office:value-type="string" calcext:value-type="string">
            <text:p>Calculado</text:p>
          </table:table-cell>
          <table:table-cell office:value-type="float" office:value="22073.78" calcext:value-type="float">
            <text:p>22073,78</text:p>
          </table:table-cell>
          <table:table-cell office:value-type="string" calcext:value-type="string">
            <text:p>Obrigação de Fazer</text:p>
          </table:table-cell>
          <table:table-cell table:style-name="ce4" office:value-type="string" calcext:value-type="string">
            <text:p>17/07/2024</text:p>
          </table:table-cell>
          <table:table-cell table:number-columns-repeated="2" office:value-type="float" office:value="254.73" calcext:value-type="float">
            <text:p>254,73</text:p>
          </table:table-cell>
          <table:table-cell office:value-type="float" office:value="2" calcext:value-type="float">
            <text:p>2</text:p>
          </table:table-cell>
          <table:table-cell office:value-type="float" office:value="97.476835119" calcext:value-type="float">
            <text:p>97,476835119</text:p>
          </table:table-cell>
          <table:table-cell office:value-type="float" office:value="98.355851" calcext:value-type="float">
            <text:p>98,355851</text:p>
          </table:table-cell>
          <table:table-cell office:value-type="string" calcext:value-type="string">
            <text:p>Calculado</text:p>
          </table:table-cell>
          <table:table-cell office:value-type="float" office:value="262.17" calcext:value-type="float">
            <text:p>262,17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0494.63" calcext:value-type="float">
            <text:p>20494,63</text:p>
          </table:table-cell>
          <table:table-cell table:number-columns-repeated="2" office:value-type="float" office:value="22335.95" calcext:value-type="float">
            <text:p>22335,95</text:p>
          </table:table-cell>
          <table:table-cell office:value-type="float" office:value="254.73" calcext:value-type="float">
            <text:p>254,73</text:p>
          </table:table-cell>
          <table:table-cell office:value-type="float" office:value="20239.9" calcext:value-type="float">
            <text:p>20239,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4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1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1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7/2024</text:p>
          </table:table-cell>
          <table:table-cell office:value-type="string" calcext:value-type="string">
            <text:p>12/09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2/09/2024</text:p>
          </table:table-cell>
          <table:table-cell table:style-name="ce4" office:value-type="string" calcext:value-type="string">
            <text:p>15/07/2024</text:p>
          </table:table-cell>
          <table:table-cell office:value-type="string" calcext:value-type="string">
            <text:p>mayara.bueno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12/09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Peticionado o cumprimento da integral condenação</text:p>
          </table:table-cell>
          <table:table-cell office:value-type="string" calcext:value-type="string">
            <text:p>12/09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7152" calcext:value-type="float">
            <text:p>348715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005596-19.2024.8.26.0100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21/12/2023</text:p>
          </table:table-cell>
          <table:table-cell office:value-type="string" calcext:value-type="string">
            <text:p>26/08/2020</text:p>
          </table:table-cell>
          <table:table-cell table:style-name="ce4" office:value-type="string" calcext:value-type="string">
            <text:p>22/05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MARIA DOMINGUES</text:p>
          </table:table-cell>
          <table:table-cell office:value-type="string" calcext:value-type="string">
            <text:p>328.576.249-7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19 CARTORIO DE REGISTRO CIVIL DE PERDIZES SP</text:p>
          </table:table-cell>
          <table:table-cell office:value-type="string" calcext:value-type="string">
            <text:p>Munir Kalil Saffe de Araujo</text:p>
          </table:table-cell>
          <table:table-cell office:value-type="string" calcext:value-type="string">
            <text:p>Webmotors x MARIA DOMINGUE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35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O VEÍCULO CLONADO/ROUBADO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6/08/2020</text:p>
          </table:table-cell>
          <table:table-cell office:value-type="float" office:value="71158" calcext:value-type="float">
            <text:p>7115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9.482929614" calcext:value-type="float">
            <text:p>69,482929614</text:p>
          </table:table-cell>
          <table:table-cell office:value-type="float" office:value="95.840635169" calcext:value-type="float">
            <text:p>95,840635169</text:p>
          </table:table-cell>
          <table:table-cell office:value-type="string" calcext:value-type="string">
            <text:p>Calculado</text:p>
          </table:table-cell>
          <table:table-cell office:value-type="float" office:value="142319.14" calcext:value-type="float">
            <text:p>142319,1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71158" calcext:value-type="float">
            <text:p>71158</text:p>
          </table:table-cell>
          <table:table-cell table:number-columns-repeated="2" office:value-type="float" office:value="142319.14" calcext:value-type="float">
            <text:p>142319,14</text:p>
          </table:table-cell>
          <table:table-cell office:value-type="float" office:value="0" calcext:value-type="float">
            <text:p>0</text:p>
          </table:table-cell>
          <table:table-cell office:value-type="float" office:value="71158" calcext:value-type="float">
            <text:p>711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1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22/05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2/05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22/05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Improcedência</text:p>
          </table:table-cell>
          <table:table-cell office:value-type="string" calcext:value-type="string">
            <text:p>22/05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7166" calcext:value-type="float">
            <text:p>348716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006106-24.2016.8.13.0084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21/12/2023</text:p>
          </table:table-cell>
          <table:table-cell office:value-type="string" calcext:value-type="string">
            <text:p>30/03/2016</text:p>
          </table:table-cell>
          <table:table-cell table:style-name="ce4" office:value-type="string" calcext:value-type="string">
            <text:p>09/02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MARCUS VINICIUS MENEZES LEMOS</text:p>
          </table:table-cell>
          <table:table-cell office:value-type="string" calcext:value-type="string">
            <text:p>072.506.436-6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IATRIZ MARINHO DA SILVA</text:p>
          </table:table-cell>
          <table:table-cell office:value-type="string" calcext:value-type="string">
            <text:p>Hudson Cesar Consolini Caminha</text:p>
          </table:table-cell>
          <table:table-cell office:value-type="string" calcext:value-type="string">
            <text:p>Webmotors x MARCUS VINICIUS MENEZES LEMO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otelhos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1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O VEÍCULO CLONADO/ROUBADO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30/03/2016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4.200654632" calcext:value-type="float">
            <text:p>54,200654632</text:p>
          </table:table-cell>
          <table:table-cell office:value-type="float" office:value="96.497413378" calcext:value-type="float">
            <text:p>96,497413378</text:p>
          </table:table-cell>
          <table:table-cell office:value-type="string" calcext:value-type="string">
            <text:p>Calculado</text:p>
          </table:table-cell>
          <table:table-cell office:value-type="float" office:value="187473.34" calcext:value-type="float">
            <text:p>187473,3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table:number-columns-repeated="2" office:value-type="float" office:value="187473.34" calcext:value-type="float">
            <text:p>187473,34</text:p>
          </table:table-cell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1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2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2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2/02/2024</text:p>
          </table:table-cell>
          <table:table-cell office:value-type="string" calcext:value-type="string">
            <text:p>09/02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2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09/02/2024</text:p>
          </table:table-cell>
          <table:table-cell table:style-name="ce4" office:value-type="string" calcext:value-type="string">
            <text:p>02/02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Improcedência</text:p>
          </table:table-cell>
          <table:table-cell office:value-type="string" calcext:value-type="string">
            <text:p>09/02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7170" calcext:value-type="float">
            <text:p>348717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805584-44.2022.8.14.0045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21/12/2023</text:p>
          </table:table-cell>
          <table:table-cell office:value-type="string" calcext:value-type="string">
            <text:p>07/10/2022</text:p>
          </table:table-cell>
          <table:table-cell table:style-name="ce4" office:value-type="string" calcext:value-type="string">
            <text:p>20/03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MASTER CAR VEICULO LTDA</text:p>
          </table:table-cell>
          <table:table-cell office:value-type="string" calcext:value-type="string">
            <text:p>19.543.146/0001-01</text:p>
          </table:table-cell>
          <table:table-cell office:value-type="string" calcext:value-type="string">
            <text:p>EDJUNIOR FERREIRA DA SILVA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AFAEL MELO DE SOUSA</text:p>
          </table:table-cell>
          <table:table-cell office:value-type="string" calcext:value-type="string">
            <text:p>Webmotors x MASTER CAR VEICULO LTD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Redenção</text:p>
          </table:table-cell>
          <table:table-cell office:value-type="string" calcext:value-type="string">
            <text:p>JUIZADO ESPECIAL CÍVEL DO PARÁ</text:p>
          </table:table-cell>
          <table:table-cell office:value-type="string" calcext:value-type="string">
            <text:p>CENTRO JUDICIÁRIO DE SOLUÇÃO DE CONFLITOS E CIDADANIA - CEJUSC COMARCA DE REDENÇÃO/PA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Acordo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Dano moral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7/10/2022</text:p>
          </table:table-cell>
          <table:table-cell office:value-type="float" office:value="11671.6" calcext:value-type="float">
            <text:p>11671,6</text:p>
          </table:table-cell>
          <table:table-cell office:value-type="float" office:value="7530" calcext:value-type="float">
            <text:p>7530</text:p>
          </table:table-cell>
          <table:table-cell office:value-type="float" office:value="17" calcext:value-type="float">
            <text:p>17</text:p>
          </table:table-cell>
          <table:table-cell office:value-type="float" office:value="100.684162231" calcext:value-type="float">
            <text:p>100,684162231</text:p>
          </table:table-cell>
          <table:table-cell office:value-type="float" office:value="95.995626829" calcext:value-type="float">
            <text:p>95,995626829</text:p>
          </table:table-cell>
          <table:table-cell office:value-type="string" calcext:value-type="string">
            <text:p>Calculado</text:p>
          </table:table-cell>
          <table:table-cell office:value-type="float" office:value="13019.87" calcext:value-type="float">
            <text:p>13019,87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1671.6" calcext:value-type="float">
            <text:p>11671,6</text:p>
          </table:table-cell>
          <table:table-cell table:number-columns-repeated="2" office:value-type="float" office:value="13019.87" calcext:value-type="float">
            <text:p>13019,87</text:p>
          </table:table-cell>
          <table:table-cell office:value-type="float" office:value="7530" calcext:value-type="float">
            <text:p>7530</text:p>
          </table:table-cell>
          <table:table-cell office:value-type="float" office:value="11671.6" calcext:value-type="float">
            <text:p>11671,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1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9/03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20/03/2024</text:p>
          </table:table-cell>
          <table:table-cell table:style-name="ce4" office:value-type="string" calcext:value-type="string">
            <text:p>19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Peticionado o cumprimento integral do acordo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7174" calcext:value-type="float">
            <text:p>348717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7005227-76.2022.8.22.0005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21/12/2023</text:p>
          </table:table-cell>
          <table:table-cell office:value-type="string" calcext:value-type="string">
            <text:p>09/05/2022</text:p>
          </table:table-cell>
          <table:table-cell table:style-name="ce4" office:value-type="string" calcext:value-type="string">
            <text:p>19/03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MASSALAI COMERCIO DE VEICULOS LTDA</text:p>
          </table:table-cell>
          <table:table-cell office:value-type="string" calcext:value-type="string">
            <text:p>07.502.828/0001-9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SANTANDER BRASIL SA</text:p>
          </table:table-cell>
          <table:table-cell office:value-type="string" calcext:value-type="string">
            <text:p>PAULO OTAVIO CATARDO SILVA</text:p>
          </table:table-cell>
          <table:table-cell office:value-type="string" calcext:value-type="string">
            <text:p>Webmotors x MASSALAI COMERCIO DE VEICULOS LTD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Ji-Paraná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1ª 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Condenação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Dano moral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9/05/2022</text:p>
          </table:table-cell>
          <table:table-cell office:value-type="float" office:value="8189.9" calcext:value-type="float">
            <text:p>8189,9</text:p>
          </table:table-cell>
          <table:table-cell office:value-type="float" office:value="3095.23" calcext:value-type="float">
            <text:p>3095,23</text:p>
          </table:table-cell>
          <table:table-cell office:value-type="float" office:value="22" calcext:value-type="float">
            <text:p>22</text:p>
          </table:table-cell>
          <table:table-cell office:value-type="float" office:value="101.027378105" calcext:value-type="float">
            <text:p>101,027378105</text:p>
          </table:table-cell>
          <table:table-cell office:value-type="float" office:value="95.995626829" calcext:value-type="float">
            <text:p>95,995626829</text:p>
          </table:table-cell>
          <table:table-cell office:value-type="string" calcext:value-type="string">
            <text:p>Calculado</text:p>
          </table:table-cell>
          <table:table-cell office:value-type="float" office:value="9494.03" calcext:value-type="float">
            <text:p>9494,03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8189.9" calcext:value-type="float">
            <text:p>8189,9</text:p>
          </table:table-cell>
          <table:table-cell table:number-columns-repeated="2" office:value-type="float" office:value="9494.03" calcext:value-type="float">
            <text:p>9494,03</text:p>
          </table:table-cell>
          <table:table-cell office:value-type="float" office:value="3095.23" calcext:value-type="float">
            <text:p>3095,23</text:p>
          </table:table-cell>
          <table:table-cell office:value-type="float" office:value="8189.9" calcext:value-type="float">
            <text:p>8189,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1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9/03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19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Peticionado o cumprimento da integral condenação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5323" calcext:value-type="float">
            <text:p>349532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7389-71.2022.8.26.0576</text:p>
          </table:table-cell>
          <table:table-cell office:value-type="string" calcext:value-type="string">
            <text:p>Judicial - Obrigação de Fazer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05/01/2024</text:p>
          </table:table-cell>
          <table:table-cell office:value-type="string" calcext:value-type="string">
            <text:p>17/02/2022</text:p>
          </table:table-cell>
          <table:table-cell office:value-type="string" calcext:value-type="string">
            <text:p>15/02/2022</text:p>
          </table:table-cell>
          <table:table-cell table:style-name="ce4" office:value-type="string" calcext:value-type="string">
            <text:p>19/03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ANDRE CORREA DA ROCHA</text:p>
          </table:table-cell>
          <table:table-cell office:value-type="string" calcext:value-type="string">
            <text:p>220.578.458-7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BRUNA KAROLINA BINOTTI</text:p>
          </table:table-cell>
          <table:table-cell office:value-type="string" calcext:value-type="string">
            <text:p>Webmotors x ANDRE CORREA DA ROCH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José do Rio Preto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Vara do 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VÍCIO DO SERVIÇO (ART. 20 DO CDC)</text:p>
          </table:table-cell>
          <table:table-cell office:value-type="string" calcext:value-type="string">
            <text:p>PROBLEMA NA PLATAFORM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Condenação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Dano moral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5/02/2022</text:p>
          </table:table-cell>
          <table:table-cell office:value-type="float" office:value="12120" calcext:value-type="float">
            <text:p>12120</text:p>
          </table:table-cell>
          <table:table-cell office:value-type="float" office:value="4148.38" calcext:value-type="float">
            <text:p>4148,38</text:p>
          </table:table-cell>
          <table:table-cell office:value-type="float" office:value="25" calcext:value-type="float">
            <text:p>25</text:p>
          </table:table-cell>
          <table:table-cell office:value-type="float" office:value="96.159195762" calcext:value-type="float">
            <text:p>96,159195762</text:p>
          </table:table-cell>
          <table:table-cell office:value-type="float" office:value="95.995626829" calcext:value-type="float">
            <text:p>95,995626829</text:p>
          </table:table-cell>
          <table:table-cell office:value-type="string" calcext:value-type="string">
            <text:p>Calculado</text:p>
          </table:table-cell>
          <table:table-cell office:value-type="float" office:value="15124.23" calcext:value-type="float">
            <text:p>15124,23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2120" calcext:value-type="float">
            <text:p>12120</text:p>
          </table:table-cell>
          <table:table-cell table:number-columns-repeated="2" office:value-type="float" office:value="15124.23" calcext:value-type="float">
            <text:p>15124,23</text:p>
          </table:table-cell>
          <table:table-cell office:value-type="float" office:value="4148.38" calcext:value-type="float">
            <text:p>4148,38</text:p>
          </table:table-cell>
          <table:table-cell office:value-type="float" office:value="12120" calcext:value-type="float">
            <text:p>12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5/01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9/03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19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Peticionado o cumprimento da integral condenação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1763" calcext:value-type="float">
            <text:p>349176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004047-41.2023.8.25.0001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28/12/2023</text:p>
          </table:table-cell>
          <table:table-cell office:value-type="string" calcext:value-type="string">
            <text:p>01/02/2023</text:p>
          </table:table-cell>
          <table:table-cell table:style-name="ce4" office:value-type="string" calcext:value-type="string">
            <text:p>06/12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JHONATHAN FERNANDES BRANDAO DE LIMA</text:p>
          </table:table-cell>
          <table:table-cell office:value-type="string" calcext:value-type="string">
            <text:p>011.934.884-5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BANCO ITAU UNIBANCO SA</text:p>
          </table:table-cell>
          <table:table-cell office:value-type="string" calcext:value-type="string">
            <text:p>BANCO BRADESCO S/A</text:p>
          </table:table-cell>
          <table:table-cell office:value-type="string" calcext:value-type="string">
            <text:p>THAYNA CAXICO BARRETO MACEDO</text:p>
          </table:table-cell>
          <table:table-cell office:value-type="string" calcext:value-type="string">
            <text:p>Webmotors x JHONATHAN FERNANDES BRANDAO DE LIM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racaju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15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16/01/2023</text:p>
          </table:table-cell>
          <table:table-cell office:value-type="float" office:value="129000" calcext:value-type="float">
            <text:p>129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9.595334949" calcext:value-type="float">
            <text:p>99,595334949</text:p>
          </table:table-cell>
          <table:table-cell office:value-type="float" office:value="101.776044425" calcext:value-type="float">
            <text:p>101,776044425</text:p>
          </table:table-cell>
          <table:table-cell office:value-type="string" calcext:value-type="string">
            <text:p>Calculado</text:p>
          </table:table-cell>
          <table:table-cell office:value-type="float" office:value="162144.19" calcext:value-type="float">
            <text:p>162144,19</text:p>
          </table:table-cell>
          <table:table-cell office:value-type="string" calcext:value-type="string">
            <text:p>DANO MORAL</text:p>
          </table:table-cell>
          <table:table-cell table:style-name="ce4" office:value-type="string" calcext:value-type="string">
            <text:p>28/12/2023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5.721572801" calcext:value-type="float">
            <text:p>95,721572801</text:p>
          </table:table-cell>
          <table:table-cell office:value-type="float" office:value="101.776044425" calcext:value-type="float">
            <text:p>101,776044425</text:p>
          </table:table-cell>
          <table:table-cell office:value-type="string" calcext:value-type="string">
            <text:p>Calculado</text:p>
          </table:table-cell>
          <table:table-cell office:value-type="float" office:value="71450.46" calcext:value-type="float">
            <text:p>71450,46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89000" calcext:value-type="float">
            <text:p>189000</text:p>
          </table:table-cell>
          <table:table-cell table:number-columns-repeated="2" office:value-type="float" office:value="233594.65" calcext:value-type="float">
            <text:p>233594,65</text:p>
          </table:table-cell>
          <table:table-cell office:value-type="float" office:value="0" calcext:value-type="float">
            <text:p>0</text:p>
          </table:table-cell>
          <table:table-cell office:value-type="float" office:value="189000" calcext:value-type="float">
            <text:p>18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8/12/2023</text:p>
          </table:table-cell>
          <table:table-cell office:value-type="string" calcext:value-type="string">
            <text:p>luana.doliveir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9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9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6/08/2024</text:p>
          </table:table-cell>
          <table:table-cell office:value-type="string" calcext:value-type="string">
            <text:p>27/12/2024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6/08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06/12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Recursal</text:p>
          </table:table-cell>
          <table:table-cell office:value-type="string" calcext:value-type="string">
            <text:p>aguardando julgamento de recurso para 3ª instância - parte contrária</text:p>
          </table:table-cell>
          <table:table-cell office:value-type="string" calcext:value-type="string">
            <text:p>27/12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8250" calcext:value-type="float">
            <text:p>348825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01090-47.2023.8.13.0540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22/12/2023</text:p>
          </table:table-cell>
          <table:table-cell office:value-type="string" calcext:value-type="string">
            <text:p>30/05/2023</text:p>
          </table:table-cell>
          <table:table-cell table:style-name="ce4" office:value-type="string" calcext:value-type="string">
            <text:p>09/02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VINICIUS GOMES COELHO</text:p>
          </table:table-cell>
          <table:table-cell office:value-type="string" calcext:value-type="string">
            <text:p>649.143.136-3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AYMORE CREDITO FINANCIAMENTO E INVESTIMENTO S/A</text:p>
          </table:table-cell>
          <table:table-cell office:value-type="string" calcext:value-type="string">
            <text:p>SEM PATRONO CONSTITUÍDO</text:p>
          </table:table-cell>
          <table:table-cell office:value-type="string" calcext:value-type="string">
            <text:p>Webmotors x VINICIUS GOMES COELH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Raul Soares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Migração</text:p>
          </table:table-cell>
          <table:table-cell table:number-columns-repeated="1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30/05/202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8.846427252" calcext:value-type="float">
            <text:p>98,846427252</text:p>
          </table:table-cell>
          <table:table-cell office:value-type="float" office:value="96.497413378" calcext:value-type="float">
            <text:p>96,497413378</text:p>
          </table:table-cell>
          <table:table-cell office:value-type="string" calcext:value-type="string">
            <text:p>Calculado</text:p>
          </table:table-cell>
          <table:table-cell office:value-type="float" office:value="10640.97" calcext:value-type="float">
            <text:p>10640,97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10640.97" calcext:value-type="float">
            <text:p>10640,97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2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2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2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2/02/2024</text:p>
          </table:table-cell>
          <table:table-cell office:value-type="string" calcext:value-type="string">
            <text:p>09/02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2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09/02/2024</text:p>
          </table:table-cell>
          <table:table-cell table:style-name="ce4" office:value-type="string" calcext:value-type="string">
            <text:p>22/12/2023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Extinção da Execução pelo cumprimento</text:p>
          </table:table-cell>
          <table:table-cell office:value-type="string" calcext:value-type="string">
            <text:p>09/02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2597" calcext:value-type="float">
            <text:p>349259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23449-09.2022.8.26.0451</text:p>
          </table:table-cell>
          <table:table-cell office:value-type="string" calcext:value-type="string">
            <text:p>Judicial – Obrigação de Fazer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29/12/2023</text:p>
          </table:table-cell>
          <table:table-cell office:value-type="string" calcext:value-type="string">
            <text:p>20/01/2023</text:p>
          </table:table-cell>
          <table:table-cell office:value-type="string" calcext:value-type="string">
            <text:p>06/12/2022</text:p>
          </table:table-cell>
          <table:table-cell table:style-name="ce4" office:value-type="string" calcext:value-type="string">
            <text:p>12/11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MARCIO OVIDIO GIBIN VEICULOS</text:p>
          </table:table-cell>
          <table:table-cell office:value-type="string" calcext:value-type="string">
            <text:p>26.074.131/0001-0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LUIZ AFONSO NARCISO</text:p>
          </table:table-cell>
          <table:table-cell office:value-type="string" calcext:value-type="string">
            <text:p>Webmotors x MARCIO OVIDIO GIBIN VEICULO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iracicaba</text:p>
          </table:table-cell>
          <table:table-cell table:number-columns-repeated="2" office:value-type="string" calcext:value-type="string">
            <text:p>1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Condenação</text:p>
          </table:table-cell>
          <table:table-cell office:value-type="string" calcext:value-type="string">
            <text:p>Obrigação De Fazer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06/12/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9.149163712" calcext:value-type="float">
            <text:p>99,149163712</text:p>
          </table:table-cell>
          <table:table-cell office:value-type="float" office:value="100.469935267" calcext:value-type="float">
            <text:p>100,469935267</text:p>
          </table:table-cell>
          <table:table-cell office:value-type="string" calcext:value-type="string">
            <text:p>Calcul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59.6" calcext:value-type="float">
            <text:p>4359,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9/12/2023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5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5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/02/2024</text:p>
          </table:table-cell>
          <table:table-cell office:value-type="string" calcext:value-type="string">
            <text:p>12/11/2024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3/09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12/11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xecução</text:p>
          </table:table-cell>
          <table:table-cell office:value-type="string" calcext:value-type="string">
            <text:p>Pagamento do valor executado</text:p>
          </table:table-cell>
          <table:table-cell office:value-type="string" calcext:value-type="string">
            <text:p>12/11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4513" calcext:value-type="float">
            <text:p>348451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31480-45.2023.8.24.0038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8/12/2023</text:p>
          </table:table-cell>
          <table:table-cell office:value-type="string" calcext:value-type="string">
            <text:p>31/07/2023</text:p>
          </table:table-cell>
          <table:table-cell table:style-name="ce4" office:value-type="string" calcext:value-type="string">
            <text:p>24/06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TAMARA CRISTINA CARVALHO</text:p>
          </table:table-cell>
          <table:table-cell office:value-type="string" calcext:value-type="string">
            <text:p>059.469.929-0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PAGSEGURO INTERNET INSTITUICAO DE PAGAMENTO SA</text:p>
          </table:table-cell>
          <table:table-cell office:value-type="string" calcext:value-type="string">
            <text:p>CAMILA DIANE MACHADO BRENNEISEN</text:p>
          </table:table-cell>
          <table:table-cell office:value-type="string" calcext:value-type="string">
            <text:p>Webmotors x TAMARA CRISTINA CARVALHO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Joinville</text:p>
          </table:table-cell>
          <table:table-cell table:number-columns-repeated="2" office:value-type="string" calcext:value-type="string">
            <text:p>1 ª JUIZADO ESPECIAL CIVIL DA COMARCA DE JOINVILLE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31/07/2023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5.155019288" calcext:value-type="float">
            <text:p>95,155019288</text:p>
          </table:table-cell>
          <table:table-cell office:value-type="float" office:value="96.693616822" calcext:value-type="float">
            <text:p>96,693616822</text:p>
          </table:table-cell>
          <table:table-cell office:value-type="string" calcext:value-type="string">
            <text:p>Calculado</text:p>
          </table:table-cell>
          <table:table-cell office:value-type="float" office:value="20303.06" calcext:value-type="float">
            <text:p>20303,06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table:number-columns-repeated="2" office:value-type="float" office:value="20303.06" calcext:value-type="float">
            <text:p>20303,06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8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6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6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24/06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4/06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24/06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Improcedência</text:p>
          </table:table-cell>
          <table:table-cell office:value-type="string" calcext:value-type="string">
            <text:p>24/06/2024</text:p>
          </table:table-cell>
          <table:table-cell office:value-type="string" calcext:value-type="string">
            <text:p>00:00:00</text:p>
          </table:table-cell>
          <table:table-cell table:style-name="ce4" office:value-type="string" calcext:value-type="string">
            <text:p>02/02/2024</text:p>
          </table:table-cell>
          <table:table-cell table:style-name="ce4" office:value-type="string" calcext:value-type="string">
            <text:p>13:30:00</text:p>
          </table:table-cell>
        </table:table-row>
        <table:table-row table:style-name="ro1">
          <table:table-cell office:value-type="float" office:value="3829514" calcext:value-type="float">
            <text:p>3829514</text:p>
          </table:table-cell>
          <table:table-cell office:value-type="string" calcext:value-type="string">
            <text:p>CIV2891217</text:p>
          </table:table-cell>
          <table:table-cell office:value-type="string" calcext:value-type="string">
            <text:p>@5295852-33.2024.8.13.0024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04/12/2024</text:p>
          </table:table-cell>
          <table:table-cell office:value-type="string" calcext:value-type="string">
            <text:p>19/11/2024</text:p>
          </table:table-cell>
          <table:table-cell table:style-name="ce4" office:value-type="string" calcext:value-type="string">
            <text:p>30/01/2025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ANA CAROLINA MOURA COSTA</text:p>
          </table:table-cell>
          <table:table-cell office:value-type="string" calcext:value-type="string">
            <text:p>074.996.516-9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BRADESCO SA</text:p>
          </table:table-cell>
          <table:table-cell office:value-type="string" calcext:value-type="string">
            <text:p>RAFAEL CALDAS PERON</text:p>
          </table:table-cell>
          <table:table-cell office:value-type="string" calcext:value-type="string">
            <text:p>Webmotors x ANA CAROLINA MOURA COST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2ª UNIDADE JURISDICIONAL CÍVEL - 5º JD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9/11/2024</text:p>
          </table:table-cell>
          <table:table-cell office:value-type="float" office:value="52900" calcext:value-type="float">
            <text:p>52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.469935267" calcext:value-type="float">
            <text:p>100,469935267</text:p>
          </table:table-cell>
          <table:table-cell office:value-type="float" office:value="102.732739243" calcext:value-type="float">
            <text:p>102,732739243</text:p>
          </table:table-cell>
          <table:table-cell office:value-type="string" calcext:value-type="string">
            <text:p>Calculado</text:p>
          </table:table-cell>
          <table:table-cell office:value-type="float" office:value="55173.25" calcext:value-type="float">
            <text:p>55173,25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52900" calcext:value-type="float">
            <text:p>52900</text:p>
          </table:table-cell>
          <table:table-cell table:number-columns-repeated="2" office:value-type="float" office:value="55173.25" calcext:value-type="float">
            <text:p>55173,25</text:p>
          </table:table-cell>
          <table:table-cell office:value-type="float" office:value="0" calcext:value-type="float">
            <text:p>0</text:p>
          </table:table-cell>
          <table:table-cell office:value-type="float" office:value="52900" calcext:value-type="float">
            <text:p>52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04/12/2024</text:p>
          </table:table-cell>
          <table:table-cell office:value-type="string" calcext:value-type="string">
            <text:p>20/03/2025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5/1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5/1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5/12/2024</text:p>
          </table:table-cell>
          <table:table-cell office:value-type="string" calcext:value-type="string">
            <text:p>30/01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5/1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30/01/2025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Improcedência</text:p>
          </table:table-cell>
          <table:table-cell office:value-type="string" calcext:value-type="string">
            <text:p>30/01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4523" calcext:value-type="float">
            <text:p>348452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23771-53.2022.8.24.0018</text:p>
          </table:table-cell>
          <table:table-cell office:value-type="string" calcext:value-type="string">
            <text:p>Judicial –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8/12/2023</text:p>
          </table:table-cell>
          <table:table-cell office:value-type="string" calcext:value-type="string">
            <text:p>05/09/2022</text:p>
          </table:table-cell>
          <table:table-cell table:style-name="ce4" office:value-type="string" calcext:value-type="string">
            <text:p>09/02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I S COMERCIO DE VEICULOS LTDA</text:p>
          </table:table-cell>
          <table:table-cell office:value-type="string" calcext:value-type="string">
            <text:p>11.700.834/0001-2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UDIMAR ROBERTO BORTOLOTTO</text:p>
          </table:table-cell>
          <table:table-cell office:value-type="string" calcext:value-type="string">
            <text:p>Webmotors x I S COMERCIO DE VEICULOS LTD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hapecó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4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Condenação</text:p>
          </table:table-cell>
          <table:table-cell office:value-type="string" calcext:value-type="string">
            <text:p>Obrigação De Fazer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5/09/2022</text:p>
          </table:table-cell>
          <table:table-cell office:value-type="float" office:value="1969.74" calcext:value-type="float">
            <text:p>1969,7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1.64983567" calcext:value-type="float">
            <text:p>101,64983567</text:p>
          </table:table-cell>
          <table:table-cell office:value-type="float" office:value="96.497413378" calcext:value-type="float">
            <text:p>96,497413378</text:p>
          </table:table-cell>
          <table:table-cell office:value-type="string" calcext:value-type="string">
            <text:p>Calculado</text:p>
          </table:table-cell>
          <table:table-cell office:value-type="float" office:value="2187.78" calcext:value-type="float">
            <text:p>2187,78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969.74" calcext:value-type="float">
            <text:p>1969,74</text:p>
          </table:table-cell>
          <table:table-cell table:number-columns-repeated="2" office:value-type="float" office:value="2187.78" calcext:value-type="float">
            <text:p>2187,78</text:p>
          </table:table-cell>
          <table:table-cell office:value-type="float" office:value="0" calcext:value-type="float">
            <text:p>0</text:p>
          </table:table-cell>
          <table:table-cell office:value-type="float" office:value="1969.74" calcext:value-type="float">
            <text:p>1969,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8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1/2024</text:p>
          </table:table-cell>
          <table:table-cell office:value-type="string" calcext:value-type="string">
            <text:p>09/02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09/02/2024</text:p>
          </table:table-cell>
          <table:table-cell table:style-name="ce4" office:value-type="string" calcext:value-type="string">
            <text:p>23/01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Extinção da Execução pelo cumprimento</text:p>
          </table:table-cell>
          <table:table-cell office:value-type="string" calcext:value-type="string">
            <text:p>09/02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1789" calcext:value-type="float">
            <text:p>349178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808696-80.2023.8.20.5004</text:p>
          </table:table-cell>
          <table:table-cell office:value-type="string" calcext:value-type="string">
            <text:p>Judicial –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28/12/2023</text:p>
          </table:table-cell>
          <table:table-cell office:value-type="string" calcext:value-type="string">
            <text:p>19/05/2023</text:p>
          </table:table-cell>
          <table:table-cell table:style-name="ce4" office:value-type="string" calcext:value-type="string">
            <text:p>24/04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JD MACIEL ME JEROCAR VEICULOS</text:p>
          </table:table-cell>
          <table:table-cell office:value-type="string" calcext:value-type="string">
            <text:p>01.448.767/0001-40</text:p>
          </table:table-cell>
          <table:table-cell office:value-type="string" calcext:value-type="string">
            <text:p>JERONIMO DAMASCENO MACIEL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SANTANDER YMORE CREDITO FINANCIAMENTO E INVESTIMENTO SA</text:p>
          </table:table-cell>
          <table:table-cell office:value-type="string" calcext:value-type="string">
            <text:p>LEVY LUCAS DA COSTA</text:p>
          </table:table-cell>
          <table:table-cell office:value-type="string" calcext:value-type="string">
            <text:p>Webmotors x JD MACIEL ME JEROCAR VEICULO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JUIZADO ESPECIAL CÍVEL DA CAPITAL</text:p>
          </table:table-cell>
          <table:table-cell office:value-type="string" calcext:value-type="string">
            <text:p>6º 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PRÁTICAS ABUSIVAS</text:p>
          </table:table-cell>
          <table:table-cell office:value-type="string" calcext:value-type="string">
            <text:p>VENDA CASA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Condenação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Dano moral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8/12/2023</text:p>
          </table:table-cell>
          <table:table-cell office:value-type="float" office:value="40000" calcext:value-type="float">
            <text:p>40000</text:p>
          </table:table-cell>
          <table:table-cell office:value-type="float" office:value="3243.29" calcext:value-type="float">
            <text:p>3243,29</text:p>
          </table:table-cell>
          <table:table-cell office:value-type="float" office:value="4" calcext:value-type="float">
            <text:p>4</text:p>
          </table:table-cell>
          <table:table-cell office:value-type="float" office:value="95.721572801" calcext:value-type="float">
            <text:p>95,721572801</text:p>
          </table:table-cell>
          <table:table-cell office:value-type="float" office:value="95.544447383" calcext:value-type="float">
            <text:p>95,544447383</text:p>
          </table:table-cell>
          <table:table-cell office:value-type="string" calcext:value-type="string">
            <text:p>Calculado</text:p>
          </table:table-cell>
          <table:table-cell office:value-type="float" office:value="41523.02" calcext:value-type="float">
            <text:p>41523,02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41523.02" calcext:value-type="float">
            <text:p>41523,02</text:p>
          </table:table-cell>
          <table:table-cell office:value-type="float" office:value="3243.29" calcext:value-type="float">
            <text:p>3243,2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8/12/2023</text:p>
          </table:table-cell>
          <table:table-cell office:value-type="string" calcext:value-type="string">
            <text:p>luana.doliveir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1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1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6/02/2024</text:p>
          </table:table-cell>
          <table:table-cell office:value-type="string" calcext:value-type="string">
            <text:p>24/04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6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24/04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Peticionado o cumprimento da integral condenação</text:p>
          </table:table-cell>
          <table:table-cell office:value-type="string" calcext:value-type="string">
            <text:p>20/05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5162" calcext:value-type="float">
            <text:p>349516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3061-39.2021.8.26.0704</text:p>
          </table:table-cell>
          <table:table-cell office:value-type="string" calcext:value-type="string">
            <text:p>Rescisória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05/01/2024</text:p>
          </table:table-cell>
          <table:table-cell office:value-type="string" calcext:value-type="string">
            <text:p>06/07/2021</text:p>
          </table:table-cell>
          <table:table-cell office:value-type="string" calcext:value-type="string">
            <text:p>10/05/2021</text:p>
          </table:table-cell>
          <table:table-cell table:style-name="ce4" office:value-type="string" calcext:value-type="string">
            <text:p>09/02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ALEXANDRO NUNES DE JESUS</text:p>
          </table:table-cell>
          <table:table-cell office:value-type="string" calcext:value-type="string">
            <text:p>250.428.478-0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BANCO SANTANDER BRASIL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IGOR ALMEIDA LIMA</text:p>
          </table:table-cell>
          <table:table-cell office:value-type="string" calcext:value-type="string">
            <text:p>Webmotors x ALEXANDRO NUNES DE JESU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table:number-columns-repeated="2" office:value-type="string" calcext:value-type="string">
            <text:p>VARA DO JUIZADO ESPECIAL CÍVEL DO FORO REGIONAL XV - BUTANTÃ DA COMARCA DE SÃO PAULO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Migração</text:p>
          </table:table-cell>
          <table:table-cell table:number-columns-repeated="1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0/05/2021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8.114353153" calcext:value-type="float">
            <text:p>88,114353153</text:p>
          </table:table-cell>
          <table:table-cell office:value-type="float" office:value="96.497413378" calcext:value-type="float">
            <text:p>96,497413378</text:p>
          </table:table-cell>
          <table:table-cell office:value-type="string" calcext:value-type="string">
            <text:p>Calculado</text:p>
          </table:table-cell>
          <table:table-cell office:value-type="float" office:value="13108.81" calcext:value-type="float">
            <text:p>13108,81</text:p>
          </table:table-cell>
          <table:table-cell office:value-type="string" calcext:value-type="string">
            <text:p>Restituição Simples</text:p>
          </table:table-cell>
          <table:table-cell table:style-name="ce4" office:value-type="string" calcext:value-type="string">
            <text:p>10/05/2021</text:p>
          </table:table-cell>
          <table:table-cell office:value-type="float" office:value="34695.9" calcext:value-type="float">
            <text:p>34695,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8.114353153" calcext:value-type="float">
            <text:p>88,114353153</text:p>
          </table:table-cell>
          <table:table-cell office:value-type="float" office:value="96.497413378" calcext:value-type="float">
            <text:p>96,497413378</text:p>
          </table:table-cell>
          <table:table-cell office:value-type="string" calcext:value-type="string">
            <text:p>Calculado</text:p>
          </table:table-cell>
          <table:table-cell office:value-type="float" office:value="50535.76" calcext:value-type="float">
            <text:p>50535,76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43695.9" calcext:value-type="float">
            <text:p>43695,9</text:p>
          </table:table-cell>
          <table:table-cell table:number-columns-repeated="2" office:value-type="float" office:value="63644.57" calcext:value-type="float">
            <text:p>63644,57</text:p>
          </table:table-cell>
          <table:table-cell office:value-type="float" office:value="0" calcext:value-type="float">
            <text:p>0</text:p>
          </table:table-cell>
          <table:table-cell office:value-type="float" office:value="43695.9" calcext:value-type="float">
            <text:p>43695,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5/01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9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9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9/02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9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09/02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Extinção da Execução pelo cumprimento</text:p>
          </table:table-cell>
          <table:table-cell office:value-type="string" calcext:value-type="string">
            <text:p>09/02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2577" calcext:value-type="float">
            <text:p>348257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01197-52.2021.8.13.0026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4/12/2023</text:p>
          </table:table-cell>
          <table:table-cell office:value-type="string" calcext:value-type="string">
            <text:p>01/06/2021</text:p>
          </table:table-cell>
          <table:table-cell table:style-name="ce4" office:value-type="string" calcext:value-type="string">
            <text:p>13/03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LUIS FERNANDO AURELIANO PEREIRA</text:p>
          </table:table-cell>
          <table:table-cell office:value-type="string" calcext:value-type="string">
            <text:p>101.496.526-8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ANDRE GUSTAVO VIANA COUTO</text:p>
          </table:table-cell>
          <table:table-cell office:value-type="string" calcext:value-type="string">
            <text:p>VICENTE MACHADO DIAS</text:p>
          </table:table-cell>
          <table:table-cell office:value-type="string" calcext:value-type="string">
            <text:p>Webmotors x LUIS FERNANDO AURELIANO PEREIR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ndradas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2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1/06/2021</text:p>
          </table:table-cell>
          <table:table-cell office:value-type="float" office:value="86000" calcext:value-type="float">
            <text:p>8600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1.727041633" calcext:value-type="float">
            <text:p>91,727041633</text:p>
          </table:table-cell>
          <table:table-cell office:value-type="float" office:value="95.995626829" calcext:value-type="float">
            <text:p>95,995626829</text:p>
          </table:table-cell>
          <table:table-cell office:value-type="string" calcext:value-type="string">
            <text:p>Calculado</text:p>
          </table:table-cell>
          <table:table-cell office:value-type="float" office:value="119702.76" calcext:value-type="float">
            <text:p>119702,76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86000" calcext:value-type="float">
            <text:p>86000</text:p>
          </table:table-cell>
          <table:table-cell table:number-columns-repeated="2" office:value-type="float" office:value="119702.76" calcext:value-type="float">
            <text:p>119702,76</text:p>
          </table:table-cell>
          <table:table-cell office:value-type="float" office:value="0" calcext:value-type="float">
            <text:p>0</text:p>
          </table:table-cell>
          <table:table-cell office:value-type="float" office:value="86000" calcext:value-type="float">
            <text:p>8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4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6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6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3/03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3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13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Acórdão Favorável à GMB</text:p>
          </table:table-cell>
          <table:table-cell office:value-type="string" calcext:value-type="string">
            <text:p>13/03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4971" calcext:value-type="float">
            <text:p>348497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007195-64.2022.8.26.0196</text:p>
          </table:table-cell>
          <table:table-cell office:value-type="string" calcext:value-type="string">
            <text:p>Judicial –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18/12/2023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22/06/2022</text:p>
          </table:table-cell>
          <table:table-cell table:style-name="ce4" office:value-type="string" calcext:value-type="string">
            <text:p>26/02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C GIOVANI LIMA VEICULOS ME</text:p>
          </table:table-cell>
          <table:table-cell office:value-type="string" calcext:value-type="string">
            <text:p>11.685.927/0001-2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SANTANDER BRASIL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x C GIOVANI LIMA VEICULOS M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Franca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Vara do 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Condenação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Dano material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2/06/2022</text:p>
          </table:table-cell>
          <table:table-cell office:value-type="float" office:value="16115.52" calcext:value-type="float">
            <text:p>16115,52</text:p>
          </table:table-cell>
          <table:table-cell office:value-type="float" office:value="3495.9" calcext:value-type="float">
            <text:p>3495,9</text:p>
          </table:table-cell>
          <table:table-cell office:value-type="float" office:value="20" calcext:value-type="float">
            <text:p>20</text:p>
          </table:table-cell>
          <table:table-cell office:value-type="float" office:value="101.552720471" calcext:value-type="float">
            <text:p>101,552720471</text:p>
          </table:table-cell>
          <table:table-cell office:value-type="float" office:value="96.497413378" calcext:value-type="float">
            <text:p>96,497413378</text:p>
          </table:table-cell>
          <table:table-cell office:value-type="string" calcext:value-type="string">
            <text:p>Calculado</text:p>
          </table:table-cell>
          <table:table-cell office:value-type="float" office:value="18375.94" calcext:value-type="float">
            <text:p>18375,9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6115.52" calcext:value-type="float">
            <text:p>16115,52</text:p>
          </table:table-cell>
          <table:table-cell table:number-columns-repeated="2" office:value-type="float" office:value="18375.94" calcext:value-type="float">
            <text:p>18375,94</text:p>
          </table:table-cell>
          <table:table-cell office:value-type="float" office:value="3495.9" calcext:value-type="float">
            <text:p>3495,9</text:p>
          </table:table-cell>
          <table:table-cell office:value-type="float" office:value="16115.52" calcext:value-type="float">
            <text:p>16115,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8/12/2023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2/2024</text:p>
          </table:table-cell>
          <table:table-cell office:value-type="string" calcext:value-type="string">
            <text:p>22/02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26/02/2024</text:p>
          </table:table-cell>
          <table:table-cell table:style-name="ce4" office:value-type="string" calcext:value-type="string">
            <text:p>22/02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Extinção da Execução pelo cumprimento</text:p>
          </table:table-cell>
          <table:table-cell office:value-type="string" calcext:value-type="string">
            <text:p>22/02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5183" calcext:value-type="float">
            <text:p>349518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05198-38.2023.4.03.6100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05/01/2024</text:p>
          </table:table-cell>
          <table:table-cell office:value-type="string" calcext:value-type="string">
            <text:p>11/12/2023</text:p>
          </table:table-cell>
          <table:table-cell office:value-type="string" calcext:value-type="string">
            <text:p>08/03/2023</text:p>
          </table:table-cell>
          <table:table-cell table:style-name="ce4" office:value-type="string" calcext:value-type="string">
            <text:p>19/03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DANIEL BARASINI</text:p>
          </table:table-cell>
          <table:table-cell office:value-type="string" calcext:value-type="string">
            <text:p>253.322.688-2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SANTANDER BRASIL SA</text:p>
          </table:table-cell>
          <table:table-cell office:value-type="string" calcext:value-type="string">
            <text:p>ADRIANA GOMES MARCENA</text:p>
          </table:table-cell>
          <table:table-cell office:value-type="string" calcext:value-type="string">
            <text:p>Webmotors x DANIEL BARASINI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ÓRUM REGIONAL VI - PENHA DE FRANÇA</text:p>
          </table:table-cell>
          <table:table-cell office:value-type="string" calcext:value-type="string">
            <text:p>3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xtinção sem mérito</text:p>
          </table:table-cell>
          <table:table-cell office:value-type="string" calcext:value-type="string">
            <text:p>Demais hipóteses do art. 267 CPC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08/03/2023</text:p>
          </table:table-cell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9.744602461" calcext:value-type="float">
            <text:p>99,744602461</text:p>
          </table:table-cell>
          <table:table-cell office:value-type="float" office:value="95.995626829" calcext:value-type="float">
            <text:p>95,995626829</text:p>
          </table:table-cell>
          <table:table-cell office:value-type="string" calcext:value-type="string">
            <text:p>Calculado</text:p>
          </table:table-cell>
          <table:table-cell office:value-type="float" office:value="31259.21" calcext:value-type="float">
            <text:p>31259,21</text:p>
          </table:table-cell>
          <table:table-cell office:value-type="string" calcext:value-type="string">
            <text:p>DANO MORAL</text:p>
          </table:table-cell>
          <table:table-cell table:style-name="ce4" office:value-type="string" calcext:value-type="string">
            <text:p>08/03/202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9.744602461" calcext:value-type="float">
            <text:p>99,744602461</text:p>
          </table:table-cell>
          <table:table-cell office:value-type="float" office:value="95.995626829" calcext:value-type="float">
            <text:p>95,995626829</text:p>
          </table:table-cell>
          <table:table-cell office:value-type="string" calcext:value-type="string">
            <text:p>Calculado</text:p>
          </table:table-cell>
          <table:table-cell office:value-type="float" office:value="10779.04" calcext:value-type="float">
            <text:p>10779,0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39000" calcext:value-type="float">
            <text:p>39000</text:p>
          </table:table-cell>
          <table:table-cell table:number-columns-repeated="2" office:value-type="float" office:value="42038.25" calcext:value-type="float">
            <text:p>42038,25</text:p>
          </table:table-cell>
          <table:table-cell office:value-type="float" office:value="0" calcext:value-type="float">
            <text:p>0</text:p>
          </table:table-cell>
          <table:table-cell office:value-type="float" office:value="39000" calcext:value-type="float">
            <text:p>3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sível Duplicidade: Parte Autora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5/01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9/03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19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Extinção sem julgamento do mérito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7282" calcext:value-type="float">
            <text:p>348728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802875-26.2020.8.15.0741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21/12/2023</text:p>
          </table:table-cell>
          <table:table-cell office:value-type="string" calcext:value-type="string">
            <text:p>19/11/2020</text:p>
          </table:table-cell>
          <table:table-cell table:style-name="ce4" office:value-type="string" calcext:value-type="string">
            <text:p>29/01/2025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JOAO TAVARES DANTAS</text:p>
          </table:table-cell>
          <table:table-cell office:value-type="string" calcext:value-type="string">
            <text:p>106.185.354-3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V FINANCEIRA SA CFI</text:p>
          </table:table-cell>
          <table:table-cell office:value-type="string" calcext:value-type="string">
            <text:p>JOAO FABIO FERREIRA DA ROCHA</text:p>
          </table:table-cell>
          <table:table-cell office:value-type="string" calcext:value-type="string">
            <text:p>Webmotors x JOAO TAVARES DANTA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Boqueirão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1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9/11/2020</text:p>
          </table:table-cell>
          <table:table-cell office:value-type="float" office:value="41800" calcext:value-type="float">
            <text:p>41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6.890811151" calcext:value-type="float">
            <text:p>76,890811151</text:p>
          </table:table-cell>
          <table:table-cell office:value-type="float" office:value="102.732739243" calcext:value-type="float">
            <text:p>102,732739243</text:p>
          </table:table-cell>
          <table:table-cell office:value-type="string" calcext:value-type="string">
            <text:p>Calculado</text:p>
          </table:table-cell>
          <table:table-cell office:value-type="float" office:value="83772.59" calcext:value-type="float">
            <text:p>83772,59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41800" calcext:value-type="float">
            <text:p>41800</text:p>
          </table:table-cell>
          <table:table-cell table:number-columns-repeated="2" office:value-type="float" office:value="83772.59" calcext:value-type="float">
            <text:p>83772,59</text:p>
          </table:table-cell>
          <table:table-cell office:value-type="float" office:value="0" calcext:value-type="float">
            <text:p>0</text:p>
          </table:table-cell>
          <table:table-cell office:value-type="float" office:value="41800" calcext:value-type="float">
            <text:p>41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1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2/09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2/09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1/10/2024</text:p>
          </table:table-cell>
          <table:table-cell office:value-type="string" calcext:value-type="string">
            <text:p>29/01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1/10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29/01/2025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Improcedência</text:p>
          </table:table-cell>
          <table:table-cell office:value-type="string" calcext:value-type="string">
            <text:p>29/01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677529" calcext:value-type="float">
            <text:p>3677529</text:p>
          </table:table-cell>
          <table:table-cell office:value-type="string" calcext:value-type="string">
            <text:p>CIV2752499</text:p>
          </table:table-cell>
          <table:table-cell office:value-type="string" calcext:value-type="string">
            <text:p>@5003302-50.2024.8.13.0073</text:p>
          </table:table-cell>
          <table:table-cell office:value-type="string" calcext:value-type="string">
            <text:p>Judicial - Obrigação de Fazer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07/08/2024</text:p>
          </table:table-cell>
          <table:table-cell office:value-type="string" calcext:value-type="string">
            <text:p>23/07/2024</text:p>
          </table:table-cell>
          <table:table-cell table:style-name="ce4" office:value-type="string" calcext:value-type="string">
            <text:p>13/09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NORTE VEICULOS LTDA ME</text:p>
          </table:table-cell>
          <table:table-cell office:value-type="string" calcext:value-type="string">
            <text:p>21.595.988/0001-5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CLAUDIA EMILENE DE OLIVEIRA PONCIANO</text:p>
          </table:table-cell>
          <table:table-cell office:value-type="string" calcext:value-type="string">
            <text:p>Webmotors x NORTE VEICULOS LTDA M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ocaiúva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UNIDADE JURISDICIONAL DA COMARCA DE BOCAIÚVA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xtinção sem mérito</text:p>
          </table:table-cell>
          <table:table-cell office:value-type="string" calcext:value-type="string">
            <text:p>Demais hipóteses do art. 267 CPC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3/07/2024</text:p>
          </table:table-cell>
          <table:table-cell office:value-type="float" office:value="20376.91" calcext:value-type="float">
            <text:p>20376,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7.476835119" calcext:value-type="float">
            <text:p>97,476835119</text:p>
          </table:table-cell>
          <table:table-cell office:value-type="float" office:value="98.355851" calcext:value-type="float">
            <text:p>98,355851</text:p>
          </table:table-cell>
          <table:table-cell office:value-type="string" calcext:value-type="string">
            <text:p>Calculado</text:p>
          </table:table-cell>
          <table:table-cell office:value-type="float" office:value="20971.88" calcext:value-type="float">
            <text:p>20971,88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0376.91" calcext:value-type="float">
            <text:p>20376,91</text:p>
          </table:table-cell>
          <table:table-cell table:number-columns-repeated="2" office:value-type="float" office:value="20971.88" calcext:value-type="float">
            <text:p>20971,88</text:p>
          </table:table-cell>
          <table:table-cell office:value-type="float" office:value="0" calcext:value-type="float">
            <text:p>0</text:p>
          </table:table-cell>
          <table:table-cell office:value-type="float" office:value="20376.91" calcext:value-type="float">
            <text:p>20376,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07/08/2024</text:p>
          </table:table-cell>
          <table:table-cell office:value-type="string" calcext:value-type="string">
            <text:p>22/08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2/08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2/08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3/09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3/09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13/09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Extinção sem julgamento do mérito</text:p>
          </table:table-cell>
          <table:table-cell office:value-type="string" calcext:value-type="string">
            <text:p>13/09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5386" calcext:value-type="float">
            <text:p>349538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4140-51.2022.8.26.0564</text:p>
          </table:table-cell>
          <table:table-cell office:value-type="string" calcext:value-type="string">
            <text:p>Judicial –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05/01/2024</text:p>
          </table:table-cell>
          <table:table-cell table:number-columns-repeated="2" office:value-type="string" calcext:value-type="string">
            <text:p>23/02/2022</text:p>
          </table:table-cell>
          <table:table-cell table:style-name="ce4" office:value-type="string" calcext:value-type="string">
            <text:p>19/03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MAITHE SANTOS ALMEIDA</text:p>
          </table:table-cell>
          <table:table-cell office:value-type="string" calcext:value-type="string">
            <text:p>424.105.278-9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MARIANA FERNANDES TRIVELONI</text:p>
          </table:table-cell>
          <table:table-cell office:value-type="string" calcext:value-type="string">
            <text:p>Webmotors x MAITHE SANTOS ALMEID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Bernardo do Campo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Condenação</text:p>
          </table:table-cell>
          <table:table-cell office:value-type="string" calcext:value-type="string">
            <text:p>Obrigação De Fazer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3/02/2022</text:p>
          </table:table-cell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.159195762" calcext:value-type="float">
            <text:p>96,159195762</text:p>
          </table:table-cell>
          <table:table-cell office:value-type="float" office:value="95.995626829" calcext:value-type="float">
            <text:p>95,995626829</text:p>
          </table:table-cell>
          <table:table-cell office:value-type="string" calcext:value-type="string">
            <text:p>Calculado</text:p>
          </table:table-cell>
          <table:table-cell office:value-type="float" office:value="1512.42" calcext:value-type="float">
            <text:p>1512,42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 table:number-columns-repeated="2" office:value-type="float" office:value="1512.42" calcext:value-type="float">
            <text:p>1512,42</text:p>
          </table:table-cell>
          <table:table-cell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5/01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9/03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19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Peticionado o cumprimento da integral condenação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522927" calcext:value-type="float">
            <text:p>352292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35.089.001.24-0000047</text:p>
          </table:table-cell>
          <table:table-cell office:value-type="string" calcext:value-type="string">
            <text:p>Reclamação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09/02/2024</text:p>
          </table:table-cell>
          <table:table-cell office:value-type="string" calcext:value-type="string">
            <text:p>22/01/2024</text:p>
          </table:table-cell>
          <table:table-cell table:style-name="ce4" office:value-type="string" calcext:value-type="string">
            <text:p>11/06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ANDERSON CARDOSO</text:p>
          </table:table-cell>
          <table:table-cell office:value-type="string" calcext:value-type="string">
            <text:p>418.951.868-9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SANTANDER BRASIL SA</text:p>
          </table:table-cell>
          <table:table-cell office:value-type="string" calcext:value-type="string">
            <text:p>SEM PATRONO CONSTITUÍDO</text:p>
          </table:table-cell>
          <table:table-cell office:value-type="string" calcext:value-type="string">
            <text:p>Webmotors x ANDERSON CARDOS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Jarinu</text:p>
          </table:table-cell>
          <table:table-cell table:number-columns-repeated="2" office:value-type="string" calcext:value-type="string">
            <text:p>PROCON</text:p>
          </table:table-cell>
          <table:table-cell office:value-type="string" calcext:value-type="string">
            <text:p>ADMINISTRATIVO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Procon sem Acordo</text:p>
          </table:table-cell>
          <table:table-cell table:number-columns-repeated="1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22/01/20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6.42991244" calcext:value-type="float">
            <text:p>96,42991244</text:p>
          </table:table-cell>
          <table:table-cell office:value-type="float" office:value="96.693616822" calcext:value-type="float">
            <text:p>96,693616822</text:p>
          </table:table-cell>
          <table:table-cell office:value-type="string" calcext:value-type="string">
            <text:p>Calculado</text:p>
          </table:table-cell>
          <table:table-cell office:value-type="float" office:value="1052.87" calcext:value-type="float">
            <text:p>1052,87</text:p>
          </table:table-cell>
          <table:table-cell office:value-type="string" calcext:value-type="string">
            <text:p>DANO MORAL</text:p>
          </table:table-cell>
          <table:table-cell table:style-name="ce4" office:value-type="string" calcext:value-type="string">
            <text:p>11/03/2024</text:p>
          </table:table-cell>
          <table:table-cell office:value-type="float" office:value="5000" calcext:value-type="float">
            <text:p>5000</text:p>
          </table:table-cell>
          <table:table-cell office:value-type="float" office:value="139.9" calcext:value-type="float">
            <text:p>139,9</text:p>
          </table:table-cell>
          <table:table-cell office:value-type="float" office:value="3" calcext:value-type="float">
            <text:p>3</text:p>
          </table:table-cell>
          <table:table-cell office:value-type="float" office:value="95.995626829" calcext:value-type="float">
            <text:p>95,995626829</text:p>
          </table:table-cell>
          <table:table-cell office:value-type="float" office:value="96.693616822" calcext:value-type="float">
            <text:p>96,693616822</text:p>
          </table:table-cell>
          <table:table-cell office:value-type="string" calcext:value-type="string">
            <text:p>Calculado</text:p>
          </table:table-cell>
          <table:table-cell office:value-type="float" office:value="5187.45" calcext:value-type="float">
            <text:p>5187,45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6240.32" calcext:value-type="float">
            <text:p>6240,32</text:p>
          </table:table-cell>
          <table:table-cell office:value-type="float" office:value="139.9" calcext:value-type="float">
            <text:p>139,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9/02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6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6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1/06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1/06/2024</text:p>
          </table:table-cell>
          <table:table-cell table:style-name="ce4" office:value-type="string" calcext:value-type="string">
            <text:p>28/02/2024</text:p>
          </table:table-cell>
          <table:table-cell office:value-type="string" calcext:value-type="string">
            <text:p>isabelle.coelho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11/06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ARQUIVAMENTO-PROCON</text:p>
          </table:table-cell>
          <table:table-cell office:value-type="string" calcext:value-type="string">
            <text:p>11/06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2740" calcext:value-type="float">
            <text:p>349274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123986-62.2023.8.26.0100</text:p>
          </table:table-cell>
          <table:table-cell office:value-type="string" calcext:value-type="string">
            <text:p>Judicial – Obrigação de Fazer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29/12/2023</text:p>
          </table:table-cell>
          <table:table-cell office:value-type="string" calcext:value-type="string">
            <text:p>01/11/2023</text:p>
          </table:table-cell>
          <table:table-cell office:value-type="string" calcext:value-type="string">
            <text:p>05/09/2023</text:p>
          </table:table-cell>
          <table:table-cell table:style-name="ce4" office:value-type="string" calcext:value-type="string">
            <text:p>09/02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DANIEL BARASINI</text:p>
          </table:table-cell>
          <table:table-cell office:value-type="string" calcext:value-type="string">
            <text:p>253.322.688-2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 MOTORS SA</text:p>
          </table:table-cell>
          <table:table-cell office:value-type="string" calcext:value-type="string">
            <text:p>MURILO MURILO COMERCIO DE VEICULOS TANABI LTDA</text:p>
          </table:table-cell>
          <table:table-cell office:value-type="string" calcext:value-type="string">
            <text:p>GABRIEL TRENTINI PAGNUSSAT</text:p>
          </table:table-cell>
          <table:table-cell office:value-type="string" calcext:value-type="string">
            <text:p>Webmotors x DANIEL BARASINI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37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Migração</text:p>
          </table:table-cell>
          <table:table-cell table:number-columns-repeated="1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05/09/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4.337645285" calcext:value-type="float">
            <text:p>94,337645285</text:p>
          </table:table-cell>
          <table:table-cell office:value-type="float" office:value="96.497413378" calcext:value-type="float">
            <text:p>96,497413378</text:p>
          </table:table-cell>
          <table:table-cell office:value-type="string" calcext:value-type="string">
            <text:p>Calcul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sível Duplicidade: Parte Autora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29/12/2023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7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7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9/02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9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09/02/2024</text:p>
          </table:table-cell>
          <table:table-cell table:style-name="ce4" office:value-type="string" calcext:value-type="string">
            <text:p>07/02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Extinção da Execução pelo cumprimento</text:p>
          </table:table-cell>
          <table:table-cell office:value-type="string" calcext:value-type="string">
            <text:p>09/02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1867" calcext:value-type="float">
            <text:p>348186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00721-57.2019.8.21.0124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3/12/2023</text:p>
          </table:table-cell>
          <table:table-cell office:value-type="string" calcext:value-type="string">
            <text:p>05/09/2019</text:p>
          </table:table-cell>
          <table:table-cell table:style-name="ce4" office:value-type="string" calcext:value-type="string">
            <text:p>19/03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CARMEN MARIA GIEHL</text:p>
          </table:table-cell>
          <table:table-cell office:value-type="string" calcext:value-type="string">
            <text:p>001.794.590-9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SANTANDER BRASIL SA</text:p>
          </table:table-cell>
          <table:table-cell office:value-type="string" calcext:value-type="string">
            <text:p>MARCOS JOEL KUHN</text:p>
          </table:table-cell>
          <table:table-cell office:value-type="string" calcext:value-type="string">
            <text:p>Webmotors x CARMEN MARIA GIEH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anto Cristo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1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O VEÍCULO CLONADO/ROUBADO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05/09/2019</text:p>
          </table:table-cell>
          <table:table-cell office:value-type="float" office:value="67270" calcext:value-type="float">
            <text:p>6727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3.162642134" calcext:value-type="float">
            <text:p>63,162642134</text:p>
          </table:table-cell>
          <table:table-cell office:value-type="float" office:value="95.995626829" calcext:value-type="float">
            <text:p>95,995626829</text:p>
          </table:table-cell>
          <table:table-cell office:value-type="string" calcext:value-type="string">
            <text:p>Calculado</text:p>
          </table:table-cell>
          <table:table-cell office:value-type="float" office:value="157446.61" calcext:value-type="float">
            <text:p>157446,61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67270" calcext:value-type="float">
            <text:p>67270</text:p>
          </table:table-cell>
          <table:table-cell table:number-columns-repeated="2" office:value-type="float" office:value="157446.61" calcext:value-type="float">
            <text:p>157446,61</text:p>
          </table:table-cell>
          <table:table-cell office:value-type="float" office:value="0" calcext:value-type="float">
            <text:p>0</text:p>
          </table:table-cell>
          <table:table-cell office:value-type="float" office:value="67270" calcext:value-type="float">
            <text:p>67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3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9/03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19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Acórdão Favorável à GMB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2022" calcext:value-type="float">
            <text:p>348202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000989-46.2023.8.16.0109</text:p>
          </table:table-cell>
          <table:table-cell office:value-type="string" calcext:value-type="string">
            <text:p>Judicial – Dano Materi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3/12/2023</text:p>
          </table:table-cell>
          <table:table-cell office:value-type="string" calcext:value-type="string">
            <text:p>13/03/2023</text:p>
          </table:table-cell>
          <table:table-cell table:style-name="ce4" office:value-type="string" calcext:value-type="string">
            <text:p>10/06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PATRICK PLAZA TUDISCO COMERCIO DE VEICULOS</text:p>
          </table:table-cell>
          <table:table-cell office:value-type="string" calcext:value-type="string">
            <text:p>09.390.282/0001-5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AYMORE CREDITO FINANCIAMENTO E INVESTIMENTO SA</text:p>
          </table:table-cell>
          <table:table-cell office:value-type="string" calcext:value-type="string">
            <text:p>ALINE FRANCIELY SALVADOR E SILVA</text:p>
          </table:table-cell>
          <table:table-cell office:value-type="string" calcext:value-type="string">
            <text:p>Webmotors x PATRICK PLAZA TUDISCO COMERCIO DE VEICUL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andaguari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Condenação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Dano material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13/03/2023</text:p>
          </table:table-cell>
          <table:table-cell office:value-type="float" office:value="28018.81" calcext:value-type="float">
            <text:p>28018,81</text:p>
          </table:table-cell>
          <table:table-cell office:value-type="float" office:value="3987.36" calcext:value-type="float">
            <text:p>3987,36</text:p>
          </table:table-cell>
          <table:table-cell office:value-type="float" office:value="15" calcext:value-type="float">
            <text:p>15</text:p>
          </table:table-cell>
          <table:table-cell office:value-type="float" office:value="99.744602461" calcext:value-type="float">
            <text:p>99,744602461</text:p>
          </table:table-cell>
          <table:table-cell office:value-type="float" office:value="96.693616822" calcext:value-type="float">
            <text:p>96,693616822</text:p>
          </table:table-cell>
          <table:table-cell office:value-type="string" calcext:value-type="string">
            <text:p>Calculado</text:p>
          </table:table-cell>
          <table:table-cell office:value-type="float" office:value="31236.04" calcext:value-type="float">
            <text:p>31236,0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8018.81" calcext:value-type="float">
            <text:p>28018,81</text:p>
          </table:table-cell>
          <table:table-cell table:number-columns-repeated="2" office:value-type="float" office:value="31236.04" calcext:value-type="float">
            <text:p>31236,04</text:p>
          </table:table-cell>
          <table:table-cell office:value-type="float" office:value="3987.36" calcext:value-type="float">
            <text:p>3987,36</text:p>
          </table:table-cell>
          <table:table-cell office:value-type="float" office:value="28018.81" calcext:value-type="float">
            <text:p>28018,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3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3/05/2024</text:p>
          </table:table-cell>
          <table:table-cell office:value-type="string" calcext:value-type="string">
            <text:p>30/10/2024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3/05/2024</text:p>
          </table:table-cell>
          <table:table-cell table:style-name="ce4" office:value-type="string" calcext:value-type="string">
            <text:p>09/05/2024</text:p>
          </table:table-cell>
          <table:table-cell office:value-type="string" calcext:value-type="string">
            <text:p>nicolas.vieira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10/06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xecução</text:p>
          </table:table-cell>
          <table:table-cell office:value-type="string" calcext:value-type="string">
            <text:p>Pagamento do valor executado</text:p>
          </table:table-cell>
          <table:table-cell office:value-type="string" calcext:value-type="string">
            <text:p>30/10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1870" calcext:value-type="float">
            <text:p>348187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307061-32.2016.8.24.0033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3/12/2023</text:p>
          </table:table-cell>
          <table:table-cell office:value-type="string" calcext:value-type="string">
            <text:p>10/11/2015</text:p>
          </table:table-cell>
          <table:table-cell table:style-name="ce4" office:value-type="string" calcext:value-type="string">
            <text:p>19/03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FLAVIO OLIVEIRA DE SOUZA</text:p>
          </table:table-cell>
          <table:table-cell office:value-type="string" calcext:value-type="string">
            <text:p>004.261.259-40</text:p>
          </table:table-cell>
          <table:table-cell office:value-type="string" calcext:value-type="string">
            <text:p>PATRICIA HELENA SCHULTER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TOKIO COMERCIO DE VEICULOS LTDA</text:p>
          </table:table-cell>
          <table:table-cell office:value-type="string" calcext:value-type="string">
            <text:p>DEYMES CACHOEIRA DE OLIVEIRA</text:p>
          </table:table-cell>
          <table:table-cell office:value-type="string" calcext:value-type="string">
            <text:p>Webmotors x FLAVIO OLIVEIRA DE SOUZ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Itajaí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1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0/11/2015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1.860960533" calcext:value-type="float">
            <text:p>51,860960533</text:p>
          </table:table-cell>
          <table:table-cell office:value-type="float" office:value="95.995626829" calcext:value-type="float">
            <text:p>95,995626829</text:p>
          </table:table-cell>
          <table:table-cell office:value-type="string" calcext:value-type="string">
            <text:p>Calculado</text:p>
          </table:table-cell>
          <table:table-cell office:value-type="float" office:value="222122.29" calcext:value-type="float">
            <text:p>222122,29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222122.29" calcext:value-type="float">
            <text:p>222122,29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3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9/03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19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Acórdão Favorável à GMB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603452" calcext:value-type="float">
            <text:p>360345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RECLAMAÇÃO 0124-000.360-8</text:p>
          </table:table-cell>
          <table:table-cell office:value-type="string" calcext:value-type="string">
            <text:p>Reclamação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20/05/2024</text:p>
          </table:table-cell>
          <table:table-cell office:value-type="string" calcext:value-type="string">
            <text:p>10/05/2024</text:p>
          </table:table-cell>
          <table:table-cell table:style-name="ce4" office:value-type="string" calcext:value-type="string">
            <text:p>18/09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RAFAEL GALENCIO GRIGOLETTO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EM PATRONO CONSTITUÍDO</text:p>
          </table:table-cell>
          <table:table-cell office:value-type="string" calcext:value-type="string">
            <text:p>Webmotors x RAFAEL GALENCIO GRIGOLETT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Barra Bonita</text:p>
          </table:table-cell>
          <table:table-cell office:value-type="string" calcext:value-type="string">
            <text:p>PROGRAMA DE PROTEÇÃO E DEFESA DO CONSUMIDOR</text:p>
          </table:table-cell>
          <table:table-cell office:value-type="string" calcext:value-type="string">
            <text:p>PROCON</text:p>
          </table:table-cell>
          <table:table-cell office:value-type="string" calcext:value-type="string">
            <text:p>ADMINISTRATIVO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Procon sem Acordo</text:p>
          </table:table-cell>
          <table:table-cell table:number-columns-repeated="1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10/05/2024</text:p>
          </table:table-cell>
          <table:table-cell office:value-type="float" office:value="2262.47" calcext:value-type="float">
            <text:p>2262,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.840635169" calcext:value-type="float">
            <text:p>95,840635169</text:p>
          </table:table-cell>
          <table:table-cell office:value-type="float" office:value="98.355851" calcext:value-type="float">
            <text:p>98,355851</text:p>
          </table:table-cell>
          <table:table-cell office:value-type="string" calcext:value-type="string">
            <text:p>Calculado</text:p>
          </table:table-cell>
          <table:table-cell office:value-type="float" office:value="2414.72" calcext:value-type="float">
            <text:p>2414,72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262.47" calcext:value-type="float">
            <text:p>2262,47</text:p>
          </table:table-cell>
          <table:table-cell table:number-columns-repeated="2" office:value-type="float" office:value="2414.72" calcext:value-type="float">
            <text:p>2414,72</text:p>
          </table:table-cell>
          <table:table-cell office:value-type="float" office:value="0" calcext:value-type="float">
            <text:p>0</text:p>
          </table:table-cell>
          <table:table-cell office:value-type="float" office:value="2262.47" calcext:value-type="float">
            <text:p>2262,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0/05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5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5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8/09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8/09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18/09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ARQUIVAMENTO-PROCON</text:p>
          </table:table-cell>
          <table:table-cell office:value-type="string" calcext:value-type="string">
            <text:p>18/09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4646" calcext:value-type="float">
            <text:p>348464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02228-57.2023.8.24.0018</text:p>
          </table:table-cell>
          <table:table-cell office:value-type="string" calcext:value-type="string">
            <text:p>Judicial –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8/12/2023</text:p>
          </table:table-cell>
          <table:table-cell office:value-type="string" calcext:value-type="string">
            <text:p>31/01/2023</text:p>
          </table:table-cell>
          <table:table-cell table:style-name="ce4" office:value-type="string" calcext:value-type="string">
            <text:p>09/05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I S COMERCIO DE VEICULOS LTDA</text:p>
          </table:table-cell>
          <table:table-cell office:value-type="string" calcext:value-type="string">
            <text:p>11.700.834/0001-2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UDIMAR ROBERTO BORTOLOTTO</text:p>
          </table:table-cell>
          <table:table-cell office:value-type="string" calcext:value-type="string">
            <text:p>Webmotors x I S COMERCIO DE VEICULOS LTD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hapecó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3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Condenação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Dano moral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31/01/2023</text:p>
          </table:table-cell>
          <table:table-cell office:value-type="float" office:value="10053.61" calcext:value-type="float">
            <text:p>10053,61</text:p>
          </table:table-cell>
          <table:table-cell office:value-type="float" office:value="15419.83" calcext:value-type="float">
            <text:p>15419,83</text:p>
          </table:table-cell>
          <table:table-cell office:value-type="float" office:value="16" calcext:value-type="float">
            <text:p>16</text:p>
          </table:table-cell>
          <table:table-cell office:value-type="float" office:value="99.595334949" calcext:value-type="float">
            <text:p>99,595334949</text:p>
          </table:table-cell>
          <table:table-cell office:value-type="float" office:value="95.840635169" calcext:value-type="float">
            <text:p>95,840635169</text:p>
          </table:table-cell>
          <table:table-cell office:value-type="string" calcext:value-type="string">
            <text:p>Calculado</text:p>
          </table:table-cell>
          <table:table-cell office:value-type="float" office:value="11222.53" calcext:value-type="float">
            <text:p>11222,53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0053.61" calcext:value-type="float">
            <text:p>10053,61</text:p>
          </table:table-cell>
          <table:table-cell table:number-columns-repeated="2" office:value-type="float" office:value="11222.53" calcext:value-type="float">
            <text:p>11222,53</text:p>
          </table:table-cell>
          <table:table-cell office:value-type="float" office:value="15419.83" calcext:value-type="float">
            <text:p>15419,83</text:p>
          </table:table-cell>
          <table:table-cell office:value-type="float" office:value="10053.61" calcext:value-type="float">
            <text:p>10053,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8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6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6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6/02/2024</text:p>
          </table:table-cell>
          <table:table-cell office:value-type="string" calcext:value-type="string">
            <text:p>09/05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8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09/05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Peticionado o cumprimento da integral condenação</text:p>
          </table:table-cell>
          <table:table-cell office:value-type="string" calcext:value-type="string">
            <text:p>09/05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732587" calcext:value-type="float">
            <text:p>373258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PROCON-SP 0544628/2024</text:p>
          </table:table-cell>
          <table:table-cell office:value-type="string" calcext:value-type="string">
            <text:p>Notificação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11/10/2024</text:p>
          </table:table-cell>
          <table:table-cell office:value-type="string" calcext:value-type="string">
            <text:p>10/10/2024</text:p>
          </table:table-cell>
          <table:table-cell office:value-type="string" calcext:value-type="string">
            <text:p>06/10/2024</text:p>
          </table:table-cell>
          <table:table-cell table:style-name="ce4" office:value-type="string" calcext:value-type="string">
            <text:p>20/12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FUNDACAO DE PROTECAO E DEFESA DO CONSUMIDOR PROCON SP</text:p>
          </table:table-cell>
          <table:table-cell office:value-type="string" calcext:value-type="string">
            <text:p>57.659.583/0001-8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EM PATRONO CONSTITUÍDO</text:p>
          </table:table-cell>
          <table:table-cell office:value-type="string" calcext:value-type="string">
            <text:p>Webmotors x FUNDACAO DE PROTECAO E DEFESA DO CONSUMIDOR PROCON SP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PROGRAMA DE PROTEÇÃO E DEFESA DO CONSUMIDOR</text:p>
          </table:table-cell>
          <table:table-cell office:value-type="string" calcext:value-type="string">
            <text:p>PROCON</text:p>
          </table:table-cell>
          <table:table-cell office:value-type="string" calcext:value-type="string">
            <text:p>ADMINISTRATIVO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Procon sem Acordo</text:p>
          </table:table-cell>
          <table:table-cell table:number-columns-repeated="1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06/10/20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8.965657276" calcext:value-type="float">
            <text:p>98,965657276</text:p>
          </table:table-cell>
          <table:table-cell office:value-type="float" office:value="101.776044425" calcext:value-type="float">
            <text:p>101,776044425</text:p>
          </table:table-cell>
          <table:table-cell office:value-type="string" calcext:value-type="string">
            <text:p>Calculado</text:p>
          </table:table-cell>
          <table:table-cell office:value-type="float" office:value="1048.97" calcext:value-type="float">
            <text:p>1048,97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48.97" calcext:value-type="float">
            <text:p>1048,9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sível Duplicidade: Parte Autora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1/10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7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7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7/11/2024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7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20/12/202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ARQUIVAMENTO-PROCON</text:p>
          </table:table-cell>
          <table:table-cell table:style-name="ce2" office:value-type="string" calcext:value-type="string">
            <text:p>***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4657" calcext:value-type="float">
            <text:p>348465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832634-05.2023.8.19.0002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8/12/2023</text:p>
          </table:table-cell>
          <table:table-cell office:value-type="string" calcext:value-type="string">
            <text:p>14/09/2023</text:p>
          </table:table-cell>
          <table:table-cell table:style-name="ce4" office:value-type="string" calcext:value-type="string">
            <text:p>20/03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FELIPE CHAVAO SIMONATO</text:p>
          </table:table-cell>
          <table:table-cell office:value-type="string" calcext:value-type="string">
            <text:p>156.184.627-9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AYMORE CREDITO, FINANCIAMENTO E INVESTIMENTO S/A - SANTANDER FINANCIAMENTOS</text:p>
          </table:table-cell>
          <table:table-cell office:value-type="string" calcext:value-type="string">
            <text:p>VICTOR ARAUJO BONIFACIO PIRES</text:p>
          </table:table-cell>
          <table:table-cell office:value-type="string" calcext:value-type="string">
            <text:p>Webmotors x FELIPE CHAVAO SIMONAT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Niterói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2ª 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4/09/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4.337645285" calcext:value-type="float">
            <text:p>94,337645285</text:p>
          </table:table-cell>
          <table:table-cell office:value-type="float" office:value="95.995626829" calcext:value-type="float">
            <text:p>95,995626829</text:p>
          </table:table-cell>
          <table:table-cell office:value-type="string" calcext:value-type="string">
            <text:p>Calcul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659.68" calcext:value-type="float">
            <text:p>35659,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8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9/03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20/03/2024</text:p>
          </table:table-cell>
          <table:table-cell table:style-name="ce4" office:value-type="string" calcext:value-type="string">
            <text:p>19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Improcedência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5325" calcext:value-type="float">
            <text:p>348532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816272-59.2022.8.19.0002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9/12/2023</text:p>
          </table:table-cell>
          <table:table-cell office:value-type="string" calcext:value-type="string">
            <text:p>15/09/2022</text:p>
          </table:table-cell>
          <table:table-cell table:style-name="ce4" office:value-type="string" calcext:value-type="string">
            <text:p>20/03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TAINA ANACLETO DE ALCANTARA</text:p>
          </table:table-cell>
          <table:table-cell office:value-type="string" calcext:value-type="string">
            <text:p>121.869.157-3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SINAL VERDE VEICULOS INB IMPORTACAO C V EIRELI</text:p>
          </table:table-cell>
          <table:table-cell office:value-type="string" calcext:value-type="string">
            <text:p>THIAGO DE PAIVA FERRO</text:p>
          </table:table-cell>
          <table:table-cell office:value-type="string" calcext:value-type="string">
            <text:p>Webmotors x TAINA ANACLETO DE ALCANTAR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Niterói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3º 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5/09/202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1.64983567" calcext:value-type="float">
            <text:p>101,64983567</text:p>
          </table:table-cell>
          <table:table-cell office:value-type="float" office:value="95.995626829" calcext:value-type="float">
            <text:p>95,995626829</text:p>
          </table:table-cell>
          <table:table-cell office:value-type="string" calcext:value-type="string">
            <text:p>Calculado</text:p>
          </table:table-cell>
          <table:table-cell office:value-type="float" office:value="11143.63" calcext:value-type="float">
            <text:p>11143,63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11143.63" calcext:value-type="float">
            <text:p>11143,63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9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9/03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20/03/2024</text:p>
          </table:table-cell>
          <table:table-cell table:style-name="ce4" office:value-type="string" calcext:value-type="string">
            <text:p>19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Improcedência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604557" calcext:value-type="float">
            <text:p>360455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Notificação Extrajudicial - Autora Juliane Lobato</text:p>
          </table:table-cell>
          <table:table-cell office:value-type="string" calcext:value-type="string">
            <text:p>Notificação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21/05/2024</text:p>
          </table:table-cell>
          <table:table-cell office:value-type="string" calcext:value-type="string">
            <text:p>09/05/2024</text:p>
          </table:table-cell>
          <table:table-cell table:style-name="ce4" office:value-type="string" calcext:value-type="string">
            <text:p>27/05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JULIANE LOBATO MENDES CAMARGO</text:p>
          </table:table-cell>
          <table:table-cell office:value-type="string" calcext:value-type="string">
            <text:p>492.423.758-2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LUCAS FERNANDO DIAS MIRANDA</text:p>
          </table:table-cell>
          <table:table-cell office:value-type="string" calcext:value-type="string">
            <text:p>Webmotors x JULIANE LOBATO MENDES CAMARG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mbu das Artes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1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Ofício</text:p>
          </table:table-cell>
          <table:table-cell table:number-columns-repeated="1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09/05/202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5.840635169" calcext:value-type="float">
            <text:p>95,840635169</text:p>
          </table:table-cell>
          <table:table-cell office:value-type="string" calcext:value-type="string">
            <text:p>Calculado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sível Duplicidade: Parte Autora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21/05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4/05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4/05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24/05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4/05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27/05/2024</text:p>
          </table:table-cell>
          <table:table-cell table:style-name="ce4" office:value-type="string" calcext:value-type="string">
            <text:p>24/05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ARQUIVAMENTO-PROCON</text:p>
          </table:table-cell>
          <table:table-cell office:value-type="string" calcext:value-type="string">
            <text:p>24/05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8200" calcext:value-type="float">
            <text:p>348820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837327-17.2021.8.14.0301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22/12/2023</text:p>
          </table:table-cell>
          <table:table-cell office:value-type="string" calcext:value-type="string">
            <text:p>02/07/2021</text:p>
          </table:table-cell>
          <table:table-cell table:style-name="ce4" office:value-type="string" calcext:value-type="string">
            <text:p>20/03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K VINICIUS B MODESTO EIRELI</text:p>
          </table:table-cell>
          <table:table-cell office:value-type="string" calcext:value-type="string">
            <text:p>31.353.990/0001-7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SANTANDER BRASIL SA</text:p>
          </table:table-cell>
          <table:table-cell office:value-type="string" calcext:value-type="string">
            <text:p>JOSE ROBERTO BECHIR MAUES FILHO</text:p>
          </table:table-cell>
          <table:table-cell office:value-type="string" calcext:value-type="string">
            <text:p>Webmotors x K VINICIUS B MODESTO EIRELI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Juizado Especial Cível de Belém</text:p>
          </table:table-cell>
          <table:table-cell office:value-type="string" calcext:value-type="string">
            <text:p>6º 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PRÁTICAS ABUSIVAS</text:p>
          </table:table-cell>
          <table:table-cell office:value-type="string" calcext:value-type="string">
            <text:p>VENDA CASA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2/07/2021</text:p>
          </table:table-cell>
          <table:table-cell office:value-type="float" office:value="40704.28" calcext:value-type="float">
            <text:p>40704,2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2.277403882" calcext:value-type="float">
            <text:p>92,277403882</text:p>
          </table:table-cell>
          <table:table-cell office:value-type="float" office:value="95.995626829" calcext:value-type="float">
            <text:p>95,995626829</text:p>
          </table:table-cell>
          <table:table-cell office:value-type="string" calcext:value-type="string">
            <text:p>Calculado</text:p>
          </table:table-cell>
          <table:table-cell office:value-type="float" office:value="55894.63" calcext:value-type="float">
            <text:p>55894,63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40704.28" calcext:value-type="float">
            <text:p>40704,28</text:p>
          </table:table-cell>
          <table:table-cell table:number-columns-repeated="2" office:value-type="float" office:value="55894.63" calcext:value-type="float">
            <text:p>55894,63</text:p>
          </table:table-cell>
          <table:table-cell office:value-type="float" office:value="0" calcext:value-type="float">
            <text:p>0</text:p>
          </table:table-cell>
          <table:table-cell office:value-type="float" office:value="40704.28" calcext:value-type="float">
            <text:p>40704,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2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9/03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20/03/2024</text:p>
          </table:table-cell>
          <table:table-cell table:style-name="ce4" office:value-type="string" calcext:value-type="string">
            <text:p>19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Recursal</text:p>
          </table:table-cell>
          <table:table-cell office:value-type="string" calcext:value-type="string">
            <text:p>aguardando julgamento de recurso para 2ª instância - parte contrária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5285" calcext:value-type="float">
            <text:p>349528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97939-54.2023.8.26.0002</text:p>
          </table:table-cell>
          <table:table-cell office:value-type="string" calcext:value-type="string">
            <text:p>Judicial - Obrigação de Fazer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05/01/2024</text:p>
          </table:table-cell>
          <table:table-cell office:value-type="string" calcext:value-type="string">
            <text:p>24/11/2023</text:p>
          </table:table-cell>
          <table:table-cell office:value-type="string" calcext:value-type="string">
            <text:p>23/11/2023</text:p>
          </table:table-cell>
          <table:table-cell table:style-name="ce4" office:value-type="string" calcext:value-type="string">
            <text:p>19/03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CARLOS ALBERTO DIB</text:p>
          </table:table-cell>
          <table:table-cell office:value-type="string" calcext:value-type="string">
            <text:p>036.879.728-7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ICARDO S CARVALHO</text:p>
          </table:table-cell>
          <table:table-cell office:value-type="string" calcext:value-type="string">
            <text:p>Webmotors x CARLOS ALBERTO DI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ÓRUM REGIONAL II - SANTO AMARO</text:p>
          </table:table-cell>
          <table:table-cell office:value-type="string" calcext:value-type="string">
            <text:p>2ª 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OUTROS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xtinção sem mérito</text:p>
          </table:table-cell>
          <table:table-cell office:value-type="string" calcext:value-type="string">
            <text:p>Demais hipóteses do art. 267 CPC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3/11/2023</text:p>
          </table:table-cell>
          <table:table-cell office:value-type="float" office:value="52800" calcext:value-type="float">
            <text:p>52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.160128045" calcext:value-type="float">
            <text:p>95,160128045</text:p>
          </table:table-cell>
          <table:table-cell office:value-type="float" office:value="95.995626829" calcext:value-type="float">
            <text:p>95,995626829</text:p>
          </table:table-cell>
          <table:table-cell office:value-type="string" calcext:value-type="string">
            <text:p>Calculado</text:p>
          </table:table-cell>
          <table:table-cell office:value-type="float" office:value="55394.12" calcext:value-type="float">
            <text:p>55394,12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52800" calcext:value-type="float">
            <text:p>52800</text:p>
          </table:table-cell>
          <table:table-cell table:number-columns-repeated="2" office:value-type="float" office:value="55394.12" calcext:value-type="float">
            <text:p>55394,12</text:p>
          </table:table-cell>
          <table:table-cell office:value-type="float" office:value="0" calcext:value-type="float">
            <text:p>0</text:p>
          </table:table-cell>
          <table:table-cell office:value-type="float" office:value="52800" calcext:value-type="float">
            <text:p>52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5/01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9/03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19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Extinção sem julgamento do mérito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5306" calcext:value-type="float">
            <text:p>349530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9988-16.2023.8.26.0004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05/01/2024</text:p>
          </table:table-cell>
          <table:table-cell office:value-type="string" calcext:value-type="string">
            <text:p>20/07/2023</text:p>
          </table:table-cell>
          <table:table-cell office:value-type="string" calcext:value-type="string">
            <text:p>15/06/2023</text:p>
          </table:table-cell>
          <table:table-cell table:style-name="ce4" office:value-type="string" calcext:value-type="string">
            <text:p>01/03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FERNANDO ANTONIO MARINHO DA SILVA</text:p>
          </table:table-cell>
          <table:table-cell office:value-type="string" calcext:value-type="string">
            <text:p>125.994.728-9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C CAR VEICULOS ME</text:p>
          </table:table-cell>
          <table:table-cell office:value-type="string" calcext:value-type="string">
            <text:p>JULIA PEREIRA DE MORAES</text:p>
          </table:table-cell>
          <table:table-cell office:value-type="string" calcext:value-type="string">
            <text:p>Webmotors x FERNANDO ANTONIO MARINHO DA SILV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ÓRUM REGIONAL IV - LAPA I</text:p>
          </table:table-cell>
          <table:table-cell office:value-type="string" calcext:value-type="string">
            <text:p>1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xtinção sem mérito</text:p>
          </table:table-cell>
          <table:table-cell office:value-type="string" calcext:value-type="string">
            <text:p>Ilegitimidade de parte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15/06/2023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7.027652991" calcext:value-type="float">
            <text:p>97,027652991</text:p>
          </table:table-cell>
          <table:table-cell office:value-type="float" office:value="95.995626829" calcext:value-type="float">
            <text:p>95,995626829</text:p>
          </table:table-cell>
          <table:table-cell office:value-type="string" calcext:value-type="string">
            <text:p>Calculado</text:p>
          </table:table-cell>
          <table:table-cell office:value-type="float" office:value="17254.5" calcext:value-type="float">
            <text:p>17254,5</text:p>
          </table:table-cell>
          <table:table-cell office:value-type="string" calcext:value-type="string">
            <text:p>DANO MORAL</text:p>
          </table:table-cell>
          <table:table-cell table:style-name="ce4" office:value-type="string" calcext:value-type="string">
            <text:p>15/06/2023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7.027652991" calcext:value-type="float">
            <text:p>97,027652991</text:p>
          </table:table-cell>
          <table:table-cell office:value-type="float" office:value="95.995626829" calcext:value-type="float">
            <text:p>95,995626829</text:p>
          </table:table-cell>
          <table:table-cell office:value-type="string" calcext:value-type="string">
            <text:p>Calculado</text:p>
          </table:table-cell>
          <table:table-cell office:value-type="float" office:value="5392.03" calcext:value-type="float">
            <text:p>5392,03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number-columns-repeated="2" office:value-type="float" office:value="22646.53" calcext:value-type="float">
            <text:p>22646,53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5/01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6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6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1/03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1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01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Extinção sem julgamento do mérito</text:p>
          </table:table-cell>
          <table:table-cell office:value-type="string" calcext:value-type="string">
            <text:p>01/03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3970" calcext:value-type="float">
            <text:p>348397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4763-77.2023.8.26.0048</text:p>
          </table:table-cell>
          <table:table-cell office:value-type="string" calcext:value-type="string">
            <text:p>Judicial – Dano Materi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15/12/2023</text:p>
          </table:table-cell>
          <table:table-cell office:value-type="string" calcext:value-type="string">
            <text:p>16/06/2023</text:p>
          </table:table-cell>
          <table:table-cell office:value-type="string" calcext:value-type="string">
            <text:p>07/06/2023</text:p>
          </table:table-cell>
          <table:table-cell table:style-name="ce4" office:value-type="string" calcext:value-type="string">
            <text:p>26/02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JULIANO CESAR CORREIA DA SILVA</text:p>
          </table:table-cell>
          <table:table-cell office:value-type="string" calcext:value-type="string">
            <text:p>688.509.721-7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Webmotors x JULIANO CESAR CORREIA DA SILV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Atibaia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Condenação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Dano moral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07/06/2023</text:p>
          </table:table-cell>
          <table:table-cell office:value-type="float" office:value="329.9" calcext:value-type="float">
            <text:p>329,9</text:p>
          </table:table-cell>
          <table:table-cell office:value-type="float" office:value="340.55" calcext:value-type="float">
            <text:p>340,55</text:p>
          </table:table-cell>
          <table:table-cell office:value-type="float" office:value="8" calcext:value-type="float">
            <text:p>8</text:p>
          </table:table-cell>
          <table:table-cell office:value-type="float" office:value="97.027652991" calcext:value-type="float">
            <text:p>97,027652991</text:p>
          </table:table-cell>
          <table:table-cell office:value-type="float" office:value="96.497413378" calcext:value-type="float">
            <text:p>96,497413378</text:p>
          </table:table-cell>
          <table:table-cell office:value-type="string" calcext:value-type="string">
            <text:p>Calculado</text:p>
          </table:table-cell>
          <table:table-cell office:value-type="float" office:value="354.34" calcext:value-type="float">
            <text:p>354,34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329.9" calcext:value-type="float">
            <text:p>329,9</text:p>
          </table:table-cell>
          <table:table-cell table:number-columns-repeated="2" office:value-type="float" office:value="354.34" calcext:value-type="float">
            <text:p>354,34</text:p>
          </table:table-cell>
          <table:table-cell office:value-type="float" office:value="340.55" calcext:value-type="float">
            <text:p>340,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5/12/2023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2/2024</text:p>
          </table:table-cell>
          <table:table-cell office:value-type="string" calcext:value-type="string">
            <text:p>22/02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26/02/2024</text:p>
          </table:table-cell>
          <table:table-cell table:style-name="ce4" office:value-type="string" calcext:value-type="string">
            <text:p>22/02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Extinção da Execução pelo cumprimento</text:p>
          </table:table-cell>
          <table:table-cell office:value-type="string" calcext:value-type="string">
            <text:p>22/02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8251" calcext:value-type="float">
            <text:p>348825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08831-27.2020.8.13.0223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22/12/2023</text:p>
          </table:table-cell>
          <table:table-cell office:value-type="string" calcext:value-type="string">
            <text:p>21/09/2020</text:p>
          </table:table-cell>
          <table:table-cell table:style-name="ce4" office:value-type="string" calcext:value-type="string">
            <text:p>30/07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FLAVIO GONTIJO FIGUEIRA</text:p>
          </table:table-cell>
          <table:table-cell office:value-type="string" calcext:value-type="string">
            <text:p>039.759.336-8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TIM CELULAR SA</text:p>
          </table:table-cell>
          <table:table-cell office:value-type="string" calcext:value-type="string">
            <text:p>ANA PAULA MEIRELES LARA</text:p>
          </table:table-cell>
          <table:table-cell office:value-type="string" calcext:value-type="string">
            <text:p>Webmotors x FLAVIO GONTIJO FIGUEIR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Divinópolis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UJ - 2 JD.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OUTROS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1/09/2020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1.386761885" calcext:value-type="float">
            <text:p>71,386761885</text:p>
          </table:table-cell>
          <table:table-cell office:value-type="float" office:value="97.476835119" calcext:value-type="float">
            <text:p>97,476835119</text:p>
          </table:table-cell>
          <table:table-cell office:value-type="string" calcext:value-type="string">
            <text:p>Calculado</text:p>
          </table:table-cell>
          <table:table-cell office:value-type="float" office:value="29903.9" calcext:value-type="float">
            <text:p>29903,9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29903.9" calcext:value-type="float">
            <text:p>29903,9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2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1/04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1/04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4/07/2024</text:p>
          </table:table-cell>
          <table:table-cell office:value-type="string" calcext:value-type="string">
            <text:p>30/07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4/07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30/07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Acórdão Favorável à GMB</text:p>
          </table:table-cell>
          <table:table-cell office:value-type="string" calcext:value-type="string">
            <text:p>02/08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5414" calcext:value-type="float">
            <text:p>348541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809023-63.2023.8.19.0021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9/12/2023</text:p>
          </table:table-cell>
          <table:table-cell office:value-type="string" calcext:value-type="string">
            <text:p>02/03/2023</text:p>
          </table:table-cell>
          <table:table-cell table:style-name="ce4" office:value-type="string" calcext:value-type="string">
            <text:p>20/03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C J C MARINS AUTOMOVEIS E ESTACIONAMENTO</text:p>
          </table:table-cell>
          <table:table-cell office:value-type="string" calcext:value-type="string">
            <text:p>11.604.602/0001-74</text:p>
          </table:table-cell>
          <table:table-cell office:value-type="string" calcext:value-type="string">
            <text:p>CARLOS JOSE COELHO MARINS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SANTANDER BRASIL SA</text:p>
          </table:table-cell>
          <table:table-cell office:value-type="string" calcext:value-type="string">
            <text:p>FABRICIO FERREIRA DA CUNHA</text:p>
          </table:table-cell>
          <table:table-cell office:value-type="string" calcext:value-type="string">
            <text:p>Webmotors x C J C MARINS AUTOMOVEIS E ESTACIONAMENT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Duque de Caxias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2º JUIZADO ESPECIAL CÍVEL DA COMARCA DE DUQUE DE CAXIAS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2/03/2023</text:p>
          </table:table-cell>
          <table:table-cell office:value-type="float" office:value="30739.9" calcext:value-type="float">
            <text:p>30739,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9.744602461" calcext:value-type="float">
            <text:p>99,744602461</text:p>
          </table:table-cell>
          <table:table-cell office:value-type="float" office:value="95.995626829" calcext:value-type="float">
            <text:p>95,995626829</text:p>
          </table:table-cell>
          <table:table-cell office:value-type="string" calcext:value-type="string">
            <text:p>Calculado</text:p>
          </table:table-cell>
          <table:table-cell office:value-type="float" office:value="33134.66" calcext:value-type="float">
            <text:p>33134,66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30739.9" calcext:value-type="float">
            <text:p>30739,9</text:p>
          </table:table-cell>
          <table:table-cell table:number-columns-repeated="2" office:value-type="float" office:value="33134.66" calcext:value-type="float">
            <text:p>33134,66</text:p>
          </table:table-cell>
          <table:table-cell office:value-type="float" office:value="0" calcext:value-type="float">
            <text:p>0</text:p>
          </table:table-cell>
          <table:table-cell office:value-type="float" office:value="30739.9" calcext:value-type="float">
            <text:p>30739,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9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9/03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20/03/2024</text:p>
          </table:table-cell>
          <table:table-cell table:style-name="ce4" office:value-type="string" calcext:value-type="string">
            <text:p>19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Improcedência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724713" calcext:value-type="float">
            <text:p>372471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Processo 0526684/2024 PROCON-SP</text:p>
          </table:table-cell>
          <table:table-cell office:value-type="string" calcext:value-type="string">
            <text:p>Notificação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04/10/2024</text:p>
          </table:table-cell>
          <table:table-cell table:number-columns-repeated="2" office:value-type="string" calcext:value-type="string">
            <text:p>03/10/2024</text:p>
          </table:table-cell>
          <table:table-cell table:style-name="ce4" office:value-type="string" calcext:value-type="string">
            <text:p>13/12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FUNDACAO DE PROTECAO E DEFESA DO CONSUMIDOR PROCON SP</text:p>
          </table:table-cell>
          <table:table-cell office:value-type="string" calcext:value-type="string">
            <text:p>57.659.583/0001-8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EM PATRONO CONSTITUÍDO</text:p>
          </table:table-cell>
          <table:table-cell office:value-type="string" calcext:value-type="string">
            <text:p>Webmotors x FUNDACAO DE PROTECAO E DEFESA DO CONSUMIDOR PROCON SP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PROGRAMA DE PROTEÇÃO E DEFESA DO CONSUMIDOR</text:p>
          </table:table-cell>
          <table:table-cell office:value-type="string" calcext:value-type="string">
            <text:p>PROCON</text:p>
          </table:table-cell>
          <table:table-cell office:value-type="string" calcext:value-type="string">
            <text:p>ADMINISTRATIVO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FEITOS NA PRESTAÇÃO DE SERVIÇOS (ART. 14 DO CDC)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Procon sem Acordo</text:p>
          </table:table-cell>
          <table:table-cell table:number-columns-repeated="11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Obrigação de Fazer</text:p>
          </table:table-cell>
          <table:table-cell office:value-type="string" calcext:value-type="string">
            <text:p>03/10/20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8.965657276" calcext:value-type="float">
            <text:p>98,965657276</text:p>
          </table:table-cell>
          <table:table-cell office:value-type="float" office:value="101.776044425" calcext:value-type="float">
            <text:p>101,776044425</text:p>
          </table:table-cell>
          <table:table-cell office:value-type="string" calcext:value-type="string">
            <text:p>Calculado</text:p>
          </table:table-cell>
          <table:table-cell office:value-type="float" office:value="1048.97" calcext:value-type="float">
            <text:p>1048,97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48.97" calcext:value-type="float">
            <text:p>1048,9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sível Duplicidade: Parte Autora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4/10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5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5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1/11/2024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1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13/12/2024</text:p>
          </table:table-cell>
          <table:table-cell table:style-name="ce4" office:value-type="string" calcext:value-type="string">
            <text:p>11/11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ARQUIVAMENTO-PROCON</text:p>
          </table:table-cell>
          <table:table-cell office:value-type="string" calcext:value-type="string">
            <text:p>11/11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2573" calcext:value-type="float">
            <text:p>348257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08167-39.2023.8.21.0038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4/12/2023</text:p>
          </table:table-cell>
          <table:table-cell office:value-type="string" calcext:value-type="string">
            <text:p>17/08/2023</text:p>
          </table:table-cell>
          <table:table-cell table:style-name="ce4" office:value-type="string" calcext:value-type="string">
            <text:p>19/03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MARLUCIA NAVARINI</text:p>
          </table:table-cell>
          <table:table-cell office:value-type="string" calcext:value-type="string">
            <text:p>16.797.667/0001-0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DOUGLAS DE OLIVEIRA PINTO</text:p>
          </table:table-cell>
          <table:table-cell office:value-type="string" calcext:value-type="string">
            <text:p>Webmotors x MARLUCIA NAVARINI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Vacaria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Vara Adjunta do JEC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xtinção sem mérito</text:p>
          </table:table-cell>
          <table:table-cell office:value-type="string" calcext:value-type="string">
            <text:p>Demais hipóteses do art. 267 CPC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7/08/2023</text:p>
          </table:table-cell>
          <table:table-cell office:value-type="float" office:value="13200" calcext:value-type="float">
            <text:p>132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4.469903149" calcext:value-type="float">
            <text:p>94,469903149</text:p>
          </table:table-cell>
          <table:table-cell office:value-type="float" office:value="95.995626829" calcext:value-type="float">
            <text:p>95,995626829</text:p>
          </table:table-cell>
          <table:table-cell office:value-type="string" calcext:value-type="string">
            <text:p>Calculado</text:p>
          </table:table-cell>
          <table:table-cell office:value-type="float" office:value="14352.11" calcext:value-type="float">
            <text:p>14352,11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3200" calcext:value-type="float">
            <text:p>13200</text:p>
          </table:table-cell>
          <table:table-cell table:number-columns-repeated="2" office:value-type="float" office:value="14352.11" calcext:value-type="float">
            <text:p>14352,11</text:p>
          </table:table-cell>
          <table:table-cell office:value-type="float" office:value="0" calcext:value-type="float">
            <text:p>0</text:p>
          </table:table-cell>
          <table:table-cell office:value-type="float" office:value="13200" calcext:value-type="float">
            <text:p>13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4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9/03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19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Extinção sem julgamento do mérito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5421" calcext:value-type="float">
            <text:p>348542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011036-30.2012.8.13.0180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9/12/2023</text:p>
          </table:table-cell>
          <table:table-cell office:value-type="string" calcext:value-type="string">
            <text:p>24/05/2012</text:p>
          </table:table-cell>
          <table:table-cell table:style-name="ce4" office:value-type="string" calcext:value-type="string">
            <text:p>27/01/2025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FREDERICO MELGACO RIBEIRO DE OLIVEIRA</text:p>
          </table:table-cell>
          <table:table-cell office:value-type="string" calcext:value-type="string">
            <text:p>041.405.236-6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SANTANDER BRASIL SA</text:p>
          </table:table-cell>
          <table:table-cell office:value-type="string" calcext:value-type="string">
            <text:p>FREDERICO MELGACO RIBEIRO DE OLIVEIRA</text:p>
          </table:table-cell>
          <table:table-cell office:value-type="string" calcext:value-type="string">
            <text:p>Webmotors x FREDERICO MELGACO RIBEIRO DE OLIVEIR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ongonhas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1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24/05/2012</text:p>
          </table:table-cell>
          <table:table-cell office:value-type="float" office:value="120000" calcext:value-type="float">
            <text:p>120000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41.17592" calcext:value-type="float">
            <text:p>41,17592</text:p>
          </table:table-cell>
          <table:table-cell office:value-type="float" office:value="102.732739243" calcext:value-type="float">
            <text:p>102,732739243</text:p>
          </table:table-cell>
          <table:table-cell office:value-type="string" calcext:value-type="string">
            <text:p>Calculado</text:p>
          </table:table-cell>
          <table:table-cell office:value-type="float" office:value="754479.33" calcext:value-type="float">
            <text:p>754479,33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20000" calcext:value-type="float">
            <text:p>120000</text:p>
          </table:table-cell>
          <table:table-cell table:number-columns-repeated="2" office:value-type="float" office:value="754479.33" calcext:value-type="float">
            <text:p>754479,33</text:p>
          </table:table-cell>
          <table:table-cell office:value-type="float" office:value="0" calcext:value-type="float">
            <text:p>0</text:p>
          </table:table-cell>
          <table:table-cell office:value-type="float" office:value="120000" calcext:value-type="float">
            <text:p>1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9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4/06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4/06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4/11/2024</text:p>
          </table:table-cell>
          <table:table-cell office:value-type="string" calcext:value-type="string">
            <text:p>24/01/2025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4/1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27/01/2025</text:p>
          </table:table-cell>
          <table:table-cell table:style-name="ce4" office:value-type="string" calcext:value-type="string">
            <text:p>24/01/2025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Improcedência</text:p>
          </table:table-cell>
          <table:table-cell office:value-type="string" calcext:value-type="string">
            <text:p>28/01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2576" calcext:value-type="float">
            <text:p>348257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6065-20.2022.8.26.0229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4/12/2023</text:p>
          </table:table-cell>
          <table:table-cell office:value-type="string" calcext:value-type="string">
            <text:p>13/07/2022</text:p>
          </table:table-cell>
          <table:table-cell table:style-name="ce4" office:value-type="string" calcext:value-type="string">
            <text:p>23/02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JOAO BATISTA CAGNONI</text:p>
          </table:table-cell>
          <table:table-cell office:value-type="string" calcext:value-type="string">
            <text:p>313.969.868-2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PRISCILA SOUZA LIMA DOS SANTOS</text:p>
          </table:table-cell>
          <table:table-cell office:value-type="string" calcext:value-type="string">
            <text:p>ALEXANDRE VICTOR DA SILVA</text:p>
          </table:table-cell>
          <table:table-cell office:value-type="string" calcext:value-type="string">
            <text:p>Webmotors x JOAO BATISTA CAGNONI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ortolândia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3/07/2022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2.151881522" calcext:value-type="float">
            <text:p>102,151881522</text:p>
          </table:table-cell>
          <table:table-cell office:value-type="float" office:value="96.497413378" calcext:value-type="float">
            <text:p>96,497413378</text:p>
          </table:table-cell>
          <table:table-cell office:value-type="string" calcext:value-type="string">
            <text:p>Calculado</text:p>
          </table:table-cell>
          <table:table-cell office:value-type="float" office:value="28103.23" calcext:value-type="float">
            <text:p>28103,23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8103.23" calcext:value-type="float">
            <text:p>28103,23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4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2/2024</text:p>
          </table:table-cell>
          <table:table-cell office:value-type="string" calcext:value-type="string">
            <text:p>22/02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23/02/2024</text:p>
          </table:table-cell>
          <table:table-cell table:style-name="ce4" office:value-type="string" calcext:value-type="string">
            <text:p>22/02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Improcedência</text:p>
          </table:table-cell>
          <table:table-cell office:value-type="string" calcext:value-type="string">
            <text:p>22/02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5427" calcext:value-type="float">
            <text:p>348542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5009811-78.2022.8.21.0029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9/12/2023</text:p>
          </table:table-cell>
          <table:table-cell office:value-type="string" calcext:value-type="string">
            <text:p>01/08/2022</text:p>
          </table:table-cell>
          <table:table-cell table:style-name="ce4" office:value-type="string" calcext:value-type="string">
            <text:p>19/03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RONALDO DE MATTOS FERNANDES E CIA LTDA</text:p>
          </table:table-cell>
          <table:table-cell office:value-type="string" calcext:value-type="string">
            <text:p>00.994.264/0001-0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JANAINA RITTER PEREIRA</text:p>
          </table:table-cell>
          <table:table-cell office:value-type="string" calcext:value-type="string">
            <text:p>Webmotors x RONALDO DE MATTOS FERNANDES E CIA LTD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anto Ângelo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Condenação</text:p>
          </table:table-cell>
          <table:table-cell office:value-type="string" calcext:value-type="string">
            <text:p>Obrigação De Fazer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1/08/2022</text:p>
          </table:table-cell>
          <table:table-cell office:value-type="float" office:value="18900.28" calcext:value-type="float">
            <text:p>18900,2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2.366400473" calcext:value-type="float">
            <text:p>102,366400473</text:p>
          </table:table-cell>
          <table:table-cell office:value-type="float" office:value="95.995626829" calcext:value-type="float">
            <text:p>95,995626829</text:p>
          </table:table-cell>
          <table:table-cell office:value-type="string" calcext:value-type="string">
            <text:p>Calculado</text:p>
          </table:table-cell>
          <table:table-cell office:value-type="float" office:value="21091.58" calcext:value-type="float">
            <text:p>21091,58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8900.28" calcext:value-type="float">
            <text:p>18900,28</text:p>
          </table:table-cell>
          <table:table-cell table:number-columns-repeated="2" office:value-type="float" office:value="21091.58" calcext:value-type="float">
            <text:p>21091,58</text:p>
          </table:table-cell>
          <table:table-cell office:value-type="float" office:value="0" calcext:value-type="float">
            <text:p>0</text:p>
          </table:table-cell>
          <table:table-cell office:value-type="float" office:value="18900.28" calcext:value-type="float">
            <text:p>18900,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9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9/03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19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Acórdão Favorável à GMB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5169" calcext:value-type="float">
            <text:p>349516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20447-75.2022.8.26.0016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05/01/2024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15/10/2022</text:p>
          </table:table-cell>
          <table:table-cell table:style-name="ce4" office:value-type="string" calcext:value-type="string">
            <text:p>19/03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THADEU DA SILVA ANTONIO</text:p>
          </table:table-cell>
          <table:table-cell office:value-type="string" calcext:value-type="string">
            <text:p>325.566.008-4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SANTANDER BRASIL SA</text:p>
          </table:table-cell>
          <table:table-cell office:value-type="string" calcext:value-type="string">
            <text:p>EDMIR ESPINDOLA</text:p>
          </table:table-cell>
          <table:table-cell office:value-type="string" calcext:value-type="string">
            <text:p>Webmotors x THADEU DA SILVA ANTONI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2ª 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xtinção sem mérito</text:p>
          </table:table-cell>
          <table:table-cell office:value-type="string" calcext:value-type="string">
            <text:p>Demais hipóteses do art. 267 CPC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15/10/2022</text:p>
          </table:table-cell>
          <table:table-cell office:value-type="float" office:value="36360" calcext:value-type="float">
            <text:p>3636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0.684162231" calcext:value-type="float">
            <text:p>100,684162231</text:p>
          </table:table-cell>
          <table:table-cell office:value-type="float" office:value="95.995626829" calcext:value-type="float">
            <text:p>95,995626829</text:p>
          </table:table-cell>
          <table:table-cell office:value-type="string" calcext:value-type="string">
            <text:p>Calculado</text:p>
          </table:table-cell>
          <table:table-cell office:value-type="float" office:value="40560.19" calcext:value-type="float">
            <text:p>40560,19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36360" calcext:value-type="float">
            <text:p>36360</text:p>
          </table:table-cell>
          <table:table-cell table:number-columns-repeated="2" office:value-type="float" office:value="40560.19" calcext:value-type="float">
            <text:p>40560,19</text:p>
          </table:table-cell>
          <table:table-cell office:value-type="float" office:value="0" calcext:value-type="float">
            <text:p>0</text:p>
          </table:table-cell>
          <table:table-cell office:value-type="float" office:value="36360" calcext:value-type="float">
            <text:p>36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5/01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9/03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19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Extinção sem julgamento do mérito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5377" calcext:value-type="float">
            <text:p>349537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13953-39.2021.8.26.0564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05/01/2024</text:p>
          </table:table-cell>
          <table:table-cell office:value-type="string" calcext:value-type="string">
            <text:p>02/07/2021</text:p>
          </table:table-cell>
          <table:table-cell office:value-type="string" calcext:value-type="string">
            <text:p>07/06/2021</text:p>
          </table:table-cell>
          <table:table-cell table:style-name="ce4" office:value-type="string" calcext:value-type="string">
            <text:p>09/09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WALLACE MAKAREVICIUS</text:p>
          </table:table-cell>
          <table:table-cell office:value-type="string" calcext:value-type="string">
            <text:p>283.683.668-7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 MOTORS SA</text:p>
          </table:table-cell>
          <table:table-cell office:value-type="string" calcext:value-type="string">
            <text:p>WILTER MARCIONI RAMOS</text:p>
          </table:table-cell>
          <table:table-cell office:value-type="string" calcext:value-type="string">
            <text:p>JOSE AUGUSTO SANTANNA</text:p>
          </table:table-cell>
          <table:table-cell office:value-type="string" calcext:value-type="string">
            <text:p>Webmotors x WALLACE MAKAREVICIU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Bernardo do Campo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5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xtinção sem mérito</text:p>
          </table:table-cell>
          <table:table-cell office:value-type="string" calcext:value-type="string">
            <text:p>Demais hipóteses do art. 267 CPC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7/06/2021</text:p>
          </table:table-cell>
          <table:table-cell office:value-type="float" office:value="47000" calcext:value-type="float">
            <text:p>4700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1.727041633" calcext:value-type="float">
            <text:p>91,727041633</text:p>
          </table:table-cell>
          <table:table-cell office:value-type="float" office:value="98.355851" calcext:value-type="float">
            <text:p>98,355851</text:p>
          </table:table-cell>
          <table:table-cell office:value-type="string" calcext:value-type="string">
            <text:p>Calculado</text:p>
          </table:table-cell>
          <table:table-cell office:value-type="float" office:value="70051.18" calcext:value-type="float">
            <text:p>70051,18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47000" calcext:value-type="float">
            <text:p>47000</text:p>
          </table:table-cell>
          <table:table-cell table:number-columns-repeated="2" office:value-type="float" office:value="70051.18" calcext:value-type="float">
            <text:p>70051,18</text:p>
          </table:table-cell>
          <table:table-cell office:value-type="float" office:value="0" calcext:value-type="float">
            <text:p>0</text:p>
          </table:table-cell>
          <table:table-cell office:value-type="float" office:value="97000" calcext:value-type="float">
            <text:p>9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5/01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9/08/2024</text:p>
          </table:table-cell>
          <table:table-cell office:value-type="string" calcext:value-type="string">
            <text:p>09/09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9/08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09/09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Acórdão Favorável à GMB</text:p>
          </table:table-cell>
          <table:table-cell office:value-type="string" calcext:value-type="string">
            <text:p>09/01/2025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545066" calcext:value-type="float">
            <text:p>354506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0824-31.2024.8.26.0347</text:p>
          </table:table-cell>
          <table:table-cell office:value-type="string" calcext:value-type="string">
            <text:p>Judicial –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11/03/2024</text:p>
          </table:table-cell>
          <table:table-cell office:value-type="string" calcext:value-type="string">
            <text:p>01/03/2024</text:p>
          </table:table-cell>
          <table:table-cell table:style-name="ce4" office:value-type="string" calcext:value-type="string">
            <text:p>17/12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APARECIDO CARLOS DA SILVA MATAO ME</text:p>
          </table:table-cell>
          <table:table-cell office:value-type="string" calcext:value-type="string">
            <text:p>00.236.278/0001-62</text:p>
          </table:table-cell>
          <table:table-cell office:value-type="string" calcext:value-type="string">
            <text:p>APARECIDO CARLOS DA SILVA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ERGIO GOMES DE DEUS</text:p>
          </table:table-cell>
          <table:table-cell office:value-type="string" calcext:value-type="string">
            <text:p>Webmotors x APARECIDO CARLOS DA SILVA MATAO M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atão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Condenação</text:p>
          </table:table-cell>
          <table:table-cell office:value-type="string" calcext:value-type="string">
            <text:p>Pagamento mais Obrigação de Fazer</text:p>
          </table:table-cell>
          <table:table-cell office:value-type="string" calcext:value-type="string">
            <text:p>Dano moral mais obrigação de fazer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1/03/2024</text:p>
          </table:table-cell>
          <table:table-cell office:value-type="float" office:value="10730.73" calcext:value-type="float">
            <text:p>10730,7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5.995626829" calcext:value-type="float">
            <text:p>95,995626829</text:p>
          </table:table-cell>
          <table:table-cell office:value-type="float" office:value="101.776044425" calcext:value-type="float">
            <text:p>101,776044425</text:p>
          </table:table-cell>
          <table:table-cell office:value-type="string" calcext:value-type="string">
            <text:p>Calculado</text:p>
          </table:table-cell>
          <table:table-cell office:value-type="float" office:value="12400.81" calcext:value-type="float">
            <text:p>12400,81</text:p>
          </table:table-cell>
          <table:table-cell office:value-type="string" calcext:value-type="string">
            <text:p>Obrigação de Fazer</text:p>
          </table:table-cell>
          <table:table-cell table:style-name="ce4" office:value-type="string" calcext:value-type="string">
            <text:p>31/10/2024</text:p>
          </table:table-cell>
          <table:table-cell table:number-columns-repeated="2" office:value-type="float" office:value="3217.51" calcext:value-type="float">
            <text:p>3217,51</text:p>
          </table:table-cell>
          <table:table-cell office:value-type="float" office:value="2" calcext:value-type="float">
            <text:p>2</text:p>
          </table:table-cell>
          <table:table-cell office:value-type="float" office:value="98.965657276" calcext:value-type="float">
            <text:p>98,965657276</text:p>
          </table:table-cell>
          <table:table-cell office:value-type="float" office:value="101.776044425" calcext:value-type="float">
            <text:p>101,776044425</text:p>
          </table:table-cell>
          <table:table-cell office:value-type="string" calcext:value-type="string">
            <text:p>Calculado</text:p>
          </table:table-cell>
          <table:table-cell office:value-type="float" office:value="3375.06" calcext:value-type="float">
            <text:p>3375,06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3948.24" calcext:value-type="float">
            <text:p>13948,24</text:p>
          </table:table-cell>
          <table:table-cell table:number-columns-repeated="2" office:value-type="float" office:value="15775.87" calcext:value-type="float">
            <text:p>15775,87</text:p>
          </table:table-cell>
          <table:table-cell office:value-type="float" office:value="3217.51" calcext:value-type="float">
            <text:p>3217,51</text:p>
          </table:table-cell>
          <table:table-cell office:value-type="float" office:value="10730.73" calcext:value-type="float">
            <text:p>10730,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1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8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8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7/12/2024</text:p>
          </table:table-cell>
          <table:table-cell office:value-type="string" calcext:value-type="string">
            <text:p>priscila.palmi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7/12/2024</text:p>
          </table:table-cell>
          <table:table-cell table:style-name="ce4" office:value-type="string" calcext:value-type="string">
            <text:p>31/10/2024</text:p>
          </table:table-cell>
          <table:table-cell office:value-type="string" calcext:value-type="string">
            <text:p>mayara.bueno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17/12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Extinção da Execução pelo cumprimento</text:p>
          </table:table-cell>
          <table:table-cell office:value-type="string" calcext:value-type="string">
            <text:p>17/12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533823" calcext:value-type="float">
            <text:p>353382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302957-29.2017.8.24.0011</text:p>
          </table:table-cell>
          <table:table-cell office:value-type="string" calcext:value-type="string">
            <text:p>Judicial - Obrigação de Fazer + Dano Materi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table:number-columns-repeated="2" office:value-type="string" calcext:value-type="string">
            <text:p>26/02/2024</text:p>
          </table:table-cell>
          <table:table-cell office:value-type="string" calcext:value-type="string">
            <text:p>18/05/2017</text:p>
          </table:table-cell>
          <table:table-cell table:style-name="ce4" office:value-type="string" calcext:value-type="string">
            <text:p>29/05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LITORALCAR SOLUCOES PARA INTERNET LTDA</text:p>
          </table:table-cell>
          <table:table-cell office:value-type="string" calcext:value-type="string">
            <text:p>15.286.039/0001-9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ALCINO LUIZ CARVALHO</text:p>
          </table:table-cell>
          <table:table-cell office:value-type="string" calcext:value-type="string">
            <text:p>Webmotors x LITORALCAR SOLUCOES PARA INTERNET LTD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rusque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1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OUTROS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18/05/2017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6.49757309" calcext:value-type="float">
            <text:p>56,49757309</text:p>
          </table:table-cell>
          <table:table-cell office:value-type="float" office:value="95.840635169" calcext:value-type="float">
            <text:p>95,840635169</text:p>
          </table:table-cell>
          <table:table-cell office:value-type="string" calcext:value-type="string">
            <text:p>Calculado</text:p>
          </table:table-cell>
          <table:table-cell office:value-type="float" office:value="624263.16" calcext:value-type="float">
            <text:p>624263,16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624263.16" calcext:value-type="float">
            <text:p>624263,16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26/02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7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7/02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29/05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9/05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29/05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Improcedência</text:p>
          </table:table-cell>
          <table:table-cell office:value-type="string" calcext:value-type="string">
            <text:p>29/05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2015" calcext:value-type="float">
            <text:p>348201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003223-53.2022.8.16.0103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3/12/2023</text:p>
          </table:table-cell>
          <table:table-cell office:value-type="string" calcext:value-type="string">
            <text:p>01/09/2022</text:p>
          </table:table-cell>
          <table:table-cell table:style-name="ce4" office:value-type="string" calcext:value-type="string">
            <text:p>20/03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PAULO CESAR BACH DOS SANTOS ME</text:p>
          </table:table-cell>
          <table:table-cell office:value-type="string" calcext:value-type="string">
            <text:p>00.422.783/0001-0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AYMORE CREDITO FINANCIAMENTO E INVESTIMENTO SA</text:p>
          </table:table-cell>
          <table:table-cell office:value-type="string" calcext:value-type="string">
            <text:p>CRISTIANO LUSTOSA</text:p>
          </table:table-cell>
          <table:table-cell office:value-type="string" calcext:value-type="string">
            <text:p>Webmotors x PAULO CESAR BACH DOS SANTOS M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apa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Condenação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Dano moral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1/09/2022</text:p>
          </table:table-cell>
          <table:table-cell office:value-type="float" office:value="11497.6" calcext:value-type="float">
            <text:p>11497,6</text:p>
          </table:table-cell>
          <table:table-cell office:value-type="float" office:value="14505.36" calcext:value-type="float">
            <text:p>14505,36</text:p>
          </table:table-cell>
          <table:table-cell office:value-type="float" office:value="18" calcext:value-type="float">
            <text:p>18</text:p>
          </table:table-cell>
          <table:table-cell office:value-type="float" office:value="101.64983567" calcext:value-type="float">
            <text:p>101,64983567</text:p>
          </table:table-cell>
          <table:table-cell office:value-type="float" office:value="95.995626829" calcext:value-type="float">
            <text:p>95,995626829</text:p>
          </table:table-cell>
          <table:table-cell office:value-type="string" calcext:value-type="string">
            <text:p>Calculado</text:p>
          </table:table-cell>
          <table:table-cell office:value-type="float" office:value="12812.5" calcext:value-type="float">
            <text:p>12812,5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1497.6" calcext:value-type="float">
            <text:p>11497,6</text:p>
          </table:table-cell>
          <table:table-cell table:number-columns-repeated="2" office:value-type="float" office:value="12812.5" calcext:value-type="float">
            <text:p>12812,5</text:p>
          </table:table-cell>
          <table:table-cell office:value-type="float" office:value="14505.36" calcext:value-type="float">
            <text:p>14505,36</text:p>
          </table:table-cell>
          <table:table-cell office:value-type="float" office:value="11497.6" calcext:value-type="float">
            <text:p>11497,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3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20/03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20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Peticionado o cumprimento da integral condenação</text:p>
          </table:table-cell>
          <table:table-cell office:value-type="string" calcext:value-type="string">
            <text:p>20/03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2021" calcext:value-type="float">
            <text:p>348202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002553-78.2023.8.16.0103</text:p>
          </table:table-cell>
          <table:table-cell office:value-type="string" calcext:value-type="string">
            <text:p>Judicial –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3/12/2023</text:p>
          </table:table-cell>
          <table:table-cell office:value-type="string" calcext:value-type="string">
            <text:p>03/07/2023</text:p>
          </table:table-cell>
          <table:table-cell table:style-name="ce4" office:value-type="string" calcext:value-type="string">
            <text:p>29/04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KRAVEL COMERCIO DE VEICULO LTDA ME</text:p>
          </table:table-cell>
          <table:table-cell office:value-type="string" calcext:value-type="string">
            <text:p>73.379.737/0001-30</text:p>
          </table:table-cell>
          <table:table-cell office:value-type="string" calcext:value-type="string">
            <text:p>MIRIAN BINHARA PINTO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PALOMA ABILHOA</text:p>
          </table:table-cell>
          <table:table-cell office:value-type="string" calcext:value-type="string">
            <text:p>Webmotors x KRAVEL COMERCIO DE VEICULO LTDA M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apa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Condenação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Dano moral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3/07/2023</text:p>
          </table:table-cell>
          <table:table-cell office:value-type="float" office:value="5667.68" calcext:value-type="float">
            <text:p>5667,68</text:p>
          </table:table-cell>
          <table:table-cell office:value-type="float" office:value="713.58" calcext:value-type="float">
            <text:p>713,58</text:p>
          </table:table-cell>
          <table:table-cell office:value-type="float" office:value="9" calcext:value-type="float">
            <text:p>9</text:p>
          </table:table-cell>
          <table:table-cell office:value-type="float" office:value="95.155019288" calcext:value-type="float">
            <text:p>95,155019288</text:p>
          </table:table-cell>
          <table:table-cell office:value-type="float" office:value="95.544447383" calcext:value-type="float">
            <text:p>95,544447383</text:p>
          </table:table-cell>
          <table:table-cell office:value-type="string" calcext:value-type="string">
            <text:p>Calculado</text:p>
          </table:table-cell>
          <table:table-cell office:value-type="float" office:value="6203.05" calcext:value-type="float">
            <text:p>6203,05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5667.68" calcext:value-type="float">
            <text:p>5667,68</text:p>
          </table:table-cell>
          <table:table-cell table:number-columns-repeated="2" office:value-type="float" office:value="6203.05" calcext:value-type="float">
            <text:p>6203,05</text:p>
          </table:table-cell>
          <table:table-cell office:value-type="float" office:value="713.58" calcext:value-type="float">
            <text:p>713,58</text:p>
          </table:table-cell>
          <table:table-cell office:value-type="float" office:value="5667.68" calcext:value-type="float">
            <text:p>5667,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3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4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4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1/03/2024</text:p>
          </table:table-cell>
          <table:table-cell office:value-type="string" calcext:value-type="string">
            <text:p>29/04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8/03/2024</text:p>
          </table:table-cell>
          <table:table-cell table:style-name="ce4" office:value-type="string" calcext:value-type="string">
            <text:p>01/03/2024</text:p>
          </table:table-cell>
          <table:table-cell office:value-type="string" calcext:value-type="string">
            <text:p>isabelle.coelho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29/04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Peticionado o cumprimento da integral condenação</text:p>
          </table:table-cell>
          <table:table-cell office:value-type="string" calcext:value-type="string">
            <text:p>29/04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2024" calcext:value-type="float">
            <text:p>348202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0006085-75.2022.8.16.0174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3/12/2023</text:p>
          </table:table-cell>
          <table:table-cell office:value-type="string" calcext:value-type="string">
            <text:p>02/09/2022</text:p>
          </table:table-cell>
          <table:table-cell table:style-name="ce4" office:value-type="string" calcext:value-type="string">
            <text:p>20/03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DALBO VEICULOS LTDA ME</text:p>
          </table:table-cell>
          <table:table-cell office:value-type="string" calcext:value-type="string">
            <text:p>07.258.462/0001-5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SANTANDER BRASIL SA</text:p>
          </table:table-cell>
          <table:table-cell office:value-type="string" calcext:value-type="string">
            <text:p>JOAQUIM PEREIRA DA SILVA JUNIOR</text:p>
          </table:table-cell>
          <table:table-cell office:value-type="string" calcext:value-type="string">
            <text:p>Webmotors x DALBO VEICULOS LTDA M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União da Vitória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PRÁTICAS ABUSIVAS</text:p>
          </table:table-cell>
          <table:table-cell office:value-type="string" calcext:value-type="string">
            <text:p>VENDA CASA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Condenação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Dano moral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02/09/2022</text:p>
          </table:table-cell>
          <table:table-cell office:value-type="float" office:value="28668.19" calcext:value-type="float">
            <text:p>28668,19</text:p>
          </table:table-cell>
          <table:table-cell office:value-type="float" office:value="11907.56" calcext:value-type="float">
            <text:p>11907,56</text:p>
          </table:table-cell>
          <table:table-cell office:value-type="float" office:value="18" calcext:value-type="float">
            <text:p>18</text:p>
          </table:table-cell>
          <table:table-cell office:value-type="float" office:value="101.64983567" calcext:value-type="float">
            <text:p>101,64983567</text:p>
          </table:table-cell>
          <table:table-cell office:value-type="float" office:value="95.995626829" calcext:value-type="float">
            <text:p>95,995626829</text:p>
          </table:table-cell>
          <table:table-cell office:value-type="string" calcext:value-type="string">
            <text:p>Calculado</text:p>
          </table:table-cell>
          <table:table-cell office:value-type="float" office:value="31946.78" calcext:value-type="float">
            <text:p>31946,78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8668.19" calcext:value-type="float">
            <text:p>28668,19</text:p>
          </table:table-cell>
          <table:table-cell table:number-columns-repeated="2" office:value-type="float" office:value="31946.78" calcext:value-type="float">
            <text:p>31946,78</text:p>
          </table:table-cell>
          <table:table-cell office:value-type="float" office:value="11907.56" calcext:value-type="float">
            <text:p>11907,56</text:p>
          </table:table-cell>
          <table:table-cell office:value-type="float" office:value="28668.19" calcext:value-type="float">
            <text:p>28668,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3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20/03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20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Peticionado o cumprimento da integral condenação</text:p>
          </table:table-cell>
          <table:table-cell office:value-type="string" calcext:value-type="string">
            <text:p>20/03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2027" calcext:value-type="float">
            <text:p>348202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00711-72.2023.8.11.0010</text:p>
          </table:table-cell>
          <table:table-cell office:value-type="string" calcext:value-type="string">
            <text:p>Judicial - Obrigação de Fazer +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3/12/2023</text:p>
          </table:table-cell>
          <table:table-cell office:value-type="string" calcext:value-type="string">
            <text:p>16/03/2023</text:p>
          </table:table-cell>
          <table:table-cell table:style-name="ce4" office:value-type="string" calcext:value-type="string">
            <text:p>20/03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ANA BHEATRIZ NOVAES SALVIANO ME</text:p>
          </table:table-cell>
          <table:table-cell office:value-type="string" calcext:value-type="string">
            <text:p>30.839.736/0001-1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ICARDO MARQUES DE ABREU</text:p>
          </table:table-cell>
          <table:table-cell office:value-type="string" calcext:value-type="string">
            <text:p>Webmotors x ANA BHEATRIZ NOVAES SALVIANO M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Jaciara</text:p>
          </table:table-cell>
          <table:table-cell office:value-type="string" calcext:value-type="string">
            <text:p>JUIZADO ESPECIAL CÍVEL E CRIMINAL - CIC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Condenação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Dano moral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6/03/2023</text:p>
          </table:table-cell>
          <table:table-cell office:value-type="float" office:value="10006.86" calcext:value-type="float">
            <text:p>10006,86</text:p>
          </table:table-cell>
          <table:table-cell office:value-type="float" office:value="6316.36" calcext:value-type="float">
            <text:p>6316,36</text:p>
          </table:table-cell>
          <table:table-cell office:value-type="float" office:value="12" calcext:value-type="float">
            <text:p>12</text:p>
          </table:table-cell>
          <table:table-cell office:value-type="float" office:value="99.744602461" calcext:value-type="float">
            <text:p>99,744602461</text:p>
          </table:table-cell>
          <table:table-cell office:value-type="float" office:value="95.995626829" calcext:value-type="float">
            <text:p>95,995626829</text:p>
          </table:table-cell>
          <table:table-cell office:value-type="string" calcext:value-type="string">
            <text:p>Calculado</text:p>
          </table:table-cell>
          <table:table-cell office:value-type="float" office:value="10786.43" calcext:value-type="float">
            <text:p>10786,43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10006.86" calcext:value-type="float">
            <text:p>10006,86</text:p>
          </table:table-cell>
          <table:table-cell table:number-columns-repeated="2" office:value-type="float" office:value="10786.43" calcext:value-type="float">
            <text:p>10786,43</text:p>
          </table:table-cell>
          <table:table-cell office:value-type="float" office:value="6316.36" calcext:value-type="float">
            <text:p>6316,36</text:p>
          </table:table-cell>
          <table:table-cell office:value-type="float" office:value="10006.86" calcext:value-type="float">
            <text:p>10006,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3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20/03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20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Peticionado o cumprimento da integral condenação</text:p>
          </table:table-cell>
          <table:table-cell office:value-type="string" calcext:value-type="string">
            <text:p>20/03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615922" calcext:value-type="float">
            <text:p>361592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38612-47.2024.8.26.0002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</text:p>
          </table:table-cell>
          <table:table-cell office:value-type="string" calcext:value-type="string">
            <text:p>24/05/2024</text:p>
          </table:table-cell>
          <table:table-cell office:value-type="string" calcext:value-type="string">
            <text:p>23/05/2024</text:p>
          </table:table-cell>
          <table:table-cell office:value-type="string" calcext:value-type="string">
            <text:p>13/05/2024</text:p>
          </table:table-cell>
          <table:table-cell table:style-name="ce4" office:value-type="string" calcext:value-type="string">
            <text:p>17/06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JULIANE LOBATO MENDES CAMARGO</text:p>
          </table:table-cell>
          <table:table-cell office:value-type="string" calcext:value-type="string">
            <text:p>492.423.758-2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GUILHERME GOMES DE SOUZA REIMBERG</text:p>
          </table:table-cell>
          <table:table-cell office:value-type="string" calcext:value-type="string">
            <text:p>Webmotors x JULIANE LOBATO MENDES CAMARG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ÓRUM REGIONAL II - SANTO AMARO</text:p>
          </table:table-cell>
          <table:table-cell office:value-type="string" calcext:value-type="string">
            <text:p>2ª 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xtinção sem mérito</text:p>
          </table:table-cell>
          <table:table-cell office:value-type="string" calcext:value-type="string">
            <text:p>Demais hipóteses do art. 267 CPC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3/05/2024</text:p>
          </table:table-cell>
          <table:table-cell office:value-type="float" office:value="22690" calcext:value-type="float">
            <text:p>226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.840635169" calcext:value-type="float">
            <text:p>95,840635169</text:p>
          </table:table-cell>
          <table:table-cell office:value-type="float" office:value="96.693616822" calcext:value-type="float">
            <text:p>96,693616822</text:p>
          </table:table-cell>
          <table:table-cell office:value-type="string" calcext:value-type="string">
            <text:p>Calculado</text:p>
          </table:table-cell>
          <table:table-cell office:value-type="float" office:value="23120.86" calcext:value-type="float">
            <text:p>23120,86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2690" calcext:value-type="float">
            <text:p>22690</text:p>
          </table:table-cell>
          <table:table-cell table:number-columns-repeated="2" office:value-type="float" office:value="23120.86" calcext:value-type="float">
            <text:p>23120,86</text:p>
          </table:table-cell>
          <table:table-cell office:value-type="float" office:value="0" calcext:value-type="float">
            <text:p>0</text:p>
          </table:table-cell>
          <table:table-cell office:value-type="float" office:value="22690" calcext:value-type="float">
            <text:p>22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sível Duplicidade: Parte Autora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24/05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8/05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8/05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7/06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7/06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17/06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Sentença de Extinção sem julgamento do mérito</text:p>
          </table:table-cell>
          <table:table-cell office:value-type="string" calcext:value-type="string">
            <text:p>17/06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94725" calcext:value-type="float">
            <text:p>349472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1079979-19.2022.8.26.0100</text:p>
          </table:table-cell>
          <table:table-cell office:value-type="string" calcext:value-type="string">
            <text:p>Judicial – Dano Materi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office:value-type="string" calcext:value-type="string">
            <text:p>04/01/2024</text:p>
          </table:table-cell>
          <table:table-cell office:value-type="string" calcext:value-type="string">
            <text:p>13/09/2022</text:p>
          </table:table-cell>
          <table:table-cell office:value-type="string" calcext:value-type="string">
            <text:p>29/07/2022</text:p>
          </table:table-cell>
          <table:table-cell table:style-name="ce4" office:value-type="string" calcext:value-type="string">
            <text:p>13/09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HELTON LUIZ MENDES DA SILVA</text:p>
          </table:table-cell>
          <table:table-cell office:value-type="string" calcext:value-type="string">
            <text:p>401.764.348-5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DANILO MARQUES PARDI</text:p>
          </table:table-cell>
          <table:table-cell office:value-type="string" calcext:value-type="string">
            <text:p>Webmotors x HELTON LUIZ MENDES DA SILV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ÓRUM CÍVEL</text:p>
          </table:table-cell>
          <table:table-cell office:value-type="string" calcext:value-type="string">
            <text:p>35ª VARA CÍVEL</text:p>
          </table:table-cell>
          <table:table-cell office:value-type="string" calcext:value-type="string">
            <text:p>JUSTIÇA COMUM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OLPE DE VENDA</text:p>
          </table:table-cell>
          <table:table-cell table:number-columns-repeated="3" office:value-type="string" calcext:value-type="string">
            <text:p>***</text:p>
          </table:table-cell>
          <table:table-cell office:value-type="string" calcext:value-type="string">
            <text:p>CULPA LOJISTA</text:p>
          </table:table-cell>
          <table:table-cell table:number-columns-repeated="5" office:value-type="string" calcext:value-type="string">
            <text:p>***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Improcedência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ATERIAL</text:p>
          </table:table-cell>
          <table:table-cell office:value-type="string" calcext:value-type="string">
            <text:p>29/07/2022</text:p>
          </table:table-cell>
          <table:table-cell office:value-type="float" office:value="20700" calcext:value-type="float">
            <text:p>207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2.151881522" calcext:value-type="float">
            <text:p>102,151881522</text:p>
          </table:table-cell>
          <table:table-cell office:value-type="float" office:value="98.355851" calcext:value-type="float">
            <text:p>98,355851</text:p>
          </table:table-cell>
          <table:table-cell office:value-type="string" calcext:value-type="string">
            <text:p>Calculado</text:p>
          </table:table-cell>
          <table:table-cell office:value-type="float" office:value="25112.78" calcext:value-type="float">
            <text:p>25112,78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20700" calcext:value-type="float">
            <text:p>20700</text:p>
          </table:table-cell>
          <table:table-cell table:number-columns-repeated="2" office:value-type="float" office:value="25112.78" calcext:value-type="float">
            <text:p>25112,78</text:p>
          </table:table-cell>
          <table:table-cell office:value-type="float" office:value="0" calcext:value-type="float">
            <text:p>0</text:p>
          </table:table-cell>
          <table:table-cell office:value-type="float" office:value="20700" calcext:value-type="float">
            <text:p>20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04/01/2024</text:p>
          </table:table-cell>
          <table:table-cell office:value-type="string" calcext:value-type="string">
            <text:p>larissa.far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6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6/01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4/09/2024</text:p>
          </table:table-cell>
          <table:table-cell office:value-type="string" calcext:value-type="string">
            <text:p>13/09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4/09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13/09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Acórdão Favorável à GMB</text:p>
          </table:table-cell>
          <table:table-cell office:value-type="string" calcext:value-type="string">
            <text:p>13/12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  <table:table-row table:style-name="ro1">
          <table:table-cell office:value-type="float" office:value="3485432" calcext:value-type="float">
            <text:p>348543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@7003044-98.2023.8.22.0005</text:p>
          </table:table-cell>
          <table:table-cell office:value-type="string" calcext:value-type="string">
            <text:p>Judicial – Dano Material + Dano Moral</text:p>
          </table:table-cell>
          <table:table-cell office:value-type="string" calcext:value-type="string">
            <text:p>Área 110</text:p>
          </table:table-cell>
          <table:table-cell office:value-type="string" calcext:value-type="string">
            <text:p>Webmotors S.A</text:p>
          </table:table-cell>
          <table:table-cell office:value-type="string" calcext:value-type="string">
            <text:p>LBCA - Zacarella Advogados</text:p>
          </table:table-cell>
          <table:table-cell table:number-columns-repeated="2" office:value-type="string" calcext:value-type="string">
            <text:p>19/12/2023</text:p>
          </table:table-cell>
          <table:table-cell office:value-type="string" calcext:value-type="string">
            <text:p>17/03/2023</text:p>
          </table:table-cell>
          <table:table-cell table:style-name="ce4" office:value-type="string" calcext:value-type="string">
            <text:p>19/03/2024</text:p>
          </table:table-cell>
          <table:table-cell table:number-columns-repeated="2" office:value-type="string" calcext:value-type="string">
            <text:p>Webmotors</text:p>
          </table:table-cell>
          <table:table-cell table:number-columns-repeated="2" office:value-type="string" calcext:value-type="string">
            <text:p>MASSALAI COMERCIO DE VEICULOS LTDA</text:p>
          </table:table-cell>
          <table:table-cell office:value-type="string" calcext:value-type="string">
            <text:p>07.502.828/0001-9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WEBMOTORS SA</text:p>
          </table:table-cell>
          <table:table-cell office:value-type="string" calcext:value-type="string">
            <text:p>BANCO SANTANDER SA</text:p>
          </table:table-cell>
          <table:table-cell office:value-type="string" calcext:value-type="string">
            <text:p>PAULO OTAVIO CATARDO SILVA</text:p>
          </table:table-cell>
          <table:table-cell office:value-type="string" calcext:value-type="string">
            <text:p>Webmotors x MASSALAI COMERCIO DE VEICULOS LTD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Ji-Paraná</text:p>
          </table:table-cell>
          <table:table-cell office:value-type="string" calcext:value-type="string">
            <text:p>JUIZADO ESPECIAL CÍVEL</text:p>
          </table:table-cell>
          <table:table-cell office:value-type="string" calcext:value-type="string">
            <text:p>1º Juizado Especial Cível</text:p>
          </table:table-cell>
          <table:table-cell office:value-type="string" calcext:value-type="string">
            <text:p>JUIZADO ESPECIAL CÍVEL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ÇÕES ATIVAS</text:p>
          </table:table-cell>
          <table:table-cell office:value-type="string" calcext:value-type="string">
            <text:p>COBRANÇA INDEVIDA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Condenação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Dano moral</text:p>
          </table:table-cell>
          <table:table-cell table:number-columns-repeated="9" office:value-type="string" calcext:value-type="string">
            <text:p>***</text:p>
          </table:table-cell>
          <table:table-cell office:value-type="string" calcext:value-type="string">
            <text:p>Não Revisado</text:p>
          </table:table-cell>
          <table:table-cell office:value-type="string" calcext:value-type="string">
            <text:p>Encerrado</text:p>
          </table:table-cell>
          <table:table-cell table:number-columns-repeated="10" office:value-type="string" calcext:value-type="string">
            <text:p>***</text:p>
          </table:table-cell>
          <table:table-cell office:value-type="string" calcext:value-type="string">
            <text:p>DANO MORAL</text:p>
          </table:table-cell>
          <table:table-cell office:value-type="string" calcext:value-type="string">
            <text:p>17/03/2023</text:p>
          </table:table-cell>
          <table:table-cell office:value-type="float" office:value="8614.68" calcext:value-type="float">
            <text:p>8614,68</text:p>
          </table:table-cell>
          <table:table-cell office:value-type="float" office:value="5066.39" calcext:value-type="float">
            <text:p>5066,39</text:p>
          </table:table-cell>
          <table:table-cell office:value-type="float" office:value="12" calcext:value-type="float">
            <text:p>12</text:p>
          </table:table-cell>
          <table:table-cell office:value-type="float" office:value="99.744602461" calcext:value-type="float">
            <text:p>99,744602461</text:p>
          </table:table-cell>
          <table:table-cell office:value-type="float" office:value="95.995626829" calcext:value-type="float">
            <text:p>95,995626829</text:p>
          </table:table-cell>
          <table:table-cell office:value-type="string" calcext:value-type="string">
            <text:p>Calculado</text:p>
          </table:table-cell>
          <table:table-cell office:value-type="float" office:value="9285.8" calcext:value-type="float">
            <text:p>9285,8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**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office:value-type="float" office:value="0" calcext:value-type="float">
            <text:p>0</text:p>
          </table:table-cell>
          <table:table-cell office:value-type="float" office:value="8614.68" calcext:value-type="float">
            <text:p>8614,68</text:p>
          </table:table-cell>
          <table:table-cell table:number-columns-repeated="2" office:value-type="float" office:value="9285.8" calcext:value-type="float">
            <text:p>9285,8</text:p>
          </table:table-cell>
          <table:table-cell office:value-type="float" office:value="5066.39" calcext:value-type="float">
            <text:p>5066,39</text:p>
          </table:table-cell>
          <table:table-cell office:value-type="float" office:value="8614.68" calcext:value-type="float">
            <text:p>8614,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Calculado</text:p>
          </table:table-cell>
          <table:table-cell office:value-type="string" calcext:value-type="string">
            <text:p>Não Revis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19/12/2023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9/03/2024</text:p>
          </table:table-cell>
          <table:table-cell office:value-type="string" calcext:value-type="string">
            <text:p>isabella.aran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/03/202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19/03/2024</text:p>
          </table:table-cell>
          <table:table-cell office:value-type="string" calcext:value-type="string">
            <text:p>natalia.torres</text:p>
          </table:table-cell>
          <table:table-cell office:value-type="string" calcext:value-type="string">
            <text:p>Encerramento</text:p>
          </table:table-cell>
          <table:table-cell office:value-type="string" calcext:value-type="string">
            <text:p>Peticionado o cumprimento da integral condenação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00:00:00</text:p>
          </table:table-cell>
          <table:table-cell table:number-columns-repeated="2" office:value-type="string" calcext:value-type="string">
            <text:p>***</text:p>
          </table:table-cell>
        </table:table-row>
      </table:table>
      <table:named-expressions>
        <table:named-range table:name="HTML_1" table:base-cell-address="$Planilha1.$A$1" table:cell-range-address="#REF!"/>
        <table:named-range table:name="HTML_2" table:base-cell-address="$Planilha1.$A$1" table:cell-range-address="$Planilha1.$A$1:.$FV$217"/>
        <table:named-range table:name="HTML_all" table:base-cell-address="$Planilha1.$A$1" table:cell-range-address="$Planilha1.$A$1:.$FV$217"/>
        <table:named-range table:name="HTML_tables" table:base-cell-address="$Planilha1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Report Analyzer</dc:title>
    <dc:date>2025-02-11T18:55:54.736000000</dc:date>
    <meta:editing-duration>PT22S</meta:editing-duration>
    <meta:editing-cycles>1</meta:editing-cycles>
    <meta:document-statistic meta:table-count="1" meta:cell-count="38626" meta:object-count="0"/>
    <meta:generator>LibreOffice/7.4.3.2$Windows_X86_64 LibreOffice_project/1048a8393ae2eeec98dff31b5c133c5f1d08b890</meta:generator>
  </office:meta>
</office:document-meta>
</file>